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99.005136" calcext:value-type="float">
            <text:p>99.005136</text:p>
          </table:table-cell>
          <table:table-cell office:value-type="float" office:value="97.997867" calcext:value-type="float">
            <text:p>97.997867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37911" calcext:value-type="float">
            <text:p>1.037911</text:p>
          </table:table-cell>
          <table:table-cell office:value-type="float" office:value="99.018673" calcext:value-type="float">
            <text:p>99.018673</text:p>
          </table:table-cell>
          <table:table-cell office:value-type="float" office:value="97.980763" calcext:value-type="float">
            <text:p>97.980763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81" calcext:value-type="float">
            <text:p>1.02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69" calcext:value-type="float">
            <text:p>1.0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62" calcext:value-type="float">
            <text:p>1.026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726" calcext:value-type="float">
            <text:p>1.009726</text:p>
          </table:table-cell>
          <table:table-cell office:value-type="float" office:value="99.505136" calcext:value-type="float">
            <text:p>99.505136</text:p>
          </table:table-cell>
          <table:table-cell office:value-type="float" office:value="98.49541" calcext:value-type="float">
            <text:p>98.4954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278987" calcext:value-type="float">
            <text:p>1.278987</text:p>
          </table:table-cell>
          <table:table-cell office:value-type="float" office:value="99.516384" calcext:value-type="float">
            <text:p>99.516384</text:p>
          </table:table-cell>
          <table:table-cell office:value-type="float" office:value="98.237397" calcext:value-type="float">
            <text:p>98.237397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19" calcext:value-type="float">
            <text:p>1.26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98" calcext:value-type="float">
            <text:p>1.26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2369" calcext:value-type="float">
            <text:p>1.01236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2767" calcext:value-type="float">
            <text:p>98.992767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41593" calcext:value-type="float">
            <text:p>1.041593</text:p>
          </table:table-cell>
          <table:table-cell office:value-type="float" office:value="100.016024" calcext:value-type="float">
            <text:p>100.016024</text:p>
          </table:table-cell>
          <table:table-cell office:value-type="float" office:value="98.974431" calcext:value-type="float">
            <text:p>98.97443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4.8224" calcext:value-type="float">
            <text:p>24.8224</text:p>
          </table:table-cell>
          <table:table-cell office:value-type="float" office:value="23.80184" calcext:value-type="float">
            <text:p>23.8018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24.831059" calcext:value-type="float">
            <text:p>24.831059</text:p>
          </table:table-cell>
          <table:table-cell office:value-type="float" office:value="23.81469" calcext:value-type="float">
            <text:p>23.814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021" calcext:value-type="float">
            <text:p>1.029021</text:p>
          </table:table-cell>
          <table:table-cell office:value-type="float" office:value="24.824006" calcext:value-type="float">
            <text:p>24.824006</text:p>
          </table:table-cell>
          <table:table-cell office:value-type="float" office:value="23.794985" calcext:value-type="float">
            <text:p>23.7949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811" calcext:value-type="float">
            <text:p>1.01811</text:p>
          </table:table-cell>
          <table:table-cell office:value-type="float" office:value="99.755136" calcext:value-type="float">
            <text:p>99.755136</text:p>
          </table:table-cell>
          <table:table-cell office:value-type="float" office:value="98.737026" calcext:value-type="float">
            <text:p>98.73702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72361" calcext:value-type="float">
            <text:p>1.272361</text:p>
          </table:table-cell>
          <table:table-cell office:value-type="float" office:value="99.766204" calcext:value-type="float">
            <text:p>99.766204</text:p>
          </table:table-cell>
          <table:table-cell office:value-type="float" office:value="98.493843" calcext:value-type="float">
            <text:p>98.493843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639" calcext:value-type="float">
            <text:p>1.25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33" calcext:value-type="float">
            <text:p>1.26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756" calcext:value-type="float">
            <text:p>1.009756</text:p>
          </table:table-cell>
          <table:table-cell office:value-type="float" office:value="99.805136" calcext:value-type="float">
            <text:p>99.805136</text:p>
          </table:table-cell>
          <table:table-cell office:value-type="float" office:value="98.79538" calcext:value-type="float">
            <text:p>98.79538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175" calcext:value-type="float">
            <text:p>1.035175</text:p>
          </table:table-cell>
          <table:table-cell office:value-type="float" office:value="99.816464" calcext:value-type="float">
            <text:p>99.816464</text:p>
          </table:table-cell>
          <table:table-cell office:value-type="float" office:value="98.781289" calcext:value-type="float">
            <text:p>98.781289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26" calcext:value-type="float">
            <text:p>1.01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75" calcext:value-type="float">
            <text:p>1.01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7" calcext:value-type="float">
            <text:p>1.02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99.83847" calcext:value-type="float">
            <text:p>99.83847</text:p>
          </table:table-cell>
          <table:table-cell office:value-type="float" office:value="98.821981" calcext:value-type="float">
            <text:p>98.821981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38862" calcext:value-type="float">
            <text:p>1.038862</text:p>
          </table:table-cell>
          <table:table-cell office:value-type="float" office:value="99.849638" calcext:value-type="float">
            <text:p>99.849638</text:p>
          </table:table-cell>
          <table:table-cell office:value-type="float" office:value="98.810776" calcext:value-type="float">
            <text:p>98.810776</text:p>
          </table:table-cell>
          <table:table-cell office:value-type="float" office:value="0.050593" calcext:value-type="float">
            <text:p>0.050593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73" calcext:value-type="float">
            <text:p>1.02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74" calcext:value-type="float">
            <text:p>1.021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3" calcext:value-type="float">
            <text:p>1.02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549" calcext:value-type="float">
            <text:p>1.008549</text:p>
          </table:table-cell>
          <table:table-cell office:value-type="float" office:value="99.862279" calcext:value-type="float">
            <text:p>99.862279</text:p>
          </table:table-cell>
          <table:table-cell office:value-type="float" office:value="98.85373" calcext:value-type="float">
            <text:p>98.85373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691" calcext:value-type="float">
            <text:p>1.036691</text:p>
          </table:table-cell>
          <table:table-cell office:value-type="float" office:value="99.873607" calcext:value-type="float">
            <text:p>99.873607</text:p>
          </table:table-cell>
          <table:table-cell office:value-type="float" office:value="98.836916" calcext:value-type="float">
            <text:p>98.836916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46" calcext:value-type="float">
            <text:p>1.015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93" calcext:value-type="float">
            <text:p>1.0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2" calcext:value-type="float">
            <text:p>1.025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4529" calcext:value-type="float">
            <text:p>1.014529</text:p>
          </table:table-cell>
          <table:table-cell office:value-type="float" office:value="99.880136" calcext:value-type="float">
            <text:p>99.880136</text:p>
          </table:table-cell>
          <table:table-cell office:value-type="float" office:value="98.865607" calcext:value-type="float">
            <text:p>98.865607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38628" calcext:value-type="float">
            <text:p>1.038628</text:p>
          </table:table-cell>
          <table:table-cell office:value-type="float" office:value="99.891924" calcext:value-type="float">
            <text:p>99.891924</text:p>
          </table:table-cell>
          <table:table-cell office:value-type="float" office:value="98.853296" calcext:value-type="float">
            <text:p>98.853296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39" calcext:value-type="float">
            <text:p>1.02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2" calcext:value-type="float">
            <text:p>1.0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9" calcext:value-type="float">
            <text:p>1.0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5546" calcext:value-type="float">
            <text:p>98.99554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74907" calcext:value-type="float">
            <text:p>1.274907</text:p>
          </table:table-cell>
          <table:table-cell office:value-type="float" office:value="100.016384" calcext:value-type="float">
            <text:p>100.016384</text:p>
          </table:table-cell>
          <table:table-cell office:value-type="float" office:value="98.741477" calcext:value-type="float">
            <text:p>98.741477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78" calcext:value-type="float">
            <text:p>1.25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59" calcext:value-type="float">
            <text:p>1.26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0224" calcext:value-type="float">
            <text:p>1.010224</text:p>
          </table:table-cell>
          <table:table-cell office:value-type="float" office:value="99.905136" calcext:value-type="float">
            <text:p>99.905136</text:p>
          </table:table-cell>
          <table:table-cell office:value-type="float" office:value="98.894912" calcext:value-type="float">
            <text:p>98.894912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040428" calcext:value-type="float">
            <text:p>1040428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.272569" calcext:value-type="float">
            <text:p>1.272569</text:p>
          </table:table-cell>
          <table:table-cell office:value-type="float" office:value="99.916744" calcext:value-type="float">
            <text:p>99.916744</text:p>
          </table:table-cell>
          <table:table-cell office:value-type="float" office:value="98.644175" calcext:value-type="float">
            <text:p>98.644175</text:p>
          </table:table-cell>
          <table:table-cell office:value-type="float" office:value="0.084378" calcext:value-type="float">
            <text:p>0.084378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679" calcext:value-type="float">
            <text:p>1.25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8" calcext:value-type="float">
            <text:p>1.2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99.914227" calcext:value-type="float">
            <text:p>99.914227</text:p>
          </table:table-cell>
          <table:table-cell office:value-type="float" office:value="98.903678" calcext:value-type="float">
            <text:p>98.903678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8955" calcext:value-type="float">
            <text:p>1.038955</text:p>
          </table:table-cell>
          <table:table-cell office:value-type="float" office:value="99.925535" calcext:value-type="float">
            <text:p>99.925535</text:p>
          </table:table-cell>
          <table:table-cell office:value-type="float" office:value="98.88658" calcext:value-type="float">
            <text:p>98.88658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66" calcext:value-type="float">
            <text:p>1.01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433" calcext:value-type="float">
            <text:p>1.0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27" calcext:value-type="float">
            <text:p>1.02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9303" calcext:value-type="float">
            <text:p>98.989303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0828" calcext:value-type="float">
            <text:p>1250828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.281157" calcext:value-type="float">
            <text:p>1.281157</text:p>
          </table:table-cell>
          <table:table-cell office:value-type="float" office:value="100.024535" calcext:value-type="float">
            <text:p>100.024535</text:p>
          </table:table-cell>
          <table:table-cell office:value-type="float" office:value="98.743378" calcext:value-type="float">
            <text:p>98.74337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607" calcext:value-type="float">
            <text:p>1.25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67" calcext:value-type="float">
            <text:p>1.24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048" calcext:value-type="float">
            <text:p>1.27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28213" calcext:value-type="float">
            <text:p>99.928213</text:p>
          </table:table-cell>
          <table:table-cell office:value-type="float" office:value="98.919404" calcext:value-type="float">
            <text:p>98.919404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99.939361" calcext:value-type="float">
            <text:p>99.939361</text:p>
          </table:table-cell>
          <table:table-cell office:value-type="float" office:value="98.902413" calcext:value-type="float">
            <text:p>98.90241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19" calcext:value-type="float">
            <text:p>1.01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" calcext:value-type="float">
            <text:p>1.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19" calcext:value-type="float">
            <text:p>1.025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6813" calcext:value-type="float">
            <text:p>1.01681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323" calcext:value-type="float">
            <text:p>98.98832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387" calcext:value-type="float">
            <text:p>1387</text:p>
          </table:table-cell>
          <table:table-cell office:value-type="float" office:value="1385" calcext:value-type="float">
            <text:p>1385</text:p>
          </table:table-cell>
          <table:table-cell office:value-type="float" office:value="1.285069" calcext:value-type="float">
            <text:p>1.285069</text:p>
          </table:table-cell>
          <table:table-cell office:value-type="float" office:value="100.016923" calcext:value-type="float">
            <text:p>100.016923</text:p>
          </table:table-cell>
          <table:table-cell office:value-type="float" office:value="98.731855" calcext:value-type="float">
            <text:p>98.731855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99" calcext:value-type="float">
            <text:p>1.26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" calcext:value-type="float">
            <text:p>1.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99.93847" calcext:value-type="float">
            <text:p>99.93847</text:p>
          </table:table-cell>
          <table:table-cell office:value-type="float" office:value="98.931281" calcext:value-type="float">
            <text:p>98.931281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1767" calcext:value-type="float">
            <text:p>1.031767</text:p>
          </table:table-cell>
          <table:table-cell office:value-type="float" office:value="99.950258" calcext:value-type="float">
            <text:p>99.950258</text:p>
          </table:table-cell>
          <table:table-cell office:value-type="float" office:value="98.91849" calcext:value-type="float">
            <text:p>98.91849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8" calcext:value-type="float">
            <text:p>1.01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19" calcext:value-type="float">
            <text:p>1.02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99.942636" calcext:value-type="float">
            <text:p>99.942636</text:p>
          </table:table-cell>
          <table:table-cell office:value-type="float" office:value="98.929666" calcext:value-type="float">
            <text:p>98.929666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663212" calcext:value-type="float">
            <text:p>1663212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.275197" calcext:value-type="float">
            <text:p>1.275197</text:p>
          </table:table-cell>
          <table:table-cell office:value-type="float" office:value="99.954384" calcext:value-type="float">
            <text:p>99.954384</text:p>
          </table:table-cell>
          <table:table-cell office:value-type="float" office:value="98.679187" calcext:value-type="float">
            <text:p>98.679187</text:p>
          </table:table-cell>
          <table:table-cell office:value-type="float" office:value="0.134838" calcext:value-type="float">
            <text:p>0.13483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427" calcext:value-type="float">
            <text:p>1.259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088" calcext:value-type="float">
            <text:p>1.26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3469" calcext:value-type="float">
            <text:p>1.01346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667" calcext:value-type="float">
            <text:p>98.991667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6075" calcext:value-type="float">
            <text:p>1.046075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0288" calcext:value-type="float">
            <text:p>98.9702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486" calcext:value-type="float">
            <text:p>1.02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93" calcext:value-type="float">
            <text:p>1.01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27" calcext:value-type="float">
            <text:p>1.03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99.949581" calcext:value-type="float">
            <text:p>99.949581</text:p>
          </table:table-cell>
          <table:table-cell office:value-type="float" office:value="98.937793" calcext:value-type="float">
            <text:p>98.937793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99.961169" calcext:value-type="float">
            <text:p>99.961169</text:p>
          </table:table-cell>
          <table:table-cell office:value-type="float" office:value="98.914554" calcext:value-type="float">
            <text:p>98.914554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6" calcext:value-type="float">
            <text:p>1.02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513" calcext:value-type="float">
            <text:p>1.01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7" calcext:value-type="float">
            <text:p>1.035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416" calcext:value-type="float">
            <text:p>1.015416</text:p>
          </table:table-cell>
          <table:table-cell office:value-type="float" office:value="99.952505" calcext:value-type="float">
            <text:p>99.952505</text:p>
          </table:table-cell>
          <table:table-cell office:value-type="float" office:value="98.937089" calcext:value-type="float">
            <text:p>98.937089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36595" calcext:value-type="float">
            <text:p>1.036595</text:p>
          </table:table-cell>
          <table:table-cell office:value-type="float" office:value="99.964053" calcext:value-type="float">
            <text:p>99.964053</text:p>
          </table:table-cell>
          <table:table-cell office:value-type="float" office:value="98.927457" calcext:value-type="float">
            <text:p>98.927457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6" calcext:value-type="float">
            <text:p>1.020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147" calcext:value-type="float">
            <text:p>1.019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7" calcext:value-type="float">
            <text:p>1.02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249" calcext:value-type="float">
            <text:p>1.01249</text:p>
          </table:table-cell>
          <table:table-cell office:value-type="float" office:value="99.955136" calcext:value-type="float">
            <text:p>99.955136</text:p>
          </table:table-cell>
          <table:table-cell office:value-type="float" office:value="98.942646" calcext:value-type="float">
            <text:p>98.942646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69961" calcext:value-type="float">
            <text:p>1.269961</text:p>
          </table:table-cell>
          <table:table-cell office:value-type="float" office:value="99.966684" calcext:value-type="float">
            <text:p>99.966684</text:p>
          </table:table-cell>
          <table:table-cell office:value-type="float" office:value="98.696723" calcext:value-type="float">
            <text:p>98.696723</text:p>
          </table:table-cell>
          <table:table-cell office:value-type="float" office:value="0.168496" calcext:value-type="float">
            <text:p>0.16849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659" calcext:value-type="float">
            <text:p>1.24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67" calcext:value-type="float">
            <text:p>1.24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3" calcext:value-type="float">
            <text:p>1.25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08929" calcext:value-type="float">
            <text:p>1.008929</text:p>
          </table:table-cell>
          <table:table-cell office:value-type="float" office:value="99.957518" calcext:value-type="float">
            <text:p>99.957518</text:p>
          </table:table-cell>
          <table:table-cell office:value-type="float" office:value="98.948588" calcext:value-type="float">
            <text:p>98.948588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36313" calcext:value-type="float">
            <text:p>1.036313</text:p>
          </table:table-cell>
          <table:table-cell office:value-type="float" office:value="99.969526" calcext:value-type="float">
            <text:p>99.969526</text:p>
          </table:table-cell>
          <table:table-cell office:value-type="float" office:value="98.933212" calcext:value-type="float">
            <text:p>98.933212</text:p>
          </table:table-cell>
          <table:table-cell office:value-type="float" office:value="0.176855" calcext:value-type="float">
            <text:p>0.17685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04" calcext:value-type="float">
            <text:p>1.013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25" calcext:value-type="float">
            <text:p>1.01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5" calcext:value-type="float">
            <text:p>1.02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16629" calcext:value-type="float">
            <text:p>1.0166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506" calcext:value-type="float">
            <text:p>98.988506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45528" calcext:value-type="float">
            <text:p>1.045528</text:p>
          </table:table-cell>
          <table:table-cell office:value-type="float" office:value="100.016543" calcext:value-type="float">
            <text:p>100.016543</text:p>
          </table:table-cell>
          <table:table-cell office:value-type="float" office:value="98.971015" calcext:value-type="float">
            <text:p>98.971015</text:p>
          </table:table-cell>
          <table:table-cell office:value-type="float" office:value="0.185291" calcext:value-type="float">
            <text:p>0.18529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59" calcext:value-type="float">
            <text:p>1.02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8" calcext:value-type="float">
            <text:p>1.0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19" calcext:value-type="float">
            <text:p>1.03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99.961658" calcext:value-type="float">
            <text:p>99.961658</text:p>
          </table:table-cell>
          <table:table-cell office:value-type="float" office:value="98.944228" calcext:value-type="float">
            <text:p>98.944228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33181" calcext:value-type="float">
            <text:p>1.033181</text:p>
          </table:table-cell>
          <table:table-cell office:value-type="float" office:value="99.972906" calcext:value-type="float">
            <text:p>99.972906</text:p>
          </table:table-cell>
          <table:table-cell office:value-type="float" office:value="98.939725" calcext:value-type="float">
            <text:p>98.939725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39" calcext:value-type="float">
            <text:p>1.00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3" calcext:value-type="float">
            <text:p>1.02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75" calcext:value-type="float">
            <text:p>1.020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99.96347" calcext:value-type="float">
            <text:p>99.96347</text:p>
          </table:table-cell>
          <table:table-cell office:value-type="float" office:value="98.955061" calcext:value-type="float">
            <text:p>98.955061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58641" calcext:value-type="float">
            <text:p>1.058641</text:p>
          </table:table-cell>
          <table:table-cell office:value-type="float" office:value="99.974898" calcext:value-type="float">
            <text:p>99.974898</text:p>
          </table:table-cell>
          <table:table-cell office:value-type="float" office:value="98.916257" calcext:value-type="float">
            <text:p>98.916257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99" calcext:value-type="float">
            <text:p>1.02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84" calcext:value-type="float">
            <text:p>1.03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449" calcext:value-type="float">
            <text:p>1.008449</text:p>
          </table:table-cell>
          <table:table-cell office:value-type="float" office:value="99.965136" calcext:value-type="float">
            <text:p>99.965136</text:p>
          </table:table-cell>
          <table:table-cell office:value-type="float" office:value="98.956687" calcext:value-type="float">
            <text:p>98.956687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2119" calcext:value-type="float">
            <text:p>1.042119</text:p>
          </table:table-cell>
          <table:table-cell office:value-type="float" office:value="99.976784" calcext:value-type="float">
            <text:p>99.976784</text:p>
          </table:table-cell>
          <table:table-cell office:value-type="float" office:value="98.934665" calcext:value-type="float">
            <text:p>98.934665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1" calcext:value-type="float">
            <text:p>1.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53" calcext:value-type="float">
            <text:p>1.01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51" calcext:value-type="float">
            <text:p>1.03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8529" calcext:value-type="float">
            <text:p>1.0085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6606" calcext:value-type="float">
            <text:p>98.996606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74" calcext:value-type="float">
            <text:p>1.035674</text:p>
          </table:table-cell>
          <table:table-cell office:value-type="float" office:value="100.017163" calcext:value-type="float">
            <text:p>100.017163</text:p>
          </table:table-cell>
          <table:table-cell office:value-type="float" office:value="98.981489" calcext:value-type="float">
            <text:p>98.981489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05" calcext:value-type="float">
            <text:p>1.01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3" calcext:value-type="float">
            <text:p>1.01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7553" calcext:value-type="float">
            <text:p>1.01755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7583" calcext:value-type="float">
            <text:p>98.987583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3048" calcext:value-type="float">
            <text:p>2813048</text:p>
          </table:table-cell>
          <table:table-cell office:value-type="float" office:value="2806736" calcext:value-type="float">
            <text:p>2806736</text:p>
          </table:table-cell>
          <table:table-cell office:value-type="float" office:value="2674" calcext:value-type="float">
            <text:p>2674</text:p>
          </table:table-cell>
          <table:table-cell office:value-type="float" office:value="2668" calcext:value-type="float">
            <text:p>2668</text:p>
          </table:table-cell>
          <table:table-cell office:value-type="float" office:value="1.284957" calcext:value-type="float">
            <text:p>1.284957</text:p>
          </table:table-cell>
          <table:table-cell office:value-type="float" office:value="100.018148" calcext:value-type="float">
            <text:p>100.018148</text:p>
          </table:table-cell>
          <table:table-cell office:value-type="float" office:value="98.733191" calcext:value-type="float">
            <text:p>98.733191</text:p>
          </table:table-cell>
          <table:table-cell office:value-type="float" office:value="0.22742" calcext:value-type="float">
            <text:p>0.2274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25.121178" calcext:value-type="float">
            <text:p>25.121178</text:p>
          </table:table-cell>
          <table:table-cell office:value-type="float" office:value="23.867958" calcext:value-type="float">
            <text:p>23.86795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48067" calcext:value-type="float">
            <text:p>1.248067</text:p>
          </table:table-cell>
          <table:table-cell office:value-type="float" office:value="25.122616" calcext:value-type="float">
            <text:p>25.122616</text:p>
          </table:table-cell>
          <table:table-cell office:value-type="float" office:value="23.87455" calcext:value-type="float">
            <text:p>23.87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8174" calcext:value-type="float">
            <text:p>1.268174</text:p>
          </table:table-cell>
          <table:table-cell office:value-type="float" office:value="25.124282" calcext:value-type="float">
            <text:p>25.124282</text:p>
          </table:table-cell>
          <table:table-cell office:value-type="float" office:value="23.856108" calcext:value-type="float">
            <text:p>23.8561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7769" calcext:value-type="float">
            <text:p>1.007769</text:p>
          </table:table-cell>
          <table:table-cell office:value-type="float" office:value="99.969423" calcext:value-type="float">
            <text:p>99.969423</text:p>
          </table:table-cell>
          <table:table-cell office:value-type="float" office:value="98.961654" calcext:value-type="float">
            <text:p>98.961654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99.980791" calcext:value-type="float">
            <text:p>99.980791</text:p>
          </table:table-cell>
          <table:table-cell office:value-type="float" office:value="98.940575" calcext:value-type="float">
            <text:p>98.940575</text:p>
          </table:table-cell>
          <table:table-cell office:value-type="float" office:value="0.23579" calcext:value-type="float">
            <text:p>0.2357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06" calcext:value-type="float">
            <text:p>1.018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73" calcext:value-type="float">
            <text:p>1.01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27" calcext:value-type="float">
            <text:p>1.02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99.970654" calcext:value-type="float">
            <text:p>99.970654</text:p>
          </table:table-cell>
          <table:table-cell office:value-type="float" office:value="98.954944" calcext:value-type="float">
            <text:p>98.954944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871" calcext:value-type="float">
            <text:p>2871</text:p>
          </table:table-cell>
          <table:table-cell office:value-type="float" office:value="2865" calcext:value-type="float">
            <text:p>2865</text:p>
          </table:table-cell>
          <table:table-cell office:value-type="float" office:value="1.277542" calcext:value-type="float">
            <text:p>1.277542</text:p>
          </table:table-cell>
          <table:table-cell office:value-type="float" office:value="99.981962" calcext:value-type="float">
            <text:p>99.981962</text:p>
          </table:table-cell>
          <table:table-cell office:value-type="float" office:value="98.70442" calcext:value-type="float">
            <text:p>98.70442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973" calcext:value-type="float">
            <text:p>1.25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" calcext:value-type="float">
            <text:p>1.2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493" calcext:value-type="float">
            <text:p>1.26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3806" calcext:value-type="float">
            <text:p>98.993806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7155" calcext:value-type="float">
            <text:p>1.037155</text:p>
          </table:table-cell>
          <table:table-cell office:value-type="float" office:value="100.017023" calcext:value-type="float">
            <text:p>100.017023</text:p>
          </table:table-cell>
          <table:table-cell office:value-type="float" office:value="98.979868" calcext:value-type="float">
            <text:p>98.979868</text:p>
          </table:table-cell>
          <table:table-cell office:value-type="float" office:value="0.252616" calcext:value-type="float">
            <text:p>0.25261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06" calcext:value-type="float">
            <text:p>1.019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67" calcext:value-type="float">
            <text:p>1.025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2879" calcext:value-type="float">
            <text:p>99.972879</text:p>
          </table:table-cell>
          <table:table-cell office:value-type="float" office:value="98.959933" calcext:value-type="float">
            <text:p>98.95993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29933" calcext:value-type="float">
            <text:p>1.029933</text:p>
          </table:table-cell>
          <table:table-cell office:value-type="float" office:value="99.984789" calcext:value-type="float">
            <text:p>99.984789</text:p>
          </table:table-cell>
          <table:table-cell office:value-type="float" office:value="98.954857" calcext:value-type="float">
            <text:p>98.954857</text:p>
          </table:table-cell>
          <table:table-cell office:value-type="float" office:value="0.261015" calcext:value-type="float">
            <text:p>0.26101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092" calcext:value-type="float">
            <text:p>1.00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64" calcext:value-type="float">
            <text:p>1.01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08669" calcext:value-type="float">
            <text:p>1.008669</text:p>
          </table:table-cell>
          <table:table-cell office:value-type="float" office:value="99.973886" calcext:value-type="float">
            <text:p>99.973886</text:p>
          </table:table-cell>
          <table:table-cell office:value-type="float" office:value="98.965217" calcext:value-type="float">
            <text:p>98.965217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5157" calcext:value-type="float">
            <text:p>1.055157</text:p>
          </table:table-cell>
          <table:table-cell office:value-type="float" office:value="99.985114" calcext:value-type="float">
            <text:p>99.985114</text:p>
          </table:table-cell>
          <table:table-cell office:value-type="float" office:value="98.929957" calcext:value-type="float">
            <text:p>98.929957</text:p>
          </table:table-cell>
          <table:table-cell office:value-type="float" office:value="0.269503" calcext:value-type="float">
            <text:p>0.26950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481" calcext:value-type="float">
            <text:p>1.01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47" calcext:value-type="float">
            <text:p>1.03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446" calcext:value-type="float">
            <text:p>98.997446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973" calcext:value-type="float">
            <text:p>1.031973</text:p>
          </table:table-cell>
          <table:table-cell office:value-type="float" office:value="100.016463" calcext:value-type="float">
            <text:p>100.016463</text:p>
          </table:table-cell>
          <table:table-cell office:value-type="float" office:value="98.98449" calcext:value-type="float">
            <text:p>98.98449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06" calcext:value-type="float">
            <text:p>1.01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93" calcext:value-type="float">
            <text:p>1.01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85" calcext:value-type="float">
            <text:p>1.0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99.975725" calcext:value-type="float">
            <text:p>99.975725</text:p>
          </table:table-cell>
          <table:table-cell office:value-type="float" office:value="98.964397" calcext:value-type="float">
            <text:p>98.964397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0203" calcext:value-type="float">
            <text:p>1.050203</text:p>
          </table:table-cell>
          <table:table-cell office:value-type="float" office:value="99.986853" calcext:value-type="float">
            <text:p>99.986853</text:p>
          </table:table-cell>
          <table:table-cell office:value-type="float" office:value="98.93665" calcext:value-type="float">
            <text:p>98.93665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46" calcext:value-type="float">
            <text:p>1.019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13" calcext:value-type="float">
            <text:p>1.01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47" calcext:value-type="float">
            <text:p>1.02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436" calcext:value-type="float">
            <text:p>1.009436</text:p>
          </table:table-cell>
          <table:table-cell office:value-type="float" office:value="99.976566" calcext:value-type="float">
            <text:p>99.976566</text:p>
          </table:table-cell>
          <table:table-cell office:value-type="float" office:value="98.96713" calcext:value-type="float">
            <text:p>98.96713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31697" calcext:value-type="float">
            <text:p>1.031697</text:p>
          </table:table-cell>
          <table:table-cell office:value-type="float" office:value="99.988294" calcext:value-type="float">
            <text:p>99.988294</text:p>
          </table:table-cell>
          <table:table-cell office:value-type="float" office:value="98.956597" calcext:value-type="float">
            <text:p>98.956597</text:p>
          </table:table-cell>
          <table:table-cell office:value-type="float" office:value="0.294689" calcext:value-type="float">
            <text:p>0.294689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67" calcext:value-type="float">
            <text:p>1.016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49" calcext:value-type="float">
            <text:p>1.014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708" calcext:value-type="float">
            <text:p>1.020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99.977359" calcext:value-type="float">
            <text:p>99.977359</text:p>
          </table:table-cell>
          <table:table-cell office:value-type="float" office:value="98.96483" calcext:value-type="float">
            <text:p>98.96483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7921" calcext:value-type="float">
            <text:p>1.047921</text:p>
          </table:table-cell>
          <table:table-cell office:value-type="float" office:value="99.989167" calcext:value-type="float">
            <text:p>99.989167</text:p>
          </table:table-cell>
          <table:table-cell office:value-type="float" office:value="98.941246" calcext:value-type="float">
            <text:p>98.941246</text:p>
          </table:table-cell>
          <table:table-cell office:value-type="float" office:value="0.303156" calcext:value-type="float">
            <text:p>0.3031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" calcext:value-type="float">
            <text:p>1.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29" calcext:value-type="float">
            <text:p>1.01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52" calcext:value-type="float">
            <text:p>1.03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6707" calcext:value-type="float">
            <text:p>98.99670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39702" calcext:value-type="float">
            <text:p>1.039702</text:p>
          </table:table-cell>
          <table:table-cell office:value-type="float" office:value="100.022109" calcext:value-type="float">
            <text:p>100.022109</text:p>
          </table:table-cell>
          <table:table-cell office:value-type="float" office:value="98.982407" calcext:value-type="float">
            <text:p>98.982407</text:p>
          </table:table-cell>
          <table:table-cell office:value-type="float" office:value="0.311532" calcext:value-type="float">
            <text:p>0.311532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238" calcext:value-type="float">
            <text:p>1.015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82" calcext:value-type="float">
            <text:p>1.012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839" calcext:value-type="float">
            <text:p>1.022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24" calcext:value-type="float">
            <text:p>98.989424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90007" calcext:value-type="float">
            <text:p>1.290007</text:p>
          </table:table-cell>
          <table:table-cell office:value-type="float" office:value="100.016102" calcext:value-type="float">
            <text:p>100.016102</text:p>
          </table:table-cell>
          <table:table-cell office:value-type="float" office:value="98.726095" calcext:value-type="float">
            <text:p>98.726095</text:p>
          </table:table-cell>
          <table:table-cell office:value-type="float" office:value="0.320099" calcext:value-type="float">
            <text:p>0.3200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55" calcext:value-type="float">
            <text:p>1.2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743" calcext:value-type="float">
            <text:p>1.24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99.979496" calcext:value-type="float">
            <text:p>99.979496</text:p>
          </table:table-cell>
          <table:table-cell office:value-type="float" office:value="98.969208" calcext:value-type="float">
            <text:p>98.969208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3481" calcext:value-type="float">
            <text:p>1.043481</text:p>
          </table:table-cell>
          <table:table-cell office:value-type="float" office:value="99.990724" calcext:value-type="float">
            <text:p>99.990724</text:p>
          </table:table-cell>
          <table:table-cell office:value-type="float" office:value="98.947243" calcext:value-type="float">
            <text:p>98.947243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6" calcext:value-type="float">
            <text:p>1.01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12429" calcext:value-type="float">
            <text:p>1.01242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67707" calcext:value-type="float">
            <text:p>98.967707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5296" calcext:value-type="float">
            <text:p>1.045296</text:p>
          </table:table-cell>
          <table:table-cell office:value-type="float" office:value="99.991864" calcext:value-type="float">
            <text:p>99.991864</text:p>
          </table:table-cell>
          <table:table-cell office:value-type="float" office:value="98.946568" calcext:value-type="float">
            <text:p>98.946568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39" calcext:value-type="float">
            <text:p>1.01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8" calcext:value-type="float">
            <text:p>1.0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9" calcext:value-type="float">
            <text:p>1.0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7669" calcext:value-type="float">
            <text:p>1.007669</text:p>
          </table:table-cell>
          <table:table-cell office:value-type="float" office:value="99.980746" calcext:value-type="float">
            <text:p>99.980746</text:p>
          </table:table-cell>
          <table:table-cell office:value-type="float" office:value="98.973077" calcext:value-type="float">
            <text:p>98.973077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38449" calcext:value-type="float">
            <text:p>1.038449</text:p>
          </table:table-cell>
          <table:table-cell office:value-type="float" office:value="99.991814" calcext:value-type="float">
            <text:p>99.991814</text:p>
          </table:table-cell>
          <table:table-cell office:value-type="float" office:value="98.953365" calcext:value-type="float">
            <text:p>98.953365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73" calcext:value-type="float">
            <text:p>1.0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05" calcext:value-type="float">
            <text:p>1.02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389" calcext:value-type="float">
            <text:p>1.014389</text:p>
          </table:table-cell>
          <table:table-cell office:value-type="float" office:value="99.981327" calcext:value-type="float">
            <text:p>99.981327</text:p>
          </table:table-cell>
          <table:table-cell office:value-type="float" office:value="98.966939" calcext:value-type="float">
            <text:p>98.96693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5634" calcext:value-type="float">
            <text:p>1.045634</text:p>
          </table:table-cell>
          <table:table-cell office:value-type="float" office:value="99.993335" calcext:value-type="float">
            <text:p>99.993335</text:p>
          </table:table-cell>
          <table:table-cell office:value-type="float" office:value="98.947701" calcext:value-type="float">
            <text:p>98.947701</text:p>
          </table:table-cell>
          <table:table-cell office:value-type="float" office:value="0.353659" calcext:value-type="float">
            <text:p>0.3536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039" calcext:value-type="float">
            <text:p>1.020039</text:p>
          </table:table-cell>
          <table:table-cell office:value-type="float" office:value="46.507877" calcext:value-type="float">
            <text:p>46.507877</text:p>
          </table:table-cell>
          <table:table-cell office:value-type="float" office:value="45.487838" calcext:value-type="float">
            <text:p>45.4878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32" calcext:value-type="float">
            <text:p>1.01832</text:p>
          </table:table-cell>
          <table:table-cell office:value-type="float" office:value="46.509275" calcext:value-type="float">
            <text:p>46.509275</text:p>
          </table:table-cell>
          <table:table-cell office:value-type="float" office:value="45.490955" calcext:value-type="float">
            <text:p>45.49095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497" calcext:value-type="float">
            <text:p>1.023497</text:p>
          </table:table-cell>
          <table:table-cell office:value-type="float" office:value="46.511181" calcext:value-type="float">
            <text:p>46.511181</text:p>
          </table:table-cell>
          <table:table-cell office:value-type="float" office:value="45.487684" calcext:value-type="float">
            <text:p>45.48768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8188" calcext:value-type="float">
            <text:p>99.98188</text:p>
          </table:table-cell>
          <table:table-cell office:value-type="float" office:value="98.973072" calcext:value-type="float">
            <text:p>98.9730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0003" calcext:value-type="float">
            <text:p>2.040003</text:p>
          </table:table-cell>
          <table:table-cell office:value-type="float" office:value="99.993168" calcext:value-type="float">
            <text:p>99.993168</text:p>
          </table:table-cell>
          <table:table-cell office:value-type="float" office:value="97.953166" calcext:value-type="float">
            <text:p>97.95316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19" calcext:value-type="float">
            <text:p>1.01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3261" calcext:value-type="float">
            <text:p>2.0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99.98241" calcext:value-type="float">
            <text:p>99.98241</text:p>
          </table:table-cell>
          <table:table-cell office:value-type="float" office:value="98.968061" calcext:value-type="float">
            <text:p>98.968061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3987" calcext:value-type="float">
            <text:p>1.043987</text:p>
          </table:table-cell>
          <table:table-cell office:value-type="float" office:value="99.994158" calcext:value-type="float">
            <text:p>99.994158</text:p>
          </table:table-cell>
          <table:table-cell office:value-type="float" office:value="98.950171" calcext:value-type="float">
            <text:p>98.950171</text:p>
          </table:table-cell>
          <table:table-cell office:value-type="float" office:value="0.37049" calcext:value-type="float">
            <text:p>0.3704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78" calcext:value-type="float">
            <text:p>1.020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722" calcext:value-type="float">
            <text:p>1.017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79" calcext:value-type="float">
            <text:p>1.032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7789" calcext:value-type="float">
            <text:p>1.0077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346" calcext:value-type="float">
            <text:p>98.997346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42622" calcext:value-type="float">
            <text:p>1.042622</text:p>
          </table:table-cell>
          <table:table-cell office:value-type="float" office:value="100.016663" calcext:value-type="float">
            <text:p>100.016663</text:p>
          </table:table-cell>
          <table:table-cell office:value-type="float" office:value="98.974041" calcext:value-type="float">
            <text:p>98.97404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25" calcext:value-type="float">
            <text:p>1.01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93" calcext:value-type="float">
            <text:p>1.01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25" calcext:value-type="float">
            <text:p>1.02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45" calcext:value-type="float">
            <text:p>98.989445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1860" calcext:value-type="float">
            <text:p>4791860</text:p>
          </table:table-cell>
          <table:table-cell office:value-type="float" office:value="4743468" calcext:value-type="float">
            <text:p>4743468</text:p>
          </table:table-cell>
          <table:table-cell office:value-type="float" office:value="4555" calcext:value-type="float">
            <text:p>4555</text:p>
          </table:table-cell>
          <table:table-cell office:value-type="float" office:value="4509" calcext:value-type="float">
            <text:p>4509</text:p>
          </table:table-cell>
          <table:table-cell office:value-type="float" office:value="2.048131" calcext:value-type="float">
            <text:p>2.048131</text:p>
          </table:table-cell>
          <table:table-cell office:value-type="float" office:value="100.016782" calcext:value-type="float">
            <text:p>100.016782</text:p>
          </table:table-cell>
          <table:table-cell office:value-type="float" office:value="97.968651" calcext:value-type="float">
            <text:p>97.968651</text:p>
          </table:table-cell>
          <table:table-cell office:value-type="float" office:value="0.387346" calcext:value-type="float">
            <text:p>0.38734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599" calcext:value-type="float">
            <text:p>1.02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8" calcext:value-type="float">
            <text:p>1.0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1608" calcext:value-type="float">
            <text:p>2.03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09" calcext:value-type="float">
            <text:p>1.013209</text:p>
          </table:table-cell>
          <table:table-cell office:value-type="float" office:value="99.983861" calcext:value-type="float">
            <text:p>99.983861</text:p>
          </table:table-cell>
          <table:table-cell office:value-type="float" office:value="98.970652" calcext:value-type="float">
            <text:p>98.970652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43025" calcext:value-type="float">
            <text:p>1.043025</text:p>
          </table:table-cell>
          <table:table-cell office:value-type="float" office:value="99.994909" calcext:value-type="float">
            <text:p>99.994909</text:p>
          </table:table-cell>
          <table:table-cell office:value-type="float" office:value="98.951884" calcext:value-type="float">
            <text:p>98.951884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14" calcext:value-type="float">
            <text:p>1.019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15" calcext:value-type="float">
            <text:p>1.018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591" calcext:value-type="float">
            <text:p>1.03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97746" calcext:value-type="float">
            <text:p>98.997746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100.017298" calcext:value-type="float">
            <text:p>100.017298</text:p>
          </table:table-cell>
          <table:table-cell office:value-type="float" office:value="98.979269" calcext:value-type="float">
            <text:p>98.979269</text:p>
          </table:table-cell>
          <table:table-cell office:value-type="float" office:value="0.404138" calcext:value-type="float">
            <text:p>0.404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06" calcext:value-type="float">
            <text:p>1.016006</text:p>
          </table:table-cell>
          <table:table-cell office:value-type="float" office:value="66.072566" calcext:value-type="float">
            <text:p>66.072566</text:p>
          </table:table-cell>
          <table:table-cell office:value-type="float" office:value="65.05656" calcext:value-type="float">
            <text:p>65.05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66.074004" calcext:value-type="float">
            <text:p>66.074004</text:p>
          </table:table-cell>
          <table:table-cell office:value-type="float" office:value="65.063711" calcext:value-type="float">
            <text:p>65.0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07" calcext:value-type="float">
            <text:p>1.021707</text:p>
          </table:table-cell>
          <table:table-cell office:value-type="float" office:value="66.07587" calcext:value-type="float">
            <text:p>66.07587</text:p>
          </table:table-cell>
          <table:table-cell office:value-type="float" office:value="65.054164" calcext:value-type="float">
            <text:p>65.05416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7827" calcext:value-type="float">
            <text:p>1.01782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7308" calcext:value-type="float">
            <text:p>98.987308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0207" calcext:value-type="float">
            <text:p>1.040207</text:p>
          </table:table-cell>
          <table:table-cell office:value-type="float" office:value="100.021306" calcext:value-type="float">
            <text:p>100.021306</text:p>
          </table:table-cell>
          <table:table-cell office:value-type="float" office:value="98.981099" calcext:value-type="float">
            <text:p>98.981099</text:p>
          </table:table-cell>
          <table:table-cell office:value-type="float" office:value="0.412548" calcext:value-type="float">
            <text:p>0.41254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52" calcext:value-type="float">
            <text:p>1.01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19" calcext:value-type="float">
            <text:p>1.02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99.985136" calcext:value-type="float">
            <text:p>99.985136</text:p>
          </table:table-cell>
          <table:table-cell office:value-type="float" office:value="98.968146" calcext:value-type="float">
            <text:p>98.968146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5195828" calcext:value-type="float">
            <text:p>5195828</text:p>
          </table:table-cell>
          <table:table-cell office:value-type="float" office:value="4950" calcext:value-type="float">
            <text:p>4950</text:p>
          </table:table-cell>
          <table:table-cell office:value-type="float" office:value="4939" calcext:value-type="float">
            <text:p>4939</text:p>
          </table:table-cell>
          <table:table-cell office:value-type="float" office:value="1.287105" calcext:value-type="float">
            <text:p>1.287105</text:p>
          </table:table-cell>
          <table:table-cell office:value-type="float" office:value="99.997124" calcext:value-type="float">
            <text:p>99.997124</text:p>
          </table:table-cell>
          <table:table-cell office:value-type="float" office:value="98.710019" calcext:value-type="float">
            <text:p>98.710019</text:p>
          </table:table-cell>
          <table:table-cell office:value-type="float" office:value="0.421098" calcext:value-type="float">
            <text:p>0.42109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3" calcext:value-type="float">
            <text:p>1.25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521" calcext:value-type="float">
            <text:p>1.24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032" calcext:value-type="float">
            <text:p>1.2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4927" calcext:value-type="float">
            <text:p>98.994927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2748" calcext:value-type="float">
            <text:p>1.042748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3615" calcext:value-type="float">
            <text:p>98.973615</text:p>
          </table:table-cell>
          <table:table-cell office:value-type="float" office:value="0.429415" calcext:value-type="float">
            <text:p>0.42941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9" calcext:value-type="float">
            <text:p>1.03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028" calcext:value-type="float">
            <text:p>98.99102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42075" calcext:value-type="float">
            <text:p>1.042075</text:p>
          </table:table-cell>
          <table:table-cell office:value-type="float" office:value="100.016783" calcext:value-type="float">
            <text:p>100.016783</text:p>
          </table:table-cell>
          <table:table-cell office:value-type="float" office:value="98.974707" calcext:value-type="float">
            <text:p>98.974707</text:p>
          </table:table-cell>
          <table:table-cell office:value-type="float" office:value="0.437829" calcext:value-type="float">
            <text:p>0.43782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419" calcext:value-type="float">
            <text:p>1.00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94" calcext:value-type="float">
            <text:p>1.0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59" calcext:value-type="float">
            <text:p>1.0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99.986271" calcext:value-type="float">
            <text:p>99.986271</text:p>
          </table:table-cell>
          <table:table-cell office:value-type="float" office:value="98.969209" calcext:value-type="float">
            <text:p>98.969209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41169" calcext:value-type="float">
            <text:p>1.041169</text:p>
          </table:table-cell>
          <table:table-cell office:value-type="float" office:value="99.997539" calcext:value-type="float">
            <text:p>99.997539</text:p>
          </table:table-cell>
          <table:table-cell office:value-type="float" office:value="98.956369" calcext:value-type="float">
            <text:p>98.956369</text:p>
          </table:table-cell>
          <table:table-cell office:value-type="float" office:value="0.446245" calcext:value-type="float">
            <text:p>0.44624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2" calcext:value-type="float">
            <text:p>1.0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9" calcext:value-type="float">
            <text:p>1.02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781" calcext:value-type="float">
            <text:p>1.029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529" calcext:value-type="float">
            <text:p>1.009529</text:p>
          </table:table-cell>
          <table:table-cell office:value-type="float" office:value="99.98662" calcext:value-type="float">
            <text:p>99.98662</text:p>
          </table:table-cell>
          <table:table-cell office:value-type="float" office:value="98.977091" calcext:value-type="float">
            <text:p>98.97709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38962" calcext:value-type="float">
            <text:p>1.038962</text:p>
          </table:table-cell>
          <table:table-cell office:value-type="float" office:value="99.998668" calcext:value-type="float">
            <text:p>99.998668</text:p>
          </table:table-cell>
          <table:table-cell office:value-type="float" office:value="98.959706" calcext:value-type="float">
            <text:p>98.959706</text:p>
          </table:table-cell>
          <table:table-cell office:value-type="float" office:value="0.454649" calcext:value-type="float">
            <text:p>0.4546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366" calcext:value-type="float">
            <text:p>1.01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73" calcext:value-type="float">
            <text:p>1.01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33" calcext:value-type="float">
            <text:p>1.02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343" calcext:value-type="float">
            <text:p>1.01634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792" calcext:value-type="float">
            <text:p>98.98879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48457" calcext:value-type="float">
            <text:p>1.048457</text:p>
          </table:table-cell>
          <table:table-cell office:value-type="float" office:value="100.018472" calcext:value-type="float">
            <text:p>100.018472</text:p>
          </table:table-cell>
          <table:table-cell office:value-type="float" office:value="98.970016" calcext:value-type="float">
            <text:p>98.970016</text:p>
          </table:table-cell>
          <table:table-cell office:value-type="float" office:value="0.463105" calcext:value-type="float">
            <text:p>0.46310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73" calcext:value-type="float">
            <text:p>1.021773</text:p>
          </table:table-cell>
          <table:table-cell office:value-type="float" office:value="8.027913" calcext:value-type="float">
            <text:p>8.027913</text:p>
          </table:table-cell>
          <table:table-cell office:value-type="float" office:value="7.00614" calcext:value-type="float">
            <text:p>7.006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374" calcext:value-type="float">
            <text:p>1.020374</text:p>
          </table:table-cell>
          <table:table-cell office:value-type="float" office:value="8.029371" calcext:value-type="float">
            <text:p>8.029371</text:p>
          </table:table-cell>
          <table:table-cell office:value-type="float" office:value="7.008997" calcext:value-type="float">
            <text:p>7.00899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013" calcext:value-type="float">
            <text:p>1.032013</text:p>
          </table:table-cell>
          <table:table-cell office:value-type="float" office:value="8.030937" calcext:value-type="float">
            <text:p>8.030937</text:p>
          </table:table-cell>
          <table:table-cell office:value-type="float" office:value="6.998924" calcext:value-type="float">
            <text:p>6.99892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513" calcext:value-type="float">
            <text:p>1.014513</text:p>
          </table:table-cell>
          <table:table-cell office:value-type="float" office:value="99.98728" calcext:value-type="float">
            <text:p>99.98728</text:p>
          </table:table-cell>
          <table:table-cell office:value-type="float" office:value="98.972767" calcext:value-type="float">
            <text:p>98.972767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5818612" calcext:value-type="float">
            <text:p>5818612</text:p>
          </table:table-cell>
          <table:table-cell office:value-type="float" office:value="5544" calcext:value-type="float">
            <text:p>5544</text:p>
          </table:table-cell>
          <table:table-cell office:value-type="float" office:value="5531" calcext:value-type="float">
            <text:p>5531</text:p>
          </table:table-cell>
          <table:table-cell office:value-type="float" office:value="1.271781" calcext:value-type="float">
            <text:p>1.271781</text:p>
          </table:table-cell>
          <table:table-cell office:value-type="float" office:value="99.998468" calcext:value-type="float">
            <text:p>99.998468</text:p>
          </table:table-cell>
          <table:table-cell office:value-type="float" office:value="98.726686" calcext:value-type="float">
            <text:p>98.726686</text:p>
          </table:table-cell>
          <table:table-cell office:value-type="float" office:value="0.471493" calcext:value-type="float">
            <text:p>0.47149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719" calcext:value-type="float">
            <text:p>1.25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673" calcext:value-type="float">
            <text:p>1.2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99.987594" calcext:value-type="float">
            <text:p>99.987594</text:p>
          </table:table-cell>
          <table:table-cell office:value-type="float" office:value="98.978885" calcext:value-type="float">
            <text:p>98.978885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99.998682" calcext:value-type="float">
            <text:p>99.998682</text:p>
          </table:table-cell>
          <table:table-cell office:value-type="float" office:value="98.960535" calcext:value-type="float">
            <text:p>98.960535</text:p>
          </table:table-cell>
          <table:table-cell office:value-type="float" office:value="0.479903" calcext:value-type="float">
            <text:p>0.479903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99" calcext:value-type="float">
            <text:p>1.01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64" calcext:value-type="float">
            <text:p>1.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19" calcext:value-type="float">
            <text:p>1.02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6209" calcext:value-type="float">
            <text:p>1.01620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8926" calcext:value-type="float">
            <text:p>98.988926</text:p>
          </table:table-cell>
          <table:table-cell office:value-type="float" office:value="0.488268" calcext:value-type="float">
            <text:p>0.488268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100.0222" calcext:value-type="float">
            <text:p>100.0222</text:p>
          </table:table-cell>
          <table:table-cell office:value-type="float" office:value="98.98419" calcext:value-type="float">
            <text:p>98.98419</text:p>
          </table:table-cell>
          <table:table-cell office:value-type="float" office:value="0.488291" calcext:value-type="float">
            <text:p>0.488291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59" calcext:value-type="float">
            <text:p>1.00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7" calcext:value-type="float">
            <text:p>1.017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041" calcext:value-type="float">
            <text:p>1.0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2489" calcext:value-type="float">
            <text:p>1.012489</text:p>
          </table:table-cell>
          <table:table-cell office:value-type="float" office:value="99.994164" calcext:value-type="float">
            <text:p>99.994164</text:p>
          </table:table-cell>
          <table:table-cell office:value-type="float" office:value="98.981675" calcext:value-type="float">
            <text:p>98.981675</text:p>
          </table:table-cell>
          <table:table-cell office:value-type="float" office:value="0.496636" calcext:value-type="float">
            <text:p>0.496636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56988" calcext:value-type="float">
            <text:p>1.056988</text:p>
          </table:table-cell>
          <table:table-cell office:value-type="float" office:value="100.000099" calcext:value-type="float">
            <text:p>100.000099</text:p>
          </table:table-cell>
          <table:table-cell office:value-type="float" office:value="98.943111" calcext:value-type="float">
            <text:p>98.943111</text:p>
          </table:table-cell>
          <table:table-cell office:value-type="float" office:value="0.49683" calcext:value-type="float">
            <text:p>0.4968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13" calcext:value-type="float">
            <text:p>1.01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7" calcext:value-type="float">
            <text:p>1.033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39412" calcext:value-type="float">
            <text:p>6239412</text:p>
          </table:table-cell>
          <table:table-cell office:value-type="float" office:value="5940" calcext:value-type="float">
            <text:p>5940</text:p>
          </table:table-cell>
          <table:table-cell office:value-type="float" office:value="5931" calcext:value-type="float">
            <text:p>5931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101.14494" calcext:value-type="float">
            <text:p>101.14494</text:p>
          </table:table-cell>
          <table:table-cell office:value-type="float" office:value="100.13477" calcext:value-type="float">
            <text:p>100.13477</text:p>
          </table:table-cell>
          <table:table-cell office:value-type="float" office:value="0.498481" calcext:value-type="float">
            <text:p>0.498481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22580" calcext:value-type="float">
            <text:p>6222580</text:p>
          </table:table-cell>
          <table:table-cell office:value-type="float" office:value="5940" calcext:value-type="float">
            <text:p>5940</text:p>
          </table:table-cell>
          <table:table-cell office:value-type="float" office:value="5915" calcext:value-type="float">
            <text:p>5915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101.150915" calcext:value-type="float">
            <text:p>101.150915</text:p>
          </table:table-cell>
          <table:table-cell office:value-type="float" office:value="99.868203" calcext:value-type="float">
            <text:p>99.868203</text:p>
          </table:table-cell>
          <table:table-cell office:value-type="float" office:value="0.498463" calcext:value-type="float">
            <text:p>0.49846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167" calcext:value-type="float">
            <text:p>1.259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808" calcext:value-type="float">
            <text:p>1.26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191020" calcext:value-type="float">
            <text:p>6191020</text:p>
          </table:table-cell>
          <table:table-cell office:value-type="float" office:value="6039" calcext:value-type="float">
            <text:p>6039</text:p>
          </table:table-cell>
          <table:table-cell office:value-type="float" office:value="5885" calcext:value-type="float">
            <text:p>5885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1.142199" calcext:value-type="float">
            <text:p>101.142199</text:p>
          </table:table-cell>
          <table:table-cell office:value-type="float" office:value="100.12597" calcext:value-type="float">
            <text:p>100.12597</text:p>
          </table:table-cell>
          <table:table-cell office:value-type="float" office:value="0.494658" calcext:value-type="float">
            <text:p>0.49465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188916" calcext:value-type="float">
            <text:p>6188916</text:p>
          </table:table-cell>
          <table:table-cell office:value-type="float" office:value="6039" calcext:value-type="float">
            <text:p>6039</text:p>
          </table:table-cell>
          <table:table-cell office:value-type="float" office:value="5883" calcext:value-type="float">
            <text:p>5883</text:p>
          </table:table-cell>
          <table:table-cell office:value-type="float" office:value="1.050058" calcext:value-type="float">
            <text:p>1.050058</text:p>
          </table:table-cell>
          <table:table-cell office:value-type="float" office:value="101.147934" calcext:value-type="float">
            <text:p>101.147934</text:p>
          </table:table-cell>
          <table:table-cell office:value-type="float" office:value="100.097876" calcext:value-type="float">
            <text:p>100.097876</text:p>
          </table:table-cell>
          <table:table-cell office:value-type="float" office:value="0.494629" calcext:value-type="float">
            <text:p>0.494629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556" calcext:value-type="float">
            <text:p>1.028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21" calcext:value-type="float">
            <text:p>1.018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895" calcext:value-type="float">
            <text:p>1.032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146836" calcext:value-type="float">
            <text:p>6146836</text:p>
          </table:table-cell>
          <table:table-cell office:value-type="float" office:value="6139" calcext:value-type="float">
            <text:p>6139</text:p>
          </table:table-cell>
          <table:table-cell office:value-type="float" office:value="5843" calcext:value-type="float">
            <text:p>5843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01.152607" calcext:value-type="float">
            <text:p>101.152607</text:p>
          </table:table-cell>
          <table:table-cell office:value-type="float" office:value="100.137077" calcext:value-type="float">
            <text:p>100.137077</text:p>
          </table:table-cell>
          <table:table-cell office:value-type="float" office:value="0.491074" calcext:value-type="float">
            <text:p>0.49107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127900" calcext:value-type="float">
            <text:p>6127900</text:p>
          </table:table-cell>
          <table:table-cell office:value-type="float" office:value="6139" calcext:value-type="float">
            <text:p>6139</text:p>
          </table:table-cell>
          <table:table-cell office:value-type="float" office:value="5825" calcext:value-type="float">
            <text:p>5825</text:p>
          </table:table-cell>
          <table:table-cell office:value-type="float" office:value="1.285745" calcext:value-type="float">
            <text:p>1.285745</text:p>
          </table:table-cell>
          <table:table-cell office:value-type="float" office:value="101.146892" calcext:value-type="float">
            <text:p>101.146892</text:p>
          </table:table-cell>
          <table:table-cell office:value-type="float" office:value="99.861146" calcext:value-type="float">
            <text:p>99.861146</text:p>
          </table:table-cell>
          <table:table-cell office:value-type="float" office:value="0.490914" calcext:value-type="float">
            <text:p>0.49091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469" calcext:value-type="float">
            <text:p>1.25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976" calcext:value-type="float">
            <text:p>1.249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342" calcext:value-type="float">
            <text:p>1.268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092132" calcext:value-type="float">
            <text:p>6092132</text:p>
          </table:table-cell>
          <table:table-cell office:value-type="float" office:value="6237" calcext:value-type="float">
            <text:p>6237</text:p>
          </table:table-cell>
          <table:table-cell office:value-type="float" office:value="5791" calcext:value-type="float">
            <text:p>5791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130362" calcext:value-type="float">
            <text:p>101.130362</text:p>
          </table:table-cell>
          <table:table-cell office:value-type="float" office:value="100.117973" calcext:value-type="float">
            <text:p>100.117973</text:p>
          </table:table-cell>
          <table:table-cell office:value-type="float" office:value="0.486796" calcext:value-type="float">
            <text:p>0.48679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090028" calcext:value-type="float">
            <text:p>6090028</text:p>
          </table:table-cell>
          <table:table-cell office:value-type="float" office:value="6237" calcext:value-type="float">
            <text:p>6237</text:p>
          </table:table-cell>
          <table:table-cell office:value-type="float" office:value="5789" calcext:value-type="float">
            <text:p>5789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1.136357" calcext:value-type="float">
            <text:p>101.136357</text:p>
          </table:table-cell>
          <table:table-cell office:value-type="float" office:value="100.083359" calcext:value-type="float">
            <text:p>100.083359</text:p>
          </table:table-cell>
          <table:table-cell office:value-type="float" office:value="0.486796" calcext:value-type="float">
            <text:p>0.48679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19" calcext:value-type="float">
            <text:p>1.02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73" calcext:value-type="float">
            <text:p>1.014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2" calcext:value-type="float">
            <text:p>1.0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052156" calcext:value-type="float">
            <text:p>6052156</text:p>
          </table:table-cell>
          <table:table-cell office:value-type="float" office:value="6336" calcext:value-type="float">
            <text:p>6336</text:p>
          </table:table-cell>
          <table:table-cell office:value-type="float" office:value="5753" calcext:value-type="float">
            <text:p>5753</text:p>
          </table:table-cell>
          <table:table-cell office:value-type="float" office:value="1.012289" calcext:value-type="float">
            <text:p>1.012289</text:p>
          </table:table-cell>
          <table:table-cell office:value-type="float" office:value="101.144094" calcext:value-type="float">
            <text:p>101.144094</text:p>
          </table:table-cell>
          <table:table-cell office:value-type="float" office:value="100.131805" calcext:value-type="float">
            <text:p>100.131805</text:p>
          </table:table-cell>
          <table:table-cell office:value-type="float" office:value="0.483535" calcext:value-type="float">
            <text:p>0.48353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047948" calcext:value-type="float">
            <text:p>6047948</text:p>
          </table:table-cell>
          <table:table-cell office:value-type="float" office:value="6336" calcext:value-type="float">
            <text:p>6336</text:p>
          </table:table-cell>
          <table:table-cell office:value-type="float" office:value="5749" calcext:value-type="float">
            <text:p>5749</text:p>
          </table:table-cell>
          <table:table-cell office:value-type="float" office:value="1.057072" calcext:value-type="float">
            <text:p>1.057072</text:p>
          </table:table-cell>
          <table:table-cell office:value-type="float" office:value="101.149729" calcext:value-type="float">
            <text:p>101.149729</text:p>
          </table:table-cell>
          <table:table-cell office:value-type="float" office:value="100.092656" calcext:value-type="float">
            <text:p>100.092656</text:p>
          </table:table-cell>
          <table:table-cell office:value-type="float" office:value="0.483388" calcext:value-type="float">
            <text:p>0.48338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54" calcext:value-type="float">
            <text:p>1.025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3" calcext:value-type="float">
            <text:p>1.015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349" calcext:value-type="float">
            <text:p>1.040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5994296" calcext:value-type="float">
            <text:p>5994296</text:p>
          </table:table-cell>
          <table:table-cell office:value-type="float" office:value="6436" calcext:value-type="float">
            <text:p>6436</text:p>
          </table:table-cell>
          <table:table-cell office:value-type="float" office:value="5698" calcext:value-type="float">
            <text:p>5698</text:p>
          </table:table-cell>
          <table:table-cell office:value-type="float" office:value="1.008629" calcext:value-type="float">
            <text:p>1.008629</text:p>
          </table:table-cell>
          <table:table-cell office:value-type="float" office:value="101.15307" calcext:value-type="float">
            <text:p>101.15307</text:p>
          </table:table-cell>
          <table:table-cell office:value-type="float" office:value="100.144441" calcext:value-type="float">
            <text:p>100.144441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5993244" calcext:value-type="float">
            <text:p>5993244</text:p>
          </table:table-cell>
          <table:table-cell office:value-type="float" office:value="6436" calcext:value-type="float">
            <text:p>6436</text:p>
          </table:table-cell>
          <table:table-cell office:value-type="float" office:value="5697" calcext:value-type="float">
            <text:p>5697</text:p>
          </table:table-cell>
          <table:table-cell office:value-type="float" office:value="1.036081" calcext:value-type="float">
            <text:p>1.036081</text:p>
          </table:table-cell>
          <table:table-cell office:value-type="float" office:value="101.158504" calcext:value-type="float">
            <text:p>101.158504</text:p>
          </table:table-cell>
          <table:table-cell office:value-type="float" office:value="100.122424" calcext:value-type="float">
            <text:p>100.122424</text:p>
          </table:table-cell>
          <table:table-cell office:value-type="float" office:value="0.478873" calcext:value-type="float">
            <text:p>0.47887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99" calcext:value-type="float">
            <text:p>1.01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14" calcext:value-type="float">
            <text:p>1.01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32" calcext:value-type="float">
            <text:p>1.024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5944852" calcext:value-type="float">
            <text:p>5944852</text:p>
          </table:table-cell>
          <table:table-cell office:value-type="float" office:value="6535" calcext:value-type="float">
            <text:p>6535</text:p>
          </table:table-cell>
          <table:table-cell office:value-type="float" office:value="5651" calcext:value-type="float">
            <text:p>5651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1.154964" calcext:value-type="float">
            <text:p>101.154964</text:p>
          </table:table-cell>
          <table:table-cell office:value-type="float" office:value="100.143416" calcext:value-type="float">
            <text:p>100.143416</text:p>
          </table:table-cell>
          <table:table-cell office:value-type="float" office:value="0.474907" calcext:value-type="float">
            <text:p>0.47490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5944852" calcext:value-type="float">
            <text:p>5944852</text:p>
          </table:table-cell>
          <table:table-cell office:value-type="float" office:value="6535" calcext:value-type="float">
            <text:p>6535</text:p>
          </table:table-cell>
          <table:table-cell office:value-type="float" office:value="5651" calcext:value-type="float">
            <text:p>5651</text:p>
          </table:table-cell>
          <table:table-cell office:value-type="float" office:value="1.050746" calcext:value-type="float">
            <text:p>1.050746</text:p>
          </table:table-cell>
          <table:table-cell office:value-type="float" office:value="101.166474" calcext:value-type="float">
            <text:p>101.166474</text:p>
          </table:table-cell>
          <table:table-cell office:value-type="float" office:value="100.115727" calcext:value-type="float">
            <text:p>100.115727</text:p>
          </table:table-cell>
          <table:table-cell office:value-type="float" office:value="0.475038" calcext:value-type="float">
            <text:p>0.47503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4739" calcext:value-type="float">
            <text:p>1.024739</text:p>
          </table:table-cell>
          <table:table-cell office:value-type="float" office:value="87.105471" calcext:value-type="float">
            <text:p>87.105471</text:p>
          </table:table-cell>
          <table:table-cell office:value-type="float" office:value="86.080732" calcext:value-type="float">
            <text:p>86.08073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88.897501" calcext:value-type="float">
            <text:p>88.897501</text:p>
          </table:table-cell>
          <table:table-cell office:value-type="float" office:value="87.883088" calcext:value-type="float">
            <text:p>87.88308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9678" calcext:value-type="float">
            <text:p>1.039678</text:p>
          </table:table-cell>
          <table:table-cell office:value-type="float" office:value="87.106777" calcext:value-type="float">
            <text:p>87.106777</text:p>
          </table:table-cell>
          <table:table-cell office:value-type="float" office:value="86.067099" calcext:value-type="float">
            <text:p>86.0670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5897512" calcext:value-type="float">
            <text:p>5897512</text:p>
          </table:table-cell>
          <table:table-cell office:value-type="float" office:value="6634" calcext:value-type="float">
            <text:p>6634</text:p>
          </table:table-cell>
          <table:table-cell office:value-type="float" office:value="5606" calcext:value-type="float">
            <text:p>5606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101.158613" calcext:value-type="float">
            <text:p>101.158613</text:p>
          </table:table-cell>
          <table:table-cell office:value-type="float" office:value="100.142703" calcext:value-type="float">
            <text:p>100.142703</text:p>
          </table:table-cell>
          <table:table-cell office:value-type="float" office:value="0.471129" calcext:value-type="float">
            <text:p>0.47112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5878576" calcext:value-type="float">
            <text:p>5878576</text:p>
          </table:table-cell>
          <table:table-cell office:value-type="float" office:value="6634" calcext:value-type="float">
            <text:p>6634</text:p>
          </table:table-cell>
          <table:table-cell office:value-type="float" office:value="5588" calcext:value-type="float">
            <text:p>5588</text:p>
          </table:table-cell>
          <table:table-cell office:value-type="float" office:value="1.293057" calcext:value-type="float">
            <text:p>1.293057</text:p>
          </table:table-cell>
          <table:table-cell office:value-type="float" office:value="101.164607" calcext:value-type="float">
            <text:p>101.164607</text:p>
          </table:table-cell>
          <table:table-cell office:value-type="float" office:value="99.871551" calcext:value-type="float">
            <text:p>99.871551</text:p>
          </table:table-cell>
          <table:table-cell office:value-type="float" office:value="0.470891" calcext:value-type="float">
            <text:p>0.47089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359" calcext:value-type="float">
            <text:p>1.263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54" calcext:value-type="float">
            <text:p>1.27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847016" calcext:value-type="float">
            <text:p>5847016</text:p>
          </table:table-cell>
          <table:table-cell office:value-type="float" office:value="6733" calcext:value-type="float">
            <text:p>6733</text:p>
          </table:table-cell>
          <table:table-cell office:value-type="float" office:value="5558" calcext:value-type="float">
            <text:p>5558</text:p>
          </table:table-cell>
          <table:table-cell office:value-type="float" office:value="1.010113" calcext:value-type="float">
            <text:p>1.010113</text:p>
          </table:table-cell>
          <table:table-cell office:value-type="float" office:value="101.145495" calcext:value-type="float">
            <text:p>101.145495</text:p>
          </table:table-cell>
          <table:table-cell office:value-type="float" office:value="100.135383" calcext:value-type="float">
            <text:p>100.135383</text:p>
          </table:table-cell>
          <table:table-cell office:value-type="float" office:value="0.467129" calcext:value-type="float">
            <text:p>0.467129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827028" calcext:value-type="float">
            <text:p>5827028</text:p>
          </table:table-cell>
          <table:table-cell office:value-type="float" office:value="6733" calcext:value-type="float">
            <text:p>6733</text:p>
          </table:table-cell>
          <table:table-cell office:value-type="float" office:value="5539" calcext:value-type="float">
            <text:p>5539</text:p>
          </table:table-cell>
          <table:table-cell office:value-type="float" office:value="1.284858" calcext:value-type="float">
            <text:p>1.284858</text:p>
          </table:table-cell>
          <table:table-cell office:value-type="float" office:value="101.156799" calcext:value-type="float">
            <text:p>101.156799</text:p>
          </table:table-cell>
          <table:table-cell office:value-type="float" office:value="99.871941" calcext:value-type="float">
            <text:p>99.871941</text:p>
          </table:table-cell>
          <table:table-cell office:value-type="float" office:value="0.46676" calcext:value-type="float">
            <text:p>0.46676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954" calcext:value-type="float">
            <text:p>1.25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509" calcext:value-type="float">
            <text:p>1.273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802832" calcext:value-type="float">
            <text:p>5802832</text:p>
          </table:table-cell>
          <table:table-cell office:value-type="float" office:value="6831" calcext:value-type="float">
            <text:p>6831</text:p>
          </table:table-cell>
          <table:table-cell office:value-type="float" office:value="5516" calcext:value-type="float">
            <text:p>5516</text:p>
          </table:table-cell>
          <table:table-cell office:value-type="float" office:value="1.011633" calcext:value-type="float">
            <text:p>1.011633</text:p>
          </table:table-cell>
          <table:table-cell office:value-type="float" office:value="101.1396" calcext:value-type="float">
            <text:p>101.1396</text:p>
          </table:table-cell>
          <table:table-cell office:value-type="float" office:value="100.127967" calcext:value-type="float">
            <text:p>100.127967</text:p>
          </table:table-cell>
          <table:table-cell office:value-type="float" office:value="0.463633" calcext:value-type="float">
            <text:p>0.46363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5783896" calcext:value-type="float">
            <text:p>5783896</text:p>
          </table:table-cell>
          <table:table-cell office:value-type="float" office:value="6831" calcext:value-type="float">
            <text:p>6831</text:p>
          </table:table-cell>
          <table:table-cell office:value-type="float" office:value="5498" calcext:value-type="float">
            <text:p>5498</text:p>
          </table:table-cell>
          <table:table-cell office:value-type="float" office:value="1.280533" calcext:value-type="float">
            <text:p>1.280533</text:p>
          </table:table-cell>
          <table:table-cell office:value-type="float" office:value="101.150549" calcext:value-type="float">
            <text:p>101.150549</text:p>
          </table:table-cell>
          <table:table-cell office:value-type="float" office:value="99.870017" calcext:value-type="float">
            <text:p>99.870017</text:p>
          </table:table-cell>
          <table:table-cell office:value-type="float" office:value="0.463314" calcext:value-type="float">
            <text:p>0.46331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909" calcext:value-type="float">
            <text:p>1.25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457" calcext:value-type="float">
            <text:p>1.254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684" calcext:value-type="float">
            <text:p>1.269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747076" calcext:value-type="float">
            <text:p>5747076</text:p>
          </table:table-cell>
          <table:table-cell office:value-type="float" office:value="6931" calcext:value-type="float">
            <text:p>6931</text:p>
          </table:table-cell>
          <table:table-cell office:value-type="float" office:value="5463" calcext:value-type="float">
            <text:p>5463</text:p>
          </table:table-cell>
          <table:table-cell office:value-type="float" office:value="1.015707" calcext:value-type="float">
            <text:p>1.015707</text:p>
          </table:table-cell>
          <table:table-cell office:value-type="float" office:value="101.159582" calcext:value-type="float">
            <text:p>101.159582</text:p>
          </table:table-cell>
          <table:table-cell office:value-type="float" office:value="100.143875" calcext:value-type="float">
            <text:p>100.143875</text:p>
          </table:table-cell>
          <table:table-cell office:value-type="float" office:value="0.459106" calcext:value-type="float">
            <text:p>0.45910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743920" calcext:value-type="float">
            <text:p>5743920</text:p>
          </table:table-cell>
          <table:table-cell office:value-type="float" office:value="6931" calcext:value-type="float">
            <text:p>6931</text:p>
          </table:table-cell>
          <table:table-cell office:value-type="float" office:value="5460" calcext:value-type="float">
            <text:p>5460</text:p>
          </table:table-cell>
          <table:table-cell office:value-type="float" office:value="1.045075" calcext:value-type="float">
            <text:p>1.045075</text:p>
          </table:table-cell>
          <table:table-cell office:value-type="float" office:value="101.167924" calcext:value-type="float">
            <text:p>101.167924</text:p>
          </table:table-cell>
          <table:table-cell office:value-type="float" office:value="100.12285" calcext:value-type="float">
            <text:p>100.12285</text:p>
          </table:table-cell>
          <table:table-cell office:value-type="float" office:value="0.45895" calcext:value-type="float">
            <text:p>0.4589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239" calcext:value-type="float">
            <text:p>1.00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9" calcext:value-type="float">
            <text:p>1.018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584" calcext:value-type="float">
            <text:p>1.021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707100" calcext:value-type="float">
            <text:p>5707100</text:p>
          </table:table-cell>
          <table:table-cell office:value-type="float" office:value="7030" calcext:value-type="float">
            <text:p>7030</text:p>
          </table:table-cell>
          <table:table-cell office:value-type="float" office:value="5425" calcext:value-type="float">
            <text:p>5425</text:p>
          </table:table-cell>
          <table:table-cell office:value-type="float" office:value="1.024043" calcext:value-type="float">
            <text:p>1.024043</text:p>
          </table:table-cell>
          <table:table-cell office:value-type="float" office:value="101.165768" calcext:value-type="float">
            <text:p>101.165768</text:p>
          </table:table-cell>
          <table:table-cell office:value-type="float" office:value="100.141725" calcext:value-type="float">
            <text:p>100.141725</text:p>
          </table:table-cell>
          <table:table-cell office:value-type="float" office:value="0.455922" calcext:value-type="float">
            <text:p>0.45592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709204" calcext:value-type="float">
            <text:p>5709204</text:p>
          </table:table-cell>
          <table:table-cell office:value-type="float" office:value="7030" calcext:value-type="float">
            <text:p>7030</text:p>
          </table:table-cell>
          <table:table-cell office:value-type="float" office:value="5427" calcext:value-type="float">
            <text:p>5427</text:p>
          </table:table-cell>
          <table:table-cell office:value-type="float" office:value="1.035311" calcext:value-type="float">
            <text:p>1.035311</text:p>
          </table:table-cell>
          <table:table-cell office:value-type="float" office:value="101.187341" calcext:value-type="float">
            <text:p>101.187341</text:p>
          </table:table-cell>
          <table:table-cell office:value-type="float" office:value="100.15203" calcext:value-type="float">
            <text:p>100.15203</text:p>
          </table:table-cell>
          <table:table-cell office:value-type="float" office:value="0.456043" calcext:value-type="float">
            <text:p>0.45604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5379" calcext:value-type="float">
            <text:p>1.005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497" calcext:value-type="float">
            <text:p>1.04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358" calcext:value-type="float">
            <text:p>1.009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647136" calcext:value-type="float">
            <text:p>5647136</text:p>
          </table:table-cell>
          <table:table-cell office:value-type="float" office:value="7128" calcext:value-type="float">
            <text:p>7128</text:p>
          </table:table-cell>
          <table:table-cell office:value-type="float" office:value="5368" calcext:value-type="float">
            <text:p>5368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101.137527" calcext:value-type="float">
            <text:p>101.137527</text:p>
          </table:table-cell>
          <table:table-cell office:value-type="float" office:value="100.128038" calcext:value-type="float">
            <text:p>100.128038</text:p>
          </table:table-cell>
          <table:table-cell office:value-type="float" office:value="0.451193" calcext:value-type="float">
            <text:p>0.45119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645032" calcext:value-type="float">
            <text:p>5645032</text:p>
          </table:table-cell>
          <table:table-cell office:value-type="float" office:value="7128" calcext:value-type="float">
            <text:p>7128</text:p>
          </table:table-cell>
          <table:table-cell office:value-type="float" office:value="5366" calcext:value-type="float">
            <text:p>5366</text:p>
          </table:table-cell>
          <table:table-cell office:value-type="float" office:value="1.055622" calcext:value-type="float">
            <text:p>1.055622</text:p>
          </table:table-cell>
          <table:table-cell office:value-type="float" office:value="101.143461" calcext:value-type="float">
            <text:p>101.143461</text:p>
          </table:table-cell>
          <table:table-cell office:value-type="float" office:value="100.087839" calcext:value-type="float">
            <text:p>100.087839</text:p>
          </table:table-cell>
          <table:table-cell office:value-type="float" office:value="0.451206" calcext:value-type="float">
            <text:p>0.45120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23" calcext:value-type="float">
            <text:p>1.02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933" calcext:value-type="float">
            <text:p>1.011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009" calcext:value-type="float">
            <text:p>1.028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610316" calcext:value-type="float">
            <text:p>5610316</text:p>
          </table:table-cell>
          <table:table-cell office:value-type="float" office:value="7228" calcext:value-type="float">
            <text:p>7228</text:p>
          </table:table-cell>
          <table:table-cell office:value-type="float" office:value="5333" calcext:value-type="float">
            <text:p>5333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1.151127" calcext:value-type="float">
            <text:p>101.151127</text:p>
          </table:table-cell>
          <table:table-cell office:value-type="float" office:value="100.137319" calcext:value-type="float">
            <text:p>100.137319</text:p>
          </table:table-cell>
          <table:table-cell office:value-type="float" office:value="0.44821" calcext:value-type="float">
            <text:p>0.4482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607160" calcext:value-type="float">
            <text:p>5607160</text:p>
          </table:table-cell>
          <table:table-cell office:value-type="float" office:value="7228" calcext:value-type="float">
            <text:p>7228</text:p>
          </table:table-cell>
          <table:table-cell office:value-type="float" office:value="5330" calcext:value-type="float">
            <text:p>5330</text:p>
          </table:table-cell>
          <table:table-cell office:value-type="float" office:value="1.071002" calcext:value-type="float">
            <text:p>1.071002</text:p>
          </table:table-cell>
          <table:table-cell office:value-type="float" office:value="101.156682" calcext:value-type="float">
            <text:p>101.156682</text:p>
          </table:table-cell>
          <table:table-cell office:value-type="float" office:value="100.08568" calcext:value-type="float">
            <text:p>100.08568</text:p>
          </table:table-cell>
          <table:table-cell office:value-type="float" office:value="0.448189" calcext:value-type="float">
            <text:p>0.44818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43" calcext:value-type="float">
            <text:p>1.027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04" calcext:value-type="float">
            <text:p>1.025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616" calcext:value-type="float">
            <text:p>1.037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556664" calcext:value-type="float">
            <text:p>5556664</text:p>
          </table:table-cell>
          <table:table-cell office:value-type="float" office:value="7326" calcext:value-type="float">
            <text:p>7326</text:p>
          </table:table-cell>
          <table:table-cell office:value-type="float" office:value="5282" calcext:value-type="float">
            <text:p>5282</text:p>
          </table:table-cell>
          <table:table-cell office:value-type="float" office:value="1.010033" calcext:value-type="float">
            <text:p>1.010033</text:p>
          </table:table-cell>
          <table:table-cell office:value-type="float" office:value="101.146506" calcext:value-type="float">
            <text:p>101.146506</text:p>
          </table:table-cell>
          <table:table-cell office:value-type="float" office:value="100.136473" calcext:value-type="float">
            <text:p>100.136473</text:p>
          </table:table-cell>
          <table:table-cell office:value-type="float" office:value="0.443927" calcext:value-type="float">
            <text:p>0.443927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5533520" calcext:value-type="float">
            <text:p>5533520</text:p>
          </table:table-cell>
          <table:table-cell office:value-type="float" office:value="7326" calcext:value-type="float">
            <text:p>7326</text:p>
          </table:table-cell>
          <table:table-cell office:value-type="float" office:value="5260" calcext:value-type="float">
            <text:p>5260</text:p>
          </table:table-cell>
          <table:table-cell office:value-type="float" office:value="1.312464" calcext:value-type="float">
            <text:p>1.312464</text:p>
          </table:table-cell>
          <table:table-cell office:value-type="float" office:value="101.140891" calcext:value-type="float">
            <text:p>101.140891</text:p>
          </table:table-cell>
          <table:table-cell office:value-type="float" office:value="99.828427" calcext:value-type="float">
            <text:p>99.828427</text:p>
          </table:table-cell>
          <table:table-cell office:value-type="float" office:value="0.443442" calcext:value-type="float">
            <text:p>0.44344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964" calcext:value-type="float">
            <text:p>1.26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224" calcext:value-type="float">
            <text:p>1.251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205" calcext:value-type="float">
            <text:p>1.272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5509324" calcext:value-type="float">
            <text:p>5509324</text:p>
          </table:table-cell>
          <table:table-cell office:value-type="float" office:value="7426" calcext:value-type="float">
            <text:p>7426</text:p>
          </table:table-cell>
          <table:table-cell office:value-type="float" office:value="5237" calcext:value-type="float">
            <text:p>5237</text:p>
          </table:table-cell>
          <table:table-cell office:value-type="float" office:value="1.011369" calcext:value-type="float">
            <text:p>1.011369</text:p>
          </table:table-cell>
          <table:table-cell office:value-type="float" office:value="101.150892" calcext:value-type="float">
            <text:p>101.150892</text:p>
          </table:table-cell>
          <table:table-cell office:value-type="float" office:value="100.139523" calcext:value-type="float">
            <text:p>100.139523</text:p>
          </table:table-cell>
          <table:table-cell office:value-type="float" office:value="0.440132" calcext:value-type="float">
            <text:p>0.44013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5506168" calcext:value-type="float">
            <text:p>5506168</text:p>
          </table:table-cell>
          <table:table-cell office:value-type="float" office:value="7426" calcext:value-type="float">
            <text:p>7426</text:p>
          </table:table-cell>
          <table:table-cell office:value-type="float" office:value="5234" calcext:value-type="float">
            <text:p>5234</text:p>
          </table:table-cell>
          <table:table-cell office:value-type="float" office:value="1.064014" calcext:value-type="float">
            <text:p>1.064014</text:p>
          </table:table-cell>
          <table:table-cell office:value-type="float" office:value="101.156286" calcext:value-type="float">
            <text:p>101.156286</text:p>
          </table:table-cell>
          <table:table-cell office:value-type="float" office:value="100.092272" calcext:value-type="float">
            <text:p>100.092272</text:p>
          </table:table-cell>
          <table:table-cell office:value-type="float" office:value="0.440087" calcext:value-type="float">
            <text:p>0.44008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53" calcext:value-type="float">
            <text:p>1.024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21" calcext:value-type="float">
            <text:p>1.036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452516" calcext:value-type="float">
            <text:p>5452516</text:p>
          </table:table-cell>
          <table:table-cell office:value-type="float" office:value="7524" calcext:value-type="float">
            <text:p>7524</text:p>
          </table:table-cell>
          <table:table-cell office:value-type="float" office:value="5183" calcext:value-type="float">
            <text:p>5183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1.148827" calcext:value-type="float">
            <text:p>101.148827</text:p>
          </table:table-cell>
          <table:table-cell office:value-type="float" office:value="100.138578" calcext:value-type="float">
            <text:p>100.138578</text:p>
          </table:table-cell>
          <table:table-cell office:value-type="float" office:value="0.435598" calcext:value-type="float">
            <text:p>0.43559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5451464" calcext:value-type="float">
            <text:p>5451464</text:p>
          </table:table-cell>
          <table:table-cell office:value-type="float" office:value="7524" calcext:value-type="float">
            <text:p>7524</text:p>
          </table:table-cell>
          <table:table-cell office:value-type="float" office:value="5182" calcext:value-type="float">
            <text:p>5182</text:p>
          </table:table-cell>
          <table:table-cell office:value-type="float" office:value="1.064285" calcext:value-type="float">
            <text:p>1.064285</text:p>
          </table:table-cell>
          <table:table-cell office:value-type="float" office:value="101.17017" calcext:value-type="float">
            <text:p>101.17017</text:p>
          </table:table-cell>
          <table:table-cell office:value-type="float" office:value="100.105884" calcext:value-type="float">
            <text:p>100.105884</text:p>
          </table:table-cell>
          <table:table-cell office:value-type="float" office:value="0.435656" calcext:value-type="float">
            <text:p>0.435656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673" calcext:value-type="float">
            <text:p>1.023673</text:p>
          </table:table-cell>
          <table:table-cell office:value-type="float" office:value="54.08965" calcext:value-type="float">
            <text:p>54.08965</text:p>
          </table:table-cell>
          <table:table-cell office:value-type="float" office:value="53.065977" calcext:value-type="float">
            <text:p>53.06597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6074" calcext:value-type="float">
            <text:p>1.036074</text:p>
          </table:table-cell>
          <table:table-cell office:value-type="float" office:value="54.090956" calcext:value-type="float">
            <text:p>54.090956</text:p>
          </table:table-cell>
          <table:table-cell office:value-type="float" office:value="53.054882" calcext:value-type="float">
            <text:p>53.05488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406228" calcext:value-type="float">
            <text:p>5406228</text:p>
          </table:table-cell>
          <table:table-cell office:value-type="float" office:value="7623" calcext:value-type="float">
            <text:p>7623</text:p>
          </table:table-cell>
          <table:table-cell office:value-type="float" office:value="5139" calcext:value-type="float">
            <text:p>5139</text:p>
          </table:table-cell>
          <table:table-cell office:value-type="float" office:value="1.016143" calcext:value-type="float">
            <text:p>1.016143</text:p>
          </table:table-cell>
          <table:table-cell office:value-type="float" office:value="101.145673" calcext:value-type="float">
            <text:p>101.145673</text:p>
          </table:table-cell>
          <table:table-cell office:value-type="float" office:value="100.129531" calcext:value-type="float">
            <text:p>100.129531</text:p>
          </table:table-cell>
          <table:table-cell office:value-type="float" office:value="0.431939" calcext:value-type="float">
            <text:p>0.43193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5403072" calcext:value-type="float">
            <text:p>5403072</text:p>
          </table:table-cell>
          <table:table-cell office:value-type="float" office:value="7623" calcext:value-type="float">
            <text:p>7623</text:p>
          </table:table-cell>
          <table:table-cell office:value-type="float" office:value="5136" calcext:value-type="float">
            <text:p>5136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101.151668" calcext:value-type="float">
            <text:p>101.151668</text:p>
          </table:table-cell>
          <table:table-cell office:value-type="float" office:value="100.092189" calcext:value-type="float">
            <text:p>100.092189</text:p>
          </table:table-cell>
          <table:table-cell office:value-type="float" office:value="0.431848" calcext:value-type="float">
            <text:p>0.43184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12" calcext:value-type="float">
            <text:p>1.02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41" calcext:value-type="float">
            <text:p>1.01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25" calcext:value-type="float">
            <text:p>1.035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362044" calcext:value-type="float">
            <text:p>5362044</text:p>
          </table:table-cell>
          <table:table-cell office:value-type="float" office:value="7722" calcext:value-type="float">
            <text:p>7722</text:p>
          </table:table-cell>
          <table:table-cell office:value-type="float" office:value="5097" calcext:value-type="float">
            <text:p>5097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1.166912" calcext:value-type="float">
            <text:p>101.166912</text:p>
          </table:table-cell>
          <table:table-cell office:value-type="float" office:value="100.151223" calcext:value-type="float">
            <text:p>100.151223</text:p>
          </table:table-cell>
          <table:table-cell office:value-type="float" office:value="0.428316" calcext:value-type="float">
            <text:p>0.42831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5360992" calcext:value-type="float">
            <text:p>5360992</text:p>
          </table:table-cell>
          <table:table-cell office:value-type="float" office:value="7722" calcext:value-type="float">
            <text:p>7722</text:p>
          </table:table-cell>
          <table:table-cell office:value-type="float" office:value="5096" calcext:value-type="float">
            <text:p>5096</text:p>
          </table:table-cell>
          <table:table-cell office:value-type="float" office:value="1.055326" calcext:value-type="float">
            <text:p>1.055326</text:p>
          </table:table-cell>
          <table:table-cell office:value-type="float" office:value="101.184536" calcext:value-type="float">
            <text:p>101.184536</text:p>
          </table:table-cell>
          <table:table-cell office:value-type="float" office:value="100.12921" calcext:value-type="float">
            <text:p>100.12921</text:p>
          </table:table-cell>
          <table:table-cell office:value-type="float" office:value="0.428326" calcext:value-type="float">
            <text:p>0.42832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1759" calcext:value-type="float">
            <text:p>1.021759</text:p>
          </table:table-cell>
          <table:table-cell office:value-type="float" office:value="75.123847" calcext:value-type="float">
            <text:p>75.123847</text:p>
          </table:table-cell>
          <table:table-cell office:value-type="float" office:value="74.102088" calcext:value-type="float">
            <text:p>74.10208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1982" calcext:value-type="float">
            <text:p>1.01982</text:p>
          </table:table-cell>
          <table:table-cell office:value-type="float" office:value="77.1155" calcext:value-type="float">
            <text:p>77.1155</text:p>
          </table:table-cell>
          <table:table-cell office:value-type="float" office:value="76.09568" calcext:value-type="float">
            <text:p>76.0956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7607" calcext:value-type="float">
            <text:p>1.037607</text:p>
          </table:table-cell>
          <table:table-cell office:value-type="float" office:value="75.125153" calcext:value-type="float">
            <text:p>75.125153</text:p>
          </table:table-cell>
          <table:table-cell office:value-type="float" office:value="74.087546" calcext:value-type="float">
            <text:p>74.08754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305236" calcext:value-type="float">
            <text:p>5305236</text:p>
          </table:table-cell>
          <table:table-cell office:value-type="float" office:value="7821" calcext:value-type="float">
            <text:p>7821</text:p>
          </table:table-cell>
          <table:table-cell office:value-type="float" office:value="5043" calcext:value-type="float">
            <text:p>5043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101.166637" calcext:value-type="float">
            <text:p>101.166637</text:p>
          </table:table-cell>
          <table:table-cell office:value-type="float" office:value="100.159449" calcext:value-type="float">
            <text:p>100.159449</text:p>
          </table:table-cell>
          <table:table-cell office:value-type="float" office:value="0.423743" calcext:value-type="float">
            <text:p>0.42374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5303132" calcext:value-type="float">
            <text:p>5303132</text:p>
          </table:table-cell>
          <table:table-cell office:value-type="float" office:value="7821" calcext:value-type="float">
            <text:p>7821</text:p>
          </table:table-cell>
          <table:table-cell office:value-type="float" office:value="5041" calcext:value-type="float">
            <text:p>5041</text:p>
          </table:table-cell>
          <table:table-cell office:value-type="float" office:value="1.061246" calcext:value-type="float">
            <text:p>1.061246</text:p>
          </table:table-cell>
          <table:table-cell office:value-type="float" office:value="101.206672" calcext:value-type="float">
            <text:p>101.206672</text:p>
          </table:table-cell>
          <table:table-cell office:value-type="float" office:value="100.145426" calcext:value-type="float">
            <text:p>100.145426</text:p>
          </table:table-cell>
          <table:table-cell office:value-type="float" office:value="0.423634" calcext:value-type="float">
            <text:p>0.423634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539" calcext:value-type="float">
            <text:p>1.023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75" calcext:value-type="float">
            <text:p>1.033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262104" calcext:value-type="float">
            <text:p>5262104</text:p>
          </table:table-cell>
          <table:table-cell office:value-type="float" office:value="7920" calcext:value-type="float">
            <text:p>7920</text:p>
          </table:table-cell>
          <table:table-cell office:value-type="float" office:value="5002" calcext:value-type="float">
            <text:p>5002</text:p>
          </table:table-cell>
          <table:table-cell office:value-type="float" office:value="1.014809" calcext:value-type="float">
            <text:p>1.014809</text:p>
          </table:table-cell>
          <table:table-cell office:value-type="float" office:value="101.160085" calcext:value-type="float">
            <text:p>101.160085</text:p>
          </table:table-cell>
          <table:table-cell office:value-type="float" office:value="100.145277" calcext:value-type="float">
            <text:p>100.145277</text:p>
          </table:table-cell>
          <table:table-cell office:value-type="float" office:value="0.420358" calcext:value-type="float">
            <text:p>0.42035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5261052" calcext:value-type="float">
            <text:p>5261052</text:p>
          </table:table-cell>
          <table:table-cell office:value-type="float" office:value="7920" calcext:value-type="float">
            <text:p>7920</text:p>
          </table:table-cell>
          <table:table-cell office:value-type="float" office:value="5001" calcext:value-type="float">
            <text:p>5001</text:p>
          </table:table-cell>
          <table:table-cell office:value-type="float" office:value="1.058563" calcext:value-type="float">
            <text:p>1.058563</text:p>
          </table:table-cell>
          <table:table-cell office:value-type="float" office:value="101.177629" calcext:value-type="float">
            <text:p>101.177629</text:p>
          </table:table-cell>
          <table:table-cell office:value-type="float" office:value="100.119066" calcext:value-type="float">
            <text:p>100.119066</text:p>
          </table:table-cell>
          <table:table-cell office:value-type="float" office:value="0.420384" calcext:value-type="float">
            <text:p>0.420384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13" calcext:value-type="float">
            <text:p>1.026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07" calcext:value-type="float">
            <text:p>1.016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187" calcext:value-type="float">
            <text:p>1.036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205296" calcext:value-type="float">
            <text:p>5205296</text:p>
          </table:table-cell>
          <table:table-cell office:value-type="float" office:value="8020" calcext:value-type="float">
            <text:p>8020</text:p>
          </table:table-cell>
          <table:table-cell office:value-type="float" office:value="4948" calcext:value-type="float">
            <text:p>4948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101.151238" calcext:value-type="float">
            <text:p>101.151238</text:p>
          </table:table-cell>
          <table:table-cell office:value-type="float" office:value="100.139449" calcext:value-type="float">
            <text:p>100.139449</text:p>
          </table:table-cell>
          <table:table-cell office:value-type="float" office:value="0.415844" calcext:value-type="float">
            <text:p>0.41584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5201088" calcext:value-type="float">
            <text:p>5201088</text:p>
          </table:table-cell>
          <table:table-cell office:value-type="float" office:value="8020" calcext:value-type="float">
            <text:p>8020</text:p>
          </table:table-cell>
          <table:table-cell office:value-type="float" office:value="4944" calcext:value-type="float">
            <text:p>4944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01.156692" calcext:value-type="float">
            <text:p>101.156692</text:p>
          </table:table-cell>
          <table:table-cell office:value-type="float" office:value="100.088342" calcext:value-type="float">
            <text:p>100.088342</text:p>
          </table:table-cell>
          <table:table-cell office:value-type="float" office:value="0.41572" calcext:value-type="float">
            <text:p>0.4157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9" calcext:value-type="float">
            <text:p>1.033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868" calcext:value-type="float">
            <text:p>1.019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12" calcext:value-type="float">
            <text:p>1.046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164268" calcext:value-type="float">
            <text:p>5164268</text:p>
          </table:table-cell>
          <table:table-cell office:value-type="float" office:value="8118" calcext:value-type="float">
            <text:p>8118</text:p>
          </table:table-cell>
          <table:table-cell office:value-type="float" office:value="4909" calcext:value-type="float">
            <text:p>4909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01.159172" calcext:value-type="float">
            <text:p>101.159172</text:p>
          </table:table-cell>
          <table:table-cell office:value-type="float" office:value="100.149282" calcext:value-type="float">
            <text:p>100.149282</text:p>
          </table:table-cell>
          <table:table-cell office:value-type="float" office:value="0.412526" calcext:value-type="float">
            <text:p>0.41252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5142176" calcext:value-type="float">
            <text:p>5142176</text:p>
          </table:table-cell>
          <table:table-cell office:value-type="float" office:value="8118" calcext:value-type="float">
            <text:p>8118</text:p>
          </table:table-cell>
          <table:table-cell office:value-type="float" office:value="4888" calcext:value-type="float">
            <text:p>4888</text:p>
          </table:table-cell>
          <table:table-cell office:value-type="float" office:value="1.297395" calcext:value-type="float">
            <text:p>1.297395</text:p>
          </table:table-cell>
          <table:table-cell office:value-type="float" office:value="101.170342" calcext:value-type="float">
            <text:p>101.170342</text:p>
          </table:table-cell>
          <table:table-cell office:value-type="float" office:value="99.872947" calcext:value-type="float">
            <text:p>99.872947</text:p>
          </table:table-cell>
          <table:table-cell office:value-type="float" office:value="0.411897" calcext:value-type="float">
            <text:p>0.41189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685" calcext:value-type="float">
            <text:p>1.265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923" calcext:value-type="float">
            <text:p>1.251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504" calcext:value-type="float">
            <text:p>1.269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161112" calcext:value-type="float">
            <text:p>5161112</text:p>
          </table:table-cell>
          <table:table-cell office:value-type="float" office:value="8217" calcext:value-type="float">
            <text:p>8217</text:p>
          </table:table-cell>
          <table:table-cell office:value-type="float" office:value="4906" calcext:value-type="float">
            <text:p>4906</text:p>
          </table:table-cell>
          <table:table-cell office:value-type="float" office:value="1.011189" calcext:value-type="float">
            <text:p>1.011189</text:p>
          </table:table-cell>
          <table:table-cell office:value-type="float" office:value="101.665638" calcext:value-type="float">
            <text:p>101.665638</text:p>
          </table:table-cell>
          <table:table-cell office:value-type="float" office:value="100.654449" calcext:value-type="float">
            <text:p>100.654449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5216868" calcext:value-type="float">
            <text:p>5216868</text:p>
          </table:table-cell>
          <table:table-cell office:value-type="float" office:value="8217" calcext:value-type="float">
            <text:p>8217</text:p>
          </table:table-cell>
          <table:table-cell office:value-type="float" office:value="4959" calcext:value-type="float">
            <text:p>4959</text:p>
          </table:table-cell>
          <table:table-cell office:value-type="float" office:value="1.067839" calcext:value-type="float">
            <text:p>1.067839</text:p>
          </table:table-cell>
          <table:table-cell office:value-type="float" office:value="102.009372" calcext:value-type="float">
            <text:p>102.009372</text:p>
          </table:table-cell>
          <table:table-cell office:value-type="float" office:value="100.941534" calcext:value-type="float">
            <text:p>100.941534</text:p>
          </table:table-cell>
          <table:table-cell office:value-type="float" office:value="0.413457" calcext:value-type="float">
            <text:p>0.41345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4099" calcext:value-type="float">
            <text:p>1.024099</text:p>
          </table:table-cell>
          <table:table-cell office:value-type="float" office:value="109.111003" calcext:value-type="float">
            <text:p>109.111003</text:p>
          </table:table-cell>
          <table:table-cell office:value-type="float" office:value="108.086903" calcext:value-type="float">
            <text:p>108.0869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2201" calcext:value-type="float">
            <text:p>1.022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4353" calcext:value-type="float">
            <text:p>1.034353</text:p>
          </table:table-cell>
          <table:table-cell office:value-type="float" office:value="90.151292" calcext:value-type="float">
            <text:p>90.151292</text:p>
          </table:table-cell>
          <table:table-cell office:value-type="float" office:value="89.116939" calcext:value-type="float">
            <text:p>89.11693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8316" calcext:value-type="float">
            <text:p>8316</text:p>
          </table:table-cell>
          <table:table-cell office:value-type="float" office:value="4864" calcext:value-type="float">
            <text:p>4864</text:p>
          </table:table-cell>
          <table:table-cell office:value-type="float" office:value="1.013309" calcext:value-type="float">
            <text:p>1.013309</text:p>
          </table:table-cell>
          <table:table-cell office:value-type="float" office:value="101.677563" calcext:value-type="float">
            <text:p>101.677563</text:p>
          </table:table-cell>
          <table:table-cell office:value-type="float" office:value="100.664254" calcext:value-type="float">
            <text:p>100.664254</text:p>
          </table:table-cell>
          <table:table-cell office:value-type="float" office:value="0.406653" calcext:value-type="float">
            <text:p>0.40665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5186360" calcext:value-type="float">
            <text:p>5186360</text:p>
          </table:table-cell>
          <table:table-cell office:value-type="float" office:value="8316" calcext:value-type="float">
            <text:p>8316</text:p>
          </table:table-cell>
          <table:table-cell office:value-type="float" office:value="4930" calcext:value-type="float">
            <text:p>4930</text:p>
          </table:table-cell>
          <table:table-cell office:value-type="float" office:value="1.056523" calcext:value-type="float">
            <text:p>1.056523</text:p>
          </table:table-cell>
          <table:table-cell office:value-type="float" office:value="102.184246" calcext:value-type="float">
            <text:p>102.184246</text:p>
          </table:table-cell>
          <table:table-cell office:value-type="float" office:value="101.127723" calcext:value-type="float">
            <text:p>101.127723</text:p>
          </table:table-cell>
          <table:table-cell office:value-type="float" office:value="0.410282" calcext:value-type="float">
            <text:p>0.41028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59" calcext:value-type="float">
            <text:p>1.018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2" calcext:value-type="float">
            <text:p>1.01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827" calcext:value-type="float">
            <text:p>1.033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131656" calcext:value-type="float">
            <text:p>5131656</text:p>
          </table:table-cell>
          <table:table-cell office:value-type="float" office:value="8415" calcext:value-type="float">
            <text:p>8415</text:p>
          </table:table-cell>
          <table:table-cell office:value-type="float" office:value="4878" calcext:value-type="float">
            <text:p>4878</text:p>
          </table:table-cell>
          <table:table-cell office:value-type="float" office:value="1.013927" calcext:value-type="float">
            <text:p>1.013927</text:p>
          </table:table-cell>
          <table:table-cell office:value-type="float" office:value="101.686606" calcext:value-type="float">
            <text:p>101.686606</text:p>
          </table:table-cell>
          <table:table-cell office:value-type="float" office:value="100.672679" calcext:value-type="float">
            <text:p>100.672679</text:p>
          </table:table-cell>
          <table:table-cell office:value-type="float" office:value="0.407789" calcext:value-type="float">
            <text:p>0.40778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5198984" calcext:value-type="float">
            <text:p>5198984</text:p>
          </table:table-cell>
          <table:table-cell office:value-type="float" office:value="8415" calcext:value-type="float">
            <text:p>8415</text:p>
          </table:table-cell>
          <table:table-cell office:value-type="float" office:value="4942" calcext:value-type="float">
            <text:p>4942</text:p>
          </table:table-cell>
          <table:table-cell office:value-type="float" office:value="1.047255" calcext:value-type="float">
            <text:p>1.047255</text:p>
          </table:table-cell>
          <table:table-cell office:value-type="float" office:value="102.081759" calcext:value-type="float">
            <text:p>102.081759</text:p>
          </table:table-cell>
          <table:table-cell office:value-type="float" office:value="101.034504" calcext:value-type="float">
            <text:p>101.034504</text:p>
          </table:table-cell>
          <table:table-cell office:value-type="float" office:value="0.41166" calcext:value-type="float">
            <text:p>0.4116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5619" calcext:value-type="float">
            <text:p>1.005619</text:p>
          </table:table-cell>
          <table:table-cell office:value-type="float" office:value="60.112366" calcext:value-type="float">
            <text:p>60.112366</text:p>
          </table:table-cell>
          <table:table-cell office:value-type="float" office:value="59.106747" calcext:value-type="float">
            <text:p>59.10674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585" calcext:value-type="float">
            <text:p>1.015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60.130495" calcext:value-type="float">
            <text:p>60.130495</text:p>
          </table:table-cell>
          <table:table-cell office:value-type="float" office:value="59.105316" calcext:value-type="float">
            <text:p>59.10531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122188" calcext:value-type="float">
            <text:p>5122188</text:p>
          </table:table-cell>
          <table:table-cell office:value-type="float" office:value="8514" calcext:value-type="float">
            <text:p>8514</text:p>
          </table:table-cell>
          <table:table-cell office:value-type="float" office:value="4869" calcext:value-type="float">
            <text:p>4869</text:p>
          </table:table-cell>
          <table:table-cell office:value-type="float" office:value="1.014316" calcext:value-type="float">
            <text:p>1.014316</text:p>
          </table:table-cell>
          <table:table-cell office:value-type="float" office:value="101.685047" calcext:value-type="float">
            <text:p>101.685047</text:p>
          </table:table-cell>
          <table:table-cell office:value-type="float" office:value="100.670731" calcext:value-type="float">
            <text:p>100.670731</text:p>
          </table:table-cell>
          <table:table-cell office:value-type="float" office:value="0.407045" calcext:value-type="float">
            <text:p>0.407045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8514" calcext:value-type="float">
            <text:p>8514</text:p>
          </table:table-cell>
          <table:table-cell office:value-type="float" office:value="4940" calcext:value-type="float">
            <text:p>4940</text:p>
          </table:table-cell>
          <table:table-cell office:value-type="float" office:value="1.054597" calcext:value-type="float">
            <text:p>1.054597</text:p>
          </table:table-cell>
          <table:table-cell office:value-type="float" office:value="102.155649" calcext:value-type="float">
            <text:p>102.155649</text:p>
          </table:table-cell>
          <table:table-cell office:value-type="float" office:value="101.101052" calcext:value-type="float">
            <text:p>101.101052</text:p>
          </table:table-cell>
          <table:table-cell office:value-type="float" office:value="0.411223" calcext:value-type="float">
            <text:p>0.41122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5659" calcext:value-type="float">
            <text:p>1.025659</text:p>
          </table:table-cell>
          <table:table-cell office:value-type="float" office:value="8.103587" calcext:value-type="float">
            <text:p>8.103587</text:p>
          </table:table-cell>
          <table:table-cell office:value-type="float" office:value="7.077927" calcext:value-type="float">
            <text:p>7.07792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6789" calcext:value-type="float">
            <text:p>1.016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" calcext:value-type="float">
            <text:p>1.037</text:p>
          </table:table-cell>
          <table:table-cell office:value-type="float" office:value="8.116221" calcext:value-type="float">
            <text:p>8.116221</text:p>
          </table:table-cell>
          <table:table-cell office:value-type="float" office:value="7.079221" calcext:value-type="float">
            <text:p>7.07922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144280" calcext:value-type="float">
            <text:p>5144280</text:p>
          </table:table-cell>
          <table:table-cell office:value-type="float" office:value="8613" calcext:value-type="float">
            <text:p>8613</text:p>
          </table:table-cell>
          <table:table-cell office:value-type="float" office:value="4890" calcext:value-type="float">
            <text:p>4890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101.690071" calcext:value-type="float">
            <text:p>101.690071</text:p>
          </table:table-cell>
          <table:table-cell office:value-type="float" office:value="100.676522" calcext:value-type="float">
            <text:p>100.676522</text:p>
          </table:table-cell>
          <table:table-cell office:value-type="float" office:value="0.408777" calcext:value-type="float">
            <text:p>0.40877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8613" calcext:value-type="float">
            <text:p>8613</text:p>
          </table:table-cell>
          <table:table-cell office:value-type="float" office:value="4943" calcext:value-type="float">
            <text:p>4943</text:p>
          </table:table-cell>
          <table:table-cell office:value-type="float" office:value="1.069065" calcext:value-type="float">
            <text:p>1.069065</text:p>
          </table:table-cell>
          <table:table-cell office:value-type="float" office:value="102.105012" calcext:value-type="float">
            <text:p>102.105012</text:p>
          </table:table-cell>
          <table:table-cell office:value-type="float" office:value="101.035947" calcext:value-type="float">
            <text:p>101.035947</text:p>
          </table:table-cell>
          <table:table-cell office:value-type="float" office:value="0.411738" calcext:value-type="float">
            <text:p>0.41173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3" calcext:value-type="float">
            <text:p>1.02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54" calcext:value-type="float">
            <text:p>1.018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61" calcext:value-type="float">
            <text:p>1.035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5139020" calcext:value-type="float">
            <text:p>5139020</text:p>
          </table:table-cell>
          <table:table-cell office:value-type="float" office:value="8713" calcext:value-type="float">
            <text:p>8713</text:p>
          </table:table-cell>
          <table:table-cell office:value-type="float" office:value="4885" calcext:value-type="float">
            <text:p>4885</text:p>
          </table:table-cell>
          <table:table-cell office:value-type="float" office:value="1.007369" calcext:value-type="float">
            <text:p>1.007369</text:p>
          </table:table-cell>
          <table:table-cell office:value-type="float" office:value="101.677828" calcext:value-type="float">
            <text:p>101.677828</text:p>
          </table:table-cell>
          <table:table-cell office:value-type="float" office:value="100.670459" calcext:value-type="float">
            <text:p>100.670459</text:p>
          </table:table-cell>
          <table:table-cell office:value-type="float" office:value="0.408384" calcext:value-type="float">
            <text:p>0.408384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5217920" calcext:value-type="float">
            <text:p>5217920</text:p>
          </table:table-cell>
          <table:table-cell office:value-type="float" office:value="8713" calcext:value-type="float">
            <text:p>8713</text:p>
          </table:table-cell>
          <table:table-cell office:value-type="float" office:value="4960" calcext:value-type="float">
            <text:p>4960</text:p>
          </table:table-cell>
          <table:table-cell office:value-type="float" office:value="1.052745" calcext:value-type="float">
            <text:p>1.052745</text:p>
          </table:table-cell>
          <table:table-cell office:value-type="float" office:value="102.242367" calcext:value-type="float">
            <text:p>102.242367</text:p>
          </table:table-cell>
          <table:table-cell office:value-type="float" office:value="101.189622" calcext:value-type="float">
            <text:p>101.189622</text:p>
          </table:table-cell>
          <table:table-cell office:value-type="float" office:value="0.412526" calcext:value-type="float">
            <text:p>0.41252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91" calcext:value-type="float">
            <text:p>1.020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127" calcext:value-type="float">
            <text:p>1.010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2" calcext:value-type="float">
            <text:p>1.024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5178996" calcext:value-type="float">
            <text:p>5178996</text:p>
          </table:table-cell>
          <table:table-cell office:value-type="float" office:value="8812" calcext:value-type="float">
            <text:p>8812</text:p>
          </table:table-cell>
          <table:table-cell office:value-type="float" office:value="4923" calcext:value-type="float">
            <text:p>4923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1.704949" calcext:value-type="float">
            <text:p>101.704949</text:p>
          </table:table-cell>
          <table:table-cell office:value-type="float" office:value="100.69538" calcext:value-type="float">
            <text:p>100.69538</text:p>
          </table:table-cell>
          <table:table-cell office:value-type="float" office:value="0.411458" calcext:value-type="float">
            <text:p>0.41145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5141124" calcext:value-type="float">
            <text:p>5141124</text:p>
          </table:table-cell>
          <table:table-cell office:value-type="float" office:value="8812" calcext:value-type="float">
            <text:p>8812</text:p>
          </table:table-cell>
          <table:table-cell office:value-type="float" office:value="4887" calcext:value-type="float">
            <text:p>4887</text:p>
          </table:table-cell>
          <table:table-cell office:value-type="float" office:value="2.048151" calcext:value-type="float">
            <text:p>2.048151</text:p>
          </table:table-cell>
          <table:table-cell office:value-type="float" office:value="102.033727" calcext:value-type="float">
            <text:p>102.033727</text:p>
          </table:table-cell>
          <table:table-cell office:value-type="float" office:value="99.985576" calcext:value-type="float">
            <text:p>99.985576</text:p>
          </table:table-cell>
          <table:table-cell office:value-type="float" office:value="0.411349" calcext:value-type="float">
            <text:p>0.41134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33" calcext:value-type="float">
            <text:p>1.021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1428" calcext:value-type="float">
            <text:p>2.03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5135864" calcext:value-type="float">
            <text:p>5135864</text:p>
          </table:table-cell>
          <table:table-cell office:value-type="float" office:value="8911" calcext:value-type="float">
            <text:p>8911</text:p>
          </table:table-cell>
          <table:table-cell office:value-type="float" office:value="4882" calcext:value-type="float">
            <text:p>4882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101.685631" calcext:value-type="float">
            <text:p>101.685631</text:p>
          </table:table-cell>
          <table:table-cell office:value-type="float" office:value="100.669861" calcext:value-type="float">
            <text:p>100.669861</text:p>
          </table:table-cell>
          <table:table-cell office:value-type="float" office:value="0.408135" calcext:value-type="float">
            <text:p>0.40813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5174788" calcext:value-type="float">
            <text:p>5174788</text:p>
          </table:table-cell>
          <table:table-cell office:value-type="float" office:value="8911" calcext:value-type="float">
            <text:p>8911</text:p>
          </table:table-cell>
          <table:table-cell office:value-type="float" office:value="4919" calcext:value-type="float">
            <text:p>4919</text:p>
          </table:table-cell>
          <table:table-cell office:value-type="float" office:value="1.282935" calcext:value-type="float">
            <text:p>1.282935</text:p>
          </table:table-cell>
          <table:table-cell office:value-type="float" office:value="102.135365" calcext:value-type="float">
            <text:p>102.135365</text:p>
          </table:table-cell>
          <table:table-cell office:value-type="float" office:value="100.85243" calcext:value-type="float">
            <text:p>100.85243</text:p>
          </table:table-cell>
          <table:table-cell office:value-type="float" office:value="0.410484" calcext:value-type="float">
            <text:p>0.410484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13" calcext:value-type="float">
            <text:p>1.254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5067" calcext:value-type="float">
            <text:p>1.24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173" calcext:value-type="float">
            <text:p>1.26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129552" calcext:value-type="float">
            <text:p>5129552</text:p>
          </table:table-cell>
          <table:table-cell office:value-type="float" office:value="9009" calcext:value-type="float">
            <text:p>9009</text:p>
          </table:table-cell>
          <table:table-cell office:value-type="float" office:value="4876" calcext:value-type="float">
            <text:p>4876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101.675863" calcext:value-type="float">
            <text:p>101.675863</text:p>
          </table:table-cell>
          <table:table-cell office:value-type="float" office:value="100.660374" calcext:value-type="float">
            <text:p>100.660374</text:p>
          </table:table-cell>
          <table:table-cell office:value-type="float" office:value="0.407672" calcext:value-type="float">
            <text:p>0.40767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5187412" calcext:value-type="float">
            <text:p>5187412</text:p>
          </table:table-cell>
          <table:table-cell office:value-type="float" office:value="9009" calcext:value-type="float">
            <text:p>9009</text:p>
          </table:table-cell>
          <table:table-cell office:value-type="float" office:value="4931" calcext:value-type="float">
            <text:p>4931</text:p>
          </table:table-cell>
          <table:table-cell office:value-type="float" office:value="1.071661" calcext:value-type="float">
            <text:p>1.071661</text:p>
          </table:table-cell>
          <table:table-cell office:value-type="float" office:value="102.042524" calcext:value-type="float">
            <text:p>102.042524</text:p>
          </table:table-cell>
          <table:table-cell office:value-type="float" office:value="100.970863" calcext:value-type="float">
            <text:p>100.970863</text:p>
          </table:table-cell>
          <table:table-cell office:value-type="float" office:value="0.411003" calcext:value-type="float">
            <text:p>0.41100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119" calcext:value-type="float">
            <text:p>1.021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8" calcext:value-type="float">
            <text:p>1.01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751" calcext:value-type="float">
            <text:p>1.043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5130604" calcext:value-type="float">
            <text:p>5130604</text:p>
          </table:table-cell>
          <table:table-cell office:value-type="float" office:value="9109" calcext:value-type="float">
            <text:p>9109</text:p>
          </table:table-cell>
          <table:table-cell office:value-type="float" office:value="4877" calcext:value-type="float">
            <text:p>4877</text:p>
          </table:table-cell>
          <table:table-cell office:value-type="float" office:value="1.015033" calcext:value-type="float">
            <text:p>1.015033</text:p>
          </table:table-cell>
          <table:table-cell office:value-type="float" office:value="101.699989" calcext:value-type="float">
            <text:p>101.699989</text:p>
          </table:table-cell>
          <table:table-cell office:value-type="float" office:value="100.684956" calcext:value-type="float">
            <text:p>100.684956</text:p>
          </table:table-cell>
          <table:table-cell office:value-type="float" office:value="0.407656" calcext:value-type="float">
            <text:p>0.40765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5176892" calcext:value-type="float">
            <text:p>5176892</text:p>
          </table:table-cell>
          <table:table-cell office:value-type="float" office:value="9109" calcext:value-type="float">
            <text:p>9109</text:p>
          </table:table-cell>
          <table:table-cell office:value-type="float" office:value="4921" calcext:value-type="float">
            <text:p>4921</text:p>
          </table:table-cell>
          <table:table-cell office:value-type="float" office:value="1.305918" calcext:value-type="float">
            <text:p>1.305918</text:p>
          </table:table-cell>
          <table:table-cell office:value-type="float" office:value="102.220428" calcext:value-type="float">
            <text:p>102.220428</text:p>
          </table:table-cell>
          <table:table-cell office:value-type="float" office:value="100.91451" calcext:value-type="float">
            <text:p>100.91451</text:p>
          </table:table-cell>
          <table:table-cell office:value-type="float" office:value="0.410398" calcext:value-type="float">
            <text:p>0.41039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333" calcext:value-type="float">
            <text:p>1.259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067" calcext:value-type="float">
            <text:p>1.250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453" calcext:value-type="float">
            <text:p>1.27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5143228" calcext:value-type="float">
            <text:p>5143228</text:p>
          </table:table-cell>
          <table:table-cell office:value-type="float" office:value="9208" calcext:value-type="float">
            <text:p>9208</text:p>
          </table:table-cell>
          <table:table-cell office:value-type="float" office:value="4889" calcext:value-type="float">
            <text:p>4889</text:p>
          </table:table-cell>
          <table:table-cell office:value-type="float" office:value="1.013529" calcext:value-type="float">
            <text:p>1.013529</text:p>
          </table:table-cell>
          <table:table-cell office:value-type="float" office:value="101.692408" calcext:value-type="float">
            <text:p>101.692408</text:p>
          </table:table-cell>
          <table:table-cell office:value-type="float" office:value="100.678879" calcext:value-type="float">
            <text:p>100.678879</text:p>
          </table:table-cell>
          <table:table-cell office:value-type="float" office:value="0.408684" calcext:value-type="float">
            <text:p>0.40868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9208" calcext:value-type="float">
            <text:p>9208</text:p>
          </table:table-cell>
          <table:table-cell office:value-type="float" office:value="4943" calcext:value-type="float">
            <text:p>4943</text:p>
          </table:table-cell>
          <table:table-cell office:value-type="float" office:value="1.057696" calcext:value-type="float">
            <text:p>1.057696</text:p>
          </table:table-cell>
          <table:table-cell office:value-type="float" office:value="102.030707" calcext:value-type="float">
            <text:p>102.030707</text:p>
          </table:table-cell>
          <table:table-cell office:value-type="float" office:value="100.973011" calcext:value-type="float">
            <text:p>100.973011</text:p>
          </table:table-cell>
          <table:table-cell office:value-type="float" office:value="0.411994" calcext:value-type="float">
            <text:p>0.41199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14" calcext:value-type="float">
            <text:p>1.031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868" calcext:value-type="float">
            <text:p>1.02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13" calcext:value-type="float">
            <text:p>1.041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145332" calcext:value-type="float">
            <text:p>5145332</text:p>
          </table:table-cell>
          <table:table-cell office:value-type="float" office:value="9306" calcext:value-type="float">
            <text:p>9306</text:p>
          </table:table-cell>
          <table:table-cell office:value-type="float" office:value="4891" calcext:value-type="float">
            <text:p>4891</text:p>
          </table:table-cell>
          <table:table-cell office:value-type="float" office:value="1.014629" calcext:value-type="float">
            <text:p>1.014629</text:p>
          </table:table-cell>
          <table:table-cell office:value-type="float" office:value="101.685013" calcext:value-type="float">
            <text:p>101.685013</text:p>
          </table:table-cell>
          <table:table-cell office:value-type="float" office:value="100.670384" calcext:value-type="float">
            <text:p>100.670384</text:p>
          </table:table-cell>
          <table:table-cell office:value-type="float" office:value="0.408885" calcext:value-type="float">
            <text:p>0.40888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9306" calcext:value-type="float">
            <text:p>9306</text:p>
          </table:table-cell>
          <table:table-cell office:value-type="float" office:value="4934" calcext:value-type="float">
            <text:p>4934</text:p>
          </table:table-cell>
          <table:table-cell office:value-type="float" office:value="1.065292" calcext:value-type="float">
            <text:p>1.065292</text:p>
          </table:table-cell>
          <table:table-cell office:value-type="float" office:value="101.964451" calcext:value-type="float">
            <text:p>101.964451</text:p>
          </table:table-cell>
          <table:table-cell office:value-type="float" office:value="100.899159" calcext:value-type="float">
            <text:p>100.899159</text:p>
          </table:table-cell>
          <table:table-cell office:value-type="float" office:value="0.411545" calcext:value-type="float">
            <text:p>0.41154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79" calcext:value-type="float">
            <text:p>1.020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" calcext:value-type="float">
            <text:p>1.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272" calcext:value-type="float">
            <text:p>1.030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209504" calcext:value-type="float">
            <text:p>5209504</text:p>
          </table:table-cell>
          <table:table-cell office:value-type="float" office:value="9405" calcext:value-type="float">
            <text:p>9405</text:p>
          </table:table-cell>
          <table:table-cell office:value-type="float" office:value="4952" calcext:value-type="float">
            <text:p>4952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101.688694" calcext:value-type="float">
            <text:p>101.688694</text:p>
          </table:table-cell>
          <table:table-cell office:value-type="float" office:value="100.679305" calcext:value-type="float">
            <text:p>100.679305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5159008" calcext:value-type="float">
            <text:p>5159008</text:p>
          </table:table-cell>
          <table:table-cell office:value-type="float" office:value="9405" calcext:value-type="float">
            <text:p>9405</text:p>
          </table:table-cell>
          <table:table-cell office:value-type="float" office:value="4904" calcext:value-type="float">
            <text:p>4904</text:p>
          </table:table-cell>
          <table:table-cell office:value-type="float" office:value="2.058479" calcext:value-type="float">
            <text:p>2.058479</text:p>
          </table:table-cell>
          <table:table-cell office:value-type="float" office:value="102.065184" calcext:value-type="float">
            <text:p>102.065184</text:p>
          </table:table-cell>
          <table:table-cell office:value-type="float" office:value="100.006706" calcext:value-type="float">
            <text:p>100.006706</text:p>
          </table:table-cell>
          <table:table-cell office:value-type="float" office:value="0.412693" calcext:value-type="float">
            <text:p>0.41269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91" calcext:value-type="float">
            <text:p>1.02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15" calcext:value-type="float">
            <text:p>1.01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0327" calcext:value-type="float">
            <text:p>2.030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168476" calcext:value-type="float">
            <text:p>5168476</text:p>
          </table:table-cell>
          <table:table-cell office:value-type="float" office:value="9504" calcext:value-type="float">
            <text:p>9504</text:p>
          </table:table-cell>
          <table:table-cell office:value-type="float" office:value="4913" calcext:value-type="float">
            <text:p>4913</text:p>
          </table:table-cell>
          <table:table-cell office:value-type="float" office:value="1.016729" calcext:value-type="float">
            <text:p>1.016729</text:p>
          </table:table-cell>
          <table:table-cell office:value-type="float" office:value="101.691126" calcext:value-type="float">
            <text:p>101.691126</text:p>
          </table:table-cell>
          <table:table-cell office:value-type="float" office:value="100.674397" calcext:value-type="float">
            <text:p>100.674397</text:p>
          </table:table-cell>
          <table:table-cell office:value-type="float" office:value="0.410708" calcext:value-type="float">
            <text:p>0.41070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5218972" calcext:value-type="float">
            <text:p>5218972</text:p>
          </table:table-cell>
          <table:table-cell office:value-type="float" office:value="9504" calcext:value-type="float">
            <text:p>9504</text:p>
          </table:table-cell>
          <table:table-cell office:value-type="float" office:value="4961" calcext:value-type="float">
            <text:p>4961</text:p>
          </table:table-cell>
          <table:table-cell office:value-type="float" office:value="1.05413" calcext:value-type="float">
            <text:p>1.05413</text:p>
          </table:table-cell>
          <table:table-cell office:value-type="float" office:value="101.985529" calcext:value-type="float">
            <text:p>101.985529</text:p>
          </table:table-cell>
          <table:table-cell office:value-type="float" office:value="100.931399" calcext:value-type="float">
            <text:p>100.931399</text:p>
          </table:table-cell>
          <table:table-cell office:value-type="float" office:value="0.413665" calcext:value-type="float">
            <text:p>0.413665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359" calcext:value-type="float">
            <text:p>1.022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4" calcext:value-type="float">
            <text:p>1.02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647" calcext:value-type="float">
            <text:p>1.037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5136916" calcext:value-type="float">
            <text:p>5136916</text:p>
          </table:table-cell>
          <table:table-cell office:value-type="float" office:value="9604" calcext:value-type="float">
            <text:p>9604</text:p>
          </table:table-cell>
          <table:table-cell office:value-type="float" office:value="4883" calcext:value-type="float">
            <text:p>4883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1.694754" calcext:value-type="float">
            <text:p>101.694754</text:p>
          </table:table-cell>
          <table:table-cell office:value-type="float" office:value="100.683425" calcext:value-type="float">
            <text:p>100.683425</text:p>
          </table:table-cell>
          <table:table-cell office:value-type="float" office:value="0.408164" calcext:value-type="float">
            <text:p>0.408164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9604" calcext:value-type="float">
            <text:p>9604</text:p>
          </table:table-cell>
          <table:table-cell office:value-type="float" office:value="4950" calcext:value-type="float">
            <text:p>4950</text:p>
          </table:table-cell>
          <table:table-cell office:value-type="float" office:value="1.068429" calcext:value-type="float">
            <text:p>1.068429</text:p>
          </table:table-cell>
          <table:table-cell office:value-type="float" office:value="102.113807" calcext:value-type="float">
            <text:p>102.113807</text:p>
          </table:table-cell>
          <table:table-cell office:value-type="float" office:value="101.045377" calcext:value-type="float">
            <text:p>101.045377</text:p>
          </table:table-cell>
          <table:table-cell office:value-type="float" office:value="0.412282" calcext:value-type="float">
            <text:p>0.41228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999" calcext:value-type="float">
            <text:p>1.016999</text:p>
          </table:table-cell>
          <table:table-cell office:value-type="float" office:value="53.081154" calcext:value-type="float">
            <text:p>53.081154</text:p>
          </table:table-cell>
          <table:table-cell office:value-type="float" office:value="52.064156" calcext:value-type="float">
            <text:p>52.06415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12" calcext:value-type="float">
            <text:p>1.01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0564" calcext:value-type="float">
            <text:p>1.040564</text:p>
          </table:table-cell>
          <table:table-cell office:value-type="float" office:value="53.104958" calcext:value-type="float">
            <text:p>53.104958</text:p>
          </table:table-cell>
          <table:table-cell office:value-type="float" office:value="52.064394" calcext:value-type="float">
            <text:p>52.06439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097992" calcext:value-type="float">
            <text:p>5097992</text:p>
          </table:table-cell>
          <table:table-cell office:value-type="float" office:value="9702" calcext:value-type="float">
            <text:p>9702</text:p>
          </table:table-cell>
          <table:table-cell office:value-type="float" office:value="4846" calcext:value-type="float">
            <text:p>4846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101.684317" calcext:value-type="float">
            <text:p>101.684317</text:p>
          </table:table-cell>
          <table:table-cell office:value-type="float" office:value="100.670569" calcext:value-type="float">
            <text:p>100.670569</text:p>
          </table:table-cell>
          <table:table-cell office:value-type="float" office:value="0.405123" calcext:value-type="float">
            <text:p>0.40512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5157956" calcext:value-type="float">
            <text:p>5157956</text:p>
          </table:table-cell>
          <table:table-cell office:value-type="float" office:value="9702" calcext:value-type="float">
            <text:p>9702</text:p>
          </table:table-cell>
          <table:table-cell office:value-type="float" office:value="4903" calcext:value-type="float">
            <text:p>4903</text:p>
          </table:table-cell>
          <table:table-cell office:value-type="float" office:value="1.068067" calcext:value-type="float">
            <text:p>1.068067</text:p>
          </table:table-cell>
          <table:table-cell office:value-type="float" office:value="102.130495" calcext:value-type="float">
            <text:p>102.130495</text:p>
          </table:table-cell>
          <table:table-cell office:value-type="float" office:value="101.062429" calcext:value-type="float">
            <text:p>101.062429</text:p>
          </table:table-cell>
          <table:table-cell office:value-type="float" office:value="0.408299" calcext:value-type="float">
            <text:p>0.40829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93" calcext:value-type="float">
            <text:p>1.020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54" calcext:value-type="float">
            <text:p>1.018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055" calcext:value-type="float">
            <text:p>1.040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5127448" calcext:value-type="float">
            <text:p>5127448</text:p>
          </table:table-cell>
          <table:table-cell office:value-type="float" office:value="9802" calcext:value-type="float">
            <text:p>9802</text:p>
          </table:table-cell>
          <table:table-cell office:value-type="float" office:value="4874" calcext:value-type="float">
            <text:p>4874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1.698575" calcext:value-type="float">
            <text:p>101.698575</text:p>
          </table:table-cell>
          <table:table-cell office:value-type="float" office:value="100.688327" calcext:value-type="float">
            <text:p>100.688327</text:p>
          </table:table-cell>
          <table:table-cell office:value-type="float" office:value="0.407392" calcext:value-type="float">
            <text:p>0.40739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9802" calcext:value-type="float">
            <text:p>9802</text:p>
          </table:table-cell>
          <table:table-cell office:value-type="float" office:value="4927" calcext:value-type="float">
            <text:p>4927</text:p>
          </table:table-cell>
          <table:table-cell office:value-type="float" office:value="1.049384" calcext:value-type="float">
            <text:p>1.049384</text:p>
          </table:table-cell>
          <table:table-cell office:value-type="float" office:value="102.043283" calcext:value-type="float">
            <text:p>102.043283</text:p>
          </table:table-cell>
          <table:table-cell office:value-type="float" office:value="100.993899" calcext:value-type="float">
            <text:p>100.993899</text:p>
          </table:table-cell>
          <table:table-cell office:value-type="float" office:value="0.410576" calcext:value-type="float">
            <text:p>0.41057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439" calcext:value-type="float">
            <text:p>1.016439</text:p>
          </table:table-cell>
          <table:table-cell office:value-type="float" office:value="75.087481" calcext:value-type="float">
            <text:p>75.087481</text:p>
          </table:table-cell>
          <table:table-cell office:value-type="float" office:value="74.071043" calcext:value-type="float">
            <text:p>74.07104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54" calcext:value-type="float">
            <text:p>1.01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261" calcext:value-type="float">
            <text:p>1.032261</text:p>
          </table:table-cell>
          <table:table-cell office:value-type="float" office:value="75.095486" calcext:value-type="float">
            <text:p>75.095486</text:p>
          </table:table-cell>
          <table:table-cell office:value-type="float" office:value="74.063225" calcext:value-type="float">
            <text:p>74.06322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9900" calcext:value-type="float">
            <text:p>9900</text:p>
          </table:table-cell>
          <table:table-cell office:value-type="float" office:value="4868" calcext:value-type="float">
            <text:p>4868</text:p>
          </table:table-cell>
          <table:table-cell office:value-type="float" office:value="1.016176" calcext:value-type="float">
            <text:p>1.016176</text:p>
          </table:table-cell>
          <table:table-cell office:value-type="float" office:value="101.685646" calcext:value-type="float">
            <text:p>101.685646</text:p>
          </table:table-cell>
          <table:table-cell office:value-type="float" office:value="100.66947" calcext:value-type="float">
            <text:p>100.66947</text:p>
          </table:table-cell>
          <table:table-cell office:value-type="float" office:value="0.406966" calcext:value-type="float">
            <text:p>0.406966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5172684" calcext:value-type="float">
            <text:p>5172684</text:p>
          </table:table-cell>
          <table:table-cell office:value-type="float" office:value="9900" calcext:value-type="float">
            <text:p>9900</text:p>
          </table:table-cell>
          <table:table-cell office:value-type="float" office:value="4917" calcext:value-type="float">
            <text:p>4917</text:p>
          </table:table-cell>
          <table:table-cell office:value-type="float" office:value="1.066079" calcext:value-type="float">
            <text:p>1.066079</text:p>
          </table:table-cell>
          <table:table-cell office:value-type="float" office:value="102.016231" calcext:value-type="float">
            <text:p>102.016231</text:p>
          </table:table-cell>
          <table:table-cell office:value-type="float" office:value="100.950152" calcext:value-type="float">
            <text:p>100.950152</text:p>
          </table:table-cell>
          <table:table-cell office:value-type="float" office:value="0.40992" calcext:value-type="float">
            <text:p>0.4099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5522" calcext:value-type="float">
            <text:p>1.025522</text:p>
          </table:table-cell>
          <table:table-cell office:value-type="float" office:value="55.068498" calcext:value-type="float">
            <text:p>55.068498</text:p>
          </table:table-cell>
          <table:table-cell office:value-type="float" office:value="54.042976" calcext:value-type="float">
            <text:p>54.04297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7361" calcext:value-type="float">
            <text:p>1.027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3923" calcext:value-type="float">
            <text:p>1.043923</text:p>
          </table:table-cell>
          <table:table-cell office:value-type="float" office:value="55.081372" calcext:value-type="float">
            <text:p>55.081372</text:p>
          </table:table-cell>
          <table:table-cell office:value-type="float" office:value="54.03745" calcext:value-type="float">
            <text:p>54.0374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5101148" calcext:value-type="float">
            <text:p>5101148</text:p>
          </table:table-cell>
          <table:table-cell office:value-type="float" office:value="10000" calcext:value-type="float">
            <text:p>10000</text:p>
          </table:table-cell>
          <table:table-cell office:value-type="float" office:value="4849" calcext:value-type="float">
            <text:p>4849</text:p>
          </table:table-cell>
          <table:table-cell office:value-type="float" office:value="1.011269" calcext:value-type="float">
            <text:p>1.011269</text:p>
          </table:table-cell>
          <table:table-cell office:value-type="float" office:value="101.692751" calcext:value-type="float">
            <text:p>101.692751</text:p>
          </table:table-cell>
          <table:table-cell office:value-type="float" office:value="100.681482" calcext:value-type="float">
            <text:p>100.681482</text:p>
          </table:table-cell>
          <table:table-cell office:value-type="float" office:value="0.40533" calcext:value-type="float">
            <text:p>0.4053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10000" calcext:value-type="float">
            <text:p>10000</text:p>
          </table:table-cell>
          <table:table-cell office:value-type="float" office:value="4911" calcext:value-type="float">
            <text:p>4911</text:p>
          </table:table-cell>
          <table:table-cell office:value-type="float" office:value="1.072412" calcext:value-type="float">
            <text:p>1.072412</text:p>
          </table:table-cell>
          <table:table-cell office:value-type="float" office:value="102.08503" calcext:value-type="float">
            <text:p>102.08503</text:p>
          </table:table-cell>
          <table:table-cell office:value-type="float" office:value="101.012618" calcext:value-type="float">
            <text:p>101.012618</text:p>
          </table:table-cell>
          <table:table-cell office:value-type="float" office:value="0.409166" calcext:value-type="float">
            <text:p>0.409166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19" calcext:value-type="float">
            <text:p>1.023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287" calcext:value-type="float">
            <text:p>1.039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168476" calcext:value-type="float">
            <text:p>5168476</text:p>
          </table:table-cell>
          <table:table-cell office:value-type="float" office:value="10098" calcext:value-type="float">
            <text:p>10098</text:p>
          </table:table-cell>
          <table:table-cell office:value-type="float" office:value="4913" calcext:value-type="float">
            <text:p>4913</text:p>
          </table:table-cell>
          <table:table-cell office:value-type="float" office:value="1.009516" calcext:value-type="float">
            <text:p>1.009516</text:p>
          </table:table-cell>
          <table:table-cell office:value-type="float" office:value="101.692118" calcext:value-type="float">
            <text:p>101.692118</text:p>
          </table:table-cell>
          <table:table-cell office:value-type="float" office:value="100.682602" calcext:value-type="float">
            <text:p>100.682602</text:p>
          </table:table-cell>
          <table:table-cell office:value-type="float" office:value="0.410675" calcext:value-type="float">
            <text:p>0.41067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10098" calcext:value-type="float">
            <text:p>10098</text:p>
          </table:table-cell>
          <table:table-cell office:value-type="float" office:value="4940" calcext:value-type="float">
            <text:p>4940</text:p>
          </table:table-cell>
          <table:table-cell office:value-type="float" office:value="1.280422" calcext:value-type="float">
            <text:p>1.280422</text:p>
          </table:table-cell>
          <table:table-cell office:value-type="float" office:value="102.042647" calcext:value-type="float">
            <text:p>102.042647</text:p>
          </table:table-cell>
          <table:table-cell office:value-type="float" office:value="100.762225" calcext:value-type="float">
            <text:p>100.762225</text:p>
          </table:table-cell>
          <table:table-cell office:value-type="float" office:value="0.412605" calcext:value-type="float">
            <text:p>0.41260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85" calcext:value-type="float">
            <text:p>1.254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915" calcext:value-type="float">
            <text:p>1.242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99" calcext:value-type="float">
            <text:p>1.263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094836" calcext:value-type="float">
            <text:p>5094836</text:p>
          </table:table-cell>
          <table:table-cell office:value-type="float" office:value="10197" calcext:value-type="float">
            <text:p>10197</text:p>
          </table:table-cell>
          <table:table-cell office:value-type="float" office:value="4843" calcext:value-type="float">
            <text:p>4843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101.675169" calcext:value-type="float">
            <text:p>101.675169</text:p>
          </table:table-cell>
          <table:table-cell office:value-type="float" office:value="100.659693" calcext:value-type="float">
            <text:p>100.659693</text:p>
          </table:table-cell>
          <table:table-cell office:value-type="float" office:value="0.404916" calcext:value-type="float">
            <text:p>0.40491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5151644" calcext:value-type="float">
            <text:p>5151644</text:p>
          </table:table-cell>
          <table:table-cell office:value-type="float" office:value="10197" calcext:value-type="float">
            <text:p>10197</text:p>
          </table:table-cell>
          <table:table-cell office:value-type="float" office:value="4897" calcext:value-type="float">
            <text:p>4897</text:p>
          </table:table-cell>
          <table:table-cell office:value-type="float" office:value="1.082014" calcext:value-type="float">
            <text:p>1.082014</text:p>
          </table:table-cell>
          <table:table-cell office:value-type="float" office:value="102.036952" calcext:value-type="float">
            <text:p>102.036952</text:p>
          </table:table-cell>
          <table:table-cell office:value-type="float" office:value="100.954938" calcext:value-type="float">
            <text:p>100.954938</text:p>
          </table:table-cell>
          <table:table-cell office:value-type="float" office:value="0.408233" calcext:value-type="float">
            <text:p>0.408233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19" calcext:value-type="float">
            <text:p>1.026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01" calcext:value-type="float">
            <text:p>1.024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195" calcext:value-type="float">
            <text:p>1.043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157956" calcext:value-type="float">
            <text:p>5157956</text:p>
          </table:table-cell>
          <table:table-cell office:value-type="float" office:value="10296" calcext:value-type="float">
            <text:p>10296</text:p>
          </table:table-cell>
          <table:table-cell office:value-type="float" office:value="4903" calcext:value-type="float">
            <text:p>4903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101.694816" calcext:value-type="float">
            <text:p>101.694816</text:p>
          </table:table-cell>
          <table:table-cell office:value-type="float" office:value="100.679743" calcext:value-type="float">
            <text:p>100.679743</text:p>
          </table:table-cell>
          <table:table-cell office:value-type="float" office:value="0.409851" calcext:value-type="float">
            <text:p>0.40985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5192672" calcext:value-type="float">
            <text:p>5192672</text:p>
          </table:table-cell>
          <table:table-cell office:value-type="float" office:value="10296" calcext:value-type="float">
            <text:p>10296</text:p>
          </table:table-cell>
          <table:table-cell office:value-type="float" office:value="4936" calcext:value-type="float">
            <text:p>4936</text:p>
          </table:table-cell>
          <table:table-cell office:value-type="float" office:value="1.291197" calcext:value-type="float">
            <text:p>1.291197</text:p>
          </table:table-cell>
          <table:table-cell office:value-type="float" office:value="102.049779" calcext:value-type="float">
            <text:p>102.049779</text:p>
          </table:table-cell>
          <table:table-cell office:value-type="float" office:value="100.758582" calcext:value-type="float">
            <text:p>100.758582</text:p>
          </table:table-cell>
          <table:table-cell office:value-type="float" office:value="0.412286" calcext:value-type="float">
            <text:p>0.412286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107" calcext:value-type="float">
            <text:p>1.259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8405" calcext:value-type="float">
            <text:p>1.248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9081" calcext:value-type="float">
            <text:p>1.269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163216" calcext:value-type="float">
            <text:p>5163216</text:p>
          </table:table-cell>
          <table:table-cell office:value-type="float" office:value="10395" calcext:value-type="float">
            <text:p>10395</text:p>
          </table:table-cell>
          <table:table-cell office:value-type="float" office:value="4908" calcext:value-type="float">
            <text:p>4908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101.680985" calcext:value-type="float">
            <text:p>101.680985</text:p>
          </table:table-cell>
          <table:table-cell office:value-type="float" office:value="100.672315" calcext:value-type="float">
            <text:p>100.672315</text:p>
          </table:table-cell>
          <table:table-cell office:value-type="float" office:value="0.410299" calcext:value-type="float">
            <text:p>0.41029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5194776" calcext:value-type="float">
            <text:p>5194776</text:p>
          </table:table-cell>
          <table:table-cell office:value-type="float" office:value="10395" calcext:value-type="float">
            <text:p>10395</text:p>
          </table:table-cell>
          <table:table-cell office:value-type="float" office:value="4938" calcext:value-type="float">
            <text:p>4938</text:p>
          </table:table-cell>
          <table:table-cell office:value-type="float" office:value="1.304194" calcext:value-type="float">
            <text:p>1.304194</text:p>
          </table:table-cell>
          <table:table-cell office:value-type="float" office:value="102.118962" calcext:value-type="float">
            <text:p>102.118962</text:p>
          </table:table-cell>
          <table:table-cell office:value-type="float" office:value="100.814768" calcext:value-type="float">
            <text:p>100.814768</text:p>
          </table:table-cell>
          <table:table-cell office:value-type="float" office:value="0.412223" calcext:value-type="float">
            <text:p>0.41222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35.068048" calcext:value-type="float">
            <text:p>35.068048</text:p>
          </table:table-cell>
          <table:table-cell office:value-type="float" office:value="33.801818" calcext:value-type="float">
            <text:p>33.80181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556" calcext:value-type="float">
            <text:p>1.2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6444" calcext:value-type="float">
            <text:p>1.276444</text:p>
          </table:table-cell>
          <table:table-cell office:value-type="float" office:value="35.080982" calcext:value-type="float">
            <text:p>35.080982</text:p>
          </table:table-cell>
          <table:table-cell office:value-type="float" office:value="33.804539" calcext:value-type="float">
            <text:p>33.80453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5124292" calcext:value-type="float">
            <text:p>5124292</text:p>
          </table:table-cell>
          <table:table-cell office:value-type="float" office:value="10495" calcext:value-type="float">
            <text:p>10495</text:p>
          </table:table-cell>
          <table:table-cell office:value-type="float" office:value="4871" calcext:value-type="float">
            <text:p>4871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101.693382" calcext:value-type="float">
            <text:p>101.693382</text:p>
          </table:table-cell>
          <table:table-cell office:value-type="float" office:value="100.675735" calcext:value-type="float">
            <text:p>100.675735</text:p>
          </table:table-cell>
          <table:table-cell office:value-type="float" office:value="0.407192" calcext:value-type="float">
            <text:p>0.40719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5174788" calcext:value-type="float">
            <text:p>5174788</text:p>
          </table:table-cell>
          <table:table-cell office:value-type="float" office:value="10495" calcext:value-type="float">
            <text:p>10495</text:p>
          </table:table-cell>
          <table:table-cell office:value-type="float" office:value="4919" calcext:value-type="float">
            <text:p>4919</text:p>
          </table:table-cell>
          <table:table-cell office:value-type="float" office:value="1.052511" calcext:value-type="float">
            <text:p>1.052511</text:p>
          </table:table-cell>
          <table:table-cell office:value-type="float" office:value="102.02494" calcext:value-type="float">
            <text:p>102.02494</text:p>
          </table:table-cell>
          <table:table-cell office:value-type="float" office:value="100.97243" calcext:value-type="float">
            <text:p>100.97243</text:p>
          </table:table-cell>
          <table:table-cell office:value-type="float" office:value="0.409996" calcext:value-type="float">
            <text:p>0.40999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712" calcext:value-type="float">
            <text:p>1.01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199" calcext:value-type="float">
            <text:p>1.029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5092732" calcext:value-type="float">
            <text:p>5092732</text:p>
          </table:table-cell>
          <table:table-cell office:value-type="float" office:value="10594" calcext:value-type="float">
            <text:p>10594</text:p>
          </table:table-cell>
          <table:table-cell office:value-type="float" office:value="4841" calcext:value-type="float">
            <text:p>4841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101.69563" calcext:value-type="float">
            <text:p>101.69563</text:p>
          </table:table-cell>
          <table:table-cell office:value-type="float" office:value="100.685081" calcext:value-type="float">
            <text:p>100.685081</text:p>
          </table:table-cell>
          <table:table-cell office:value-type="float" office:value="0.404646" calcext:value-type="float">
            <text:p>0.404646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5152696" calcext:value-type="float">
            <text:p>5152696</text:p>
          </table:table-cell>
          <table:table-cell office:value-type="float" office:value="10594" calcext:value-type="float">
            <text:p>10594</text:p>
          </table:table-cell>
          <table:table-cell office:value-type="float" office:value="4898" calcext:value-type="float">
            <text:p>4898</text:p>
          </table:table-cell>
          <table:table-cell office:value-type="float" office:value="1.060625" calcext:value-type="float">
            <text:p>1.060625</text:p>
          </table:table-cell>
          <table:table-cell office:value-type="float" office:value="102.050727" calcext:value-type="float">
            <text:p>102.050727</text:p>
          </table:table-cell>
          <table:table-cell office:value-type="float" office:value="100.990102" calcext:value-type="float">
            <text:p>100.990102</text:p>
          </table:table-cell>
          <table:table-cell office:value-type="float" office:value="0.408174" calcext:value-type="float">
            <text:p>0.40817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734" calcext:value-type="float">
            <text:p>1.028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48" calcext:value-type="float">
            <text:p>1.018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667" calcext:value-type="float">
            <text:p>1.03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5135864" calcext:value-type="float">
            <text:p>5135864</text:p>
          </table:table-cell>
          <table:table-cell office:value-type="float" office:value="10693" calcext:value-type="float">
            <text:p>10693</text:p>
          </table:table-cell>
          <table:table-cell office:value-type="float" office:value="4882" calcext:value-type="float">
            <text:p>4882</text:p>
          </table:table-cell>
          <table:table-cell office:value-type="float" office:value="1.012769" calcext:value-type="float">
            <text:p>1.012769</text:p>
          </table:table-cell>
          <table:table-cell office:value-type="float" office:value="101.687305" calcext:value-type="float">
            <text:p>101.687305</text:p>
          </table:table-cell>
          <table:table-cell office:value-type="float" office:value="100.674536" calcext:value-type="float">
            <text:p>100.674536</text:p>
          </table:table-cell>
          <table:table-cell office:value-type="float" office:value="0.408116" calcext:value-type="float">
            <text:p>0.40811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10693" calcext:value-type="float">
            <text:p>10693</text:p>
          </table:table-cell>
          <table:table-cell office:value-type="float" office:value="4934" calcext:value-type="float">
            <text:p>4934</text:p>
          </table:table-cell>
          <table:table-cell office:value-type="float" office:value="1.075" calcext:value-type="float">
            <text:p>1.075</text:p>
          </table:table-cell>
          <table:table-cell office:value-type="float" office:value="102.115568" calcext:value-type="float">
            <text:p>102.115568</text:p>
          </table:table-cell>
          <table:table-cell office:value-type="float" office:value="101.040568" calcext:value-type="float">
            <text:p>101.040568</text:p>
          </table:table-cell>
          <table:table-cell office:value-type="float" office:value="0.410969" calcext:value-type="float">
            <text:p>0.41096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9913" calcext:value-type="float">
            <text:p>1.019913</text:p>
          </table:table-cell>
          <table:table-cell office:value-type="float" office:value="50.135233" calcext:value-type="float">
            <text:p>50.135233</text:p>
          </table:table-cell>
          <table:table-cell office:value-type="float" office:value="49.11532" calcext:value-type="float">
            <text:p>49.1153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94" calcext:value-type="float">
            <text:p>1.017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81" calcext:value-type="float">
            <text:p>1.04681</text:p>
          </table:table-cell>
          <table:table-cell office:value-type="float" office:value="50.147867" calcext:value-type="float">
            <text:p>50.147867</text:p>
          </table:table-cell>
          <table:table-cell office:value-type="float" office:value="49.101057" calcext:value-type="float">
            <text:p>49.10105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10791" calcext:value-type="float">
            <text:p>10791</text:p>
          </table:table-cell>
          <table:table-cell office:value-type="float" office:value="4880" calcext:value-type="float">
            <text:p>4880</text:p>
          </table:table-cell>
          <table:table-cell office:value-type="float" office:value="1.019727" calcext:value-type="float">
            <text:p>1.019727</text:p>
          </table:table-cell>
          <table:table-cell office:value-type="float" office:value="101.690704" calcext:value-type="float">
            <text:p>101.690704</text:p>
          </table:table-cell>
          <table:table-cell office:value-type="float" office:value="100.670977" calcext:value-type="float">
            <text:p>100.670977</text:p>
          </table:table-cell>
          <table:table-cell office:value-type="float" office:value="0.407963" calcext:value-type="float">
            <text:p>0.40796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5194776" calcext:value-type="float">
            <text:p>5194776</text:p>
          </table:table-cell>
          <table:table-cell office:value-type="float" office:value="10791" calcext:value-type="float">
            <text:p>10791</text:p>
          </table:table-cell>
          <table:table-cell office:value-type="float" office:value="4938" calcext:value-type="float">
            <text:p>4938</text:p>
          </table:table-cell>
          <table:table-cell office:value-type="float" office:value="1.066279" calcext:value-type="float">
            <text:p>1.066279</text:p>
          </table:table-cell>
          <table:table-cell office:value-type="float" office:value="102.05417" calcext:value-type="float">
            <text:p>102.05417</text:p>
          </table:table-cell>
          <table:table-cell office:value-type="float" office:value="100.987891" calcext:value-type="float">
            <text:p>100.987891</text:p>
          </table:table-cell>
          <table:table-cell office:value-type="float" office:value="0.411517" calcext:value-type="float">
            <text:p>0.41151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852" calcext:value-type="float">
            <text:p>1.013852</text:p>
          </table:table-cell>
          <table:table-cell office:value-type="float" office:value="69.089626" calcext:value-type="float">
            <text:p>69.089626</text:p>
          </table:table-cell>
          <table:table-cell office:value-type="float" office:value="68.075774" calcext:value-type="float">
            <text:p>68.07577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665" calcext:value-type="float">
            <text:p>1.021665</text:p>
          </table:table-cell>
          <table:table-cell office:value-type="float" office:value="71.164231" calcext:value-type="float">
            <text:p>71.164231</text:p>
          </table:table-cell>
          <table:table-cell office:value-type="float" office:value="70.142565" calcext:value-type="float">
            <text:p>70.14256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2708" calcext:value-type="float">
            <text:p>1.042708</text:p>
          </table:table-cell>
          <table:table-cell office:value-type="float" office:value="69.096407" calcext:value-type="float">
            <text:p>69.096407</text:p>
          </table:table-cell>
          <table:table-cell office:value-type="float" office:value="68.053699" calcext:value-type="float">
            <text:p>68.05369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10891" calcext:value-type="float">
            <text:p>10891</text:p>
          </table:table-cell>
          <table:table-cell office:value-type="float" office:value="4868" calcext:value-type="float">
            <text:p>4868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101.697515" calcext:value-type="float">
            <text:p>101.697515</text:p>
          </table:table-cell>
          <table:table-cell office:value-type="float" office:value="100.682017" calcext:value-type="float">
            <text:p>100.682017</text:p>
          </table:table-cell>
          <table:table-cell office:value-type="float" office:value="0.406916" calcext:value-type="float">
            <text:p>0.40691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5182152" calcext:value-type="float">
            <text:p>5182152</text:p>
          </table:table-cell>
          <table:table-cell office:value-type="float" office:value="10891" calcext:value-type="float">
            <text:p>10891</text:p>
          </table:table-cell>
          <table:table-cell office:value-type="float" office:value="4926" calcext:value-type="float">
            <text:p>4926</text:p>
          </table:table-cell>
          <table:table-cell office:value-type="float" office:value="1.076008" calcext:value-type="float">
            <text:p>1.076008</text:p>
          </table:table-cell>
          <table:table-cell office:value-type="float" office:value="102.154063" calcext:value-type="float">
            <text:p>102.154063</text:p>
          </table:table-cell>
          <table:table-cell office:value-type="float" office:value="101.078055" calcext:value-type="float">
            <text:p>101.078055</text:p>
          </table:table-cell>
          <table:table-cell office:value-type="float" office:value="0.41015" calcext:value-type="float">
            <text:p>0.4101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496" calcext:value-type="float">
            <text:p>1.037496</text:p>
          </table:table-cell>
          <table:table-cell office:value-type="float" office:value="15.134219" calcext:value-type="float">
            <text:p>15.134219</text:p>
          </table:table-cell>
          <table:table-cell office:value-type="float" office:value="14.096723" calcext:value-type="float">
            <text:p>14.096723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16" calcext:value-type="float">
            <text:p>1.017016</text:p>
          </table:table-cell>
          <table:table-cell office:value-type="float" office:value="17.393333" calcext:value-type="float">
            <text:p>17.393333</text:p>
          </table:table-cell>
          <table:table-cell office:value-type="float" office:value="16.376317" calcext:value-type="float">
            <text:p>16.37631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7897" calcext:value-type="float">
            <text:p>1.047897</text:p>
          </table:table-cell>
          <table:table-cell office:value-type="float" office:value="15.146653" calcext:value-type="float">
            <text:p>15.146653</text:p>
          </table:table-cell>
          <table:table-cell office:value-type="float" office:value="14.098757" calcext:value-type="float">
            <text:p>14.098757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5095888" calcext:value-type="float">
            <text:p>5095888</text:p>
          </table:table-cell>
          <table:table-cell office:value-type="float" office:value="10990" calcext:value-type="float">
            <text:p>10990</text:p>
          </table:table-cell>
          <table:table-cell office:value-type="float" office:value="4844" calcext:value-type="float">
            <text:p>4844</text:p>
          </table:table-cell>
          <table:table-cell office:value-type="float" office:value="1.018927" calcext:value-type="float">
            <text:p>1.018927</text:p>
          </table:table-cell>
          <table:table-cell office:value-type="float" office:value="101.698981" calcext:value-type="float">
            <text:p>101.698981</text:p>
          </table:table-cell>
          <table:table-cell office:value-type="float" office:value="100.680054" calcext:value-type="float">
            <text:p>100.680054</text:p>
          </table:table-cell>
          <table:table-cell office:value-type="float" office:value="0.404917" calcext:value-type="float">
            <text:p>0.40491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5155852" calcext:value-type="float">
            <text:p>5155852</text:p>
          </table:table-cell>
          <table:table-cell office:value-type="float" office:value="10990" calcext:value-type="float">
            <text:p>10990</text:p>
          </table:table-cell>
          <table:table-cell office:value-type="float" office:value="4901" calcext:value-type="float">
            <text:p>4901</text:p>
          </table:table-cell>
          <table:table-cell office:value-type="float" office:value="1.069299" calcext:value-type="float">
            <text:p>1.069299</text:p>
          </table:table-cell>
          <table:table-cell office:value-type="float" office:value="102.137254" calcext:value-type="float">
            <text:p>102.137254</text:p>
          </table:table-cell>
          <table:table-cell office:value-type="float" office:value="101.067955" calcext:value-type="float">
            <text:p>101.067955</text:p>
          </table:table-cell>
          <table:table-cell office:value-type="float" office:value="0.40811" calcext:value-type="float">
            <text:p>0.4081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2932" calcext:value-type="float">
            <text:p>1.012932</text:p>
          </table:table-cell>
          <table:table-cell office:value-type="float" office:value="56.146923" calcext:value-type="float">
            <text:p>56.146923</text:p>
          </table:table-cell>
          <table:table-cell office:value-type="float" office:value="55.133991" calcext:value-type="float">
            <text:p>55.13399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545" calcext:value-type="float">
            <text:p>1.02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0279" calcext:value-type="float">
            <text:p>1.030279</text:p>
          </table:table-cell>
          <table:table-cell office:value-type="float" office:value="56.164971" calcext:value-type="float">
            <text:p>56.164971</text:p>
          </table:table-cell>
          <table:table-cell office:value-type="float" office:value="55.134693" calcext:value-type="float">
            <text:p>55.13469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5147436" calcext:value-type="float">
            <text:p>5147436</text:p>
          </table:table-cell>
          <table:table-cell office:value-type="float" office:value="11089" calcext:value-type="float">
            <text:p>11089</text:p>
          </table:table-cell>
          <table:table-cell office:value-type="float" office:value="4893" calcext:value-type="float">
            <text:p>4893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101.711201" calcext:value-type="float">
            <text:p>101.711201</text:p>
          </table:table-cell>
          <table:table-cell office:value-type="float" office:value="100.696852" calcext:value-type="float">
            <text:p>100.696852</text:p>
          </table:table-cell>
          <table:table-cell office:value-type="float" office:value="0.408945" calcext:value-type="float">
            <text:p>0.40894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5203192" calcext:value-type="float">
            <text:p>5203192</text:p>
          </table:table-cell>
          <table:table-cell office:value-type="float" office:value="11089" calcext:value-type="float">
            <text:p>11089</text:p>
          </table:table-cell>
          <table:table-cell office:value-type="float" office:value="4946" calcext:value-type="float">
            <text:p>4946</text:p>
          </table:table-cell>
          <table:table-cell office:value-type="float" office:value="1.089784" calcext:value-type="float">
            <text:p>1.089784</text:p>
          </table:table-cell>
          <table:table-cell office:value-type="float" office:value="102.058938" calcext:value-type="float">
            <text:p>102.058938</text:p>
          </table:table-cell>
          <table:table-cell office:value-type="float" office:value="100.969154" calcext:value-type="float">
            <text:p>100.969154</text:p>
          </table:table-cell>
          <table:table-cell office:value-type="float" office:value="0.41226" calcext:value-type="float">
            <text:p>0.4122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3528" calcext:value-type="float">
            <text:p>1.033528</text:p>
          </table:table-cell>
          <table:table-cell office:value-type="float" office:value="28.068477" calcext:value-type="float">
            <text:p>28.068477</text:p>
          </table:table-cell>
          <table:table-cell office:value-type="float" office:value="27.034949" calcext:value-type="float">
            <text:p>27.03494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4042" calcext:value-type="float">
            <text:p>1.024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1533" calcext:value-type="float">
            <text:p>1.061533</text:p>
          </table:table-cell>
          <table:table-cell office:value-type="float" office:value="28.087106" calcext:value-type="float">
            <text:p>28.087106</text:p>
          </table:table-cell>
          <table:table-cell office:value-type="float" office:value="27.025573" calcext:value-type="float">
            <text:p>27.02557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108512" calcext:value-type="float">
            <text:p>5108512</text:p>
          </table:table-cell>
          <table:table-cell office:value-type="float" office:value="11187" calcext:value-type="float">
            <text:p>11187</text:p>
          </table:table-cell>
          <table:table-cell office:value-type="float" office:value="4856" calcext:value-type="float">
            <text:p>4856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101.690967" calcext:value-type="float">
            <text:p>101.690967</text:p>
          </table:table-cell>
          <table:table-cell office:value-type="float" office:value="100.676259" calcext:value-type="float">
            <text:p>100.676259</text:p>
          </table:table-cell>
          <table:table-cell office:value-type="float" office:value="0.405936" calcext:value-type="float">
            <text:p>0.40593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5165320" calcext:value-type="float">
            <text:p>5165320</text:p>
          </table:table-cell>
          <table:table-cell office:value-type="float" office:value="11187" calcext:value-type="float">
            <text:p>11187</text:p>
          </table:table-cell>
          <table:table-cell office:value-type="float" office:value="4910" calcext:value-type="float">
            <text:p>4910</text:p>
          </table:table-cell>
          <table:table-cell office:value-type="float" office:value="1.075061" calcext:value-type="float">
            <text:p>1.075061</text:p>
          </table:table-cell>
          <table:table-cell office:value-type="float" office:value="102.056557" calcext:value-type="float">
            <text:p>102.056557</text:p>
          </table:table-cell>
          <table:table-cell office:value-type="float" office:value="100.981496" calcext:value-type="float">
            <text:p>100.981496</text:p>
          </table:table-cell>
          <table:table-cell office:value-type="float" office:value="0.409209" calcext:value-type="float">
            <text:p>0.409209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19" calcext:value-type="float">
            <text:p>1.02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8" calcext:value-type="float">
            <text:p>1.0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141" calcext:value-type="float">
            <text:p>1.041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5074848" calcext:value-type="float">
            <text:p>5074848</text:p>
          </table:table-cell>
          <table:table-cell office:value-type="float" office:value="11286" calcext:value-type="float">
            <text:p>11286</text:p>
          </table:table-cell>
          <table:table-cell office:value-type="float" office:value="4824" calcext:value-type="float">
            <text:p>4824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1.691433" calcext:value-type="float">
            <text:p>101.691433</text:p>
          </table:table-cell>
          <table:table-cell office:value-type="float" office:value="100.684204" calcext:value-type="float">
            <text:p>100.684204</text:p>
          </table:table-cell>
          <table:table-cell office:value-type="float" office:value="0.403229" calcext:value-type="float">
            <text:p>0.40322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5123240" calcext:value-type="float">
            <text:p>5123240</text:p>
          </table:table-cell>
          <table:table-cell office:value-type="float" office:value="11286" calcext:value-type="float">
            <text:p>11286</text:p>
          </table:table-cell>
          <table:table-cell office:value-type="float" office:value="4870" calcext:value-type="float">
            <text:p>4870</text:p>
          </table:table-cell>
          <table:table-cell office:value-type="float" office:value="1.064837" calcext:value-type="float">
            <text:p>1.064837</text:p>
          </table:table-cell>
          <table:table-cell office:value-type="float" office:value="102.009601" calcext:value-type="float">
            <text:p>102.009601</text:p>
          </table:table-cell>
          <table:table-cell office:value-type="float" office:value="100.944764" calcext:value-type="float">
            <text:p>100.944764</text:p>
          </table:table-cell>
          <table:table-cell office:value-type="float" office:value="0.406023" calcext:value-type="float">
            <text:p>0.40602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195" calcext:value-type="float">
            <text:p>1.021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76" calcext:value-type="float">
            <text:p>1.019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699" calcext:value-type="float">
            <text:p>1.04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5112720" calcext:value-type="float">
            <text:p>5112720</text:p>
          </table:table-cell>
          <table:table-cell office:value-type="float" office:value="11386" calcext:value-type="float">
            <text:p>11386</text:p>
          </table:table-cell>
          <table:table-cell office:value-type="float" office:value="4860" calcext:value-type="float">
            <text:p>4860</text:p>
          </table:table-cell>
          <table:table-cell office:value-type="float" office:value="1.020467" calcext:value-type="float">
            <text:p>1.020467</text:p>
          </table:table-cell>
          <table:table-cell office:value-type="float" office:value="101.703753" calcext:value-type="float">
            <text:p>101.703753</text:p>
          </table:table-cell>
          <table:table-cell office:value-type="float" office:value="100.683286" calcext:value-type="float">
            <text:p>100.683286</text:p>
          </table:table-cell>
          <table:table-cell office:value-type="float" office:value="0.406242" calcext:value-type="float">
            <text:p>0.406242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5168476" calcext:value-type="float">
            <text:p>5168476</text:p>
          </table:table-cell>
          <table:table-cell office:value-type="float" office:value="11386" calcext:value-type="float">
            <text:p>11386</text:p>
          </table:table-cell>
          <table:table-cell office:value-type="float" office:value="4913" calcext:value-type="float">
            <text:p>4913</text:p>
          </table:table-cell>
          <table:table-cell office:value-type="float" office:value="1.059249" calcext:value-type="float">
            <text:p>1.059249</text:p>
          </table:table-cell>
          <table:table-cell office:value-type="float" office:value="102.112542" calcext:value-type="float">
            <text:p>102.112542</text:p>
          </table:table-cell>
          <table:table-cell office:value-type="float" office:value="101.053293" calcext:value-type="float">
            <text:p>101.053293</text:p>
          </table:table-cell>
          <table:table-cell office:value-type="float" office:value="0.409168" calcext:value-type="float">
            <text:p>0.40916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72" calcext:value-type="float">
            <text:p>1.014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79" calcext:value-type="float">
            <text:p>1.023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24" calcext:value-type="float">
            <text:p>1.025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125344" calcext:value-type="float">
            <text:p>5125344</text:p>
          </table:table-cell>
          <table:table-cell office:value-type="float" office:value="11484" calcext:value-type="float">
            <text:p>11484</text:p>
          </table:table-cell>
          <table:table-cell office:value-type="float" office:value="4872" calcext:value-type="float">
            <text:p>4872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01.687422" calcext:value-type="float">
            <text:p>101.687422</text:p>
          </table:table-cell>
          <table:table-cell office:value-type="float" office:value="100.678352" calcext:value-type="float">
            <text:p>100.678352</text:p>
          </table:table-cell>
          <table:table-cell office:value-type="float" office:value="0.407265" calcext:value-type="float">
            <text:p>0.40726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5143228" calcext:value-type="float">
            <text:p>5143228</text:p>
          </table:table-cell>
          <table:table-cell office:value-type="float" office:value="11484" calcext:value-type="float">
            <text:p>11484</text:p>
          </table:table-cell>
          <table:table-cell office:value-type="float" office:value="4889" calcext:value-type="float">
            <text:p>4889</text:p>
          </table:table-cell>
          <table:table-cell office:value-type="float" office:value="1.314481" calcext:value-type="float">
            <text:p>1.314481</text:p>
          </table:table-cell>
          <table:table-cell office:value-type="float" office:value="102.042197" calcext:value-type="float">
            <text:p>102.042197</text:p>
          </table:table-cell>
          <table:table-cell office:value-type="float" office:value="100.727715" calcext:value-type="float">
            <text:p>100.727715</text:p>
          </table:table-cell>
          <table:table-cell office:value-type="float" office:value="0.408486" calcext:value-type="float">
            <text:p>0.408486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793" calcext:value-type="float">
            <text:p>1.260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5781" calcext:value-type="float">
            <text:p>1.275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125344" calcext:value-type="float">
            <text:p>5125344</text:p>
          </table:table-cell>
          <table:table-cell office:value-type="float" office:value="11583" calcext:value-type="float">
            <text:p>11583</text:p>
          </table:table-cell>
          <table:table-cell office:value-type="float" office:value="4872" calcext:value-type="float">
            <text:p>4872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01.689201" calcext:value-type="float">
            <text:p>101.689201</text:p>
          </table:table-cell>
          <table:table-cell office:value-type="float" office:value="100.674993" calcext:value-type="float">
            <text:p>100.674993</text:p>
          </table:table-cell>
          <table:table-cell office:value-type="float" office:value="0.407278" calcext:value-type="float">
            <text:p>0.40727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5176892" calcext:value-type="float">
            <text:p>5176892</text:p>
          </table:table-cell>
          <table:table-cell office:value-type="float" office:value="11583" calcext:value-type="float">
            <text:p>11583</text:p>
          </table:table-cell>
          <table:table-cell office:value-type="float" office:value="4921" calcext:value-type="float">
            <text:p>4921</text:p>
          </table:table-cell>
          <table:table-cell office:value-type="float" office:value="1.071753" calcext:value-type="float">
            <text:p>1.071753</text:p>
          </table:table-cell>
          <table:table-cell office:value-type="float" office:value="102.008534" calcext:value-type="float">
            <text:p>102.008534</text:p>
          </table:table-cell>
          <table:table-cell office:value-type="float" office:value="100.936781" calcext:value-type="float">
            <text:p>100.936781</text:p>
          </table:table-cell>
          <table:table-cell office:value-type="float" office:value="0.410308" calcext:value-type="float">
            <text:p>0.410308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199" calcext:value-type="float">
            <text:p>1.027199</text:p>
          </table:table-cell>
          <table:table-cell office:value-type="float" office:value="33.079512" calcext:value-type="float">
            <text:p>33.079512</text:p>
          </table:table-cell>
          <table:table-cell office:value-type="float" office:value="32.052313" calcext:value-type="float">
            <text:p>32.05231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5421" calcext:value-type="float">
            <text:p>1.025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8202" calcext:value-type="float">
            <text:p>1.048202</text:p>
          </table:table-cell>
          <table:table-cell office:value-type="float" office:value="33.120919" calcext:value-type="float">
            <text:p>33.120919</text:p>
          </table:table-cell>
          <table:table-cell office:value-type="float" office:value="32.072717" calcext:value-type="float">
            <text:p>32.07271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5100096" calcext:value-type="float">
            <text:p>5100096</text:p>
          </table:table-cell>
          <table:table-cell office:value-type="float" office:value="11683" calcext:value-type="float">
            <text:p>11683</text:p>
          </table:table-cell>
          <table:table-cell office:value-type="float" office:value="4848" calcext:value-type="float">
            <text:p>4848</text:p>
          </table:table-cell>
          <table:table-cell office:value-type="float" office:value="1.010356" calcext:value-type="float">
            <text:p>1.010356</text:p>
          </table:table-cell>
          <table:table-cell office:value-type="float" office:value="101.688036" calcext:value-type="float">
            <text:p>101.688036</text:p>
          </table:table-cell>
          <table:table-cell office:value-type="float" office:value="100.67768" calcext:value-type="float">
            <text:p>100.67768</text:p>
          </table:table-cell>
          <table:table-cell office:value-type="float" office:value="0.405261" calcext:value-type="float">
            <text:p>0.40526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5168476" calcext:value-type="float">
            <text:p>5168476</text:p>
          </table:table-cell>
          <table:table-cell office:value-type="float" office:value="11683" calcext:value-type="float">
            <text:p>11683</text:p>
          </table:table-cell>
          <table:table-cell office:value-type="float" office:value="4913" calcext:value-type="float">
            <text:p>4913</text:p>
          </table:table-cell>
          <table:table-cell office:value-type="float" office:value="1.088043" calcext:value-type="float">
            <text:p>1.088043</text:p>
          </table:table-cell>
          <table:table-cell office:value-type="float" office:value="102.094066" calcext:value-type="float">
            <text:p>102.094066</text:p>
          </table:table-cell>
          <table:table-cell office:value-type="float" office:value="101.006023" calcext:value-type="float">
            <text:p>101.006023</text:p>
          </table:table-cell>
          <table:table-cell office:value-type="float" office:value="0.40936" calcext:value-type="float">
            <text:p>0.4093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5" calcext:value-type="float">
            <text:p>1.027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55" calcext:value-type="float">
            <text:p>1.01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023" calcext:value-type="float">
            <text:p>1.043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5168476" calcext:value-type="float">
            <text:p>5168476</text:p>
          </table:table-cell>
          <table:table-cell office:value-type="float" office:value="11782" calcext:value-type="float">
            <text:p>11782</text:p>
          </table:table-cell>
          <table:table-cell office:value-type="float" office:value="4913" calcext:value-type="float">
            <text:p>4913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101.700831" calcext:value-type="float">
            <text:p>101.700831</text:p>
          </table:table-cell>
          <table:table-cell office:value-type="float" office:value="100.690303" calcext:value-type="float">
            <text:p>100.690303</text:p>
          </table:table-cell>
          <table:table-cell office:value-type="float" office:value="0.410643" calcext:value-type="float">
            <text:p>0.41064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5216868" calcext:value-type="float">
            <text:p>5216868</text:p>
          </table:table-cell>
          <table:table-cell office:value-type="float" office:value="11782" calcext:value-type="float">
            <text:p>11782</text:p>
          </table:table-cell>
          <table:table-cell office:value-type="float" office:value="4959" calcext:value-type="float">
            <text:p>4959</text:p>
          </table:table-cell>
          <table:table-cell office:value-type="float" office:value="1.066215" calcext:value-type="float">
            <text:p>1.066215</text:p>
          </table:table-cell>
          <table:table-cell office:value-type="float" office:value="102.070654" calcext:value-type="float">
            <text:p>102.070654</text:p>
          </table:table-cell>
          <table:table-cell office:value-type="float" office:value="101.004439" calcext:value-type="float">
            <text:p>101.004439</text:p>
          </table:table-cell>
          <table:table-cell office:value-type="float" office:value="0.413199" calcext:value-type="float">
            <text:p>0.41319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279" calcext:value-type="float">
            <text:p>1.01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84" calcext:value-type="float">
            <text:p>1.01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868" calcext:value-type="float">
            <text:p>1.032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5119032" calcext:value-type="float">
            <text:p>5119032</text:p>
          </table:table-cell>
          <table:table-cell office:value-type="float" office:value="11881" calcext:value-type="float">
            <text:p>11881</text:p>
          </table:table-cell>
          <table:table-cell office:value-type="float" office:value="4866" calcext:value-type="float">
            <text:p>4866</text:p>
          </table:table-cell>
          <table:table-cell office:value-type="float" office:value="1.008229" calcext:value-type="float">
            <text:p>1.008229</text:p>
          </table:table-cell>
          <table:table-cell office:value-type="float" office:value="101.687312" calcext:value-type="float">
            <text:p>101.687312</text:p>
          </table:table-cell>
          <table:table-cell office:value-type="float" office:value="100.679083" calcext:value-type="float">
            <text:p>100.679083</text:p>
          </table:table-cell>
          <table:table-cell office:value-type="float" office:value="0.40676" calcext:value-type="float">
            <text:p>0.4067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1881" calcext:value-type="float">
            <text:p>11881</text:p>
          </table:table-cell>
          <table:table-cell office:value-type="float" office:value="4953" calcext:value-type="float">
            <text:p>4953</text:p>
          </table:table-cell>
          <table:table-cell office:value-type="float" office:value="1.086496" calcext:value-type="float">
            <text:p>1.086496</text:p>
          </table:table-cell>
          <table:table-cell office:value-type="float" office:value="102.354282" calcext:value-type="float">
            <text:p>102.354282</text:p>
          </table:table-cell>
          <table:table-cell office:value-type="float" office:value="101.267786" calcext:value-type="float">
            <text:p>101.267786</text:p>
          </table:table-cell>
          <table:table-cell office:value-type="float" office:value="0.411626" calcext:value-type="float">
            <text:p>0.41162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499" calcext:value-type="float">
            <text:p>1.020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41" calcext:value-type="float">
            <text:p>1.019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002" calcext:value-type="float">
            <text:p>1.04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137968" calcext:value-type="float">
            <text:p>5137968</text:p>
          </table:table-cell>
          <table:table-cell office:value-type="float" office:value="11979" calcext:value-type="float">
            <text:p>11979</text:p>
          </table:table-cell>
          <table:table-cell office:value-type="float" office:value="4884" calcext:value-type="float">
            <text:p>4884</text:p>
          </table:table-cell>
          <table:table-cell office:value-type="float" office:value="1.007549" calcext:value-type="float">
            <text:p>1.007549</text:p>
          </table:table-cell>
          <table:table-cell office:value-type="float" office:value="101.692815" calcext:value-type="float">
            <text:p>101.692815</text:p>
          </table:table-cell>
          <table:table-cell office:value-type="float" office:value="100.685266" calcext:value-type="float">
            <text:p>100.685266</text:p>
          </table:table-cell>
          <table:table-cell office:value-type="float" office:value="0.40824" calcext:value-type="float">
            <text:p>0.40824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1979" calcext:value-type="float">
            <text:p>11979</text:p>
          </table:table-cell>
          <table:table-cell office:value-type="float" office:value="4929" calcext:value-type="float">
            <text:p>4929</text:p>
          </table:table-cell>
          <table:table-cell office:value-type="float" office:value="1.064209" calcext:value-type="float">
            <text:p>1.064209</text:p>
          </table:table-cell>
          <table:table-cell office:value-type="float" office:value="101.982903" calcext:value-type="float">
            <text:p>101.982903</text:p>
          </table:table-cell>
          <table:table-cell office:value-type="float" office:value="100.918694" calcext:value-type="float">
            <text:p>100.918694</text:p>
          </table:table-cell>
          <table:table-cell office:value-type="float" office:value="0.411048" calcext:value-type="float">
            <text:p>0.411048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6167" calcext:value-type="float">
            <text:p>1.026167</text:p>
          </table:table-cell>
          <table:table-cell office:value-type="float" office:value="60.161977" calcext:value-type="float">
            <text:p>60.161977</text:p>
          </table:table-cell>
          <table:table-cell office:value-type="float" office:value="59.135809" calcext:value-type="float">
            <text:p>59.13580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801" calcext:value-type="float">
            <text:p>1.01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2093" calcext:value-type="float">
            <text:p>1.042093</text:p>
          </table:table-cell>
          <table:table-cell office:value-type="float" office:value="60.180347" calcext:value-type="float">
            <text:p>60.180347</text:p>
          </table:table-cell>
          <table:table-cell office:value-type="float" office:value="59.138254" calcext:value-type="float">
            <text:p>59.1382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5131656" calcext:value-type="float">
            <text:p>5131656</text:p>
          </table:table-cell>
          <table:table-cell office:value-type="float" office:value="12079" calcext:value-type="float">
            <text:p>12079</text:p>
          </table:table-cell>
          <table:table-cell office:value-type="float" office:value="4878" calcext:value-type="float">
            <text:p>4878</text:p>
          </table:table-cell>
          <table:table-cell office:value-type="float" office:value="1.013409" calcext:value-type="float">
            <text:p>1.013409</text:p>
          </table:table-cell>
          <table:table-cell office:value-type="float" office:value="101.706109" calcext:value-type="float">
            <text:p>101.706109</text:p>
          </table:table-cell>
          <table:table-cell office:value-type="float" office:value="100.6927" calcext:value-type="float">
            <text:p>100.6927</text:p>
          </table:table-cell>
          <table:table-cell office:value-type="float" office:value="0.407708" calcext:value-type="float">
            <text:p>0.40770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5197932" calcext:value-type="float">
            <text:p>5197932</text:p>
          </table:table-cell>
          <table:table-cell office:value-type="float" office:value="12079" calcext:value-type="float">
            <text:p>12079</text:p>
          </table:table-cell>
          <table:table-cell office:value-type="float" office:value="4941" calcext:value-type="float">
            <text:p>4941</text:p>
          </table:table-cell>
          <table:table-cell office:value-type="float" office:value="1.058317" calcext:value-type="float">
            <text:p>1.058317</text:p>
          </table:table-cell>
          <table:table-cell office:value-type="float" office:value="102.087681" calcext:value-type="float">
            <text:p>102.087681</text:p>
          </table:table-cell>
          <table:table-cell office:value-type="float" office:value="101.029363" calcext:value-type="float">
            <text:p>101.029363</text:p>
          </table:table-cell>
          <table:table-cell office:value-type="float" office:value="0.411598" calcext:value-type="float">
            <text:p>0.41159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313" calcext:value-type="float">
            <text:p>1.020313</text:p>
          </table:table-cell>
          <table:table-cell office:value-type="float" office:value="41.064886" calcext:value-type="float">
            <text:p>41.064886</text:p>
          </table:table-cell>
          <table:table-cell office:value-type="float" office:value="40.044573" calcext:value-type="float">
            <text:p>40.04457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814" calcext:value-type="float">
            <text:p>1.018814</text:p>
          </table:table-cell>
          <table:table-cell office:value-type="float" office:value="43.124213" calcext:value-type="float">
            <text:p>43.124213</text:p>
          </table:table-cell>
          <table:table-cell office:value-type="float" office:value="42.105399" calcext:value-type="float">
            <text:p>42.10539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621" calcext:value-type="float">
            <text:p>1.035621</text:p>
          </table:table-cell>
          <table:table-cell office:value-type="float" office:value="41.088429" calcext:value-type="float">
            <text:p>41.088429</text:p>
          </table:table-cell>
          <table:table-cell office:value-type="float" office:value="40.052809" calcext:value-type="float">
            <text:p>40.0528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5146384" calcext:value-type="float">
            <text:p>5146384</text:p>
          </table:table-cell>
          <table:table-cell office:value-type="float" office:value="12178" calcext:value-type="float">
            <text:p>12178</text:p>
          </table:table-cell>
          <table:table-cell office:value-type="float" office:value="4892" calcext:value-type="float">
            <text:p>4892</text:p>
          </table:table-cell>
          <table:table-cell office:value-type="float" office:value="1.025568" calcext:value-type="float">
            <text:p>1.025568</text:p>
          </table:table-cell>
          <table:table-cell office:value-type="float" office:value="101.70982" calcext:value-type="float">
            <text:p>101.70982</text:p>
          </table:table-cell>
          <table:table-cell office:value-type="float" office:value="100.684252" calcext:value-type="float">
            <text:p>100.684252</text:p>
          </table:table-cell>
          <table:table-cell office:value-type="float" office:value="0.408913" calcext:value-type="float">
            <text:p>0.40891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2178" calcext:value-type="float">
            <text:p>12178</text:p>
          </table:table-cell>
          <table:table-cell office:value-type="float" office:value="4929" calcext:value-type="float">
            <text:p>4929</text:p>
          </table:table-cell>
          <table:table-cell office:value-type="float" office:value="1.299434" calcext:value-type="float">
            <text:p>1.299434</text:p>
          </table:table-cell>
          <table:table-cell office:value-type="float" office:value="102.666028" calcext:value-type="float">
            <text:p>102.666028</text:p>
          </table:table-cell>
          <table:table-cell office:value-type="float" office:value="101.366595" calcext:value-type="float">
            <text:p>101.366595</text:p>
          </table:table-cell>
          <table:table-cell office:value-type="float" office:value="0.409232" calcext:value-type="float">
            <text:p>0.40923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79" calcext:value-type="float">
            <text:p>1.01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61549" calcext:value-type="float">
            <text:p>1.261549</text:p>
          </table:table-cell>
          <table:table-cell office:value-type="float" office:value="109.085003" calcext:value-type="float">
            <text:p>109.085003</text:p>
          </table:table-cell>
          <table:table-cell office:value-type="float" office:value="107.823454" calcext:value-type="float">
            <text:p>107.82345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503" calcext:value-type="float">
            <text:p>1.251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77177" calcext:value-type="float">
            <text:p>1.277177</text:p>
          </table:table-cell>
          <table:table-cell office:value-type="float" office:value="52.135246" calcext:value-type="float">
            <text:p>52.135246</text:p>
          </table:table-cell>
          <table:table-cell office:value-type="float" office:value="50.858069" calcext:value-type="float">
            <text:p>50.85806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5068536" calcext:value-type="float">
            <text:p>5068536</text:p>
          </table:table-cell>
          <table:table-cell office:value-type="float" office:value="12277" calcext:value-type="float">
            <text:p>12277</text:p>
          </table:table-cell>
          <table:table-cell office:value-type="float" office:value="4818" calcext:value-type="float">
            <text:p>4818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101.697699" calcext:value-type="float">
            <text:p>101.697699</text:p>
          </table:table-cell>
          <table:table-cell office:value-type="float" office:value="100.68091" calcext:value-type="float">
            <text:p>100.68091</text:p>
          </table:table-cell>
          <table:table-cell office:value-type="float" office:value="0.402741" calcext:value-type="float">
            <text:p>0.402741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5126396" calcext:value-type="float">
            <text:p>5126396</text:p>
          </table:table-cell>
          <table:table-cell office:value-type="float" office:value="12277" calcext:value-type="float">
            <text:p>12277</text:p>
          </table:table-cell>
          <table:table-cell office:value-type="float" office:value="4873" calcext:value-type="float">
            <text:p>4873</text:p>
          </table:table-cell>
          <table:table-cell office:value-type="float" office:value="1.066773" calcext:value-type="float">
            <text:p>1.066773</text:p>
          </table:table-cell>
          <table:table-cell office:value-type="float" office:value="102.037118" calcext:value-type="float">
            <text:p>102.037118</text:p>
          </table:table-cell>
          <table:table-cell office:value-type="float" office:value="100.970345" calcext:value-type="float">
            <text:p>100.970345</text:p>
          </table:table-cell>
          <table:table-cell office:value-type="float" office:value="0.40617" calcext:value-type="float">
            <text:p>0.40617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2279" calcext:value-type="float">
            <text:p>1.022279</text:p>
          </table:table-cell>
          <table:table-cell office:value-type="float" office:value="36.075541" calcext:value-type="float">
            <text:p>36.075541</text:p>
          </table:table-cell>
          <table:table-cell office:value-type="float" office:value="35.053262" calcext:value-type="float">
            <text:p>35.05326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78" calcext:value-type="float">
            <text:p>1.0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687" calcext:value-type="float">
            <text:p>1.037687</text:p>
          </table:table-cell>
          <table:table-cell office:value-type="float" office:value="36.09341" calcext:value-type="float">
            <text:p>36.09341</text:p>
          </table:table-cell>
          <table:table-cell office:value-type="float" office:value="35.055723" calcext:value-type="float">
            <text:p>35.05572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5114824" calcext:value-type="float">
            <text:p>5114824</text:p>
          </table:table-cell>
          <table:table-cell office:value-type="float" office:value="12375" calcext:value-type="float">
            <text:p>12375</text:p>
          </table:table-cell>
          <table:table-cell office:value-type="float" office:value="4862" calcext:value-type="float">
            <text:p>4862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1.680062" calcext:value-type="float">
            <text:p>101.680062</text:p>
          </table:table-cell>
          <table:table-cell office:value-type="float" office:value="100.671734" calcext:value-type="float">
            <text:p>100.671734</text:p>
          </table:table-cell>
          <table:table-cell office:value-type="float" office:value="0.406456" calcext:value-type="float">
            <text:p>0.40645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5160060" calcext:value-type="float">
            <text:p>5160060</text:p>
          </table:table-cell>
          <table:table-cell office:value-type="float" office:value="12375" calcext:value-type="float">
            <text:p>12375</text:p>
          </table:table-cell>
          <table:table-cell office:value-type="float" office:value="4905" calcext:value-type="float">
            <text:p>4905</text:p>
          </table:table-cell>
          <table:table-cell office:value-type="float" office:value="1.088614" calcext:value-type="float">
            <text:p>1.088614</text:p>
          </table:table-cell>
          <table:table-cell office:value-type="float" office:value="101.982008" calcext:value-type="float">
            <text:p>101.982008</text:p>
          </table:table-cell>
          <table:table-cell office:value-type="float" office:value="100.893394" calcext:value-type="float">
            <text:p>100.893394</text:p>
          </table:table-cell>
          <table:table-cell office:value-type="float" office:value="0.409149" calcext:value-type="float">
            <text:p>0.40914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03" calcext:value-type="float">
            <text:p>1.033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88" calcext:value-type="float">
            <text:p>1.016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751" calcext:value-type="float">
            <text:p>1.048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113772" calcext:value-type="float">
            <text:p>5113772</text:p>
          </table:table-cell>
          <table:table-cell office:value-type="float" office:value="12474" calcext:value-type="float">
            <text:p>12474</text:p>
          </table:table-cell>
          <table:table-cell office:value-type="float" office:value="4861" calcext:value-type="float">
            <text:p>4861</text:p>
          </table:table-cell>
          <table:table-cell office:value-type="float" office:value="1.016973" calcext:value-type="float">
            <text:p>1.016973</text:p>
          </table:table-cell>
          <table:table-cell office:value-type="float" office:value="101.685538" calcext:value-type="float">
            <text:p>101.685538</text:p>
          </table:table-cell>
          <table:table-cell office:value-type="float" office:value="100.668565" calcext:value-type="float">
            <text:p>100.668565</text:p>
          </table:table-cell>
          <table:table-cell office:value-type="float" office:value="0.406385" calcext:value-type="float">
            <text:p>0.406385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5141124" calcext:value-type="float">
            <text:p>5141124</text:p>
          </table:table-cell>
          <table:table-cell office:value-type="float" office:value="12474" calcext:value-type="float">
            <text:p>12474</text:p>
          </table:table-cell>
          <table:table-cell office:value-type="float" office:value="4887" calcext:value-type="float">
            <text:p>4887</text:p>
          </table:table-cell>
          <table:table-cell office:value-type="float" office:value="1.306227" calcext:value-type="float">
            <text:p>1.306227</text:p>
          </table:table-cell>
          <table:table-cell office:value-type="float" office:value="102.131329" calcext:value-type="float">
            <text:p>102.131329</text:p>
          </table:table-cell>
          <table:table-cell office:value-type="float" office:value="100.825102" calcext:value-type="float">
            <text:p>100.825102</text:p>
          </table:table-cell>
          <table:table-cell office:value-type="float" office:value="0.407924" calcext:value-type="float">
            <text:p>0.40792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7373" calcext:value-type="float">
            <text:p>1.257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874" calcext:value-type="float">
            <text:p>1.255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575" calcext:value-type="float">
            <text:p>1.278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101148" calcext:value-type="float">
            <text:p>5101148</text:p>
          </table:table-cell>
          <table:table-cell office:value-type="float" office:value="12573" calcext:value-type="float">
            <text:p>12573</text:p>
          </table:table-cell>
          <table:table-cell office:value-type="float" office:value="4849" calcext:value-type="float">
            <text:p>4849</text:p>
          </table:table-cell>
          <table:table-cell office:value-type="float" office:value="1.010669" calcext:value-type="float">
            <text:p>1.010669</text:p>
          </table:table-cell>
          <table:table-cell office:value-type="float" office:value="101.689879" calcext:value-type="float">
            <text:p>101.689879</text:p>
          </table:table-cell>
          <table:table-cell office:value-type="float" office:value="100.679211" calcext:value-type="float">
            <text:p>100.679211</text:p>
          </table:table-cell>
          <table:table-cell office:value-type="float" office:value="0.405339" calcext:value-type="float">
            <text:p>0.40533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5149540" calcext:value-type="float">
            <text:p>5149540</text:p>
          </table:table-cell>
          <table:table-cell office:value-type="float" office:value="12573" calcext:value-type="float">
            <text:p>12573</text:p>
          </table:table-cell>
          <table:table-cell office:value-type="float" office:value="4895" calcext:value-type="float">
            <text:p>4895</text:p>
          </table:table-cell>
          <table:table-cell office:value-type="float" office:value="1.074761" calcext:value-type="float">
            <text:p>1.074761</text:p>
          </table:table-cell>
          <table:table-cell office:value-type="float" office:value="101.994277" calcext:value-type="float">
            <text:p>101.994277</text:p>
          </table:table-cell>
          <table:table-cell office:value-type="float" office:value="100.919515" calcext:value-type="float">
            <text:p>100.919515</text:p>
          </table:table-cell>
          <table:table-cell office:value-type="float" office:value="0.40821" calcext:value-type="float">
            <text:p>0.40821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229" calcext:value-type="float">
            <text:p>1.037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63" calcext:value-type="float">
            <text:p>1.027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2345" calcext:value-type="float">
            <text:p>1.052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083264" calcext:value-type="float">
            <text:p>5083264</text:p>
          </table:table-cell>
          <table:table-cell office:value-type="float" office:value="12672" calcext:value-type="float">
            <text:p>12672</text:p>
          </table:table-cell>
          <table:table-cell office:value-type="float" office:value="4832" calcext:value-type="float">
            <text:p>4832</text:p>
          </table:table-cell>
          <table:table-cell office:value-type="float" office:value="1.013709" calcext:value-type="float">
            <text:p>1.013709</text:p>
          </table:table-cell>
          <table:table-cell office:value-type="float" office:value="101.692702" calcext:value-type="float">
            <text:p>101.692702</text:p>
          </table:table-cell>
          <table:table-cell office:value-type="float" office:value="100.678994" calcext:value-type="float">
            <text:p>100.678994</text:p>
          </table:table-cell>
          <table:table-cell office:value-type="float" office:value="0.403919" calcext:value-type="float">
            <text:p>0.403919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5140072" calcext:value-type="float">
            <text:p>5140072</text:p>
          </table:table-cell>
          <table:table-cell office:value-type="float" office:value="12672" calcext:value-type="float">
            <text:p>12672</text:p>
          </table:table-cell>
          <table:table-cell office:value-type="float" office:value="4886" calcext:value-type="float">
            <text:p>4886</text:p>
          </table:table-cell>
          <table:table-cell office:value-type="float" office:value="1.075115" calcext:value-type="float">
            <text:p>1.075115</text:p>
          </table:table-cell>
          <table:table-cell office:value-type="float" office:value="102.0526" calcext:value-type="float">
            <text:p>102.0526</text:p>
          </table:table-cell>
          <table:table-cell office:value-type="float" office:value="100.977486" calcext:value-type="float">
            <text:p>100.977486</text:p>
          </table:table-cell>
          <table:table-cell office:value-type="float" office:value="0.407225" calcext:value-type="float">
            <text:p>0.407225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6339" calcext:value-type="float">
            <text:p>1.026339</text:p>
          </table:table-cell>
          <table:table-cell office:value-type="float" office:value="58.117255" calcext:value-type="float">
            <text:p>58.117255</text:p>
          </table:table-cell>
          <table:table-cell office:value-type="float" office:value="57.090916" calcext:value-type="float">
            <text:p>57.0909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24901" calcext:value-type="float">
            <text:p>1.024901</text:p>
          </table:table-cell>
          <table:table-cell office:value-type="float" office:value="14.326566" calcext:value-type="float">
            <text:p>14.326566</text:p>
          </table:table-cell>
          <table:table-cell office:value-type="float" office:value="13.301666" calcext:value-type="float">
            <text:p>13.30166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2997" calcext:value-type="float">
            <text:p>1.052997</text:p>
          </table:table-cell>
          <table:table-cell office:value-type="float" office:value="58.12971" calcext:value-type="float">
            <text:p>58.12971</text:p>
          </table:table-cell>
          <table:table-cell office:value-type="float" office:value="57.076714" calcext:value-type="float">
            <text:p>57.07671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165320" calcext:value-type="float">
            <text:p>5165320</text:p>
          </table:table-cell>
          <table:table-cell office:value-type="float" office:value="12771" calcext:value-type="float">
            <text:p>12771</text:p>
          </table:table-cell>
          <table:table-cell office:value-type="float" office:value="4910" calcext:value-type="float">
            <text:p>4910</text:p>
          </table:table-cell>
          <table:table-cell office:value-type="float" office:value="1.034108" calcext:value-type="float">
            <text:p>1.034108</text:p>
          </table:table-cell>
          <table:table-cell office:value-type="float" office:value="101.739901" calcext:value-type="float">
            <text:p>101.739901</text:p>
          </table:table-cell>
          <table:table-cell office:value-type="float" office:value="100.705793" calcext:value-type="float">
            <text:p>100.705793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5202140" calcext:value-type="float">
            <text:p>5202140</text:p>
          </table:table-cell>
          <table:table-cell office:value-type="float" office:value="12771" calcext:value-type="float">
            <text:p>12771</text:p>
          </table:table-cell>
          <table:table-cell office:value-type="float" office:value="4945" calcext:value-type="float">
            <text:p>4945</text:p>
          </table:table-cell>
          <table:table-cell office:value-type="float" office:value="1.284584" calcext:value-type="float">
            <text:p>1.284584</text:p>
          </table:table-cell>
          <table:table-cell office:value-type="float" office:value="102.529135" calcext:value-type="float">
            <text:p>102.529135</text:p>
          </table:table-cell>
          <table:table-cell office:value-type="float" office:value="101.244551" calcext:value-type="float">
            <text:p>101.244551</text:p>
          </table:table-cell>
          <table:table-cell office:value-type="float" office:value="0.411055" calcext:value-type="float">
            <text:p>0.411055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8579" calcext:value-type="float">
            <text:p>1.018579</text:p>
          </table:table-cell>
          <table:table-cell office:value-type="float" office:value="102.285069" calcext:value-type="float">
            <text:p>102.285069</text:p>
          </table:table-cell>
          <table:table-cell office:value-type="float" office:value="101.26649" calcext:value-type="float">
            <text:p>101.2664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52653" calcext:value-type="float">
            <text:p>1.252653</text:p>
          </table:table-cell>
          <table:table-cell office:value-type="float" office:value="102.106507" calcext:value-type="float">
            <text:p>102.106507</text:p>
          </table:table-cell>
          <table:table-cell office:value-type="float" office:value="100.853854" calcext:value-type="float">
            <text:p>100.85385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250934" calcext:value-type="float">
            <text:p>1.250934</text:p>
          </table:table-cell>
          <table:table-cell office:value-type="float" office:value="102.138009" calcext:value-type="float">
            <text:p>102.138009</text:p>
          </table:table-cell>
          <table:table-cell office:value-type="float" office:value="100.887075" calcext:value-type="float">
            <text:p>100.88707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041" calcext:value-type="float">
            <text:p>1.268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151644" calcext:value-type="float">
            <text:p>5151644</text:p>
          </table:table-cell>
          <table:table-cell office:value-type="float" office:value="12870" calcext:value-type="float">
            <text:p>12870</text:p>
          </table:table-cell>
          <table:table-cell office:value-type="float" office:value="4897" calcext:value-type="float">
            <text:p>4897</text:p>
          </table:table-cell>
          <table:table-cell office:value-type="float" office:value="1.008893" calcext:value-type="float">
            <text:p>1.008893</text:p>
          </table:table-cell>
          <table:table-cell office:value-type="float" office:value="101.692647" calcext:value-type="float">
            <text:p>101.692647</text:p>
          </table:table-cell>
          <table:table-cell office:value-type="float" office:value="100.683754" calcext:value-type="float">
            <text:p>100.683754</text:p>
          </table:table-cell>
          <table:table-cell office:value-type="float" office:value="0.409333" calcext:value-type="float">
            <text:p>0.409333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5188464" calcext:value-type="float">
            <text:p>5188464</text:p>
          </table:table-cell>
          <table:table-cell office:value-type="float" office:value="12870" calcext:value-type="float">
            <text:p>12870</text:p>
          </table:table-cell>
          <table:table-cell office:value-type="float" office:value="4932" calcext:value-type="float">
            <text:p>4932</text:p>
          </table:table-cell>
          <table:table-cell office:value-type="float" office:value="1.293293" calcext:value-type="float">
            <text:p>1.293293</text:p>
          </table:table-cell>
          <table:table-cell office:value-type="float" office:value="102.202363" calcext:value-type="float">
            <text:p>102.202363</text:p>
          </table:table-cell>
          <table:table-cell office:value-type="float" office:value="100.90907" calcext:value-type="float">
            <text:p>100.90907</text:p>
          </table:table-cell>
          <table:table-cell office:value-type="float" office:value="0.411338" calcext:value-type="float">
            <text:p>0.41133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1683" calcext:value-type="float">
            <text:p>1.261683</text:p>
          </table:table-cell>
          <table:table-cell office:value-type="float" office:value="39.639466" calcext:value-type="float">
            <text:p>39.639466</text:p>
          </table:table-cell>
          <table:table-cell office:value-type="float" office:value="38.377783" calcext:value-type="float">
            <text:p>38.37778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6522" calcext:value-type="float">
            <text:p>1.246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70976" calcext:value-type="float">
            <text:p>1.270976</text:p>
          </table:table-cell>
          <table:table-cell office:value-type="float" office:value="39.646446" calcext:value-type="float">
            <text:p>39.646446</text:p>
          </table:table-cell>
          <table:table-cell office:value-type="float" office:value="38.37547" calcext:value-type="float">
            <text:p>38.3754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187412" calcext:value-type="float">
            <text:p>5187412</text:p>
          </table:table-cell>
          <table:table-cell office:value-type="float" office:value="12969" calcext:value-type="float">
            <text:p>12969</text:p>
          </table:table-cell>
          <table:table-cell office:value-type="float" office:value="4931" calcext:value-type="float">
            <text:p>4931</text:p>
          </table:table-cell>
          <table:table-cell office:value-type="float" office:value="1.010963" calcext:value-type="float">
            <text:p>1.010963</text:p>
          </table:table-cell>
          <table:table-cell office:value-type="float" office:value="101.682044" calcext:value-type="float">
            <text:p>101.682044</text:p>
          </table:table-cell>
          <table:table-cell office:value-type="float" office:value="100.671082" calcext:value-type="float">
            <text:p>100.671082</text:p>
          </table:table-cell>
          <table:table-cell office:value-type="float" office:value="0.412227" calcext:value-type="float">
            <text:p>0.412227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5244220" calcext:value-type="float">
            <text:p>5244220</text:p>
          </table:table-cell>
          <table:table-cell office:value-type="float" office:value="12969" calcext:value-type="float">
            <text:p>12969</text:p>
          </table:table-cell>
          <table:table-cell office:value-type="float" office:value="4985" calcext:value-type="float">
            <text:p>4985</text:p>
          </table:table-cell>
          <table:table-cell office:value-type="float" office:value="1.084085" calcext:value-type="float">
            <text:p>1.084085</text:p>
          </table:table-cell>
          <table:table-cell office:value-type="float" office:value="102.062814" calcext:value-type="float">
            <text:p>102.062814</text:p>
          </table:table-cell>
          <table:table-cell office:value-type="float" office:value="100.978729" calcext:value-type="float">
            <text:p>100.978729</text:p>
          </table:table-cell>
          <table:table-cell office:value-type="float" office:value="0.415471" calcext:value-type="float">
            <text:p>0.41547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8207" calcext:value-type="float">
            <text:p>1.028207</text:p>
          </table:table-cell>
          <table:table-cell office:value-type="float" office:value="74.045505" calcext:value-type="float">
            <text:p>74.045505</text:p>
          </table:table-cell>
          <table:table-cell office:value-type="float" office:value="73.017298" calcext:value-type="float">
            <text:p>73.01729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016" calcext:value-type="float">
            <text:p>1.02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0999" calcext:value-type="float">
            <text:p>1.050999</text:p>
          </table:table-cell>
          <table:table-cell office:value-type="float" office:value="74.069609" calcext:value-type="float">
            <text:p>74.069609</text:p>
          </table:table-cell>
          <table:table-cell office:value-type="float" office:value="73.018611" calcext:value-type="float">
            <text:p>73.01861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150592" calcext:value-type="float">
            <text:p>5150592</text:p>
          </table:table-cell>
          <table:table-cell office:value-type="float" office:value="13068" calcext:value-type="float">
            <text:p>13068</text:p>
          </table:table-cell>
          <table:table-cell office:value-type="float" office:value="4896" calcext:value-type="float">
            <text:p>4896</text:p>
          </table:table-cell>
          <table:table-cell office:value-type="float" office:value="1.008749" calcext:value-type="float">
            <text:p>1.008749</text:p>
          </table:table-cell>
          <table:table-cell office:value-type="float" office:value="101.689415" calcext:value-type="float">
            <text:p>101.689415</text:p>
          </table:table-cell>
          <table:table-cell office:value-type="float" office:value="100.680666" calcext:value-type="float">
            <text:p>100.680666</text:p>
          </table:table-cell>
          <table:table-cell office:value-type="float" office:value="0.409262" calcext:value-type="float">
            <text:p>0.40926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3068" calcext:value-type="float">
            <text:p>13068</text:p>
          </table:table-cell>
          <table:table-cell office:value-type="float" office:value="4953" calcext:value-type="float">
            <text:p>4953</text:p>
          </table:table-cell>
          <table:table-cell office:value-type="float" office:value="1.087731" calcext:value-type="float">
            <text:p>1.087731</text:p>
          </table:table-cell>
          <table:table-cell office:value-type="float" office:value="102.057462" calcext:value-type="float">
            <text:p>102.057462</text:p>
          </table:table-cell>
          <table:table-cell office:value-type="float" office:value="100.96973" calcext:value-type="float">
            <text:p>100.96973</text:p>
          </table:table-cell>
          <table:table-cell office:value-type="float" office:value="0.412841" calcext:value-type="float">
            <text:p>0.41284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2569" calcext:value-type="float">
            <text:p>1.032569</text:p>
          </table:table-cell>
          <table:table-cell office:value-type="float" office:value="97.132806" calcext:value-type="float">
            <text:p>97.132806</text:p>
          </table:table-cell>
          <table:table-cell office:value-type="float" office:value="96.100237" calcext:value-type="float">
            <text:p>96.10023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22543" calcext:value-type="float">
            <text:p>1.022543</text:p>
          </table:table-cell>
          <table:table-cell office:value-type="float" office:value="99.180298" calcext:value-type="float">
            <text:p>99.180298</text:p>
          </table:table-cell>
          <table:table-cell office:value-type="float" office:value="98.157756" calcext:value-type="float">
            <text:p>98.1577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4585" calcext:value-type="float">
            <text:p>1.054585</text:p>
          </table:table-cell>
          <table:table-cell office:value-type="float" office:value="97.139966" calcext:value-type="float">
            <text:p>97.139966</text:p>
          </table:table-cell>
          <table:table-cell office:value-type="float" office:value="96.085381" calcext:value-type="float">
            <text:p>96.08538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163216" calcext:value-type="float">
            <text:p>5163216</text:p>
          </table:table-cell>
          <table:table-cell office:value-type="float" office:value="13167" calcext:value-type="float">
            <text:p>13167</text:p>
          </table:table-cell>
          <table:table-cell office:value-type="float" office:value="4908" calcext:value-type="float">
            <text:p>4908</text:p>
          </table:table-cell>
          <table:table-cell office:value-type="float" office:value="1.018127" calcext:value-type="float">
            <text:p>1.018127</text:p>
          </table:table-cell>
          <table:table-cell office:value-type="float" office:value="101.693491" calcext:value-type="float">
            <text:p>101.693491</text:p>
          </table:table-cell>
          <table:table-cell office:value-type="float" office:value="100.675365" calcext:value-type="float">
            <text:p>100.675365</text:p>
          </table:table-cell>
          <table:table-cell office:value-type="float" office:value="0.410286" calcext:value-type="float">
            <text:p>0.410286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5209504" calcext:value-type="float">
            <text:p>5209504</text:p>
          </table:table-cell>
          <table:table-cell office:value-type="float" office:value="13167" calcext:value-type="float">
            <text:p>13167</text:p>
          </table:table-cell>
          <table:table-cell office:value-type="float" office:value="4952" calcext:value-type="float">
            <text:p>4952</text:p>
          </table:table-cell>
          <table:table-cell office:value-type="float" office:value="1.051934" calcext:value-type="float">
            <text:p>1.051934</text:p>
          </table:table-cell>
          <table:table-cell office:value-type="float" office:value="101.960681" calcext:value-type="float">
            <text:p>101.960681</text:p>
          </table:table-cell>
          <table:table-cell office:value-type="float" office:value="100.908747" calcext:value-type="float">
            <text:p>100.908747</text:p>
          </table:table-cell>
          <table:table-cell office:value-type="float" office:value="0.413007" calcext:value-type="float">
            <text:p>0.41300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732" calcext:value-type="float">
            <text:p>1.012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19" calcext:value-type="float">
            <text:p>1.020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744" calcext:value-type="float">
            <text:p>1.0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5104304" calcext:value-type="float">
            <text:p>5104304</text:p>
          </table:table-cell>
          <table:table-cell office:value-type="float" office:value="13266" calcext:value-type="float">
            <text:p>13266</text:p>
          </table:table-cell>
          <table:table-cell office:value-type="float" office:value="4852" calcext:value-type="float">
            <text:p>4852</text:p>
          </table:table-cell>
          <table:table-cell office:value-type="float" office:value="1.017257" calcext:value-type="float">
            <text:p>1.017257</text:p>
          </table:table-cell>
          <table:table-cell office:value-type="float" office:value="101.688993" calcext:value-type="float">
            <text:p>101.688993</text:p>
          </table:table-cell>
          <table:table-cell office:value-type="float" office:value="100.671737" calcext:value-type="float">
            <text:p>100.671737</text:p>
          </table:table-cell>
          <table:table-cell office:value-type="float" office:value="0.40562" calcext:value-type="float">
            <text:p>0.40562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5167424" calcext:value-type="float">
            <text:p>5167424</text:p>
          </table:table-cell>
          <table:table-cell office:value-type="float" office:value="13266" calcext:value-type="float">
            <text:p>13266</text:p>
          </table:table-cell>
          <table:table-cell office:value-type="float" office:value="4912" calcext:value-type="float">
            <text:p>4912</text:p>
          </table:table-cell>
          <table:table-cell office:value-type="float" office:value="1.070839" calcext:value-type="float">
            <text:p>1.070839</text:p>
          </table:table-cell>
          <table:table-cell office:value-type="float" office:value="102.17912" calcext:value-type="float">
            <text:p>102.17912</text:p>
          </table:table-cell>
          <table:table-cell office:value-type="float" office:value="101.10828" calcext:value-type="float">
            <text:p>101.10828</text:p>
          </table:table-cell>
          <table:table-cell office:value-type="float" office:value="0.408863" calcext:value-type="float">
            <text:p>0.408863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569" calcext:value-type="float">
            <text:p>1.03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69" calcext:value-type="float">
            <text:p>1.020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743" calcext:value-type="float">
            <text:p>1.048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5117980" calcext:value-type="float">
            <text:p>5117980</text:p>
          </table:table-cell>
          <table:table-cell office:value-type="float" office:value="13366" calcext:value-type="float">
            <text:p>13366</text:p>
          </table:table-cell>
          <table:table-cell office:value-type="float" office:value="4865" calcext:value-type="float">
            <text:p>4865</text:p>
          </table:table-cell>
          <table:table-cell office:value-type="float" office:value="1.030263" calcext:value-type="float">
            <text:p>1.030263</text:p>
          </table:table-cell>
          <table:table-cell office:value-type="float" office:value="101.644037" calcext:value-type="float">
            <text:p>101.644037</text:p>
          </table:table-cell>
          <table:table-cell office:value-type="float" office:value="100.613774" calcext:value-type="float">
            <text:p>100.613774</text:p>
          </table:table-cell>
          <table:table-cell office:value-type="float" office:value="0.406941" calcext:value-type="float">
            <text:p>0.40694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13366" calcext:value-type="float">
            <text:p>13366</text:p>
          </table:table-cell>
          <table:table-cell office:value-type="float" office:value="4911" calcext:value-type="float">
            <text:p>4911</text:p>
          </table:table-cell>
          <table:table-cell office:value-type="float" office:value="1.316733" calcext:value-type="float">
            <text:p>1.316733</text:p>
          </table:table-cell>
          <table:table-cell office:value-type="float" office:value="102.646122" calcext:value-type="float">
            <text:p>102.646122</text:p>
          </table:table-cell>
          <table:table-cell office:value-type="float" office:value="101.329389" calcext:value-type="float">
            <text:p>101.329389</text:p>
          </table:table-cell>
          <table:table-cell office:value-type="float" office:value="0.407887" calcext:value-type="float">
            <text:p>0.40788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2.601725" calcext:value-type="float">
            <text:p>102.601725</text:p>
          </table:table-cell>
          <table:table-cell office:value-type="float" office:value="101.584566" calcext:value-type="float">
            <text:p>101.58456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102.579298" calcext:value-type="float">
            <text:p>102.579298</text:p>
          </table:table-cell>
          <table:table-cell office:value-type="float" office:value="101.311872" calcext:value-type="float">
            <text:p>101.31187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52305" calcext:value-type="float">
            <text:p>1.252305</text:p>
          </table:table-cell>
          <table:table-cell office:value-type="float" office:value="102.582186" calcext:value-type="float">
            <text:p>102.582186</text:p>
          </table:table-cell>
          <table:table-cell office:value-type="float" office:value="101.329881" calcext:value-type="float">
            <text:p>101.32988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9003" calcext:value-type="float">
            <text:p>1.289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5139020" calcext:value-type="float">
            <text:p>5139020</text:p>
          </table:table-cell>
          <table:table-cell office:value-type="float" office:value="13465" calcext:value-type="float">
            <text:p>13465</text:p>
          </table:table-cell>
          <table:table-cell office:value-type="float" office:value="4885" calcext:value-type="float">
            <text:p>4885</text:p>
          </table:table-cell>
          <table:table-cell office:value-type="float" office:value="1.013629" calcext:value-type="float">
            <text:p>1.013629</text:p>
          </table:table-cell>
          <table:table-cell office:value-type="float" office:value="101.698822" calcext:value-type="float">
            <text:p>101.698822</text:p>
          </table:table-cell>
          <table:table-cell office:value-type="float" office:value="100.685193" calcext:value-type="float">
            <text:p>100.685193</text:p>
          </table:table-cell>
          <table:table-cell office:value-type="float" office:value="0.408324" calcext:value-type="float">
            <text:p>0.408324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13465" calcext:value-type="float">
            <text:p>13465</text:p>
          </table:table-cell>
          <table:table-cell office:value-type="float" office:value="4934" calcext:value-type="float">
            <text:p>4934</text:p>
          </table:table-cell>
          <table:table-cell office:value-type="float" office:value="1.056785" calcext:value-type="float">
            <text:p>1.056785</text:p>
          </table:table-cell>
          <table:table-cell office:value-type="float" office:value="102.005674" calcext:value-type="float">
            <text:p>102.005674</text:p>
          </table:table-cell>
          <table:table-cell office:value-type="float" office:value="100.948889" calcext:value-type="float">
            <text:p>100.948889</text:p>
          </table:table-cell>
          <table:table-cell office:value-type="float" office:value="0.411342" calcext:value-type="float">
            <text:p>0.41134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79" calcext:value-type="float">
            <text:p>1.019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12" calcext:value-type="float">
            <text:p>1.01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41" calcext:value-type="float">
            <text:p>1.04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5108512" calcext:value-type="float">
            <text:p>5108512</text:p>
          </table:table-cell>
          <table:table-cell office:value-type="float" office:value="13564" calcext:value-type="float">
            <text:p>13564</text:p>
          </table:table-cell>
          <table:table-cell office:value-type="float" office:value="4856" calcext:value-type="float">
            <text:p>4856</text:p>
          </table:table-cell>
          <table:table-cell office:value-type="float" office:value="1.016327" calcext:value-type="float">
            <text:p>1.016327</text:p>
          </table:table-cell>
          <table:table-cell office:value-type="float" office:value="101.700139" calcext:value-type="float">
            <text:p>101.700139</text:p>
          </table:table-cell>
          <table:table-cell office:value-type="float" office:value="100.683812" calcext:value-type="float">
            <text:p>100.683812</text:p>
          </table:table-cell>
          <table:table-cell office:value-type="float" office:value="0.405905" calcext:value-type="float">
            <text:p>0.40590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5164268" calcext:value-type="float">
            <text:p>5164268</text:p>
          </table:table-cell>
          <table:table-cell office:value-type="float" office:value="13564" calcext:value-type="float">
            <text:p>13564</text:p>
          </table:table-cell>
          <table:table-cell office:value-type="float" office:value="4909" calcext:value-type="float">
            <text:p>4909</text:p>
          </table:table-cell>
          <table:table-cell office:value-type="float" office:value="1.044782" calcext:value-type="float">
            <text:p>1.044782</text:p>
          </table:table-cell>
          <table:table-cell office:value-type="float" office:value="102.0142" calcext:value-type="float">
            <text:p>102.0142</text:p>
          </table:table-cell>
          <table:table-cell office:value-type="float" office:value="100.969418" calcext:value-type="float">
            <text:p>100.969418</text:p>
          </table:table-cell>
          <table:table-cell office:value-type="float" office:value="0.409175" calcext:value-type="float">
            <text:p>0.40917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579" calcext:value-type="float">
            <text:p>1.008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939" calcext:value-type="float">
            <text:p>1.018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64" calcext:value-type="float">
            <text:p>1.02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5120084" calcext:value-type="float">
            <text:p>5120084</text:p>
          </table:table-cell>
          <table:table-cell office:value-type="float" office:value="13662" calcext:value-type="float">
            <text:p>13662</text:p>
          </table:table-cell>
          <table:table-cell office:value-type="float" office:value="4867" calcext:value-type="float">
            <text:p>4867</text:p>
          </table:table-cell>
          <table:table-cell office:value-type="float" office:value="1.011289" calcext:value-type="float">
            <text:p>1.011289</text:p>
          </table:table-cell>
          <table:table-cell office:value-type="float" office:value="101.693705" calcext:value-type="float">
            <text:p>101.693705</text:p>
          </table:table-cell>
          <table:table-cell office:value-type="float" office:value="100.682416" calcext:value-type="float">
            <text:p>100.682416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5171632" calcext:value-type="float">
            <text:p>5171632</text:p>
          </table:table-cell>
          <table:table-cell office:value-type="float" office:value="13662" calcext:value-type="float">
            <text:p>13662</text:p>
          </table:table-cell>
          <table:table-cell office:value-type="float" office:value="4916" calcext:value-type="float">
            <text:p>4916</text:p>
          </table:table-cell>
          <table:table-cell office:value-type="float" office:value="1.085698" calcext:value-type="float">
            <text:p>1.085698</text:p>
          </table:table-cell>
          <table:table-cell office:value-type="float" office:value="102.040365" calcext:value-type="float">
            <text:p>102.040365</text:p>
          </table:table-cell>
          <table:table-cell office:value-type="float" office:value="100.954667" calcext:value-type="float">
            <text:p>100.954667</text:p>
          </table:table-cell>
          <table:table-cell office:value-type="float" office:value="0.409818" calcext:value-type="float">
            <text:p>0.409818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9454" calcext:value-type="float">
            <text:p>1.029454</text:p>
          </table:table-cell>
          <table:table-cell office:value-type="float" office:value="59.10139" calcext:value-type="float">
            <text:p>59.10139</text:p>
          </table:table-cell>
          <table:table-cell office:value-type="float" office:value="58.071936" calcext:value-type="float">
            <text:p>58.07193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27615" calcext:value-type="float">
            <text:p>1.027615</text:p>
          </table:table-cell>
          <table:table-cell office:value-type="float" office:value="25.321603" calcext:value-type="float">
            <text:p>25.321603</text:p>
          </table:table-cell>
          <table:table-cell office:value-type="float" office:value="24.293988" calcext:value-type="float">
            <text:p>24.29398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59.10821" calcext:value-type="float">
            <text:p>59.10821</text:p>
          </table:table-cell>
          <table:table-cell office:value-type="float" office:value="58.04459" calcext:value-type="float">
            <text:p>58.044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13761" calcext:value-type="float">
            <text:p>13761</text:p>
          </table:table-cell>
          <table:table-cell office:value-type="float" office:value="4868" calcext:value-type="float">
            <text:p>4868</text:p>
          </table:table-cell>
          <table:table-cell office:value-type="float" office:value="1.015549" calcext:value-type="float">
            <text:p>1.015549</text:p>
          </table:table-cell>
          <table:table-cell office:value-type="float" office:value="101.696721" calcext:value-type="float">
            <text:p>101.696721</text:p>
          </table:table-cell>
          <table:table-cell office:value-type="float" office:value="100.681172" calcext:value-type="float">
            <text:p>100.681172</text:p>
          </table:table-cell>
          <table:table-cell office:value-type="float" office:value="0.406919" calcext:value-type="float">
            <text:p>0.406919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5176892" calcext:value-type="float">
            <text:p>5176892</text:p>
          </table:table-cell>
          <table:table-cell office:value-type="float" office:value="13761" calcext:value-type="float">
            <text:p>13761</text:p>
          </table:table-cell>
          <table:table-cell office:value-type="float" office:value="4921" calcext:value-type="float">
            <text:p>4921</text:p>
          </table:table-cell>
          <table:table-cell office:value-type="float" office:value="1.080921" calcext:value-type="float">
            <text:p>1.080921</text:p>
          </table:table-cell>
          <table:table-cell office:value-type="float" office:value="102.052236" calcext:value-type="float">
            <text:p>102.052236</text:p>
          </table:table-cell>
          <table:table-cell office:value-type="float" office:value="100.971315" calcext:value-type="float">
            <text:p>100.971315</text:p>
          </table:table-cell>
          <table:table-cell office:value-type="float" office:value="0.410167" calcext:value-type="float">
            <text:p>0.41016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835" calcext:value-type="float">
            <text:p>1.024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73" calcext:value-type="float">
            <text:p>1.026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015" calcext:value-type="float">
            <text:p>1.048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5134812" calcext:value-type="float">
            <text:p>5134812</text:p>
          </table:table-cell>
          <table:table-cell office:value-type="float" office:value="13861" calcext:value-type="float">
            <text:p>13861</text:p>
          </table:table-cell>
          <table:table-cell office:value-type="float" office:value="4881" calcext:value-type="float">
            <text:p>4881</text:p>
          </table:table-cell>
          <table:table-cell office:value-type="float" office:value="1.016549" calcext:value-type="float">
            <text:p>1.016549</text:p>
          </table:table-cell>
          <table:table-cell office:value-type="float" office:value="101.694023" calcext:value-type="float">
            <text:p>101.694023</text:p>
          </table:table-cell>
          <table:table-cell office:value-type="float" office:value="100.677474" calcext:value-type="float">
            <text:p>100.677474</text:p>
          </table:table-cell>
          <table:table-cell office:value-type="float" office:value="0.408021" calcext:value-type="float">
            <text:p>0.40802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5186360" calcext:value-type="float">
            <text:p>5186360</text:p>
          </table:table-cell>
          <table:table-cell office:value-type="float" office:value="13861" calcext:value-type="float">
            <text:p>13861</text:p>
          </table:table-cell>
          <table:table-cell office:value-type="float" office:value="4930" calcext:value-type="float">
            <text:p>4930</text:p>
          </table:table-cell>
          <table:table-cell office:value-type="float" office:value="1.081941" calcext:value-type="float">
            <text:p>1.081941</text:p>
          </table:table-cell>
          <table:table-cell office:value-type="float" office:value="102.033467" calcext:value-type="float">
            <text:p>102.033467</text:p>
          </table:table-cell>
          <table:table-cell office:value-type="float" office:value="100.951526" calcext:value-type="float">
            <text:p>100.951526</text:p>
          </table:table-cell>
          <table:table-cell office:value-type="float" office:value="0.410998" calcext:value-type="float">
            <text:p>0.41099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93.114573" calcext:value-type="float">
            <text:p>93.114573</text:p>
          </table:table-cell>
          <table:table-cell office:value-type="float" office:value="92.092134" calcext:value-type="float">
            <text:p>92.09213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07" calcext:value-type="float">
            <text:p>1.0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8536" calcext:value-type="float">
            <text:p>1.048536</text:p>
          </table:table-cell>
          <table:table-cell office:value-type="float" office:value="93.127507" calcext:value-type="float">
            <text:p>93.127507</text:p>
          </table:table-cell>
          <table:table-cell office:value-type="float" office:value="92.078971" calcext:value-type="float">
            <text:p>92.07897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156904" calcext:value-type="float">
            <text:p>5156904</text:p>
          </table:table-cell>
          <table:table-cell office:value-type="float" office:value="13959" calcext:value-type="float">
            <text:p>13959</text:p>
          </table:table-cell>
          <table:table-cell office:value-type="float" office:value="4902" calcext:value-type="float">
            <text:p>4902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101.697442" calcext:value-type="float">
            <text:p>101.697442</text:p>
          </table:table-cell>
          <table:table-cell office:value-type="float" office:value="100.684913" calcext:value-type="float">
            <text:p>100.684913</text:p>
          </table:table-cell>
          <table:table-cell office:value-type="float" office:value="0.409746" calcext:value-type="float">
            <text:p>0.409746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3959" calcext:value-type="float">
            <text:p>13959</text:p>
          </table:table-cell>
          <table:table-cell office:value-type="float" office:value="4953" calcext:value-type="float">
            <text:p>4953</text:p>
          </table:table-cell>
          <table:table-cell office:value-type="float" office:value="1.113522" calcext:value-type="float">
            <text:p>1.113522</text:p>
          </table:table-cell>
          <table:table-cell office:value-type="float" office:value="102.155643" calcext:value-type="float">
            <text:p>102.155643</text:p>
          </table:table-cell>
          <table:table-cell office:value-type="float" office:value="101.042121" calcext:value-type="float">
            <text:p>101.042121</text:p>
          </table:table-cell>
          <table:table-cell office:value-type="float" office:value="0.412545" calcext:value-type="float">
            <text:p>0.41254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619" calcext:value-type="float">
            <text:p>1.024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021" calcext:value-type="float">
            <text:p>1.023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3113" calcext:value-type="float">
            <text:p>1.063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172684" calcext:value-type="float">
            <text:p>5172684</text:p>
          </table:table-cell>
          <table:table-cell office:value-type="float" office:value="14058" calcext:value-type="float">
            <text:p>14058</text:p>
          </table:table-cell>
          <table:table-cell office:value-type="float" office:value="4917" calcext:value-type="float">
            <text:p>4917</text:p>
          </table:table-cell>
          <table:table-cell office:value-type="float" office:value="1.015369" calcext:value-type="float">
            <text:p>1.015369</text:p>
          </table:table-cell>
          <table:table-cell office:value-type="float" office:value="101.694602" calcext:value-type="float">
            <text:p>101.694602</text:p>
          </table:table-cell>
          <table:table-cell office:value-type="float" office:value="100.679233" calcext:value-type="float">
            <text:p>100.679233</text:p>
          </table:table-cell>
          <table:table-cell office:value-type="float" office:value="0.411023" calcext:value-type="float">
            <text:p>0.411023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5224232" calcext:value-type="float">
            <text:p>5224232</text:p>
          </table:table-cell>
          <table:table-cell office:value-type="float" office:value="14058" calcext:value-type="float">
            <text:p>14058</text:p>
          </table:table-cell>
          <table:table-cell office:value-type="float" office:value="4966" calcext:value-type="float">
            <text:p>4966</text:p>
          </table:table-cell>
          <table:table-cell office:value-type="float" office:value="1.037769" calcext:value-type="float">
            <text:p>1.037769</text:p>
          </table:table-cell>
          <table:table-cell office:value-type="float" office:value="102.045342" calcext:value-type="float">
            <text:p>102.045342</text:p>
          </table:table-cell>
          <table:table-cell office:value-type="float" office:value="101.007573" calcext:value-type="float">
            <text:p>101.007573</text:p>
          </table:table-cell>
          <table:table-cell office:value-type="float" office:value="0.41377" calcext:value-type="float">
            <text:p>0.41377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5399" calcext:value-type="float">
            <text:p>1.005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841" calcext:value-type="float">
            <text:p>1.017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6" calcext:value-type="float">
            <text:p>1.02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5137968" calcext:value-type="float">
            <text:p>5137968</text:p>
          </table:table-cell>
          <table:table-cell office:value-type="float" office:value="14157" calcext:value-type="float">
            <text:p>14157</text:p>
          </table:table-cell>
          <table:table-cell office:value-type="float" office:value="4884" calcext:value-type="float">
            <text:p>4884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01.692341" calcext:value-type="float">
            <text:p>101.692341</text:p>
          </table:table-cell>
          <table:table-cell office:value-type="float" office:value="100.683553" calcext:value-type="float">
            <text:p>100.683553</text:p>
          </table:table-cell>
          <table:table-cell office:value-type="float" office:value="0.408247" calcext:value-type="float">
            <text:p>0.40824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5187412" calcext:value-type="float">
            <text:p>5187412</text:p>
          </table:table-cell>
          <table:table-cell office:value-type="float" office:value="14157" calcext:value-type="float">
            <text:p>14157</text:p>
          </table:table-cell>
          <table:table-cell office:value-type="float" office:value="4931" calcext:value-type="float">
            <text:p>4931</text:p>
          </table:table-cell>
          <table:table-cell office:value-type="float" office:value="1.086833" calcext:value-type="float">
            <text:p>1.086833</text:p>
          </table:table-cell>
          <table:table-cell office:value-type="float" office:value="102.017991" calcext:value-type="float">
            <text:p>102.017991</text:p>
          </table:table-cell>
          <table:table-cell office:value-type="float" office:value="100.931159" calcext:value-type="float">
            <text:p>100.931159</text:p>
          </table:table-cell>
          <table:table-cell office:value-type="float" office:value="0.411164" calcext:value-type="float">
            <text:p>0.411164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137" calcext:value-type="float">
            <text:p>1.03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691" calcext:value-type="float">
            <text:p>1.029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4755" calcext:value-type="float">
            <text:p>1.064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5094836" calcext:value-type="float">
            <text:p>5094836</text:p>
          </table:table-cell>
          <table:table-cell office:value-type="float" office:value="14257" calcext:value-type="float">
            <text:p>14257</text:p>
          </table:table-cell>
          <table:table-cell office:value-type="float" office:value="4843" calcext:value-type="float">
            <text:p>4843</text:p>
          </table:table-cell>
          <table:table-cell office:value-type="float" office:value="1.011173" calcext:value-type="float">
            <text:p>1.011173</text:p>
          </table:table-cell>
          <table:table-cell office:value-type="float" office:value="101.699697" calcext:value-type="float">
            <text:p>101.699697</text:p>
          </table:table-cell>
          <table:table-cell office:value-type="float" office:value="100.688525" calcext:value-type="float">
            <text:p>100.688525</text:p>
          </table:table-cell>
          <table:table-cell office:value-type="float" office:value="0.4048" calcext:value-type="float">
            <text:p>0.4048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5108512" calcext:value-type="float">
            <text:p>5108512</text:p>
          </table:table-cell>
          <table:table-cell office:value-type="float" office:value="14257" calcext:value-type="float">
            <text:p>14257</text:p>
          </table:table-cell>
          <table:table-cell office:value-type="float" office:value="4856" calcext:value-type="float">
            <text:p>4856</text:p>
          </table:table-cell>
          <table:table-cell office:value-type="float" office:value="1.320511" calcext:value-type="float">
            <text:p>1.320511</text:p>
          </table:table-cell>
          <table:table-cell office:value-type="float" office:value="102.011415" calcext:value-type="float">
            <text:p>102.011415</text:p>
          </table:table-cell>
          <table:table-cell office:value-type="float" office:value="100.690904" calcext:value-type="float">
            <text:p>100.690904</text:p>
          </table:table-cell>
          <table:table-cell office:value-type="float" office:value="0.405877" calcext:value-type="float">
            <text:p>0.40587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493" calcext:value-type="float">
            <text:p>1.255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3654" calcext:value-type="float">
            <text:p>1.253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801" calcext:value-type="float">
            <text:p>1.270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142176" calcext:value-type="float">
            <text:p>5142176</text:p>
          </table:table-cell>
          <table:table-cell office:value-type="float" office:value="14355" calcext:value-type="float">
            <text:p>14355</text:p>
          </table:table-cell>
          <table:table-cell office:value-type="float" office:value="4888" calcext:value-type="float">
            <text:p>4888</text:p>
          </table:table-cell>
          <table:table-cell office:value-type="float" office:value="1.012749" calcext:value-type="float">
            <text:p>1.012749</text:p>
          </table:table-cell>
          <table:table-cell office:value-type="float" office:value="101.688993" calcext:value-type="float">
            <text:p>101.688993</text:p>
          </table:table-cell>
          <table:table-cell office:value-type="float" office:value="100.676244" calcext:value-type="float">
            <text:p>100.676244</text:p>
          </table:table-cell>
          <table:table-cell office:value-type="float" office:value="0.408611" calcext:value-type="float">
            <text:p>0.408611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5201088" calcext:value-type="float">
            <text:p>5201088</text:p>
          </table:table-cell>
          <table:table-cell office:value-type="float" office:value="14355" calcext:value-type="float">
            <text:p>14355</text:p>
          </table:table-cell>
          <table:table-cell office:value-type="float" office:value="4944" calcext:value-type="float">
            <text:p>4944</text:p>
          </table:table-cell>
          <table:table-cell office:value-type="float" office:value="1.055683" calcext:value-type="float">
            <text:p>1.055683</text:p>
          </table:table-cell>
          <table:table-cell office:value-type="float" office:value="102.031061" calcext:value-type="float">
            <text:p>102.031061</text:p>
          </table:table-cell>
          <table:table-cell office:value-type="float" office:value="100.975378" calcext:value-type="float">
            <text:p>100.975378</text:p>
          </table:table-cell>
          <table:table-cell office:value-type="float" office:value="0.412068" calcext:value-type="float">
            <text:p>0.412068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9" calcext:value-type="float">
            <text:p>1.018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" calcext:value-type="float">
            <text:p>1.0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247" calcext:value-type="float">
            <text:p>1.03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14455" calcext:value-type="float">
            <text:p>14455</text:p>
          </table:table-cell>
          <table:table-cell office:value-type="float" office:value="4864" calcext:value-type="float">
            <text:p>4864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1.694872" calcext:value-type="float">
            <text:p>101.694872</text:p>
          </table:table-cell>
          <table:table-cell office:value-type="float" office:value="100.685303" calcext:value-type="float">
            <text:p>100.685303</text:p>
          </table:table-cell>
          <table:table-cell office:value-type="float" office:value="0.406568" calcext:value-type="float">
            <text:p>0.40656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14455" calcext:value-type="float">
            <text:p>14455</text:p>
          </table:table-cell>
          <table:table-cell office:value-type="float" office:value="4920" calcext:value-type="float">
            <text:p>4920</text:p>
          </table:table-cell>
          <table:table-cell office:value-type="float" office:value="1.105881" calcext:value-type="float">
            <text:p>1.105881</text:p>
          </table:table-cell>
          <table:table-cell office:value-type="float" office:value="102.077222" calcext:value-type="float">
            <text:p>102.077222</text:p>
          </table:table-cell>
          <table:table-cell office:value-type="float" office:value="100.971341" calcext:value-type="float">
            <text:p>100.971341</text:p>
          </table:table-cell>
          <table:table-cell office:value-type="float" office:value="0.410084" calcext:value-type="float">
            <text:p>0.41008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14" calcext:value-type="float">
            <text:p>1.027414</text:p>
          </table:table-cell>
          <table:table-cell office:value-type="float" office:value="27.068719" calcext:value-type="float">
            <text:p>27.068719</text:p>
          </table:table-cell>
          <table:table-cell office:value-type="float" office:value="26.041305" calcext:value-type="float">
            <text:p>26.04130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788" calcext:value-type="float">
            <text:p>1.017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5167" calcext:value-type="float">
            <text:p>1.055167</text:p>
          </table:table-cell>
          <table:table-cell office:value-type="float" office:value="27.109947" calcext:value-type="float">
            <text:p>27.109947</text:p>
          </table:table-cell>
          <table:table-cell office:value-type="float" office:value="26.054781" calcext:value-type="float">
            <text:p>26.05478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5096940" calcext:value-type="float">
            <text:p>5096940</text:p>
          </table:table-cell>
          <table:table-cell office:value-type="float" office:value="14554" calcext:value-type="float">
            <text:p>14554</text:p>
          </table:table-cell>
          <table:table-cell office:value-type="float" office:value="4845" calcext:value-type="float">
            <text:p>4845</text:p>
          </table:table-cell>
          <table:table-cell office:value-type="float" office:value="1.013669" calcext:value-type="float">
            <text:p>1.013669</text:p>
          </table:table-cell>
          <table:table-cell office:value-type="float" office:value="101.699885" calcext:value-type="float">
            <text:p>101.699885</text:p>
          </table:table-cell>
          <table:table-cell office:value-type="float" office:value="100.686217" calcext:value-type="float">
            <text:p>100.686217</text:p>
          </table:table-cell>
          <table:table-cell office:value-type="float" office:value="0.404976" calcext:value-type="float">
            <text:p>0.40497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5155852" calcext:value-type="float">
            <text:p>5155852</text:p>
          </table:table-cell>
          <table:table-cell office:value-type="float" office:value="14554" calcext:value-type="float">
            <text:p>14554</text:p>
          </table:table-cell>
          <table:table-cell office:value-type="float" office:value="4901" calcext:value-type="float">
            <text:p>4901</text:p>
          </table:table-cell>
          <table:table-cell office:value-type="float" office:value="1.079731" calcext:value-type="float">
            <text:p>1.079731</text:p>
          </table:table-cell>
          <table:table-cell office:value-type="float" office:value="102.070001" calcext:value-type="float">
            <text:p>102.070001</text:p>
          </table:table-cell>
          <table:table-cell office:value-type="float" office:value="100.99027" calcext:value-type="float">
            <text:p>100.99027</text:p>
          </table:table-cell>
          <table:table-cell office:value-type="float" office:value="0.408424" calcext:value-type="float">
            <text:p>0.408424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8959" calcext:value-type="float">
            <text:p>1.018959</text:p>
          </table:table-cell>
          <table:table-cell office:value-type="float" office:value="73.162741" calcext:value-type="float">
            <text:p>73.162741</text:p>
          </table:table-cell>
          <table:table-cell office:value-type="float" office:value="72.143783" calcext:value-type="float">
            <text:p>72.14378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56" calcext:value-type="float">
            <text:p>1.0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3167" calcext:value-type="float">
            <text:p>1.063167</text:p>
          </table:table-cell>
          <table:table-cell office:value-type="float" office:value="73.175295" calcext:value-type="float">
            <text:p>73.175295</text:p>
          </table:table-cell>
          <table:table-cell office:value-type="float" office:value="72.112128" calcext:value-type="float">
            <text:p>72.11212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14652" calcext:value-type="float">
            <text:p>14652</text:p>
          </table:table-cell>
          <table:table-cell office:value-type="float" office:value="4880" calcext:value-type="float">
            <text:p>4880</text:p>
          </table:table-cell>
          <table:table-cell office:value-type="float" office:value="1.013489" calcext:value-type="float">
            <text:p>1.013489</text:p>
          </table:table-cell>
          <table:table-cell office:value-type="float" office:value="101.698797" calcext:value-type="float">
            <text:p>101.698797</text:p>
          </table:table-cell>
          <table:table-cell office:value-type="float" office:value="100.685308" calcext:value-type="float">
            <text:p>100.685308</text:p>
          </table:table-cell>
          <table:table-cell office:value-type="float" office:value="0.407905" calcext:value-type="float">
            <text:p>0.407905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5203192" calcext:value-type="float">
            <text:p>5203192</text:p>
          </table:table-cell>
          <table:table-cell office:value-type="float" office:value="14652" calcext:value-type="float">
            <text:p>14652</text:p>
          </table:table-cell>
          <table:table-cell office:value-type="float" office:value="4946" calcext:value-type="float">
            <text:p>4946</text:p>
          </table:table-cell>
          <table:table-cell office:value-type="float" office:value="1.062298" calcext:value-type="float">
            <text:p>1.062298</text:p>
          </table:table-cell>
          <table:table-cell office:value-type="float" office:value="102.10278" calcext:value-type="float">
            <text:p>102.10278</text:p>
          </table:table-cell>
          <table:table-cell office:value-type="float" office:value="101.040482" calcext:value-type="float">
            <text:p>101.040482</text:p>
          </table:table-cell>
          <table:table-cell office:value-type="float" office:value="0.411969" calcext:value-type="float">
            <text:p>0.41196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959" calcext:value-type="float">
            <text:p>1.018959</text:p>
          </table:table-cell>
          <table:table-cell office:value-type="float" office:value="6.1147" calcext:value-type="float">
            <text:p>6.1147</text:p>
          </table:table-cell>
          <table:table-cell office:value-type="float" office:value="5.095742" calcext:value-type="float">
            <text:p>5.09574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18" calcext:value-type="float">
            <text:p>1.01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4627" calcext:value-type="float">
            <text:p>1.034627</text:p>
          </table:table-cell>
          <table:table-cell office:value-type="float" office:value="6.127474" calcext:value-type="float">
            <text:p>6.127474</text:p>
          </table:table-cell>
          <table:table-cell office:value-type="float" office:value="5.092848" calcext:value-type="float">
            <text:p>5.092848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14752" calcext:value-type="float">
            <text:p>14752</text:p>
          </table:table-cell>
          <table:table-cell office:value-type="float" office:value="4875" calcext:value-type="float">
            <text:p>4875</text:p>
          </table:table-cell>
          <table:table-cell office:value-type="float" office:value="1.019647" calcext:value-type="float">
            <text:p>1.019647</text:p>
          </table:table-cell>
          <table:table-cell office:value-type="float" office:value="101.688734" calcext:value-type="float">
            <text:p>101.688734</text:p>
          </table:table-cell>
          <table:table-cell office:value-type="float" office:value="100.669088" calcext:value-type="float">
            <text:p>100.669088</text:p>
          </table:table-cell>
          <table:table-cell office:value-type="float" office:value="0.407553" calcext:value-type="float">
            <text:p>0.40755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14752" calcext:value-type="float">
            <text:p>14752</text:p>
          </table:table-cell>
          <table:table-cell office:value-type="float" office:value="4943" calcext:value-type="float">
            <text:p>4943</text:p>
          </table:table-cell>
          <table:table-cell office:value-type="float" office:value="1.071033" calcext:value-type="float">
            <text:p>1.071033</text:p>
          </table:table-cell>
          <table:table-cell office:value-type="float" office:value="102.119243" calcext:value-type="float">
            <text:p>102.119243</text:p>
          </table:table-cell>
          <table:table-cell office:value-type="float" office:value="101.048209" calcext:value-type="float">
            <text:p>101.048209</text:p>
          </table:table-cell>
          <table:table-cell office:value-type="float" office:value="0.411688" calcext:value-type="float">
            <text:p>0.411688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58.073429" calcext:value-type="float">
            <text:p>58.073429</text:p>
          </table:table-cell>
          <table:table-cell office:value-type="float" office:value="57.059397" calcext:value-type="float">
            <text:p>57.05939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9588" calcext:value-type="float">
            <text:p>1.02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373" calcext:value-type="float">
            <text:p>1.032373</text:p>
          </table:table-cell>
          <table:table-cell office:value-type="float" office:value="58.109929" calcext:value-type="float">
            <text:p>58.109929</text:p>
          </table:table-cell>
          <table:table-cell office:value-type="float" office:value="57.077556" calcext:value-type="float">
            <text:p>57.07755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5115876" calcext:value-type="float">
            <text:p>5115876</text:p>
          </table:table-cell>
          <table:table-cell office:value-type="float" office:value="14850" calcext:value-type="float">
            <text:p>14850</text:p>
          </table:table-cell>
          <table:table-cell office:value-type="float" office:value="4863" calcext:value-type="float">
            <text:p>4863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1.689234" calcext:value-type="float">
            <text:p>101.689234</text:p>
          </table:table-cell>
          <table:table-cell office:value-type="float" office:value="100.674585" calcext:value-type="float">
            <text:p>100.674585</text:p>
          </table:table-cell>
          <table:table-cell office:value-type="float" office:value="0.406528" calcext:value-type="float">
            <text:p>0.40652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5167424" calcext:value-type="float">
            <text:p>5167424</text:p>
          </table:table-cell>
          <table:table-cell office:value-type="float" office:value="14850" calcext:value-type="float">
            <text:p>14850</text:p>
          </table:table-cell>
          <table:table-cell office:value-type="float" office:value="4912" calcext:value-type="float">
            <text:p>4912</text:p>
          </table:table-cell>
          <table:table-cell office:value-type="float" office:value="1.112349" calcext:value-type="float">
            <text:p>1.112349</text:p>
          </table:table-cell>
          <table:table-cell office:value-type="float" office:value="102.116174" calcext:value-type="float">
            <text:p>102.116174</text:p>
          </table:table-cell>
          <table:table-cell office:value-type="float" office:value="101.003825" calcext:value-type="float">
            <text:p>101.003825</text:p>
          </table:table-cell>
          <table:table-cell office:value-type="float" office:value="0.409285" calcext:value-type="float">
            <text:p>0.40928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3345" calcext:value-type="float">
            <text:p>1.033345</text:p>
          </table:table-cell>
          <table:table-cell office:value-type="float" office:value="65.065286" calcext:value-type="float">
            <text:p>65.065286</text:p>
          </table:table-cell>
          <table:table-cell office:value-type="float" office:value="64.031941" calcext:value-type="float">
            <text:p>64.0319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5163" calcext:value-type="float">
            <text:p>1.035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6266" calcext:value-type="float">
            <text:p>1.056266</text:p>
          </table:table-cell>
          <table:table-cell office:value-type="float" office:value="65.072146" calcext:value-type="float">
            <text:p>65.072146</text:p>
          </table:table-cell>
          <table:table-cell office:value-type="float" office:value="64.01588" calcext:value-type="float">
            <text:p>64.0158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5107460" calcext:value-type="float">
            <text:p>5107460</text:p>
          </table:table-cell>
          <table:table-cell office:value-type="float" office:value="14949" calcext:value-type="float">
            <text:p>14949</text:p>
          </table:table-cell>
          <table:table-cell office:value-type="float" office:value="4855" calcext:value-type="float">
            <text:p>4855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101.693747" calcext:value-type="float">
            <text:p>101.693747</text:p>
          </table:table-cell>
          <table:table-cell office:value-type="float" office:value="100.676957" calcext:value-type="float">
            <text:p>100.676957</text:p>
          </table:table-cell>
          <table:table-cell office:value-type="float" office:value="0.405849" calcext:value-type="float">
            <text:p>0.405849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14949" calcext:value-type="float">
            <text:p>14949</text:p>
          </table:table-cell>
          <table:table-cell office:value-type="float" office:value="4875" calcext:value-type="float">
            <text:p>4875</text:p>
          </table:table-cell>
          <table:table-cell office:value-type="float" office:value="1.322073" calcext:value-type="float">
            <text:p>1.322073</text:p>
          </table:table-cell>
          <table:table-cell office:value-type="float" office:value="102.066782" calcext:value-type="float">
            <text:p>102.066782</text:p>
          </table:table-cell>
          <table:table-cell office:value-type="float" office:value="100.744709" calcext:value-type="float">
            <text:p>100.744709</text:p>
          </table:table-cell>
          <table:table-cell office:value-type="float" office:value="0.407247" calcext:value-type="float">
            <text:p>0.40724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76.592456" calcext:value-type="float">
            <text:p>76.592456</text:p>
          </table:table-cell>
          <table:table-cell office:value-type="float" office:value="75.319096" calcext:value-type="float">
            <text:p>75.31909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2514" calcext:value-type="float">
            <text:p>1.252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88588" calcext:value-type="float">
            <text:p>1.288588</text:p>
          </table:table-cell>
          <table:table-cell office:value-type="float" office:value="76.61592" calcext:value-type="float">
            <text:p>76.61592</text:p>
          </table:table-cell>
          <table:table-cell office:value-type="float" office:value="75.327332" calcext:value-type="float">
            <text:p>75.3273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5157956" calcext:value-type="float">
            <text:p>5157956</text:p>
          </table:table-cell>
          <table:table-cell office:value-type="float" office:value="15049" calcext:value-type="float">
            <text:p>15049</text:p>
          </table:table-cell>
          <table:table-cell office:value-type="float" office:value="4903" calcext:value-type="float">
            <text:p>4903</text:p>
          </table:table-cell>
          <table:table-cell office:value-type="float" office:value="1.017353" calcext:value-type="float">
            <text:p>1.017353</text:p>
          </table:table-cell>
          <table:table-cell office:value-type="float" office:value="101.689913" calcext:value-type="float">
            <text:p>101.689913</text:p>
          </table:table-cell>
          <table:table-cell office:value-type="float" office:value="100.67256" calcext:value-type="float">
            <text:p>100.67256</text:p>
          </table:table-cell>
          <table:table-cell office:value-type="float" office:value="0.40988" calcext:value-type="float">
            <text:p>0.40988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5177944" calcext:value-type="float">
            <text:p>5177944</text:p>
          </table:table-cell>
          <table:table-cell office:value-type="float" office:value="15049" calcext:value-type="float">
            <text:p>15049</text:p>
          </table:table-cell>
          <table:table-cell office:value-type="float" office:value="4922" calcext:value-type="float">
            <text:p>4922</text:p>
          </table:table-cell>
          <table:table-cell office:value-type="float" office:value="1.299157" calcext:value-type="float">
            <text:p>1.299157</text:p>
          </table:table-cell>
          <table:table-cell office:value-type="float" office:value="102.065035" calcext:value-type="float">
            <text:p>102.065035</text:p>
          </table:table-cell>
          <table:table-cell office:value-type="float" office:value="100.765877" calcext:value-type="float">
            <text:p>100.765877</text:p>
          </table:table-cell>
          <table:table-cell office:value-type="float" office:value="0.411087" calcext:value-type="float">
            <text:p>0.411087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307" calcext:value-type="float">
            <text:p>1.267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347" calcext:value-type="float">
            <text:p>1.251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741" calcext:value-type="float">
            <text:p>1.276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5132708" calcext:value-type="float">
            <text:p>5132708</text:p>
          </table:table-cell>
          <table:table-cell office:value-type="float" office:value="15147" calcext:value-type="float">
            <text:p>15147</text:p>
          </table:table-cell>
          <table:table-cell office:value-type="float" office:value="4879" calcext:value-type="float">
            <text:p>4879</text:p>
          </table:table-cell>
          <table:table-cell office:value-type="float" office:value="1.019787" calcext:value-type="float">
            <text:p>1.019787</text:p>
          </table:table-cell>
          <table:table-cell office:value-type="float" office:value="101.687675" calcext:value-type="float">
            <text:p>101.687675</text:p>
          </table:table-cell>
          <table:table-cell office:value-type="float" office:value="100.667888" calcext:value-type="float">
            <text:p>100.667888</text:p>
          </table:table-cell>
          <table:table-cell office:value-type="float" office:value="0.407892" calcext:value-type="float">
            <text:p>0.407892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15147" calcext:value-type="float">
            <text:p>15147</text:p>
          </table:table-cell>
          <table:table-cell office:value-type="float" office:value="4934" calcext:value-type="float">
            <text:p>4934</text:p>
          </table:table-cell>
          <table:table-cell office:value-type="float" office:value="1.053017" calcext:value-type="float">
            <text:p>1.053017</text:p>
          </table:table-cell>
          <table:table-cell office:value-type="float" office:value="102.0384" calcext:value-type="float">
            <text:p>102.0384</text:p>
          </table:table-cell>
          <table:table-cell office:value-type="float" office:value="100.985383" calcext:value-type="float">
            <text:p>100.985383</text:p>
          </table:table-cell>
          <table:table-cell office:value-type="float" office:value="0.411194" calcext:value-type="float">
            <text:p>0.411194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52" calcext:value-type="float">
            <text:p>1.013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439" calcext:value-type="float">
            <text:p>1.02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4" calcext:value-type="float">
            <text:p>1.025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15247" calcext:value-type="float">
            <text:p>15247</text:p>
          </table:table-cell>
          <table:table-cell office:value-type="float" office:value="4864" calcext:value-type="float">
            <text:p>4864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1.698035" calcext:value-type="float">
            <text:p>101.698035</text:p>
          </table:table-cell>
          <table:table-cell office:value-type="float" office:value="100.684226" calcext:value-type="float">
            <text:p>100.684226</text:p>
          </table:table-cell>
          <table:table-cell office:value-type="float" office:value="0.406572" calcext:value-type="float">
            <text:p>0.40657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5171632" calcext:value-type="float">
            <text:p>5171632</text:p>
          </table:table-cell>
          <table:table-cell office:value-type="float" office:value="15247" calcext:value-type="float">
            <text:p>15247</text:p>
          </table:table-cell>
          <table:table-cell office:value-type="float" office:value="4916" calcext:value-type="float">
            <text:p>4916</text:p>
          </table:table-cell>
          <table:table-cell office:value-type="float" office:value="1.092491" calcext:value-type="float">
            <text:p>1.092491</text:p>
          </table:table-cell>
          <table:table-cell office:value-type="float" office:value="102.02978" calcext:value-type="float">
            <text:p>102.02978</text:p>
          </table:table-cell>
          <table:table-cell office:value-type="float" office:value="100.937288" calcext:value-type="float">
            <text:p>100.937288</text:p>
          </table:table-cell>
          <table:table-cell office:value-type="float" office:value="0.409889" calcext:value-type="float">
            <text:p>0.40988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0615" calcext:value-type="float">
            <text:p>1.030615</text:p>
          </table:table-cell>
          <table:table-cell office:value-type="float" office:value="86.111" calcext:value-type="float">
            <text:p>86.111</text:p>
          </table:table-cell>
          <table:table-cell office:value-type="float" office:value="85.080385" calcext:value-type="float">
            <text:p>85.08038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32074" calcext:value-type="float">
            <text:p>1.032074</text:p>
          </table:table-cell>
          <table:table-cell office:value-type="float" office:value="63.153286" calcext:value-type="float">
            <text:p>63.153286</text:p>
          </table:table-cell>
          <table:table-cell office:value-type="float" office:value="62.121212" calcext:value-type="float">
            <text:p>62.1212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3095" calcext:value-type="float">
            <text:p>1.053095</text:p>
          </table:table-cell>
          <table:table-cell office:value-type="float" office:value="86.12923" calcext:value-type="float">
            <text:p>86.12923</text:p>
          </table:table-cell>
          <table:table-cell office:value-type="float" office:value="85.076135" calcext:value-type="float">
            <text:p>85.07613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5121136" calcext:value-type="float">
            <text:p>5121136</text:p>
          </table:table-cell>
          <table:table-cell office:value-type="float" office:value="15345" calcext:value-type="float">
            <text:p>15345</text:p>
          </table:table-cell>
          <table:table-cell office:value-type="float" office:value="4868" calcext:value-type="float">
            <text:p>48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1.684865" calcext:value-type="float">
            <text:p>101.684865</text:p>
          </table:table-cell>
          <table:table-cell office:value-type="float" office:value="100.677176" calcext:value-type="float">
            <text:p>100.677176</text:p>
          </table:table-cell>
          <table:table-cell office:value-type="float" office:value="0.406935" calcext:value-type="float">
            <text:p>0.40693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5171632" calcext:value-type="float">
            <text:p>5171632</text:p>
          </table:table-cell>
          <table:table-cell office:value-type="float" office:value="15345" calcext:value-type="float">
            <text:p>15345</text:p>
          </table:table-cell>
          <table:table-cell office:value-type="float" office:value="4916" calcext:value-type="float">
            <text:p>4916</text:p>
          </table:table-cell>
          <table:table-cell office:value-type="float" office:value="1.068473" calcext:value-type="float">
            <text:p>1.068473</text:p>
          </table:table-cell>
          <table:table-cell office:value-type="float" office:value="102.016331" calcext:value-type="float">
            <text:p>102.016331</text:p>
          </table:table-cell>
          <table:table-cell office:value-type="float" office:value="100.947857" calcext:value-type="float">
            <text:p>100.947857</text:p>
          </table:table-cell>
          <table:table-cell office:value-type="float" office:value="0.409846" calcext:value-type="float">
            <text:p>0.409846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34" calcext:value-type="float">
            <text:p>1.025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915" calcext:value-type="float">
            <text:p>1.023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602" calcext:value-type="float">
            <text:p>1.040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5150592" calcext:value-type="float">
            <text:p>5150592</text:p>
          </table:table-cell>
          <table:table-cell office:value-type="float" office:value="15445" calcext:value-type="float">
            <text:p>15445</text:p>
          </table:table-cell>
          <table:table-cell office:value-type="float" office:value="4896" calcext:value-type="float">
            <text:p>4896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01.696073" calcext:value-type="float">
            <text:p>101.696073</text:p>
          </table:table-cell>
          <table:table-cell office:value-type="float" office:value="100.686581" calcext:value-type="float">
            <text:p>100.686581</text:p>
          </table:table-cell>
          <table:table-cell office:value-type="float" office:value="0.409238" calcext:value-type="float">
            <text:p>0.40923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5159008" calcext:value-type="float">
            <text:p>5159008</text:p>
          </table:table-cell>
          <table:table-cell office:value-type="float" office:value="15445" calcext:value-type="float">
            <text:p>15445</text:p>
          </table:table-cell>
          <table:table-cell office:value-type="float" office:value="4904" calcext:value-type="float">
            <text:p>4904</text:p>
          </table:table-cell>
          <table:table-cell office:value-type="float" office:value="1.304896" calcext:value-type="float">
            <text:p>1.304896</text:p>
          </table:table-cell>
          <table:table-cell office:value-type="float" office:value="101.999711" calcext:value-type="float">
            <text:p>101.999711</text:p>
          </table:table-cell>
          <table:table-cell office:value-type="float" office:value="100.694815" calcext:value-type="float">
            <text:p>100.694815</text:p>
          </table:table-cell>
          <table:table-cell office:value-type="float" office:value="0.409873" calcext:value-type="float">
            <text:p>0.40987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138" calcext:value-type="float">
            <text:p>1.26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7064" calcext:value-type="float">
            <text:p>1.277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5103252" calcext:value-type="float">
            <text:p>5103252</text:p>
          </table:table-cell>
          <table:table-cell office:value-type="float" office:value="15543" calcext:value-type="float">
            <text:p>15543</text:p>
          </table:table-cell>
          <table:table-cell office:value-type="float" office:value="4851" calcext:value-type="float">
            <text:p>4851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01.690521" calcext:value-type="float">
            <text:p>101.690521</text:p>
          </table:table-cell>
          <table:table-cell office:value-type="float" office:value="100.681192" calcext:value-type="float">
            <text:p>100.681192</text:p>
          </table:table-cell>
          <table:table-cell office:value-type="float" office:value="0.405498" calcext:value-type="float">
            <text:p>0.40549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5154800" calcext:value-type="float">
            <text:p>5154800</text:p>
          </table:table-cell>
          <table:table-cell office:value-type="float" office:value="15543" calcext:value-type="float">
            <text:p>15543</text:p>
          </table:table-cell>
          <table:table-cell office:value-type="float" office:value="4900" calcext:value-type="float">
            <text:p>4900</text:p>
          </table:table-cell>
          <table:table-cell office:value-type="float" office:value="1.070233" calcext:value-type="float">
            <text:p>1.070233</text:p>
          </table:table-cell>
          <table:table-cell office:value-type="float" office:value="102.021102" calcext:value-type="float">
            <text:p>102.021102</text:p>
          </table:table-cell>
          <table:table-cell office:value-type="float" office:value="100.950869" calcext:value-type="float">
            <text:p>100.950869</text:p>
          </table:table-cell>
          <table:table-cell office:value-type="float" office:value="0.4085" calcext:value-type="float">
            <text:p>0.408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214" calcext:value-type="float">
            <text:p>1.027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768" calcext:value-type="float">
            <text:p>1.017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262" calcext:value-type="float">
            <text:p>1.042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124292" calcext:value-type="float">
            <text:p>5124292</text:p>
          </table:table-cell>
          <table:table-cell office:value-type="float" office:value="15642" calcext:value-type="float">
            <text:p>15642</text:p>
          </table:table-cell>
          <table:table-cell office:value-type="float" office:value="4871" calcext:value-type="float">
            <text:p>4871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101.691117" calcext:value-type="float">
            <text:p>101.691117</text:p>
          </table:table-cell>
          <table:table-cell office:value-type="float" office:value="100.67389" calcext:value-type="float">
            <text:p>100.67389</text:p>
          </table:table-cell>
          <table:table-cell office:value-type="float" office:value="0.407199" calcext:value-type="float">
            <text:p>0.407199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15642" calcext:value-type="float">
            <text:p>15642</text:p>
          </table:table-cell>
          <table:table-cell office:value-type="float" office:value="4920" calcext:value-type="float">
            <text:p>4920</text:p>
          </table:table-cell>
          <table:table-cell office:value-type="float" office:value="1.083982" calcext:value-type="float">
            <text:p>1.083982</text:p>
          </table:table-cell>
          <table:table-cell office:value-type="float" office:value="102.016547" calcext:value-type="float">
            <text:p>102.016547</text:p>
          </table:table-cell>
          <table:table-cell office:value-type="float" office:value="100.932565" calcext:value-type="float">
            <text:p>100.932565</text:p>
          </table:table-cell>
          <table:table-cell office:value-type="float" office:value="0.410241" calcext:value-type="float">
            <text:p>0.41024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692" calcext:value-type="float">
            <text:p>1.011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65" calcext:value-type="float">
            <text:p>1.018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0377" calcext:value-type="float">
            <text:p>1.050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5130604" calcext:value-type="float">
            <text:p>5130604</text:p>
          </table:table-cell>
          <table:table-cell office:value-type="float" office:value="15742" calcext:value-type="float">
            <text:p>15742</text:p>
          </table:table-cell>
          <table:table-cell office:value-type="float" office:value="4877" calcext:value-type="float">
            <text:p>4877</text:p>
          </table:table-cell>
          <table:table-cell office:value-type="float" office:value="1.014436" calcext:value-type="float">
            <text:p>1.014436</text:p>
          </table:table-cell>
          <table:table-cell office:value-type="float" office:value="101.695179" calcext:value-type="float">
            <text:p>101.695179</text:p>
          </table:table-cell>
          <table:table-cell office:value-type="float" office:value="100.680743" calcext:value-type="float">
            <text:p>100.680743</text:p>
          </table:table-cell>
          <table:table-cell office:value-type="float" office:value="0.407673" calcext:value-type="float">
            <text:p>0.407673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5176892" calcext:value-type="float">
            <text:p>5176892</text:p>
          </table:table-cell>
          <table:table-cell office:value-type="float" office:value="15742" calcext:value-type="float">
            <text:p>15742</text:p>
          </table:table-cell>
          <table:table-cell office:value-type="float" office:value="4921" calcext:value-type="float">
            <text:p>4921</text:p>
          </table:table-cell>
          <table:table-cell office:value-type="float" office:value="1.086813" calcext:value-type="float">
            <text:p>1.086813</text:p>
          </table:table-cell>
          <table:table-cell office:value-type="float" office:value="102.093386" calcext:value-type="float">
            <text:p>102.093386</text:p>
          </table:table-cell>
          <table:table-cell office:value-type="float" office:value="101.006573" calcext:value-type="float">
            <text:p>101.006573</text:p>
          </table:table-cell>
          <table:table-cell office:value-type="float" office:value="0.410024" calcext:value-type="float">
            <text:p>0.41002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22" calcext:value-type="float">
            <text:p>1.023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201" calcext:value-type="float">
            <text:p>1.025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819" calcext:value-type="float">
            <text:p>1.046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5840" calcext:value-type="float">
            <text:p>15840</text:p>
          </table:table-cell>
          <table:table-cell office:value-type="float" office:value="4929" calcext:value-type="float">
            <text:p>4929</text:p>
          </table:table-cell>
          <table:table-cell office:value-type="float" office:value="1.009309" calcext:value-type="float">
            <text:p>1.009309</text:p>
          </table:table-cell>
          <table:table-cell office:value-type="float" office:value="101.701158" calcext:value-type="float">
            <text:p>101.701158</text:p>
          </table:table-cell>
          <table:table-cell office:value-type="float" office:value="100.69185" calcext:value-type="float">
            <text:p>100.69185</text:p>
          </table:table-cell>
          <table:table-cell office:value-type="float" office:value="0.411974" calcext:value-type="float">
            <text:p>0.411974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5192672" calcext:value-type="float">
            <text:p>5192672</text:p>
          </table:table-cell>
          <table:table-cell office:value-type="float" office:value="15840" calcext:value-type="float">
            <text:p>15840</text:p>
          </table:table-cell>
          <table:table-cell office:value-type="float" office:value="4936" calcext:value-type="float">
            <text:p>4936</text:p>
          </table:table-cell>
          <table:table-cell office:value-type="float" office:value="1.344717" calcext:value-type="float">
            <text:p>1.344717</text:p>
          </table:table-cell>
          <table:table-cell office:value-type="float" office:value="102.029002" calcext:value-type="float">
            <text:p>102.029002</text:p>
          </table:table-cell>
          <table:table-cell office:value-type="float" office:value="100.684285" calcext:value-type="float">
            <text:p>100.684285</text:p>
          </table:table-cell>
          <table:table-cell office:value-type="float" office:value="0.41259" calcext:value-type="float">
            <text:p>0.41259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137" calcext:value-type="float">
            <text:p>1.26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178" calcext:value-type="float">
            <text:p>1.260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3019" calcext:value-type="float">
            <text:p>1.283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5091680" calcext:value-type="float">
            <text:p>5091680</text:p>
          </table:table-cell>
          <table:table-cell office:value-type="float" office:value="15940" calcext:value-type="float">
            <text:p>15940</text:p>
          </table:table-cell>
          <table:table-cell office:value-type="float" office:value="4840" calcext:value-type="float">
            <text:p>4840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101.707865" calcext:value-type="float">
            <text:p>101.707865</text:p>
          </table:table-cell>
          <table:table-cell office:value-type="float" office:value="100.696136" calcext:value-type="float">
            <text:p>100.696136</text:p>
          </table:table-cell>
          <table:table-cell office:value-type="float" office:value="0.404518" calcext:value-type="float">
            <text:p>0.40451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5152696" calcext:value-type="float">
            <text:p>5152696</text:p>
          </table:table-cell>
          <table:table-cell office:value-type="float" office:value="15940" calcext:value-type="float">
            <text:p>15940</text:p>
          </table:table-cell>
          <table:table-cell office:value-type="float" office:value="4898" calcext:value-type="float">
            <text:p>4898</text:p>
          </table:table-cell>
          <table:table-cell office:value-type="float" office:value="1.055859" calcext:value-type="float">
            <text:p>1.055859</text:p>
          </table:table-cell>
          <table:table-cell office:value-type="float" office:value="102.067396" calcext:value-type="float">
            <text:p>102.067396</text:p>
          </table:table-cell>
          <table:table-cell office:value-type="float" office:value="101.011538" calcext:value-type="float">
            <text:p>101.011538</text:p>
          </table:table-cell>
          <table:table-cell office:value-type="float" office:value="0.408088" calcext:value-type="float">
            <text:p>0.40808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659" calcext:value-type="float">
            <text:p>1.017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6" calcext:value-type="float">
            <text:p>1.01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27" calcext:value-type="float">
            <text:p>1.032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104304" calcext:value-type="float">
            <text:p>5104304</text:p>
          </table:table-cell>
          <table:table-cell office:value-type="float" office:value="16038" calcext:value-type="float">
            <text:p>16038</text:p>
          </table:table-cell>
          <table:table-cell office:value-type="float" office:value="4852" calcext:value-type="float">
            <text:p>4852</text:p>
          </table:table-cell>
          <table:table-cell office:value-type="float" office:value="1.011721" calcext:value-type="float">
            <text:p>1.011721</text:p>
          </table:table-cell>
          <table:table-cell office:value-type="float" office:value="101.691176" calcext:value-type="float">
            <text:p>101.691176</text:p>
          </table:table-cell>
          <table:table-cell office:value-type="float" office:value="100.679455" calcext:value-type="float">
            <text:p>100.679455</text:p>
          </table:table-cell>
          <table:table-cell office:value-type="float" office:value="0.405589" calcext:value-type="float">
            <text:p>0.40558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5161112" calcext:value-type="float">
            <text:p>5161112</text:p>
          </table:table-cell>
          <table:table-cell office:value-type="float" office:value="16038" calcext:value-type="float">
            <text:p>16038</text:p>
          </table:table-cell>
          <table:table-cell office:value-type="float" office:value="4906" calcext:value-type="float">
            <text:p>4906</text:p>
          </table:table-cell>
          <table:table-cell office:value-type="float" office:value="1.063573" calcext:value-type="float">
            <text:p>1.063573</text:p>
          </table:table-cell>
          <table:table-cell office:value-type="float" office:value="102.102151" calcext:value-type="float">
            <text:p>102.102151</text:p>
          </table:table-cell>
          <table:table-cell office:value-type="float" office:value="101.038579" calcext:value-type="float">
            <text:p>101.038579</text:p>
          </table:table-cell>
          <table:table-cell office:value-type="float" office:value="0.408645" calcext:value-type="float">
            <text:p>0.40864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26" calcext:value-type="float">
            <text:p>1.01326</text:p>
          </table:table-cell>
          <table:table-cell office:value-type="float" office:value="77.14891" calcext:value-type="float">
            <text:p>77.14891</text:p>
          </table:table-cell>
          <table:table-cell office:value-type="float" office:value="76.13565" calcext:value-type="float">
            <text:p>76.1356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4779" calcext:value-type="float">
            <text:p>1.01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0187" calcext:value-type="float">
            <text:p>1.030187</text:p>
          </table:table-cell>
          <table:table-cell office:value-type="float" office:value="77.166779" calcext:value-type="float">
            <text:p>77.166779</text:p>
          </table:table-cell>
          <table:table-cell office:value-type="float" office:value="76.136592" calcext:value-type="float">
            <text:p>76.13659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5102200" calcext:value-type="float">
            <text:p>5102200</text:p>
          </table:table-cell>
          <table:table-cell office:value-type="float" office:value="16138" calcext:value-type="float">
            <text:p>16138</text:p>
          </table:table-cell>
          <table:table-cell office:value-type="float" office:value="4850" calcext:value-type="float">
            <text:p>4850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01.698924" calcext:value-type="float">
            <text:p>101.698924</text:p>
          </table:table-cell>
          <table:table-cell office:value-type="float" office:value="100.683715" calcext:value-type="float">
            <text:p>100.683715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5155852" calcext:value-type="float">
            <text:p>5155852</text:p>
          </table:table-cell>
          <table:table-cell office:value-type="float" office:value="16138" calcext:value-type="float">
            <text:p>16138</text:p>
          </table:table-cell>
          <table:table-cell office:value-type="float" office:value="4901" calcext:value-type="float">
            <text:p>4901</text:p>
          </table:table-cell>
          <table:table-cell office:value-type="float" office:value="1.086271" calcext:value-type="float">
            <text:p>1.086271</text:p>
          </table:table-cell>
          <table:table-cell office:value-type="float" office:value="102.100092" calcext:value-type="float">
            <text:p>102.100092</text:p>
          </table:table-cell>
          <table:table-cell office:value-type="float" office:value="101.013821" calcext:value-type="float">
            <text:p>101.013821</text:p>
          </table:table-cell>
          <table:table-cell office:value-type="float" office:value="0.408328" calcext:value-type="float">
            <text:p>0.408328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25669" calcext:value-type="float">
            <text:p>1.025669</text:p>
          </table:table-cell>
          <table:table-cell office:value-type="float" office:value="69.164699" calcext:value-type="float">
            <text:p>69.164699</text:p>
          </table:table-cell>
          <table:table-cell office:value-type="float" office:value="68.139031" calcext:value-type="float">
            <text:p>68.13903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27087" calcext:value-type="float">
            <text:p>1.027087</text:p>
          </table:table-cell>
          <table:table-cell office:value-type="float" office:value="62.20538" calcext:value-type="float">
            <text:p>62.20538</text:p>
          </table:table-cell>
          <table:table-cell office:value-type="float" office:value="61.178293" calcext:value-type="float">
            <text:p>61.17829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8359" calcext:value-type="float">
            <text:p>1.058359</text:p>
          </table:table-cell>
          <table:table-cell office:value-type="float" office:value="69.17162" calcext:value-type="float">
            <text:p>69.17162</text:p>
          </table:table-cell>
          <table:table-cell office:value-type="float" office:value="68.113261" calcext:value-type="float">
            <text:p>68.11326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16236" calcext:value-type="float">
            <text:p>16236</text:p>
          </table:table-cell>
          <table:table-cell office:value-type="float" office:value="4864" calcext:value-type="float">
            <text:p>4864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689945" calcext:value-type="float">
            <text:p>101.689945</text:p>
          </table:table-cell>
          <table:table-cell office:value-type="float" office:value="100.677556" calcext:value-type="float">
            <text:p>100.677556</text:p>
          </table:table-cell>
          <table:table-cell office:value-type="float" office:value="0.406599" calcext:value-type="float">
            <text:p>0.406599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5184256" calcext:value-type="float">
            <text:p>5184256</text:p>
          </table:table-cell>
          <table:table-cell office:value-type="float" office:value="16236" calcext:value-type="float">
            <text:p>16236</text:p>
          </table:table-cell>
          <table:table-cell office:value-type="float" office:value="4928" calcext:value-type="float">
            <text:p>4928</text:p>
          </table:table-cell>
          <table:table-cell office:value-type="float" office:value="1.067133" calcext:value-type="float">
            <text:p>1.067133</text:p>
          </table:table-cell>
          <table:table-cell office:value-type="float" office:value="102.094028" calcext:value-type="float">
            <text:p>102.094028</text:p>
          </table:table-cell>
          <table:table-cell office:value-type="float" office:value="101.026895" calcext:value-type="float">
            <text:p>101.026895</text:p>
          </table:table-cell>
          <table:table-cell office:value-type="float" office:value="0.410525" calcext:value-type="float">
            <text:p>0.410525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39" calcext:value-type="float">
            <text:p>1.018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4" calcext:value-type="float">
            <text:p>1.0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836" calcext:value-type="float">
            <text:p>1.044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5165320" calcext:value-type="float">
            <text:p>5165320</text:p>
          </table:table-cell>
          <table:table-cell office:value-type="float" office:value="16336" calcext:value-type="float">
            <text:p>16336</text:p>
          </table:table-cell>
          <table:table-cell office:value-type="float" office:value="4910" calcext:value-type="float">
            <text:p>4910</text:p>
          </table:table-cell>
          <table:table-cell office:value-type="float" office:value="1.01495" calcext:value-type="float">
            <text:p>1.01495</text:p>
          </table:table-cell>
          <table:table-cell office:value-type="float" office:value="101.710402" calcext:value-type="float">
            <text:p>101.710402</text:p>
          </table:table-cell>
          <table:table-cell office:value-type="float" office:value="100.695452" calcext:value-type="float">
            <text:p>100.695452</text:p>
          </table:table-cell>
          <table:table-cell office:value-type="float" office:value="0.410372" calcext:value-type="float">
            <text:p>0.41037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5178996" calcext:value-type="float">
            <text:p>5178996</text:p>
          </table:table-cell>
          <table:table-cell office:value-type="float" office:value="16336" calcext:value-type="float">
            <text:p>16336</text:p>
          </table:table-cell>
          <table:table-cell office:value-type="float" office:value="4923" calcext:value-type="float">
            <text:p>4923</text:p>
          </table:table-cell>
          <table:table-cell office:value-type="float" office:value="1.320794" calcext:value-type="float">
            <text:p>1.320794</text:p>
          </table:table-cell>
          <table:table-cell office:value-type="float" office:value="102.167549" calcext:value-type="float">
            <text:p>102.167549</text:p>
          </table:table-cell>
          <table:table-cell office:value-type="float" office:value="100.846754" calcext:value-type="float">
            <text:p>100.846754</text:p>
          </table:table-cell>
          <table:table-cell office:value-type="float" office:value="0.410841" calcext:value-type="float">
            <text:p>0.410841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98" calcext:value-type="float">
            <text:p>1.27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618" calcext:value-type="float">
            <text:p>1.25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8618" calcext:value-type="float">
            <text:p>1.298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5123240" calcext:value-type="float">
            <text:p>5123240</text:p>
          </table:table-cell>
          <table:table-cell office:value-type="float" office:value="16435" calcext:value-type="float">
            <text:p>16435</text:p>
          </table:table-cell>
          <table:table-cell office:value-type="float" office:value="4870" calcext:value-type="float">
            <text:p>4870</text:p>
          </table:table-cell>
          <table:table-cell office:value-type="float" office:value="1.016581" calcext:value-type="float">
            <text:p>1.016581</text:p>
          </table:table-cell>
          <table:table-cell office:value-type="float" office:value="101.698647" calcext:value-type="float">
            <text:p>101.698647</text:p>
          </table:table-cell>
          <table:table-cell office:value-type="float" office:value="100.682066" calcext:value-type="float">
            <text:p>100.682066</text:p>
          </table:table-cell>
          <table:table-cell office:value-type="float" office:value="0.407083" calcext:value-type="float">
            <text:p>0.407083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5191620" calcext:value-type="float">
            <text:p>5191620</text:p>
          </table:table-cell>
          <table:table-cell office:value-type="float" office:value="16435" calcext:value-type="float">
            <text:p>16435</text:p>
          </table:table-cell>
          <table:table-cell office:value-type="float" office:value="4935" calcext:value-type="float">
            <text:p>4935</text:p>
          </table:table-cell>
          <table:table-cell office:value-type="float" office:value="1.075343" calcext:value-type="float">
            <text:p>1.075343</text:p>
          </table:table-cell>
          <table:table-cell office:value-type="float" office:value="102.109826" calcext:value-type="float">
            <text:p>102.109826</text:p>
          </table:table-cell>
          <table:table-cell office:value-type="float" office:value="101.034484" calcext:value-type="float">
            <text:p>101.034484</text:p>
          </table:table-cell>
          <table:table-cell office:value-type="float" office:value="0.411077" calcext:value-type="float">
            <text:p>0.41107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4" calcext:value-type="float">
            <text:p>1.0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19" calcext:value-type="float">
            <text:p>1.020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01" calcext:value-type="float">
            <text:p>1.04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5254740" calcext:value-type="float">
            <text:p>5254740</text:p>
          </table:table-cell>
          <table:table-cell office:value-type="float" office:value="16533" calcext:value-type="float">
            <text:p>16533</text:p>
          </table:table-cell>
          <table:table-cell office:value-type="float" office:value="4995" calcext:value-type="float">
            <text:p>4995</text:p>
          </table:table-cell>
          <table:table-cell office:value-type="float" office:value="1.007729" calcext:value-type="float">
            <text:p>1.007729</text:p>
          </table:table-cell>
          <table:table-cell office:value-type="float" office:value="101.692923" calcext:value-type="float">
            <text:p>101.692923</text:p>
          </table:table-cell>
          <table:table-cell office:value-type="float" office:value="100.685194" calcext:value-type="float">
            <text:p>100.685194</text:p>
          </table:table-cell>
          <table:table-cell office:value-type="float" office:value="0.417518" calcext:value-type="float">
            <text:p>0.41751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5144280" calcext:value-type="float">
            <text:p>5144280</text:p>
          </table:table-cell>
          <table:table-cell office:value-type="float" office:value="16533" calcext:value-type="float">
            <text:p>16533</text:p>
          </table:table-cell>
          <table:table-cell office:value-type="float" office:value="4890" calcext:value-type="float">
            <text:p>4890</text:p>
          </table:table-cell>
          <table:table-cell office:value-type="float" office:value="2.087426" calcext:value-type="float">
            <text:p>2.087426</text:p>
          </table:table-cell>
          <table:table-cell office:value-type="float" office:value="102.118471" calcext:value-type="float">
            <text:p>102.118471</text:p>
          </table:table-cell>
          <table:table-cell office:value-type="float" office:value="100.031045" calcext:value-type="float">
            <text:p>100.031045</text:p>
          </table:table-cell>
          <table:table-cell office:value-type="float" office:value="0.411415" calcext:value-type="float">
            <text:p>0.411415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715" calcext:value-type="float">
            <text:p>1.04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7" calcext:value-type="float">
            <text:p>1.02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70583" calcext:value-type="float">
            <text:p>2.070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5160060" calcext:value-type="float">
            <text:p>5160060</text:p>
          </table:table-cell>
          <table:table-cell office:value-type="float" office:value="16632" calcext:value-type="float">
            <text:p>16632</text:p>
          </table:table-cell>
          <table:table-cell office:value-type="float" office:value="4905" calcext:value-type="float">
            <text:p>4905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1.698921" calcext:value-type="float">
            <text:p>101.698921</text:p>
          </table:table-cell>
          <table:table-cell office:value-type="float" office:value="100.688652" calcext:value-type="float">
            <text:p>100.688652</text:p>
          </table:table-cell>
          <table:table-cell office:value-type="float" office:value="0.409981" calcext:value-type="float">
            <text:p>0.40998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16632" calcext:value-type="float">
            <text:p>16632</text:p>
          </table:table-cell>
          <table:table-cell office:value-type="float" office:value="4911" calcext:value-type="float">
            <text:p>4911</text:p>
          </table:table-cell>
          <table:table-cell office:value-type="float" office:value="1.315425" calcext:value-type="float">
            <text:p>1.315425</text:p>
          </table:table-cell>
          <table:table-cell office:value-type="float" office:value="102.007893" calcext:value-type="float">
            <text:p>102.007893</text:p>
          </table:table-cell>
          <table:table-cell office:value-type="float" office:value="100.692467" calcext:value-type="float">
            <text:p>100.692467</text:p>
          </table:table-cell>
          <table:table-cell office:value-type="float" office:value="0.410467" calcext:value-type="float">
            <text:p>0.410467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6851" calcext:value-type="float">
            <text:p>1.266851</text:p>
          </table:table-cell>
          <table:table-cell office:value-type="float" office:value="80.058692" calcext:value-type="float">
            <text:p>80.058692</text:p>
          </table:table-cell>
          <table:table-cell office:value-type="float" office:value="78.791841" calcext:value-type="float">
            <text:p>78.79184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1611" calcext:value-type="float">
            <text:p>1.25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82159" calcext:value-type="float">
            <text:p>1.282159</text:p>
          </table:table-cell>
          <table:table-cell office:value-type="float" office:value="80.100794" calcext:value-type="float">
            <text:p>80.100794</text:p>
          </table:table-cell>
          <table:table-cell office:value-type="float" office:value="78.818634" calcext:value-type="float">
            <text:p>78.81863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184256" calcext:value-type="float">
            <text:p>5184256</text:p>
          </table:table-cell>
          <table:table-cell office:value-type="float" office:value="16731" calcext:value-type="float">
            <text:p>16731</text:p>
          </table:table-cell>
          <table:table-cell office:value-type="float" office:value="4928" calcext:value-type="float">
            <text:p>4928</text:p>
          </table:table-cell>
          <table:table-cell office:value-type="float" office:value="1.007309" calcext:value-type="float">
            <text:p>1.007309</text:p>
          </table:table-cell>
          <table:table-cell office:value-type="float" office:value="101.699826" calcext:value-type="float">
            <text:p>101.699826</text:p>
          </table:table-cell>
          <table:table-cell office:value-type="float" office:value="100.692518" calcext:value-type="float">
            <text:p>100.692518</text:p>
          </table:table-cell>
          <table:table-cell office:value-type="float" office:value="0.411888" calcext:value-type="float">
            <text:p>0.411888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5237908" calcext:value-type="float">
            <text:p>5237908</text:p>
          </table:table-cell>
          <table:table-cell office:value-type="float" office:value="16731" calcext:value-type="float">
            <text:p>16731</text:p>
          </table:table-cell>
          <table:table-cell office:value-type="float" office:value="4979" calcext:value-type="float">
            <text:p>4979</text:p>
          </table:table-cell>
          <table:table-cell office:value-type="float" office:value="1.101721" calcext:value-type="float">
            <text:p>1.101721</text:p>
          </table:table-cell>
          <table:table-cell office:value-type="float" office:value="102.086277" calcext:value-type="float">
            <text:p>102.086277</text:p>
          </table:table-cell>
          <table:table-cell office:value-type="float" office:value="100.984557" calcext:value-type="float">
            <text:p>100.984557</text:p>
          </table:table-cell>
          <table:table-cell office:value-type="float" office:value="0.414947" calcext:value-type="float">
            <text:p>0.41494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899" calcext:value-type="float">
            <text:p>1.019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41" calcext:value-type="float">
            <text:p>1.018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531" calcext:value-type="float">
            <text:p>1.05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222128" calcext:value-type="float">
            <text:p>5222128</text:p>
          </table:table-cell>
          <table:table-cell office:value-type="float" office:value="16830" calcext:value-type="float">
            <text:p>16830</text:p>
          </table:table-cell>
          <table:table-cell office:value-type="float" office:value="4964" calcext:value-type="float">
            <text:p>4964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1.695238" calcext:value-type="float">
            <text:p>101.695238</text:p>
          </table:table-cell>
          <table:table-cell office:value-type="float" office:value="100.684969" calcext:value-type="float">
            <text:p>100.684969</text:p>
          </table:table-cell>
          <table:table-cell office:value-type="float" office:value="0.414928" calcext:value-type="float">
            <text:p>0.41492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5155852" calcext:value-type="float">
            <text:p>5155852</text:p>
          </table:table-cell>
          <table:table-cell office:value-type="float" office:value="16830" calcext:value-type="float">
            <text:p>16830</text:p>
          </table:table-cell>
          <table:table-cell office:value-type="float" office:value="4901" calcext:value-type="float">
            <text:p>4901</text:p>
          </table:table-cell>
          <table:table-cell office:value-type="float" office:value="1.696989" calcext:value-type="float">
            <text:p>1.696989</text:p>
          </table:table-cell>
          <table:table-cell office:value-type="float" office:value="101.978251" calcext:value-type="float">
            <text:p>101.978251</text:p>
          </table:table-cell>
          <table:table-cell office:value-type="float" office:value="100.281262" calcext:value-type="float">
            <text:p>100.281262</text:p>
          </table:table-cell>
          <table:table-cell office:value-type="float" office:value="0.411311" calcext:value-type="float">
            <text:p>0.41131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664898" calcext:value-type="float">
            <text:p>1.664898</text:p>
          </table:table-cell>
          <table:table-cell office:value-type="float" office:value="99.179091" calcext:value-type="float">
            <text:p>99.179091</text:p>
          </table:table-cell>
          <table:table-cell office:value-type="float" office:value="97.514193" calcext:value-type="float">
            <text:p>97.51419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663259" calcext:value-type="float">
            <text:p>1.663259</text:p>
          </table:table-cell>
          <table:table-cell office:value-type="float" office:value="101.237564" calcext:value-type="float">
            <text:p>101.237564</text:p>
          </table:table-cell>
          <table:table-cell office:value-type="float" office:value="99.574305" calcext:value-type="float">
            <text:p>99.574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679926" calcext:value-type="float">
            <text:p>1.679926</text:p>
          </table:table-cell>
          <table:table-cell office:value-type="float" office:value="99.191427" calcext:value-type="float">
            <text:p>99.191427</text:p>
          </table:table-cell>
          <table:table-cell office:value-type="float" office:value="97.511501" calcext:value-type="float">
            <text:p>97.5115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5097992" calcext:value-type="float">
            <text:p>5097992</text:p>
          </table:table-cell>
          <table:table-cell office:value-type="float" office:value="16930" calcext:value-type="float">
            <text:p>16930</text:p>
          </table:table-cell>
          <table:table-cell office:value-type="float" office:value="4846" calcext:value-type="float">
            <text:p>4846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1.688184" calcext:value-type="float">
            <text:p>101.688184</text:p>
          </table:table-cell>
          <table:table-cell office:value-type="float" office:value="100.675795" calcext:value-type="float">
            <text:p>100.675795</text:p>
          </table:table-cell>
          <table:table-cell office:value-type="float" office:value="0.405102" calcext:value-type="float">
            <text:p>0.405102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5154800" calcext:value-type="float">
            <text:p>5154800</text:p>
          </table:table-cell>
          <table:table-cell office:value-type="float" office:value="16930" calcext:value-type="float">
            <text:p>16930</text:p>
          </table:table-cell>
          <table:table-cell office:value-type="float" office:value="4900" calcext:value-type="float">
            <text:p>4900</text:p>
          </table:table-cell>
          <table:table-cell office:value-type="float" office:value="1.062673" calcext:value-type="float">
            <text:p>1.062673</text:p>
          </table:table-cell>
          <table:table-cell office:value-type="float" office:value="102.039972" calcext:value-type="float">
            <text:p>102.039972</text:p>
          </table:table-cell>
          <table:table-cell office:value-type="float" office:value="100.977298" calcext:value-type="float">
            <text:p>100.977298</text:p>
          </table:table-cell>
          <table:table-cell office:value-type="float" office:value="0.408393" calcext:value-type="float">
            <text:p>0.408393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83" calcext:value-type="float">
            <text:p>1.02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62" calcext:value-type="float">
            <text:p>1.030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91" calcext:value-type="float">
            <text:p>1.04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5085368" calcext:value-type="float">
            <text:p>5085368</text:p>
          </table:table-cell>
          <table:table-cell office:value-type="float" office:value="17029" calcext:value-type="float">
            <text:p>17029</text:p>
          </table:table-cell>
          <table:table-cell office:value-type="float" office:value="4834" calcext:value-type="float">
            <text:p>4834</text:p>
          </table:table-cell>
          <table:table-cell office:value-type="float" office:value="1.019247" calcext:value-type="float">
            <text:p>1.019247</text:p>
          </table:table-cell>
          <table:table-cell office:value-type="float" office:value="101.694978" calcext:value-type="float">
            <text:p>101.694978</text:p>
          </table:table-cell>
          <table:table-cell office:value-type="float" office:value="100.675731" calcext:value-type="float">
            <text:p>100.675731</text:p>
          </table:table-cell>
          <table:table-cell office:value-type="float" office:value="0.404099" calcext:value-type="float">
            <text:p>0.40409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5135864" calcext:value-type="float">
            <text:p>5135864</text:p>
          </table:table-cell>
          <table:table-cell office:value-type="float" office:value="17029" calcext:value-type="float">
            <text:p>17029</text:p>
          </table:table-cell>
          <table:table-cell office:value-type="float" office:value="4882" calcext:value-type="float">
            <text:p>4882</text:p>
          </table:table-cell>
          <table:table-cell office:value-type="float" office:value="1.05847" calcext:value-type="float">
            <text:p>1.05847</text:p>
          </table:table-cell>
          <table:table-cell office:value-type="float" office:value="102.020808" calcext:value-type="float">
            <text:p>102.020808</text:p>
          </table:table-cell>
          <table:table-cell office:value-type="float" office:value="100.962338" calcext:value-type="float">
            <text:p>100.962338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692" calcext:value-type="float">
            <text:p>1.013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05" calcext:value-type="float">
            <text:p>1.02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79" calcext:value-type="float">
            <text:p>1.030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5258948" calcext:value-type="float">
            <text:p>5258948</text:p>
          </table:table-cell>
          <table:table-cell office:value-type="float" office:value="17127" calcext:value-type="float">
            <text:p>17127</text:p>
          </table:table-cell>
          <table:table-cell office:value-type="float" office:value="4999" calcext:value-type="float">
            <text:p>4999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1.69065" calcext:value-type="float">
            <text:p>101.69065</text:p>
          </table:table-cell>
          <table:table-cell office:value-type="float" office:value="100.675382" calcext:value-type="float">
            <text:p>100.675382</text:p>
          </table:table-cell>
          <table:table-cell office:value-type="float" office:value="0.417893" calcext:value-type="float">
            <text:p>0.41789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5132708" calcext:value-type="float">
            <text:p>5132708</text:p>
          </table:table-cell>
          <table:table-cell office:value-type="float" office:value="17127" calcext:value-type="float">
            <text:p>17127</text:p>
          </table:table-cell>
          <table:table-cell office:value-type="float" office:value="4879" calcext:value-type="float">
            <text:p>4879</text:p>
          </table:table-cell>
          <table:table-cell office:value-type="float" office:value="2.068572" calcext:value-type="float">
            <text:p>2.068572</text:p>
          </table:table-cell>
          <table:table-cell office:value-type="float" office:value="102.065526" calcext:value-type="float">
            <text:p>102.065526</text:p>
          </table:table-cell>
          <table:table-cell office:value-type="float" office:value="99.996954" calcext:value-type="float">
            <text:p>99.996954</text:p>
          </table:table-cell>
          <table:table-cell office:value-type="float" office:value="0.410629" calcext:value-type="float">
            <text:p>0.410629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473" calcext:value-type="float">
            <text:p>1.033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654" calcext:value-type="float">
            <text:p>1.031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45615" calcext:value-type="float">
            <text:p>2.045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5241064" calcext:value-type="float">
            <text:p>5241064</text:p>
          </table:table-cell>
          <table:table-cell office:value-type="float" office:value="17227" calcext:value-type="float">
            <text:p>17227</text:p>
          </table:table-cell>
          <table:table-cell office:value-type="float" office:value="4982" calcext:value-type="float">
            <text:p>4982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01.700494" calcext:value-type="float">
            <text:p>101.700494</text:p>
          </table:table-cell>
          <table:table-cell office:value-type="float" office:value="100.686186" calcext:value-type="float">
            <text:p>100.686186</text:p>
          </table:table-cell>
          <table:table-cell office:value-type="float" office:value="0.416428" calcext:value-type="float">
            <text:p>0.41642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5107460" calcext:value-type="float">
            <text:p>5107460</text:p>
          </table:table-cell>
          <table:table-cell office:value-type="float" office:value="17227" calcext:value-type="float">
            <text:p>17227</text:p>
          </table:table-cell>
          <table:table-cell office:value-type="float" office:value="4855" calcext:value-type="float">
            <text:p>4855</text:p>
          </table:table-cell>
          <table:table-cell office:value-type="float" office:value="2.061168" calcext:value-type="float">
            <text:p>2.061168</text:p>
          </table:table-cell>
          <table:table-cell office:value-type="float" office:value="102.099804" calcext:value-type="float">
            <text:p>102.099804</text:p>
          </table:table-cell>
          <table:table-cell office:value-type="float" office:value="100.038637" calcext:value-type="float">
            <text:p>100.038637</text:p>
          </table:table-cell>
          <table:table-cell office:value-type="float" office:value="0.408439" calcext:value-type="float">
            <text:p>0.40843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02" calcext:value-type="float">
            <text:p>1.032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43" calcext:value-type="float">
            <text:p>1.030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4339" calcext:value-type="float">
            <text:p>2.04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5100096" calcext:value-type="float">
            <text:p>5100096</text:p>
          </table:table-cell>
          <table:table-cell office:value-type="float" office:value="17325" calcext:value-type="float">
            <text:p>17325</text:p>
          </table:table-cell>
          <table:table-cell office:value-type="float" office:value="4848" calcext:value-type="float">
            <text:p>4848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1.686666" calcext:value-type="float">
            <text:p>101.686666</text:p>
          </table:table-cell>
          <table:table-cell office:value-type="float" office:value="100.678337" calcext:value-type="float">
            <text:p>100.678337</text:p>
          </table:table-cell>
          <table:table-cell office:value-type="float" office:value="0.405259" calcext:value-type="float">
            <text:p>0.40525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5153748" calcext:value-type="float">
            <text:p>5153748</text:p>
          </table:table-cell>
          <table:table-cell office:value-type="float" office:value="17325" calcext:value-type="float">
            <text:p>17325</text:p>
          </table:table-cell>
          <table:table-cell office:value-type="float" office:value="4899" calcext:value-type="float">
            <text:p>4899</text:p>
          </table:table-cell>
          <table:table-cell office:value-type="float" office:value="1.075748" calcext:value-type="float">
            <text:p>1.075748</text:p>
          </table:table-cell>
          <table:table-cell office:value-type="float" office:value="102.04133" calcext:value-type="float">
            <text:p>102.04133</text:p>
          </table:table-cell>
          <table:table-cell office:value-type="float" office:value="100.965582" calcext:value-type="float">
            <text:p>100.965582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878" calcext:value-type="float">
            <text:p>1.043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17" calcext:value-type="float">
            <text:p>1.028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3471" calcext:value-type="float">
            <text:p>1.05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5129552" calcext:value-type="float">
            <text:p>5129552</text:p>
          </table:table-cell>
          <table:table-cell office:value-type="float" office:value="17425" calcext:value-type="float">
            <text:p>17425</text:p>
          </table:table-cell>
          <table:table-cell office:value-type="float" office:value="4876" calcext:value-type="float">
            <text:p>4876</text:p>
          </table:table-cell>
          <table:table-cell office:value-type="float" office:value="1.016861" calcext:value-type="float">
            <text:p>1.016861</text:p>
          </table:table-cell>
          <table:table-cell office:value-type="float" office:value="101.695936" calcext:value-type="float">
            <text:p>101.695936</text:p>
          </table:table-cell>
          <table:table-cell office:value-type="float" office:value="100.679074" calcext:value-type="float">
            <text:p>100.679074</text:p>
          </table:table-cell>
          <table:table-cell office:value-type="float" office:value="0.407596" calcext:value-type="float">
            <text:p>0.407596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17425" calcext:value-type="float">
            <text:p>17425</text:p>
          </table:table-cell>
          <table:table-cell office:value-type="float" office:value="4927" calcext:value-type="float">
            <text:p>4927</text:p>
          </table:table-cell>
          <table:table-cell office:value-type="float" office:value="1.075241" calcext:value-type="float">
            <text:p>1.075241</text:p>
          </table:table-cell>
          <table:table-cell office:value-type="float" office:value="102.09049" calcext:value-type="float">
            <text:p>102.09049</text:p>
          </table:table-cell>
          <table:table-cell office:value-type="float" office:value="101.015249" calcext:value-type="float">
            <text:p>101.015249</text:p>
          </table:table-cell>
          <table:table-cell office:value-type="float" office:value="0.410489" calcext:value-type="float">
            <text:p>0.41048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" calcext:value-type="float">
            <text:p>1.0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23" calcext:value-type="float">
            <text:p>1.028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887" calcext:value-type="float">
            <text:p>1.030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115876" calcext:value-type="float">
            <text:p>5115876</text:p>
          </table:table-cell>
          <table:table-cell office:value-type="float" office:value="17523" calcext:value-type="float">
            <text:p>17523</text:p>
          </table:table-cell>
          <table:table-cell office:value-type="float" office:value="4863" calcext:value-type="float">
            <text:p>4863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1.680148" calcext:value-type="float">
            <text:p>101.680148</text:p>
          </table:table-cell>
          <table:table-cell office:value-type="float" office:value="100.669935" calcext:value-type="float">
            <text:p>100.669935</text:p>
          </table:table-cell>
          <table:table-cell office:value-type="float" office:value="0.406546" calcext:value-type="float">
            <text:p>0.406546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5124292" calcext:value-type="float">
            <text:p>5124292</text:p>
          </table:table-cell>
          <table:table-cell office:value-type="float" office:value="17523" calcext:value-type="float">
            <text:p>17523</text:p>
          </table:table-cell>
          <table:table-cell office:value-type="float" office:value="4871" calcext:value-type="float">
            <text:p>4871</text:p>
          </table:table-cell>
          <table:table-cell office:value-type="float" office:value="1.303201" calcext:value-type="float">
            <text:p>1.303201</text:p>
          </table:table-cell>
          <table:table-cell office:value-type="float" office:value="101.993254" calcext:value-type="float">
            <text:p>101.993254</text:p>
          </table:table-cell>
          <table:table-cell office:value-type="float" office:value="100.690054" calcext:value-type="float">
            <text:p>100.690054</text:p>
          </table:table-cell>
          <table:table-cell office:value-type="float" office:value="0.407134" calcext:value-type="float">
            <text:p>0.40713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929" calcext:value-type="float">
            <text:p>1.263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1542" calcext:value-type="float">
            <text:p>1.271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0924" calcext:value-type="float">
            <text:p>1.28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139020" calcext:value-type="float">
            <text:p>5139020</text:p>
          </table:table-cell>
          <table:table-cell office:value-type="float" office:value="17622" calcext:value-type="float">
            <text:p>17622</text:p>
          </table:table-cell>
          <table:table-cell office:value-type="float" office:value="4885" calcext:value-type="float">
            <text:p>4885</text:p>
          </table:table-cell>
          <table:table-cell office:value-type="float" office:value="1.016409" calcext:value-type="float">
            <text:p>1.016409</text:p>
          </table:table-cell>
          <table:table-cell office:value-type="float" office:value="101.695378" calcext:value-type="float">
            <text:p>101.695378</text:p>
          </table:table-cell>
          <table:table-cell office:value-type="float" office:value="100.678969" calcext:value-type="float">
            <text:p>100.678969</text:p>
          </table:table-cell>
          <table:table-cell office:value-type="float" office:value="0.408349" calcext:value-type="float">
            <text:p>0.408349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17622" calcext:value-type="float">
            <text:p>17622</text:p>
          </table:table-cell>
          <table:table-cell office:value-type="float" office:value="4927" calcext:value-type="float">
            <text:p>4927</text:p>
          </table:table-cell>
          <table:table-cell office:value-type="float" office:value="1.071346" calcext:value-type="float">
            <text:p>1.071346</text:p>
          </table:table-cell>
          <table:table-cell office:value-type="float" office:value="101.963287" calcext:value-type="float">
            <text:p>101.963287</text:p>
          </table:table-cell>
          <table:table-cell office:value-type="float" office:value="100.891941" calcext:value-type="float">
            <text:p>100.891941</text:p>
          </table:table-cell>
          <table:table-cell office:value-type="float" office:value="0.410991" calcext:value-type="float">
            <text:p>0.410991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773" calcext:value-type="float">
            <text:p>1.02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315" calcext:value-type="float">
            <text:p>1.021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001" calcext:value-type="float">
            <text:p>1.038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5213712" calcext:value-type="float">
            <text:p>5213712</text:p>
          </table:table-cell>
          <table:table-cell office:value-type="float" office:value="17722" calcext:value-type="float">
            <text:p>17722</text:p>
          </table:table-cell>
          <table:table-cell office:value-type="float" office:value="4956" calcext:value-type="float">
            <text:p>4956</text:p>
          </table:table-cell>
          <table:table-cell office:value-type="float" office:value="1.017893" calcext:value-type="float">
            <text:p>1.017893</text:p>
          </table:table-cell>
          <table:table-cell office:value-type="float" office:value="101.705325" calcext:value-type="float">
            <text:p>101.705325</text:p>
          </table:table-cell>
          <table:table-cell office:value-type="float" office:value="100.687432" calcext:value-type="float">
            <text:p>100.687432</text:p>
          </table:table-cell>
          <table:table-cell office:value-type="float" office:value="0.414249" calcext:value-type="float">
            <text:p>0.41424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5226336" calcext:value-type="float">
            <text:p>5226336</text:p>
          </table:table-cell>
          <table:table-cell office:value-type="float" office:value="17722" calcext:value-type="float">
            <text:p>17722</text:p>
          </table:table-cell>
          <table:table-cell office:value-type="float" office:value="4968" calcext:value-type="float">
            <text:p>4968</text:p>
          </table:table-cell>
          <table:table-cell office:value-type="float" office:value="1.32044" calcext:value-type="float">
            <text:p>1.32044</text:p>
          </table:table-cell>
          <table:table-cell office:value-type="float" office:value="102.139415" calcext:value-type="float">
            <text:p>102.139415</text:p>
          </table:table-cell>
          <table:table-cell office:value-type="float" office:value="100.818974" calcext:value-type="float">
            <text:p>100.818974</text:p>
          </table:table-cell>
          <table:table-cell office:value-type="float" office:value="0.41471" calcext:value-type="float">
            <text:p>0.4147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4234" calcext:value-type="float">
            <text:p>1.264234</text:p>
          </table:table-cell>
          <table:table-cell office:value-type="float" office:value="40.116365" calcext:value-type="float">
            <text:p>40.116365</text:p>
          </table:table-cell>
          <table:table-cell office:value-type="float" office:value="38.852131" calcext:value-type="float">
            <text:p>38.8521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8516" calcext:value-type="float">
            <text:p>1.278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81641" calcext:value-type="float">
            <text:p>1.281641</text:p>
          </table:table-cell>
          <table:table-cell office:value-type="float" office:value="40.134633" calcext:value-type="float">
            <text:p>40.134633</text:p>
          </table:table-cell>
          <table:table-cell office:value-type="float" office:value="38.852993" calcext:value-type="float">
            <text:p>38.8529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5125344" calcext:value-type="float">
            <text:p>5125344</text:p>
          </table:table-cell>
          <table:table-cell office:value-type="float" office:value="17820" calcext:value-type="float">
            <text:p>17820</text:p>
          </table:table-cell>
          <table:table-cell office:value-type="float" office:value="4872" calcext:value-type="float">
            <text:p>4872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1.697131" calcext:value-type="float">
            <text:p>101.697131</text:p>
          </table:table-cell>
          <table:table-cell office:value-type="float" office:value="100.681863" calcext:value-type="float">
            <text:p>100.681863</text:p>
          </table:table-cell>
          <table:table-cell office:value-type="float" office:value="0.407251" calcext:value-type="float">
            <text:p>0.40725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17820" calcext:value-type="float">
            <text:p>17820</text:p>
          </table:table-cell>
          <table:table-cell office:value-type="float" office:value="4929" calcext:value-type="float">
            <text:p>4929</text:p>
          </table:table-cell>
          <table:table-cell office:value-type="float" office:value="1.076415" calcext:value-type="float">
            <text:p>1.076415</text:p>
          </table:table-cell>
          <table:table-cell office:value-type="float" office:value="102.065704" calcext:value-type="float">
            <text:p>102.065704</text:p>
          </table:table-cell>
          <table:table-cell office:value-type="float" office:value="100.989289" calcext:value-type="float">
            <text:p>100.989289</text:p>
          </table:table-cell>
          <table:table-cell office:value-type="float" office:value="0.410761" calcext:value-type="float">
            <text:p>0.410761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694" calcext:value-type="float">
            <text:p>1.033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035" calcext:value-type="float">
            <text:p>1.032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357" calcext:value-type="float">
            <text:p>1.054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5160060" calcext:value-type="float">
            <text:p>5160060</text:p>
          </table:table-cell>
          <table:table-cell office:value-type="float" office:value="17919" calcext:value-type="float">
            <text:p>17919</text:p>
          </table:table-cell>
          <table:table-cell office:value-type="float" office:value="4905" calcext:value-type="float">
            <text:p>4905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1.695902" calcext:value-type="float">
            <text:p>101.695902</text:p>
          </table:table-cell>
          <table:table-cell office:value-type="float" office:value="100.688293" calcext:value-type="float">
            <text:p>100.688293</text:p>
          </table:table-cell>
          <table:table-cell office:value-type="float" office:value="0.409983" calcext:value-type="float">
            <text:p>0.40998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5176892" calcext:value-type="float">
            <text:p>5176892</text:p>
          </table:table-cell>
          <table:table-cell office:value-type="float" office:value="17919" calcext:value-type="float">
            <text:p>17919</text:p>
          </table:table-cell>
          <table:table-cell office:value-type="float" office:value="4921" calcext:value-type="float">
            <text:p>4921</text:p>
          </table:table-cell>
          <table:table-cell office:value-type="float" office:value="1.312522" calcext:value-type="float">
            <text:p>1.312522</text:p>
          </table:table-cell>
          <table:table-cell office:value-type="float" office:value="102.071781" calcext:value-type="float">
            <text:p>102.071781</text:p>
          </table:table-cell>
          <table:table-cell office:value-type="float" office:value="100.759259" calcext:value-type="float">
            <text:p>100.759259</text:p>
          </table:table-cell>
          <table:table-cell office:value-type="float" office:value="0.411031" calcext:value-type="float">
            <text:p>0.411031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1851" calcext:value-type="float">
            <text:p>1.261851</text:p>
          </table:table-cell>
          <table:table-cell office:value-type="float" office:value="6.605218" calcext:value-type="float">
            <text:p>6.605218</text:p>
          </table:table-cell>
          <table:table-cell office:value-type="float" office:value="5.343368" calcext:value-type="float">
            <text:p>5.34336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9304" calcext:value-type="float">
            <text:p>1.269304</text:p>
          </table:table-cell>
          <table:table-cell office:value-type="float" office:value="8.661416" calcext:value-type="float">
            <text:p>8.661416</text:p>
          </table:table-cell>
          <table:table-cell office:value-type="float" office:value="7.392112" calcext:value-type="float">
            <text:p>7.39211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8817" calcext:value-type="float">
            <text:p>1.278817</text:p>
          </table:table-cell>
          <table:table-cell office:value-type="float" office:value="6.634496" calcext:value-type="float">
            <text:p>6.634496</text:p>
          </table:table-cell>
          <table:table-cell office:value-type="float" office:value="5.355679" calcext:value-type="float">
            <text:p>5.35567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5182152" calcext:value-type="float">
            <text:p>5182152</text:p>
          </table:table-cell>
          <table:table-cell office:value-type="float" office:value="18019" calcext:value-type="float">
            <text:p>18019</text:p>
          </table:table-cell>
          <table:table-cell office:value-type="float" office:value="4926" calcext:value-type="float">
            <text:p>4926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1.691981" calcext:value-type="float">
            <text:p>101.691981</text:p>
          </table:table-cell>
          <table:table-cell office:value-type="float" office:value="100.675612" calcext:value-type="float">
            <text:p>100.675612</text:p>
          </table:table-cell>
          <table:table-cell office:value-type="float" office:value="0.41179" calcext:value-type="float">
            <text:p>0.4117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5241064" calcext:value-type="float">
            <text:p>5241064</text:p>
          </table:table-cell>
          <table:table-cell office:value-type="float" office:value="18019" calcext:value-type="float">
            <text:p>18019</text:p>
          </table:table-cell>
          <table:table-cell office:value-type="float" office:value="4982" calcext:value-type="float">
            <text:p>4982</text:p>
          </table:table-cell>
          <table:table-cell office:value-type="float" office:value="1.059325" calcext:value-type="float">
            <text:p>1.059325</text:p>
          </table:table-cell>
          <table:table-cell office:value-type="float" office:value="102.035329" calcext:value-type="float">
            <text:p>102.035329</text:p>
          </table:table-cell>
          <table:table-cell office:value-type="float" office:value="100.976004" calcext:value-type="float">
            <text:p>100.976004</text:p>
          </table:table-cell>
          <table:table-cell office:value-type="float" office:value="0.415232" calcext:value-type="float">
            <text:p>0.415232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99" calcext:value-type="float">
            <text:p>1.02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6" calcext:value-type="float">
            <text:p>1.0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827" calcext:value-type="float">
            <text:p>1.036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5146384" calcext:value-type="float">
            <text:p>5146384</text:p>
          </table:table-cell>
          <table:table-cell office:value-type="float" office:value="18117" calcext:value-type="float">
            <text:p>18117</text:p>
          </table:table-cell>
          <table:table-cell office:value-type="float" office:value="4892" calcext:value-type="float">
            <text:p>4892</text:p>
          </table:table-cell>
          <table:table-cell office:value-type="float" office:value="1.008509" calcext:value-type="float">
            <text:p>1.008509</text:p>
          </table:table-cell>
          <table:table-cell office:value-type="float" office:value="101.689801" calcext:value-type="float">
            <text:p>101.689801</text:p>
          </table:table-cell>
          <table:table-cell office:value-type="float" office:value="100.681293" calcext:value-type="float">
            <text:p>100.681293</text:p>
          </table:table-cell>
          <table:table-cell office:value-type="float" office:value="0.408925" calcext:value-type="float">
            <text:p>0.40892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5201088" calcext:value-type="float">
            <text:p>5201088</text:p>
          </table:table-cell>
          <table:table-cell office:value-type="float" office:value="18117" calcext:value-type="float">
            <text:p>18117</text:p>
          </table:table-cell>
          <table:table-cell office:value-type="float" office:value="4944" calcext:value-type="float">
            <text:p>4944</text:p>
          </table:table-cell>
          <table:table-cell office:value-type="float" office:value="1.104598" calcext:value-type="float">
            <text:p>1.104598</text:p>
          </table:table-cell>
          <table:table-cell office:value-type="float" office:value="102.140193" calcext:value-type="float">
            <text:p>102.140193</text:p>
          </table:table-cell>
          <table:table-cell office:value-type="float" office:value="101.035595" calcext:value-type="float">
            <text:p>101.035595</text:p>
          </table:table-cell>
          <table:table-cell office:value-type="float" office:value="0.411822" calcext:value-type="float">
            <text:p>0.411822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8397" calcext:value-type="float">
            <text:p>1.038397</text:p>
          </table:table-cell>
          <table:table-cell office:value-type="float" office:value="8.078975" calcext:value-type="float">
            <text:p>8.078975</text:p>
          </table:table-cell>
          <table:table-cell office:value-type="float" office:value="7.040578" calcext:value-type="float">
            <text:p>7.04057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3357" calcext:value-type="float">
            <text:p>1.02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64435" calcext:value-type="float">
            <text:p>1.064435</text:p>
          </table:table-cell>
          <table:table-cell office:value-type="float" office:value="8.085816" calcext:value-type="float">
            <text:p>8.085816</text:p>
          </table:table-cell>
          <table:table-cell office:value-type="float" office:value="7.021381" calcext:value-type="float">
            <text:p>7.021381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126396" calcext:value-type="float">
            <text:p>5126396</text:p>
          </table:table-cell>
          <table:table-cell office:value-type="float" office:value="18216" calcext:value-type="float">
            <text:p>18216</text:p>
          </table:table-cell>
          <table:table-cell office:value-type="float" office:value="4873" calcext:value-type="float">
            <text:p>4873</text:p>
          </table:table-cell>
          <table:table-cell office:value-type="float" office:value="1.007749" calcext:value-type="float">
            <text:p>1.007749</text:p>
          </table:table-cell>
          <table:table-cell office:value-type="float" office:value="101.685415" calcext:value-type="float">
            <text:p>101.685415</text:p>
          </table:table-cell>
          <table:table-cell office:value-type="float" office:value="100.677667" calcext:value-type="float">
            <text:p>100.677667</text:p>
          </table:table-cell>
          <table:table-cell office:value-type="float" office:value="0.407351" calcext:value-type="float">
            <text:p>0.407351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5167424" calcext:value-type="float">
            <text:p>5167424</text:p>
          </table:table-cell>
          <table:table-cell office:value-type="float" office:value="18216" calcext:value-type="float">
            <text:p>18216</text:p>
          </table:table-cell>
          <table:table-cell office:value-type="float" office:value="4912" calcext:value-type="float">
            <text:p>4912</text:p>
          </table:table-cell>
          <table:table-cell office:value-type="float" office:value="1.086951" calcext:value-type="float">
            <text:p>1.086951</text:p>
          </table:table-cell>
          <table:table-cell office:value-type="float" office:value="102.115502" calcext:value-type="float">
            <text:p>102.115502</text:p>
          </table:table-cell>
          <table:table-cell office:value-type="float" office:value="101.028551" calcext:value-type="float">
            <text:p>101.028551</text:p>
          </table:table-cell>
          <table:table-cell office:value-type="float" office:value="0.409185" calcext:value-type="float">
            <text:p>0.409185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949" calcext:value-type="float">
            <text:p>1.03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05" calcext:value-type="float">
            <text:p>1.03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2751" calcext:value-type="float">
            <text:p>1.052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18316" calcext:value-type="float">
            <text:p>18316</text:p>
          </table:table-cell>
          <table:table-cell office:value-type="float" office:value="4880" calcext:value-type="float">
            <text:p>4880</text:p>
          </table:table-cell>
          <table:table-cell office:value-type="float" office:value="1.015807" calcext:value-type="float">
            <text:p>1.015807</text:p>
          </table:table-cell>
          <table:table-cell office:value-type="float" office:value="101.701151" calcext:value-type="float">
            <text:p>101.701151</text:p>
          </table:table-cell>
          <table:table-cell office:value-type="float" office:value="100.685344" calcext:value-type="float">
            <text:p>100.685344</text:p>
          </table:table-cell>
          <table:table-cell office:value-type="float" office:value="0.407905" calcext:value-type="float">
            <text:p>0.407905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5190568" calcext:value-type="float">
            <text:p>5190568</text:p>
          </table:table-cell>
          <table:table-cell office:value-type="float" office:value="18316" calcext:value-type="float">
            <text:p>18316</text:p>
          </table:table-cell>
          <table:table-cell office:value-type="float" office:value="4934" calcext:value-type="float">
            <text:p>4934</text:p>
          </table:table-cell>
          <table:table-cell office:value-type="float" office:value="1.050691" calcext:value-type="float">
            <text:p>1.050691</text:p>
          </table:table-cell>
          <table:table-cell office:value-type="float" office:value="102.050849" calcext:value-type="float">
            <text:p>102.050849</text:p>
          </table:table-cell>
          <table:table-cell office:value-type="float" office:value="101.000159" calcext:value-type="float">
            <text:p>101.000159</text:p>
          </table:table-cell>
          <table:table-cell office:value-type="float" office:value="0.411133" calcext:value-type="float">
            <text:p>0.411133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872" calcext:value-type="float">
            <text:p>1.00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99" calcext:value-type="float">
            <text:p>1.018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807" calcext:value-type="float">
            <text:p>1.033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18415" calcext:value-type="float">
            <text:p>18415</text:p>
          </table:table-cell>
          <table:table-cell office:value-type="float" office:value="4880" calcext:value-type="float">
            <text:p>4880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1.695442" calcext:value-type="float">
            <text:p>101.695442</text:p>
          </table:table-cell>
          <table:table-cell office:value-type="float" office:value="100.683893" calcext:value-type="float">
            <text:p>100.683893</text:p>
          </table:table-cell>
          <table:table-cell office:value-type="float" office:value="0.407911" calcext:value-type="float">
            <text:p>0.407911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18415" calcext:value-type="float">
            <text:p>18415</text:p>
          </table:table-cell>
          <table:table-cell office:value-type="float" office:value="4927" calcext:value-type="float">
            <text:p>4927</text:p>
          </table:table-cell>
          <table:table-cell office:value-type="float" office:value="1.102103" calcext:value-type="float">
            <text:p>1.102103</text:p>
          </table:table-cell>
          <table:table-cell office:value-type="float" office:value="102.045939" calcext:value-type="float">
            <text:p>102.045939</text:p>
          </table:table-cell>
          <table:table-cell office:value-type="float" office:value="100.943836" calcext:value-type="float">
            <text:p>100.943836</text:p>
          </table:table-cell>
          <table:table-cell office:value-type="float" office:value="0.410779" calcext:value-type="float">
            <text:p>0.41077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0054" calcext:value-type="float">
            <text:p>1.030054</text:p>
          </table:table-cell>
          <table:table-cell office:value-type="float" office:value="83.119639" calcext:value-type="float">
            <text:p>83.119639</text:p>
          </table:table-cell>
          <table:table-cell office:value-type="float" office:value="82.089585" calcext:value-type="float">
            <text:p>82.08958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295" calcext:value-type="float">
            <text:p>1.028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6451" calcext:value-type="float">
            <text:p>1.056451</text:p>
          </table:table-cell>
          <table:table-cell office:value-type="float" office:value="83.132373" calcext:value-type="float">
            <text:p>83.132373</text:p>
          </table:table-cell>
          <table:table-cell office:value-type="float" office:value="82.075922" calcext:value-type="float">
            <text:p>82.07592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5100096" calcext:value-type="float">
            <text:p>5100096</text:p>
          </table:table-cell>
          <table:table-cell office:value-type="float" office:value="18513" calcext:value-type="float">
            <text:p>18513</text:p>
          </table:table-cell>
          <table:table-cell office:value-type="float" office:value="4848" calcext:value-type="float">
            <text:p>4848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1.690646" calcext:value-type="float">
            <text:p>101.690646</text:p>
          </table:table-cell>
          <table:table-cell office:value-type="float" office:value="100.674277" calcext:value-type="float">
            <text:p>100.674277</text:p>
          </table:table-cell>
          <table:table-cell office:value-type="float" office:value="0.405275" calcext:value-type="float">
            <text:p>0.40527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5150592" calcext:value-type="float">
            <text:p>5150592</text:p>
          </table:table-cell>
          <table:table-cell office:value-type="float" office:value="18513" calcext:value-type="float">
            <text:p>18513</text:p>
          </table:table-cell>
          <table:table-cell office:value-type="float" office:value="4896" calcext:value-type="float">
            <text:p>4896</text:p>
          </table:table-cell>
          <table:table-cell office:value-type="float" office:value="1.073083" calcext:value-type="float">
            <text:p>1.073083</text:p>
          </table:table-cell>
          <table:table-cell office:value-type="float" office:value="102.021771" calcext:value-type="float">
            <text:p>102.021771</text:p>
          </table:table-cell>
          <table:table-cell office:value-type="float" office:value="100.948687" calcext:value-type="float">
            <text:p>100.948687</text:p>
          </table:table-cell>
          <table:table-cell office:value-type="float" office:value="0.408175" calcext:value-type="float">
            <text:p>0.40817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6315" calcext:value-type="float">
            <text:p>1.026315</text:p>
          </table:table-cell>
          <table:table-cell office:value-type="float" office:value="68.081107" calcext:value-type="float">
            <text:p>68.081107</text:p>
          </table:table-cell>
          <table:table-cell office:value-type="float" office:value="67.054792" calcext:value-type="float">
            <text:p>67.05479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7793" calcext:value-type="float">
            <text:p>1.027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5205" calcext:value-type="float">
            <text:p>1.055205</text:p>
          </table:table-cell>
          <table:table-cell office:value-type="float" office:value="68.121474" calcext:value-type="float">
            <text:p>68.121474</text:p>
          </table:table-cell>
          <table:table-cell office:value-type="float" office:value="67.06627" calcext:value-type="float">
            <text:p>67.0662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5187412" calcext:value-type="float">
            <text:p>5187412</text:p>
          </table:table-cell>
          <table:table-cell office:value-type="float" office:value="18612" calcext:value-type="float">
            <text:p>18612</text:p>
          </table:table-cell>
          <table:table-cell office:value-type="float" office:value="4931" calcext:value-type="float">
            <text:p>4931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1.702903" calcext:value-type="float">
            <text:p>101.702903</text:p>
          </table:table-cell>
          <table:table-cell office:value-type="float" office:value="100.695295" calcext:value-type="float">
            <text:p>100.695295</text:p>
          </table:table-cell>
          <table:table-cell office:value-type="float" office:value="0.412127" calcext:value-type="float">
            <text:p>0.41212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5241064" calcext:value-type="float">
            <text:p>5241064</text:p>
          </table:table-cell>
          <table:table-cell office:value-type="float" office:value="18612" calcext:value-type="float">
            <text:p>18612</text:p>
          </table:table-cell>
          <table:table-cell office:value-type="float" office:value="4982" calcext:value-type="float">
            <text:p>4982</text:p>
          </table:table-cell>
          <table:table-cell office:value-type="float" office:value="1.088944" calcext:value-type="float">
            <text:p>1.088944</text:p>
          </table:table-cell>
          <table:table-cell office:value-type="float" office:value="102.038803" calcext:value-type="float">
            <text:p>102.038803</text:p>
          </table:table-cell>
          <table:table-cell office:value-type="float" office:value="100.949859" calcext:value-type="float">
            <text:p>100.949859</text:p>
          </table:table-cell>
          <table:table-cell office:value-type="float" office:value="0.41534" calcext:value-type="float">
            <text:p>0.41534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8037" calcext:value-type="float">
            <text:p>1.038037</text:p>
          </table:table-cell>
          <table:table-cell office:value-type="float" office:value="68.10049" calcext:value-type="float">
            <text:p>68.10049</text:p>
          </table:table-cell>
          <table:table-cell office:value-type="float" office:value="67.062452" calcext:value-type="float">
            <text:p>67.06245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2777" calcext:value-type="float">
            <text:p>1.022777</text:p>
          </table:table-cell>
          <table:table-cell office:value-type="float" office:value="70.02254" calcext:value-type="float">
            <text:p>70.02254</text:p>
          </table:table-cell>
          <table:table-cell office:value-type="float" office:value="68.999764" calcext:value-type="float">
            <text:p>68.99976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0934" calcext:value-type="float">
            <text:p>1.060934</text:p>
          </table:table-cell>
          <table:table-cell office:value-type="float" office:value="68.158463" calcext:value-type="float">
            <text:p>68.158463</text:p>
          </table:table-cell>
          <table:table-cell office:value-type="float" office:value="67.097529" calcext:value-type="float">
            <text:p>67.09752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5135864" calcext:value-type="float">
            <text:p>5135864</text:p>
          </table:table-cell>
          <table:table-cell office:value-type="float" office:value="18712" calcext:value-type="float">
            <text:p>18712</text:p>
          </table:table-cell>
          <table:table-cell office:value-type="float" office:value="4882" calcext:value-type="float">
            <text:p>4882</text:p>
          </table:table-cell>
          <table:table-cell office:value-type="float" office:value="1.011409" calcext:value-type="float">
            <text:p>1.011409</text:p>
          </table:table-cell>
          <table:table-cell office:value-type="float" office:value="101.702732" calcext:value-type="float">
            <text:p>101.702732</text:p>
          </table:table-cell>
          <table:table-cell office:value-type="float" office:value="100.691324" calcext:value-type="float">
            <text:p>100.691324</text:p>
          </table:table-cell>
          <table:table-cell office:value-type="float" office:value="0.408048" calcext:value-type="float">
            <text:p>0.40804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8712" calcext:value-type="float">
            <text:p>18712</text:p>
          </table:table-cell>
          <table:table-cell office:value-type="float" office:value="4953" calcext:value-type="float">
            <text:p>4953</text:p>
          </table:table-cell>
          <table:table-cell office:value-type="float" office:value="1.066908" calcext:value-type="float">
            <text:p>1.066908</text:p>
          </table:table-cell>
          <table:table-cell office:value-type="float" office:value="102.178783" calcext:value-type="float">
            <text:p>102.178783</text:p>
          </table:table-cell>
          <table:table-cell office:value-type="float" office:value="101.111875" calcext:value-type="float">
            <text:p>101.111875</text:p>
          </table:table-cell>
          <table:table-cell office:value-type="float" office:value="0.412261" calcext:value-type="float">
            <text:p>0.41226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2313" calcext:value-type="float">
            <text:p>1.022313</text:p>
          </table:table-cell>
          <table:table-cell office:value-type="float" office:value="88.093133" calcext:value-type="float">
            <text:p>88.093133</text:p>
          </table:table-cell>
          <table:table-cell office:value-type="float" office:value="87.07082" calcext:value-type="float">
            <text:p>87.0708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3027" calcext:value-type="float">
            <text:p>1.013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463" calcext:value-type="float">
            <text:p>1.04463</text:p>
          </table:table-cell>
          <table:table-cell office:value-type="float" office:value="88.117237" calcext:value-type="float">
            <text:p>88.117237</text:p>
          </table:table-cell>
          <table:table-cell office:value-type="float" office:value="87.072607" calcext:value-type="float">
            <text:p>87.0726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5146384" calcext:value-type="float">
            <text:p>5146384</text:p>
          </table:table-cell>
          <table:table-cell office:value-type="float" office:value="18810" calcext:value-type="float">
            <text:p>18810</text:p>
          </table:table-cell>
          <table:table-cell office:value-type="float" office:value="4892" calcext:value-type="float">
            <text:p>4892</text:p>
          </table:table-cell>
          <table:table-cell office:value-type="float" office:value="1.011229" calcext:value-type="float">
            <text:p>1.011229</text:p>
          </table:table-cell>
          <table:table-cell office:value-type="float" office:value="101.682666" calcext:value-type="float">
            <text:p>101.682666</text:p>
          </table:table-cell>
          <table:table-cell office:value-type="float" office:value="100.671437" calcext:value-type="float">
            <text:p>100.671437</text:p>
          </table:table-cell>
          <table:table-cell office:value-type="float" office:value="0.408965" calcext:value-type="float">
            <text:p>0.40896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5192672" calcext:value-type="float">
            <text:p>5192672</text:p>
          </table:table-cell>
          <table:table-cell office:value-type="float" office:value="18810" calcext:value-type="float">
            <text:p>18810</text:p>
          </table:table-cell>
          <table:table-cell office:value-type="float" office:value="4936" calcext:value-type="float">
            <text:p>4936</text:p>
          </table:table-cell>
          <table:table-cell office:value-type="float" office:value="1.113737" calcext:value-type="float">
            <text:p>1.113737</text:p>
          </table:table-cell>
          <table:table-cell office:value-type="float" office:value="102.014551" calcext:value-type="float">
            <text:p>102.014551</text:p>
          </table:table-cell>
          <table:table-cell office:value-type="float" office:value="100.900814" calcext:value-type="float">
            <text:p>100.900814</text:p>
          </table:table-cell>
          <table:table-cell office:value-type="float" office:value="0.411705" calcext:value-type="float">
            <text:p>0.41170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239" calcext:value-type="float">
            <text:p>1.01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54" calcext:value-type="float">
            <text:p>1.01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9043" calcext:value-type="float">
            <text:p>1.069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5198984" calcext:value-type="float">
            <text:p>5198984</text:p>
          </table:table-cell>
          <table:table-cell office:value-type="float" office:value="18910" calcext:value-type="float">
            <text:p>18910</text:p>
          </table:table-cell>
          <table:table-cell office:value-type="float" office:value="4942" calcext:value-type="float">
            <text:p>4942</text:p>
          </table:table-cell>
          <table:table-cell office:value-type="float" office:value="1.015941" calcext:value-type="float">
            <text:p>1.015941</text:p>
          </table:table-cell>
          <table:table-cell office:value-type="float" office:value="101.700282" calcext:value-type="float">
            <text:p>101.700282</text:p>
          </table:table-cell>
          <table:table-cell office:value-type="float" office:value="100.684341" calcext:value-type="float">
            <text:p>100.684341</text:p>
          </table:table-cell>
          <table:table-cell office:value-type="float" office:value="0.413092" calcext:value-type="float">
            <text:p>0.41309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5242116" calcext:value-type="float">
            <text:p>5242116</text:p>
          </table:table-cell>
          <table:table-cell office:value-type="float" office:value="18910" calcext:value-type="float">
            <text:p>18910</text:p>
          </table:table-cell>
          <table:table-cell office:value-type="float" office:value="4983" calcext:value-type="float">
            <text:p>4983</text:p>
          </table:table-cell>
          <table:table-cell office:value-type="float" office:value="1.073747" calcext:value-type="float">
            <text:p>1.073747</text:p>
          </table:table-cell>
          <table:table-cell office:value-type="float" office:value="102.068079" calcext:value-type="float">
            <text:p>102.068079</text:p>
          </table:table-cell>
          <table:table-cell office:value-type="float" office:value="100.994331" calcext:value-type="float">
            <text:p>100.994331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95.520782" calcext:value-type="float">
            <text:p>95.520782</text:p>
          </table:table-cell>
          <table:table-cell office:value-type="float" office:value="94.503262" calcext:value-type="float">
            <text:p>94.50326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9279" calcext:value-type="float">
            <text:p>1.019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0461" calcext:value-type="float">
            <text:p>1.040461</text:p>
          </table:table-cell>
          <table:table-cell office:value-type="float" office:value="95.55046" calcext:value-type="float">
            <text:p>95.55046</text:p>
          </table:table-cell>
          <table:table-cell office:value-type="float" office:value="94.509998" calcext:value-type="float">
            <text:p>94.50999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19009" calcext:value-type="float">
            <text:p>19009</text:p>
          </table:table-cell>
          <table:table-cell office:value-type="float" office:value="4943" calcext:value-type="float">
            <text:p>4943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01.693417" calcext:value-type="float">
            <text:p>101.693417</text:p>
          </table:table-cell>
          <table:table-cell office:value-type="float" office:value="100.676947" calcext:value-type="float">
            <text:p>100.676947</text:p>
          </table:table-cell>
          <table:table-cell office:value-type="float" office:value="0.413206" calcext:value-type="float">
            <text:p>0.413206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5210556" calcext:value-type="float">
            <text:p>5210556</text:p>
          </table:table-cell>
          <table:table-cell office:value-type="float" office:value="19009" calcext:value-type="float">
            <text:p>19009</text:p>
          </table:table-cell>
          <table:table-cell office:value-type="float" office:value="4953" calcext:value-type="float">
            <text:p>4953</text:p>
          </table:table-cell>
          <table:table-cell office:value-type="float" office:value="1.311927" calcext:value-type="float">
            <text:p>1.311927</text:p>
          </table:table-cell>
          <table:table-cell office:value-type="float" office:value="102.094438" calcext:value-type="float">
            <text:p>102.094438</text:p>
          </table:table-cell>
          <table:table-cell office:value-type="float" office:value="100.782512" calcext:value-type="float">
            <text:p>100.782512</text:p>
          </table:table-cell>
          <table:table-cell office:value-type="float" office:value="0.413608" calcext:value-type="float">
            <text:p>0.413608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74701" calcext:value-type="float">
            <text:p>1.274701</text:p>
          </table:table-cell>
          <table:table-cell office:value-type="float" office:value="68.174646" calcext:value-type="float">
            <text:p>68.174646</text:p>
          </table:table-cell>
          <table:table-cell office:value-type="float" office:value="66.899946" calcext:value-type="float">
            <text:p>66.89994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8528" calcext:value-type="float">
            <text:p>1.36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89889" calcext:value-type="float">
            <text:p>1.289889</text:p>
          </table:table-cell>
          <table:table-cell office:value-type="float" office:value="68.181507" calcext:value-type="float">
            <text:p>68.181507</text:p>
          </table:table-cell>
          <table:table-cell office:value-type="float" office:value="66.891618" calcext:value-type="float">
            <text:p>66.89161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5135864" calcext:value-type="float">
            <text:p>5135864</text:p>
          </table:table-cell>
          <table:table-cell office:value-type="float" office:value="19108" calcext:value-type="float">
            <text:p>19108</text:p>
          </table:table-cell>
          <table:table-cell office:value-type="float" office:value="4882" calcext:value-type="float">
            <text:p>4882</text:p>
          </table:table-cell>
          <table:table-cell office:value-type="float" office:value="1.011609" calcext:value-type="float">
            <text:p>1.011609</text:p>
          </table:table-cell>
          <table:table-cell office:value-type="float" office:value="101.690556" calcext:value-type="float">
            <text:p>101.690556</text:p>
          </table:table-cell>
          <table:table-cell office:value-type="float" office:value="100.678947" calcext:value-type="float">
            <text:p>100.678947</text:p>
          </table:table-cell>
          <table:table-cell office:value-type="float" office:value="0.408098" calcext:value-type="float">
            <text:p>0.408098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5188464" calcext:value-type="float">
            <text:p>5188464</text:p>
          </table:table-cell>
          <table:table-cell office:value-type="float" office:value="19108" calcext:value-type="float">
            <text:p>19108</text:p>
          </table:table-cell>
          <table:table-cell office:value-type="float" office:value="4932" calcext:value-type="float">
            <text:p>4932</text:p>
          </table:table-cell>
          <table:table-cell office:value-type="float" office:value="1.090165" calcext:value-type="float">
            <text:p>1.090165</text:p>
          </table:table-cell>
          <table:table-cell office:value-type="float" office:value="102.124879" calcext:value-type="float">
            <text:p>102.124879</text:p>
          </table:table-cell>
          <table:table-cell office:value-type="float" office:value="101.034714" calcext:value-type="float">
            <text:p>101.034714</text:p>
          </table:table-cell>
          <table:table-cell office:value-type="float" office:value="0.410826" calcext:value-type="float">
            <text:p>0.41082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35" calcext:value-type="float">
            <text:p>1.036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71" calcext:value-type="float">
            <text:p>1.03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8107" calcext:value-type="float">
            <text:p>1.068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5127448" calcext:value-type="float">
            <text:p>5127448</text:p>
          </table:table-cell>
          <table:table-cell office:value-type="float" office:value="19207" calcext:value-type="float">
            <text:p>19207</text:p>
          </table:table-cell>
          <table:table-cell office:value-type="float" office:value="4874" calcext:value-type="float">
            <text:p>4874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101.694861" calcext:value-type="float">
            <text:p>101.694861</text:p>
          </table:table-cell>
          <table:table-cell office:value-type="float" office:value="100.684132" calcext:value-type="float">
            <text:p>100.684132</text:p>
          </table:table-cell>
          <table:table-cell office:value-type="float" office:value="0.407409" calcext:value-type="float">
            <text:p>0.40740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19207" calcext:value-type="float">
            <text:p>19207</text:p>
          </table:table-cell>
          <table:table-cell office:value-type="float" office:value="4940" calcext:value-type="float">
            <text:p>4940</text:p>
          </table:table-cell>
          <table:table-cell office:value-type="float" office:value="1.068507" calcext:value-type="float">
            <text:p>1.068507</text:p>
          </table:table-cell>
          <table:table-cell office:value-type="float" office:value="102.201591" calcext:value-type="float">
            <text:p>102.201591</text:p>
          </table:table-cell>
          <table:table-cell office:value-type="float" office:value="101.133084" calcext:value-type="float">
            <text:p>101.133084</text:p>
          </table:table-cell>
          <table:table-cell office:value-type="float" office:value="0.411092" calcext:value-type="float">
            <text:p>0.41109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228" calcext:value-type="float">
            <text:p>1.030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89" calcext:value-type="float">
            <text:p>1.028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541" calcext:value-type="float">
            <text:p>1.03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5225284" calcext:value-type="float">
            <text:p>5225284</text:p>
          </table:table-cell>
          <table:table-cell office:value-type="float" office:value="19306" calcext:value-type="float">
            <text:p>19306</text:p>
          </table:table-cell>
          <table:table-cell office:value-type="float" office:value="4967" calcext:value-type="float">
            <text:p>4967</text:p>
          </table:table-cell>
          <table:table-cell office:value-type="float" office:value="1.00981" calcext:value-type="float">
            <text:p>1.00981</text:p>
          </table:table-cell>
          <table:table-cell office:value-type="float" office:value="101.691975" calcext:value-type="float">
            <text:p>101.691975</text:p>
          </table:table-cell>
          <table:table-cell office:value-type="float" office:value="100.682165" calcext:value-type="float">
            <text:p>100.682165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5238960" calcext:value-type="float">
            <text:p>5238960</text:p>
          </table:table-cell>
          <table:table-cell office:value-type="float" office:value="19306" calcext:value-type="float">
            <text:p>19306</text:p>
          </table:table-cell>
          <table:table-cell office:value-type="float" office:value="4980" calcext:value-type="float">
            <text:p>4980</text:p>
          </table:table-cell>
          <table:table-cell office:value-type="float" office:value="1.340212" calcext:value-type="float">
            <text:p>1.340212</text:p>
          </table:table-cell>
          <table:table-cell office:value-type="float" office:value="102.081" calcext:value-type="float">
            <text:p>102.081</text:p>
          </table:table-cell>
          <table:table-cell office:value-type="float" office:value="100.740788" calcext:value-type="float">
            <text:p>100.740788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701" calcext:value-type="float">
            <text:p>1.267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93851" calcext:value-type="float">
            <text:p>1.293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12381" calcext:value-type="float">
            <text:p>1.31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5109564" calcext:value-type="float">
            <text:p>5109564</text:p>
          </table:table-cell>
          <table:table-cell office:value-type="float" office:value="19404" calcext:value-type="float">
            <text:p>19404</text:p>
          </table:table-cell>
          <table:table-cell office:value-type="float" office:value="4857" calcext:value-type="float">
            <text:p>48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101.695196" calcext:value-type="float">
            <text:p>101.695196</text:p>
          </table:table-cell>
          <table:table-cell office:value-type="float" office:value="100.686387" calcext:value-type="float">
            <text:p>100.686387</text:p>
          </table:table-cell>
          <table:table-cell office:value-type="float" office:value="0.405979" calcext:value-type="float">
            <text:p>0.405979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5159008" calcext:value-type="float">
            <text:p>5159008</text:p>
          </table:table-cell>
          <table:table-cell office:value-type="float" office:value="19404" calcext:value-type="float">
            <text:p>19404</text:p>
          </table:table-cell>
          <table:table-cell office:value-type="float" office:value="4904" calcext:value-type="float">
            <text:p>4904</text:p>
          </table:table-cell>
          <table:table-cell office:value-type="float" office:value="1.115764" calcext:value-type="float">
            <text:p>1.115764</text:p>
          </table:table-cell>
          <table:table-cell office:value-type="float" office:value="102.064165" calcext:value-type="float">
            <text:p>102.064165</text:p>
          </table:table-cell>
          <table:table-cell office:value-type="float" office:value="100.948401" calcext:value-type="float">
            <text:p>100.948401</text:p>
          </table:table-cell>
          <table:table-cell office:value-type="float" office:value="0.408843" calcext:value-type="float">
            <text:p>0.40884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3797" calcext:value-type="float">
            <text:p>1.043797</text:p>
          </table:table-cell>
          <table:table-cell office:value-type="float" office:value="99.123539" calcext:value-type="float">
            <text:p>99.123539</text:p>
          </table:table-cell>
          <table:table-cell office:value-type="float" office:value="98.079742" calcext:value-type="float">
            <text:p>98.07974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4926" calcext:value-type="float">
            <text:p>1.034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81343" calcext:value-type="float">
            <text:p>1.081343</text:p>
          </table:table-cell>
          <table:table-cell office:value-type="float" office:value="99.13038" calcext:value-type="float">
            <text:p>99.13038</text:p>
          </table:table-cell>
          <table:table-cell office:value-type="float" office:value="98.049036" calcext:value-type="float">
            <text:p>98.04903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5107460" calcext:value-type="float">
            <text:p>5107460</text:p>
          </table:table-cell>
          <table:table-cell office:value-type="float" office:value="19504" calcext:value-type="float">
            <text:p>19504</text:p>
          </table:table-cell>
          <table:table-cell office:value-type="float" office:value="4855" calcext:value-type="float">
            <text:p>4855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101.699439" calcext:value-type="float">
            <text:p>101.699439</text:p>
          </table:table-cell>
          <table:table-cell office:value-type="float" office:value="100.681432" calcext:value-type="float">
            <text:p>100.681432</text:p>
          </table:table-cell>
          <table:table-cell office:value-type="float" office:value="0.405831" calcext:value-type="float">
            <text:p>0.40583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5177944" calcext:value-type="float">
            <text:p>5177944</text:p>
          </table:table-cell>
          <table:table-cell office:value-type="float" office:value="19504" calcext:value-type="float">
            <text:p>19504</text:p>
          </table:table-cell>
          <table:table-cell office:value-type="float" office:value="4922" calcext:value-type="float">
            <text:p>4922</text:p>
          </table:table-cell>
          <table:table-cell office:value-type="float" office:value="1.052489" calcext:value-type="float">
            <text:p>1.052489</text:p>
          </table:table-cell>
          <table:table-cell office:value-type="float" office:value="102.103228" calcext:value-type="float">
            <text:p>102.103228</text:p>
          </table:table-cell>
          <table:table-cell office:value-type="float" office:value="101.050738" calcext:value-type="float">
            <text:p>101.050738</text:p>
          </table:table-cell>
          <table:table-cell office:value-type="float" office:value="0.409928" calcext:value-type="float">
            <text:p>0.40992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612" calcext:value-type="float">
            <text:p>1.01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65" calcext:value-type="float">
            <text:p>1.019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99" calcext:value-type="float">
            <text:p>1.029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5149540" calcext:value-type="float">
            <text:p>5149540</text:p>
          </table:table-cell>
          <table:table-cell office:value-type="float" office:value="19603" calcext:value-type="float">
            <text:p>19603</text:p>
          </table:table-cell>
          <table:table-cell office:value-type="float" office:value="4895" calcext:value-type="float">
            <text:p>4895</text:p>
          </table:table-cell>
          <table:table-cell office:value-type="float" office:value="1.011589" calcext:value-type="float">
            <text:p>1.011589</text:p>
          </table:table-cell>
          <table:table-cell office:value-type="float" office:value="101.68725" calcext:value-type="float">
            <text:p>101.68725</text:p>
          </table:table-cell>
          <table:table-cell office:value-type="float" office:value="100.675662" calcext:value-type="float">
            <text:p>100.675662</text:p>
          </table:table-cell>
          <table:table-cell office:value-type="float" office:value="0.409198" calcext:value-type="float">
            <text:p>0.40919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19603" calcext:value-type="float">
            <text:p>19603</text:p>
          </table:table-cell>
          <table:table-cell office:value-type="float" office:value="4940" calcext:value-type="float">
            <text:p>4940</text:p>
          </table:table-cell>
          <table:table-cell office:value-type="float" office:value="1.073649" calcext:value-type="float">
            <text:p>1.073649</text:p>
          </table:table-cell>
          <table:table-cell office:value-type="float" office:value="102.059058" calcext:value-type="float">
            <text:p>102.059058</text:p>
          </table:table-cell>
          <table:table-cell office:value-type="float" office:value="100.98541" calcext:value-type="float">
            <text:p>100.98541</text:p>
          </table:table-cell>
          <table:table-cell office:value-type="float" office:value="0.411694" calcext:value-type="float">
            <text:p>0.411694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0608" calcext:value-type="float">
            <text:p>1.030608</text:p>
          </table:table-cell>
          <table:table-cell office:value-type="float" office:value="70.107801" calcext:value-type="float">
            <text:p>70.107801</text:p>
          </table:table-cell>
          <table:table-cell office:value-type="float" office:value="69.077193" calcext:value-type="float">
            <text:p>69.07719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209" calcext:value-type="float">
            <text:p>1.029209</text:p>
          </table:table-cell>
          <table:table-cell office:value-type="float" office:value="72.163082" calcext:value-type="float">
            <text:p>72.163082</text:p>
          </table:table-cell>
          <table:table-cell office:value-type="float" office:value="71.133872" calcext:value-type="float">
            <text:p>71.13387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1371" calcext:value-type="float">
            <text:p>1.051371</text:p>
          </table:table-cell>
          <table:table-cell office:value-type="float" office:value="70.143094" calcext:value-type="float">
            <text:p>70.143094</text:p>
          </table:table-cell>
          <table:table-cell office:value-type="float" office:value="69.091723" calcext:value-type="float">
            <text:p>69.09172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5117980" calcext:value-type="float">
            <text:p>5117980</text:p>
          </table:table-cell>
          <table:table-cell office:value-type="float" office:value="19701" calcext:value-type="float">
            <text:p>19701</text:p>
          </table:table-cell>
          <table:table-cell office:value-type="float" office:value="4865" calcext:value-type="float">
            <text:p>4865</text:p>
          </table:table-cell>
          <table:table-cell office:value-type="float" office:value="1.011429" calcext:value-type="float">
            <text:p>1.011429</text:p>
          </table:table-cell>
          <table:table-cell office:value-type="float" office:value="101.694424" calcext:value-type="float">
            <text:p>101.694424</text:p>
          </table:table-cell>
          <table:table-cell office:value-type="float" office:value="100.682995" calcext:value-type="float">
            <text:p>100.682995</text:p>
          </table:table-cell>
          <table:table-cell office:value-type="float" office:value="0.406661" calcext:value-type="float">
            <text:p>0.406661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5140072" calcext:value-type="float">
            <text:p>5140072</text:p>
          </table:table-cell>
          <table:table-cell office:value-type="float" office:value="19701" calcext:value-type="float">
            <text:p>19701</text:p>
          </table:table-cell>
          <table:table-cell office:value-type="float" office:value="4886" calcext:value-type="float">
            <text:p>4886</text:p>
          </table:table-cell>
          <table:table-cell office:value-type="float" office:value="1.31017" calcext:value-type="float">
            <text:p>1.31017</text:p>
          </table:table-cell>
          <table:table-cell office:value-type="float" office:value="102.079649" calcext:value-type="float">
            <text:p>102.079649</text:p>
          </table:table-cell>
          <table:table-cell office:value-type="float" office:value="100.769479" calcext:value-type="float">
            <text:p>100.769479</text:p>
          </table:table-cell>
          <table:table-cell office:value-type="float" office:value="0.408066" calcext:value-type="float">
            <text:p>0.408066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091" calcext:value-type="float">
            <text:p>1.267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84013" calcext:value-type="float">
            <text:p>1.384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2339" calcext:value-type="float">
            <text:p>1.282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5067484" calcext:value-type="float">
            <text:p>5067484</text:p>
          </table:table-cell>
          <table:table-cell office:value-type="float" office:value="19800" calcext:value-type="float">
            <text:p>19800</text:p>
          </table:table-cell>
          <table:table-cell office:value-type="float" office:value="4817" calcext:value-type="float">
            <text:p>4817</text:p>
          </table:table-cell>
          <table:table-cell office:value-type="float" office:value="1.009689" calcext:value-type="float">
            <text:p>1.009689</text:p>
          </table:table-cell>
          <table:table-cell office:value-type="float" office:value="101.703884" calcext:value-type="float">
            <text:p>101.703884</text:p>
          </table:table-cell>
          <table:table-cell office:value-type="float" office:value="100.694195" calcext:value-type="float">
            <text:p>100.694195</text:p>
          </table:table-cell>
          <table:table-cell office:value-type="float" office:value="0.402604" calcext:value-type="float">
            <text:p>0.40260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5107460" calcext:value-type="float">
            <text:p>5107460</text:p>
          </table:table-cell>
          <table:table-cell office:value-type="float" office:value="19800" calcext:value-type="float">
            <text:p>19800</text:p>
          </table:table-cell>
          <table:table-cell office:value-type="float" office:value="4855" calcext:value-type="float">
            <text:p>4855</text:p>
          </table:table-cell>
          <table:table-cell office:value-type="float" office:value="1.070565" calcext:value-type="float">
            <text:p>1.070565</text:p>
          </table:table-cell>
          <table:table-cell office:value-type="float" office:value="101.953829" calcext:value-type="float">
            <text:p>101.953829</text:p>
          </table:table-cell>
          <table:table-cell office:value-type="float" office:value="100.883264" calcext:value-type="float">
            <text:p>100.883264</text:p>
          </table:table-cell>
          <table:table-cell office:value-type="float" office:value="0.405019" calcext:value-type="float">
            <text:p>0.40501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7647" calcext:value-type="float">
            <text:p>1.027647</text:p>
          </table:table-cell>
          <table:table-cell office:value-type="float" office:value="25.608967" calcext:value-type="float">
            <text:p>25.608967</text:p>
          </table:table-cell>
          <table:table-cell office:value-type="float" office:value="24.58132" calcext:value-type="float">
            <text:p>24.5813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25989" calcext:value-type="float">
            <text:p>1.025989</text:p>
          </table:table-cell>
          <table:table-cell office:value-type="float" office:value="17.226716" calcext:value-type="float">
            <text:p>17.226716</text:p>
          </table:table-cell>
          <table:table-cell office:value-type="float" office:value="16.200727" calcext:value-type="float">
            <text:p>16.20072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42995" calcext:value-type="float">
            <text:p>1.042995</text:p>
          </table:table-cell>
          <table:table-cell office:value-type="float" office:value="25.616148" calcext:value-type="float">
            <text:p>25.616148</text:p>
          </table:table-cell>
          <table:table-cell office:value-type="float" office:value="24.573153" calcext:value-type="float">
            <text:p>24.57315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5131656" calcext:value-type="float">
            <text:p>5131656</text:p>
          </table:table-cell>
          <table:table-cell office:value-type="float" office:value="19900" calcext:value-type="float">
            <text:p>19900</text:p>
          </table:table-cell>
          <table:table-cell office:value-type="float" office:value="4878" calcext:value-type="float">
            <text:p>4878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1.691673" calcext:value-type="float">
            <text:p>101.691673</text:p>
          </table:table-cell>
          <table:table-cell office:value-type="float" office:value="100.677985" calcext:value-type="float">
            <text:p>100.677985</text:p>
          </table:table-cell>
          <table:table-cell office:value-type="float" office:value="0.407768" calcext:value-type="float">
            <text:p>0.40776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5201088" calcext:value-type="float">
            <text:p>5201088</text:p>
          </table:table-cell>
          <table:table-cell office:value-type="float" office:value="19900" calcext:value-type="float">
            <text:p>19900</text:p>
          </table:table-cell>
          <table:table-cell office:value-type="float" office:value="4944" calcext:value-type="float">
            <text:p>4944</text:p>
          </table:table-cell>
          <table:table-cell office:value-type="float" office:value="1.057145" calcext:value-type="float">
            <text:p>1.057145</text:p>
          </table:table-cell>
          <table:table-cell office:value-type="float" office:value="102.142396" calcext:value-type="float">
            <text:p>102.142396</text:p>
          </table:table-cell>
          <table:table-cell office:value-type="float" office:value="101.085251" calcext:value-type="float">
            <text:p>101.085251</text:p>
          </table:table-cell>
          <table:table-cell office:value-type="float" office:value="0.41162" calcext:value-type="float">
            <text:p>0.41162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555" calcext:value-type="float">
            <text:p>1.023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3" calcext:value-type="float">
            <text:p>1.02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241" calcext:value-type="float">
            <text:p>1.04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5146384" calcext:value-type="float">
            <text:p>5146384</text:p>
          </table:table-cell>
          <table:table-cell office:value-type="float" office:value="19999" calcext:value-type="float">
            <text:p>19999</text:p>
          </table:table-cell>
          <table:table-cell office:value-type="float" office:value="4892" calcext:value-type="float">
            <text:p>4892</text:p>
          </table:table-cell>
          <table:table-cell office:value-type="float" office:value="1.015047" calcext:value-type="float">
            <text:p>1.015047</text:p>
          </table:table-cell>
          <table:table-cell office:value-type="float" office:value="101.695594" calcext:value-type="float">
            <text:p>101.695594</text:p>
          </table:table-cell>
          <table:table-cell office:value-type="float" office:value="100.680548" calcext:value-type="float">
            <text:p>100.680548</text:p>
          </table:table-cell>
          <table:table-cell office:value-type="float" office:value="0.408928" calcext:value-type="float">
            <text:p>0.408928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5215816" calcext:value-type="float">
            <text:p>5215816</text:p>
          </table:table-cell>
          <table:table-cell office:value-type="float" office:value="19999" calcext:value-type="float">
            <text:p>19999</text:p>
          </table:table-cell>
          <table:table-cell office:value-type="float" office:value="4958" calcext:value-type="float">
            <text:p>4958</text:p>
          </table:table-cell>
          <table:table-cell office:value-type="float" office:value="1.038121" calcext:value-type="float">
            <text:p>1.038121</text:p>
          </table:table-cell>
          <table:table-cell office:value-type="float" office:value="102.089428" calcext:value-type="float">
            <text:p>102.089428</text:p>
          </table:table-cell>
          <table:table-cell office:value-type="float" office:value="101.051306" calcext:value-type="float">
            <text:p>101.051306</text:p>
          </table:table-cell>
          <table:table-cell office:value-type="float" office:value="0.412924" calcext:value-type="float">
            <text:p>0.412924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212" calcext:value-type="float">
            <text:p>1.009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53" calcext:value-type="float">
            <text:p>1.018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18" calcext:value-type="float">
            <text:p>1.021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5113772" calcext:value-type="float">
            <text:p>5113772</text:p>
          </table:table-cell>
          <table:table-cell office:value-type="float" office:value="20098" calcext:value-type="float">
            <text:p>20098</text:p>
          </table:table-cell>
          <table:table-cell office:value-type="float" office:value="4861" calcext:value-type="float">
            <text:p>4861</text:p>
          </table:table-cell>
          <table:table-cell office:value-type="float" office:value="1.010609" calcext:value-type="float">
            <text:p>1.010609</text:p>
          </table:table-cell>
          <table:table-cell office:value-type="float" office:value="101.697634" calcext:value-type="float">
            <text:p>101.697634</text:p>
          </table:table-cell>
          <table:table-cell office:value-type="float" office:value="100.687025" calcext:value-type="float">
            <text:p>100.687025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20098" calcext:value-type="float">
            <text:p>20098</text:p>
          </table:table-cell>
          <table:table-cell office:value-type="float" office:value="4911" calcext:value-type="float">
            <text:p>4911</text:p>
          </table:table-cell>
          <table:table-cell office:value-type="float" office:value="1.060385" calcext:value-type="float">
            <text:p>1.060385</text:p>
          </table:table-cell>
          <table:table-cell office:value-type="float" office:value="102.017912" calcext:value-type="float">
            <text:p>102.017912</text:p>
          </table:table-cell>
          <table:table-cell office:value-type="float" office:value="100.957527" calcext:value-type="float">
            <text:p>100.957527</text:p>
          </table:table-cell>
          <table:table-cell office:value-type="float" office:value="0.40939" calcext:value-type="float">
            <text:p>0.40939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14" calcext:value-type="float">
            <text:p>1.02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55" calcext:value-type="float">
            <text:p>1.026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902" calcext:value-type="float">
            <text:p>1.043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5153748" calcext:value-type="float">
            <text:p>5153748</text:p>
          </table:table-cell>
          <table:table-cell office:value-type="float" office:value="20196" calcext:value-type="float">
            <text:p>20196</text:p>
          </table:table-cell>
          <table:table-cell office:value-type="float" office:value="4899" calcext:value-type="float">
            <text:p>4899</text:p>
          </table:table-cell>
          <table:table-cell office:value-type="float" office:value="1.01687" calcext:value-type="float">
            <text:p>1.01687</text:p>
          </table:table-cell>
          <table:table-cell office:value-type="float" office:value="101.693741" calcext:value-type="float">
            <text:p>101.693741</text:p>
          </table:table-cell>
          <table:table-cell office:value-type="float" office:value="100.676871" calcext:value-type="float">
            <text:p>100.676871</text:p>
          </table:table-cell>
          <table:table-cell office:value-type="float" office:value="0.409528" calcext:value-type="float">
            <text:p>0.409528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5172684" calcext:value-type="float">
            <text:p>5172684</text:p>
          </table:table-cell>
          <table:table-cell office:value-type="float" office:value="20196" calcext:value-type="float">
            <text:p>20196</text:p>
          </table:table-cell>
          <table:table-cell office:value-type="float" office:value="4917" calcext:value-type="float">
            <text:p>4917</text:p>
          </table:table-cell>
          <table:table-cell office:value-type="float" office:value="1.301457" calcext:value-type="float">
            <text:p>1.301457</text:p>
          </table:table-cell>
          <table:table-cell office:value-type="float" office:value="102.138037" calcext:value-type="float">
            <text:p>102.138037</text:p>
          </table:table-cell>
          <table:table-cell office:value-type="float" office:value="100.83658" calcext:value-type="float">
            <text:p>100.83658</text:p>
          </table:table-cell>
          <table:table-cell office:value-type="float" office:value="0.410382" calcext:value-type="float">
            <text:p>0.41038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3331" calcext:value-type="float">
            <text:p>1.263331</text:p>
          </table:table-cell>
          <table:table-cell office:value-type="float" office:value="73.598443" calcext:value-type="float">
            <text:p>73.598443</text:p>
          </table:table-cell>
          <table:table-cell office:value-type="float" office:value="72.335112" calcext:value-type="float">
            <text:p>72.33511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91861" calcext:value-type="float">
            <text:p>1.391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84734" calcext:value-type="float">
            <text:p>1.284734</text:p>
          </table:table-cell>
          <table:table-cell office:value-type="float" office:value="73.621847" calcext:value-type="float">
            <text:p>73.621847</text:p>
          </table:table-cell>
          <table:table-cell office:value-type="float" office:value="72.337113" calcext:value-type="float">
            <text:p>72.33711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20295" calcext:value-type="float">
            <text:p>20295</text:p>
          </table:table-cell>
          <table:table-cell office:value-type="float" office:value="4911" calcext:value-type="float">
            <text:p>4911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101.690381" calcext:value-type="float">
            <text:p>101.690381</text:p>
          </table:table-cell>
          <table:table-cell office:value-type="float" office:value="100.678171" calcext:value-type="float">
            <text:p>100.678171</text:p>
          </table:table-cell>
          <table:table-cell office:value-type="float" office:value="0.410526" calcext:value-type="float">
            <text:p>0.41052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20295" calcext:value-type="float">
            <text:p>20295</text:p>
          </table:table-cell>
          <table:table-cell office:value-type="float" office:value="4927" calcext:value-type="float">
            <text:p>4927</text:p>
          </table:table-cell>
          <table:table-cell office:value-type="float" office:value="1.306265" calcext:value-type="float">
            <text:p>1.306265</text:p>
          </table:table-cell>
          <table:table-cell office:value-type="float" office:value="102.149241" calcext:value-type="float">
            <text:p>102.149241</text:p>
          </table:table-cell>
          <table:table-cell office:value-type="float" office:value="100.842976" calcext:value-type="float">
            <text:p>100.842976</text:p>
          </table:table-cell>
          <table:table-cell office:value-type="float" office:value="0.41119" calcext:value-type="float">
            <text:p>0.4111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4595" calcext:value-type="float">
            <text:p>1.274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96632" calcext:value-type="float">
            <text:p>1.396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4129" calcext:value-type="float">
            <text:p>1.284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5132708" calcext:value-type="float">
            <text:p>5132708</text:p>
          </table:table-cell>
          <table:table-cell office:value-type="float" office:value="20394" calcext:value-type="float">
            <text:p>20394</text:p>
          </table:table-cell>
          <table:table-cell office:value-type="float" office:value="4879" calcext:value-type="float">
            <text:p>4879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01.691986" calcext:value-type="float">
            <text:p>101.691986</text:p>
          </table:table-cell>
          <table:table-cell office:value-type="float" office:value="100.675706" calcext:value-type="float">
            <text:p>100.675706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5189516" calcext:value-type="float">
            <text:p>5189516</text:p>
          </table:table-cell>
          <table:table-cell office:value-type="float" office:value="20394" calcext:value-type="float">
            <text:p>20394</text:p>
          </table:table-cell>
          <table:table-cell office:value-type="float" office:value="4933" calcext:value-type="float">
            <text:p>4933</text:p>
          </table:table-cell>
          <table:table-cell office:value-type="float" office:value="1.032033" calcext:value-type="float">
            <text:p>1.032033</text:p>
          </table:table-cell>
          <table:table-cell office:value-type="float" office:value="102.017021" calcext:value-type="float">
            <text:p>102.017021</text:p>
          </table:table-cell>
          <table:table-cell office:value-type="float" office:value="100.984988" calcext:value-type="float">
            <text:p>100.984988</text:p>
          </table:table-cell>
          <table:table-cell office:value-type="float" office:value="0.411112" calcext:value-type="float">
            <text:p>0.41111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9592" calcext:value-type="float">
            <text:p>1.009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98" calcext:value-type="float">
            <text:p>1.026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65" calcext:value-type="float">
            <text:p>1.019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5105356" calcext:value-type="float">
            <text:p>5105356</text:p>
          </table:table-cell>
          <table:table-cell office:value-type="float" office:value="20493" calcext:value-type="float">
            <text:p>20493</text:p>
          </table:table-cell>
          <table:table-cell office:value-type="float" office:value="4853" calcext:value-type="float">
            <text:p>4853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1.690904" calcext:value-type="float">
            <text:p>101.690904</text:p>
          </table:table-cell>
          <table:table-cell office:value-type="float" office:value="100.683675" calcext:value-type="float">
            <text:p>100.683675</text:p>
          </table:table-cell>
          <table:table-cell office:value-type="float" office:value="0.405655" calcext:value-type="float">
            <text:p>0.40565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5144280" calcext:value-type="float">
            <text:p>5144280</text:p>
          </table:table-cell>
          <table:table-cell office:value-type="float" office:value="20493" calcext:value-type="float">
            <text:p>20493</text:p>
          </table:table-cell>
          <table:table-cell office:value-type="float" office:value="4890" calcext:value-type="float">
            <text:p>4890</text:p>
          </table:table-cell>
          <table:table-cell office:value-type="float" office:value="1.064533" calcext:value-type="float">
            <text:p>1.064533</text:p>
          </table:table-cell>
          <table:table-cell office:value-type="float" office:value="101.965248" calcext:value-type="float">
            <text:p>101.965248</text:p>
          </table:table-cell>
          <table:table-cell office:value-type="float" office:value="100.900715" calcext:value-type="float">
            <text:p>100.900715</text:p>
          </table:table-cell>
          <table:table-cell office:value-type="float" office:value="0.407869" calcext:value-type="float">
            <text:p>0.40786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94" calcext:value-type="float">
            <text:p>1.024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595" calcext:value-type="float">
            <text:p>1.023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136" calcext:value-type="float">
            <text:p>1.042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5108512" calcext:value-type="float">
            <text:p>5108512</text:p>
          </table:table-cell>
          <table:table-cell office:value-type="float" office:value="20593" calcext:value-type="float">
            <text:p>20593</text:p>
          </table:table-cell>
          <table:table-cell office:value-type="float" office:value="4856" calcext:value-type="float">
            <text:p>4856</text:p>
          </table:table-cell>
          <table:table-cell office:value-type="float" office:value="1.016569" calcext:value-type="float">
            <text:p>1.016569</text:p>
          </table:table-cell>
          <table:table-cell office:value-type="float" office:value="101.69434" calcext:value-type="float">
            <text:p>101.69434</text:p>
          </table:table-cell>
          <table:table-cell office:value-type="float" office:value="100.677771" calcext:value-type="float">
            <text:p>100.677771</text:p>
          </table:table-cell>
          <table:table-cell office:value-type="float" office:value="0.40593" calcext:value-type="float">
            <text:p>0.4059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5167424" calcext:value-type="float">
            <text:p>5167424</text:p>
          </table:table-cell>
          <table:table-cell office:value-type="float" office:value="20593" calcext:value-type="float">
            <text:p>20593</text:p>
          </table:table-cell>
          <table:table-cell office:value-type="float" office:value="4912" calcext:value-type="float">
            <text:p>4912</text:p>
          </table:table-cell>
          <table:table-cell office:value-type="float" office:value="1.061379" calcext:value-type="float">
            <text:p>1.061379</text:p>
          </table:table-cell>
          <table:table-cell office:value-type="float" office:value="102.06404" calcext:value-type="float">
            <text:p>102.06404</text:p>
          </table:table-cell>
          <table:table-cell office:value-type="float" office:value="101.002661" calcext:value-type="float">
            <text:p>101.002661</text:p>
          </table:table-cell>
          <table:table-cell office:value-type="float" office:value="0.40929" calcext:value-type="float">
            <text:p>0.40929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735" calcext:value-type="float">
            <text:p>1.026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513" calcext:value-type="float">
            <text:p>1.028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95" calcext:value-type="float">
            <text:p>1.04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5107460" calcext:value-type="float">
            <text:p>5107460</text:p>
          </table:table-cell>
          <table:table-cell office:value-type="float" office:value="20691" calcext:value-type="float">
            <text:p>20691</text:p>
          </table:table-cell>
          <table:table-cell office:value-type="float" office:value="4855" calcext:value-type="float">
            <text:p>4855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1.695162" calcext:value-type="float">
            <text:p>101.695162</text:p>
          </table:table-cell>
          <table:table-cell office:value-type="float" office:value="100.684953" calcext:value-type="float">
            <text:p>100.684953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5163216" calcext:value-type="float">
            <text:p>5163216</text:p>
          </table:table-cell>
          <table:table-cell office:value-type="float" office:value="20691" calcext:value-type="float">
            <text:p>20691</text:p>
          </table:table-cell>
          <table:table-cell office:value-type="float" office:value="4908" calcext:value-type="float">
            <text:p>4908</text:p>
          </table:table-cell>
          <table:table-cell office:value-type="float" office:value="1.067994" calcext:value-type="float">
            <text:p>1.067994</text:p>
          </table:table-cell>
          <table:table-cell office:value-type="float" office:value="102.043384" calcext:value-type="float">
            <text:p>102.043384</text:p>
          </table:table-cell>
          <table:table-cell office:value-type="float" office:value="100.97539" calcext:value-type="float">
            <text:p>100.97539</text:p>
          </table:table-cell>
          <table:table-cell office:value-type="float" office:value="0.409067" calcext:value-type="float">
            <text:p>0.40906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728" calcext:value-type="float">
            <text:p>1.02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269" calcext:value-type="float">
            <text:p>1.028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1191" calcext:value-type="float">
            <text:p>1.05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5130604" calcext:value-type="float">
            <text:p>5130604</text:p>
          </table:table-cell>
          <table:table-cell office:value-type="float" office:value="20790" calcext:value-type="float">
            <text:p>20790</text:p>
          </table:table-cell>
          <table:table-cell office:value-type="float" office:value="4877" calcext:value-type="float">
            <text:p>4877</text:p>
          </table:table-cell>
          <table:table-cell office:value-type="float" office:value="1.011309" calcext:value-type="float">
            <text:p>1.011309</text:p>
          </table:table-cell>
          <table:table-cell office:value-type="float" office:value="101.686702" calcext:value-type="float">
            <text:p>101.686702</text:p>
          </table:table-cell>
          <table:table-cell office:value-type="float" office:value="100.675393" calcext:value-type="float">
            <text:p>100.675393</text:p>
          </table:table-cell>
          <table:table-cell office:value-type="float" office:value="0.407695" calcext:value-type="float">
            <text:p>0.407695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5185308" calcext:value-type="float">
            <text:p>5185308</text:p>
          </table:table-cell>
          <table:table-cell office:value-type="float" office:value="20790" calcext:value-type="float">
            <text:p>20790</text:p>
          </table:table-cell>
          <table:table-cell office:value-type="float" office:value="4929" calcext:value-type="float">
            <text:p>4929</text:p>
          </table:table-cell>
          <table:table-cell office:value-type="float" office:value="1.054645" calcext:value-type="float">
            <text:p>1.054645</text:p>
          </table:table-cell>
          <table:table-cell office:value-type="float" office:value="102.097299" calcext:value-type="float">
            <text:p>102.097299</text:p>
          </table:table-cell>
          <table:table-cell office:value-type="float" office:value="101.042655" calcext:value-type="float">
            <text:p>101.042655</text:p>
          </table:table-cell>
          <table:table-cell office:value-type="float" office:value="0.410544" calcext:value-type="float">
            <text:p>0.41054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7319" calcext:value-type="float">
            <text:p>1.017319</text:p>
          </table:table-cell>
          <table:table-cell office:value-type="float" office:value="64.098086" calcext:value-type="float">
            <text:p>64.098086</text:p>
          </table:table-cell>
          <table:table-cell office:value-type="float" office:value="63.080767" calcext:value-type="float">
            <text:p>63.08076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56" calcext:value-type="float">
            <text:p>1.0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2287" calcext:value-type="float">
            <text:p>1.032287</text:p>
          </table:table-cell>
          <table:table-cell office:value-type="float" office:value="64.1106" calcext:value-type="float">
            <text:p>64.1106</text:p>
          </table:table-cell>
          <table:table-cell office:value-type="float" office:value="63.078313" calcext:value-type="float">
            <text:p>63.07831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5148488" calcext:value-type="float">
            <text:p>5148488</text:p>
          </table:table-cell>
          <table:table-cell office:value-type="float" office:value="20890" calcext:value-type="float">
            <text:p>20890</text:p>
          </table:table-cell>
          <table:table-cell office:value-type="float" office:value="4894" calcext:value-type="float">
            <text:p>4894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1.694683" calcext:value-type="float">
            <text:p>101.694683</text:p>
          </table:table-cell>
          <table:table-cell office:value-type="float" office:value="100.684474" calcext:value-type="float">
            <text:p>100.684474</text:p>
          </table:table-cell>
          <table:table-cell office:value-type="float" office:value="0.409079" calcext:value-type="float">
            <text:p>0.40907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5204244" calcext:value-type="float">
            <text:p>5204244</text:p>
          </table:table-cell>
          <table:table-cell office:value-type="float" office:value="20890" calcext:value-type="float">
            <text:p>20890</text:p>
          </table:table-cell>
          <table:table-cell office:value-type="float" office:value="4947" calcext:value-type="float">
            <text:p>4947</text:p>
          </table:table-cell>
          <table:table-cell office:value-type="float" office:value="1.089105" calcext:value-type="float">
            <text:p>1.089105</text:p>
          </table:table-cell>
          <table:table-cell office:value-type="float" office:value="102.050485" calcext:value-type="float">
            <text:p>102.050485</text:p>
          </table:table-cell>
          <table:table-cell office:value-type="float" office:value="100.96138" calcext:value-type="float">
            <text:p>100.96138</text:p>
          </table:table-cell>
          <table:table-cell office:value-type="float" office:value="0.412375" calcext:value-type="float">
            <text:p>0.41237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391" calcext:value-type="float">
            <text:p>1.040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513" calcext:value-type="float">
            <text:p>1.038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1434" calcext:value-type="float">
            <text:p>1.06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5106408" calcext:value-type="float">
            <text:p>5106408</text:p>
          </table:table-cell>
          <table:table-cell office:value-type="float" office:value="20989" calcext:value-type="float">
            <text:p>20989</text:p>
          </table:table-cell>
          <table:table-cell office:value-type="float" office:value="4854" calcext:value-type="float">
            <text:p>4854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101.706146" calcext:value-type="float">
            <text:p>101.706146</text:p>
          </table:table-cell>
          <table:table-cell office:value-type="float" office:value="100.695857" calcext:value-type="float">
            <text:p>100.695857</text:p>
          </table:table-cell>
          <table:table-cell office:value-type="float" office:value="0.40569" calcext:value-type="float">
            <text:p>0.40569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5169528" calcext:value-type="float">
            <text:p>5169528</text:p>
          </table:table-cell>
          <table:table-cell office:value-type="float" office:value="20989" calcext:value-type="float">
            <text:p>20989</text:p>
          </table:table-cell>
          <table:table-cell office:value-type="float" office:value="4914" calcext:value-type="float">
            <text:p>4914</text:p>
          </table:table-cell>
          <table:table-cell office:value-type="float" office:value="1.04895" calcext:value-type="float">
            <text:p>1.04895</text:p>
          </table:table-cell>
          <table:table-cell office:value-type="float" office:value="102.158993" calcext:value-type="float">
            <text:p>102.158993</text:p>
          </table:table-cell>
          <table:table-cell office:value-type="float" office:value="101.110043" calcext:value-type="float">
            <text:p>101.110043</text:p>
          </table:table-cell>
          <table:table-cell office:value-type="float" office:value="0.409022" calcext:value-type="float">
            <text:p>0.409022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59" calcext:value-type="float">
            <text:p>1.016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6" calcext:value-type="float">
            <text:p>1.01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807" calcext:value-type="float">
            <text:p>1.03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5165320" calcext:value-type="float">
            <text:p>5165320</text:p>
          </table:table-cell>
          <table:table-cell office:value-type="float" office:value="21087" calcext:value-type="float">
            <text:p>21087</text:p>
          </table:table-cell>
          <table:table-cell office:value-type="float" office:value="4910" calcext:value-type="float">
            <text:p>4910</text:p>
          </table:table-cell>
          <table:table-cell office:value-type="float" office:value="1.00939" calcext:value-type="float">
            <text:p>1.00939</text:p>
          </table:table-cell>
          <table:table-cell office:value-type="float" office:value="101.692133" calcext:value-type="float">
            <text:p>101.692133</text:p>
          </table:table-cell>
          <table:table-cell office:value-type="float" office:value="100.682743" calcext:value-type="float">
            <text:p>100.682743</text:p>
          </table:table-cell>
          <table:table-cell office:value-type="float" office:value="0.410423" calcext:value-type="float">
            <text:p>0.41042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5170580" calcext:value-type="float">
            <text:p>5170580</text:p>
          </table:table-cell>
          <table:table-cell office:value-type="float" office:value="21087" calcext:value-type="float">
            <text:p>21087</text:p>
          </table:table-cell>
          <table:table-cell office:value-type="float" office:value="4915" calcext:value-type="float">
            <text:p>4915</text:p>
          </table:table-cell>
          <table:table-cell office:value-type="float" office:value="1.336912" calcext:value-type="float">
            <text:p>1.336912</text:p>
          </table:table-cell>
          <table:table-cell office:value-type="float" office:value="102.041095" calcext:value-type="float">
            <text:p>102.041095</text:p>
          </table:table-cell>
          <table:table-cell office:value-type="float" office:value="100.704183" calcext:value-type="float">
            <text:p>100.704183</text:p>
          </table:table-cell>
          <table:table-cell office:value-type="float" office:value="0.410754" calcext:value-type="float">
            <text:p>0.41075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5701" calcext:value-type="float">
            <text:p>1.265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38391" calcext:value-type="float">
            <text:p>1.338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303367" calcext:value-type="float">
            <text:p>1.30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21187" calcext:value-type="float">
            <text:p>21187</text:p>
          </table:table-cell>
          <table:table-cell office:value-type="float" office:value="4875" calcext:value-type="float">
            <text:p>4875</text:p>
          </table:table-cell>
          <table:table-cell office:value-type="float" office:value="1.019407" calcext:value-type="float">
            <text:p>1.019407</text:p>
          </table:table-cell>
          <table:table-cell office:value-type="float" office:value="101.689848" calcext:value-type="float">
            <text:p>101.689848</text:p>
          </table:table-cell>
          <table:table-cell office:value-type="float" office:value="100.670442" calcext:value-type="float">
            <text:p>100.670442</text:p>
          </table:table-cell>
          <table:table-cell office:value-type="float" office:value="0.407548" calcext:value-type="float">
            <text:p>0.407548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5197932" calcext:value-type="float">
            <text:p>5197932</text:p>
          </table:table-cell>
          <table:table-cell office:value-type="float" office:value="21187" calcext:value-type="float">
            <text:p>21187</text:p>
          </table:table-cell>
          <table:table-cell office:value-type="float" office:value="4941" calcext:value-type="float">
            <text:p>4941</text:p>
          </table:table-cell>
          <table:table-cell office:value-type="float" office:value="1.054685" calcext:value-type="float">
            <text:p>1.054685</text:p>
          </table:table-cell>
          <table:table-cell office:value-type="float" office:value="102.096422" calcext:value-type="float">
            <text:p>102.096422</text:p>
          </table:table-cell>
          <table:table-cell office:value-type="float" office:value="101.041737" calcext:value-type="float">
            <text:p>101.041737</text:p>
          </table:table-cell>
          <table:table-cell office:value-type="float" office:value="0.411547" calcext:value-type="float">
            <text:p>0.41154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12" calcext:value-type="float">
            <text:p>1.014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779" calcext:value-type="float">
            <text:p>1.02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004" calcext:value-type="float">
            <text:p>1.025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5129552" calcext:value-type="float">
            <text:p>5129552</text:p>
          </table:table-cell>
          <table:table-cell office:value-type="float" office:value="21285" calcext:value-type="float">
            <text:p>21285</text:p>
          </table:table-cell>
          <table:table-cell office:value-type="float" office:value="4876" calcext:value-type="float">
            <text:p>4876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1.687184" calcext:value-type="float">
            <text:p>101.687184</text:p>
          </table:table-cell>
          <table:table-cell office:value-type="float" office:value="100.673495" calcext:value-type="float">
            <text:p>100.673495</text:p>
          </table:table-cell>
          <table:table-cell office:value-type="float" office:value="0.407619" calcext:value-type="float">
            <text:p>0.407619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21285" calcext:value-type="float">
            <text:p>21285</text:p>
          </table:table-cell>
          <table:table-cell office:value-type="float" office:value="4927" calcext:value-type="float">
            <text:p>4927</text:p>
          </table:table-cell>
          <table:table-cell office:value-type="float" office:value="1.073806" calcext:value-type="float">
            <text:p>1.073806</text:p>
          </table:table-cell>
          <table:table-cell office:value-type="float" office:value="102.018969" calcext:value-type="float">
            <text:p>102.018969</text:p>
          </table:table-cell>
          <table:table-cell office:value-type="float" office:value="100.945163" calcext:value-type="float">
            <text:p>100.945163</text:p>
          </table:table-cell>
          <table:table-cell office:value-type="float" office:value="0.410774" calcext:value-type="float">
            <text:p>0.410774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79" calcext:value-type="float">
            <text:p>1.019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" calcext:value-type="float">
            <text:p>1.0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156" calcext:value-type="float">
            <text:p>1.046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5072744" calcext:value-type="float">
            <text:p>5072744</text:p>
          </table:table-cell>
          <table:table-cell office:value-type="float" office:value="21384" calcext:value-type="float">
            <text:p>21384</text:p>
          </table:table-cell>
          <table:table-cell office:value-type="float" office:value="4822" calcext:value-type="float">
            <text:p>4822</text:p>
          </table:table-cell>
          <table:table-cell office:value-type="float" office:value="1.008389" calcext:value-type="float">
            <text:p>1.008389</text:p>
          </table:table-cell>
          <table:table-cell office:value-type="float" office:value="101.690621" calcext:value-type="float">
            <text:p>101.690621</text:p>
          </table:table-cell>
          <table:table-cell office:value-type="float" office:value="100.682232" calcext:value-type="float">
            <text:p>100.682232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5115876" calcext:value-type="float">
            <text:p>5115876</text:p>
          </table:table-cell>
          <table:table-cell office:value-type="float" office:value="21384" calcext:value-type="float">
            <text:p>21384</text:p>
          </table:table-cell>
          <table:table-cell office:value-type="float" office:value="4863" calcext:value-type="float">
            <text:p>4863</text:p>
          </table:table-cell>
          <table:table-cell office:value-type="float" office:value="1.072107" calcext:value-type="float">
            <text:p>1.072107</text:p>
          </table:table-cell>
          <table:table-cell office:value-type="float" office:value="101.9708" calcext:value-type="float">
            <text:p>101.9708</text:p>
          </table:table-cell>
          <table:table-cell office:value-type="float" office:value="100.898693" calcext:value-type="float">
            <text:p>100.898693</text:p>
          </table:table-cell>
          <table:table-cell office:value-type="float" office:value="0.405625" calcext:value-type="float">
            <text:p>0.405625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53" calcext:value-type="float">
            <text:p>1.027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95" calcext:value-type="float">
            <text:p>1.026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983" calcext:value-type="float">
            <text:p>1.04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5139020" calcext:value-type="float">
            <text:p>5139020</text:p>
          </table:table-cell>
          <table:table-cell office:value-type="float" office:value="21483" calcext:value-type="float">
            <text:p>21483</text:p>
          </table:table-cell>
          <table:table-cell office:value-type="float" office:value="4885" calcext:value-type="float">
            <text:p>4885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01.692967" calcext:value-type="float">
            <text:p>101.692967</text:p>
          </table:table-cell>
          <table:table-cell office:value-type="float" office:value="100.676957" calcext:value-type="float">
            <text:p>100.676957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5160060" calcext:value-type="float">
            <text:p>5160060</text:p>
          </table:table-cell>
          <table:table-cell office:value-type="float" office:value="21483" calcext:value-type="float">
            <text:p>21483</text:p>
          </table:table-cell>
          <table:table-cell office:value-type="float" office:value="4905" calcext:value-type="float">
            <text:p>4905</text:p>
          </table:table-cell>
          <table:table-cell office:value-type="float" office:value="1.302497" calcext:value-type="float">
            <text:p>1.302497</text:p>
          </table:table-cell>
          <table:table-cell office:value-type="float" office:value="102.088859" calcext:value-type="float">
            <text:p>102.088859</text:p>
          </table:table-cell>
          <table:table-cell office:value-type="float" office:value="100.786362" calcext:value-type="float">
            <text:p>100.786362</text:p>
          </table:table-cell>
          <table:table-cell office:value-type="float" office:value="0.409584" calcext:value-type="float">
            <text:p>0.409584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9906" calcext:value-type="float">
            <text:p>1.269906</text:p>
          </table:table-cell>
          <table:table-cell office:value-type="float" office:value="71.08471" calcext:value-type="float">
            <text:p>71.08471</text:p>
          </table:table-cell>
          <table:table-cell office:value-type="float" office:value="69.814804" calcext:value-type="float">
            <text:p>69.81480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0964" calcext:value-type="float">
            <text:p>1.50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85854" calcext:value-type="float">
            <text:p>1.285854</text:p>
          </table:table-cell>
          <table:table-cell office:value-type="float" office:value="71.102639" calcext:value-type="float">
            <text:p>71.102639</text:p>
          </table:table-cell>
          <table:table-cell office:value-type="float" office:value="69.816785" calcext:value-type="float">
            <text:p>69.81678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21582" calcext:value-type="float">
            <text:p>21582</text:p>
          </table:table-cell>
          <table:table-cell office:value-type="float" office:value="4911" calcext:value-type="float">
            <text:p>4911</text:p>
          </table:table-cell>
          <table:table-cell office:value-type="float" office:value="1.007709" calcext:value-type="float">
            <text:p>1.007709</text:p>
          </table:table-cell>
          <table:table-cell office:value-type="float" office:value="101.697053" calcext:value-type="float">
            <text:p>101.697053</text:p>
          </table:table-cell>
          <table:table-cell office:value-type="float" office:value="100.689344" calcext:value-type="float">
            <text:p>100.689344</text:p>
          </table:table-cell>
          <table:table-cell office:value-type="float" office:value="0.41048" calcext:value-type="float">
            <text:p>0.41048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5223180" calcext:value-type="float">
            <text:p>5223180</text:p>
          </table:table-cell>
          <table:table-cell office:value-type="float" office:value="21582" calcext:value-type="float">
            <text:p>21582</text:p>
          </table:table-cell>
          <table:table-cell office:value-type="float" office:value="4965" calcext:value-type="float">
            <text:p>4965</text:p>
          </table:table-cell>
          <table:table-cell office:value-type="float" office:value="1.069794" calcext:value-type="float">
            <text:p>1.069794</text:p>
          </table:table-cell>
          <table:table-cell office:value-type="float" office:value="102.117641" calcext:value-type="float">
            <text:p>102.117641</text:p>
          </table:table-cell>
          <table:table-cell office:value-type="float" office:value="101.047847" calcext:value-type="float">
            <text:p>101.047847</text:p>
          </table:table-cell>
          <table:table-cell office:value-type="float" office:value="0.413521" calcext:value-type="float">
            <text:p>0.41352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54" calcext:value-type="float">
            <text:p>1.026854</text:p>
          </table:table-cell>
          <table:table-cell office:value-type="float" office:value="78.133154" calcext:value-type="float">
            <text:p>78.133154</text:p>
          </table:table-cell>
          <table:table-cell office:value-type="float" office:value="77.1063" calcext:value-type="float">
            <text:p>77.10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80.409405" calcext:value-type="float">
            <text:p>80.409405</text:p>
          </table:table-cell>
          <table:table-cell office:value-type="float" office:value="79.38449" calcext:value-type="float">
            <text:p>79.3844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2022" calcext:value-type="float">
            <text:p>1.042022</text:p>
          </table:table-cell>
          <table:table-cell office:value-type="float" office:value="78.146128" calcext:value-type="float">
            <text:p>78.146128</text:p>
          </table:table-cell>
          <table:table-cell office:value-type="float" office:value="77.104106" calcext:value-type="float">
            <text:p>77.10410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5152696" calcext:value-type="float">
            <text:p>5152696</text:p>
          </table:table-cell>
          <table:table-cell office:value-type="float" office:value="21682" calcext:value-type="float">
            <text:p>21682</text:p>
          </table:table-cell>
          <table:table-cell office:value-type="float" office:value="4898" calcext:value-type="float">
            <text:p>4898</text:p>
          </table:table-cell>
          <table:table-cell office:value-type="float" office:value="1.01089" calcext:value-type="float">
            <text:p>1.01089</text:p>
          </table:table-cell>
          <table:table-cell office:value-type="float" office:value="101.699601" calcext:value-type="float">
            <text:p>101.699601</text:p>
          </table:table-cell>
          <table:table-cell office:value-type="float" office:value="100.688711" calcext:value-type="float">
            <text:p>100.688711</text:p>
          </table:table-cell>
          <table:table-cell office:value-type="float" office:value="0.409396" calcext:value-type="float">
            <text:p>0.40939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21682" calcext:value-type="float">
            <text:p>21682</text:p>
          </table:table-cell>
          <table:table-cell office:value-type="float" office:value="4920" calcext:value-type="float">
            <text:p>4920</text:p>
          </table:table-cell>
          <table:table-cell office:value-type="float" office:value="1.316175" calcext:value-type="float">
            <text:p>1.316175</text:p>
          </table:table-cell>
          <table:table-cell office:value-type="float" office:value="102.186157" calcext:value-type="float">
            <text:p>102.186157</text:p>
          </table:table-cell>
          <table:table-cell office:value-type="float" office:value="100.869983" calcext:value-type="float">
            <text:p>100.869983</text:p>
          </table:table-cell>
          <table:table-cell office:value-type="float" office:value="0.410496" calcext:value-type="float">
            <text:p>0.410496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046" calcext:value-type="float">
            <text:p>1.263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90995" calcext:value-type="float">
            <text:p>1.49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2159" calcext:value-type="float">
            <text:p>1.27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5131656" calcext:value-type="float">
            <text:p>5131656</text:p>
          </table:table-cell>
          <table:table-cell office:value-type="float" office:value="21780" calcext:value-type="float">
            <text:p>21780</text:p>
          </table:table-cell>
          <table:table-cell office:value-type="float" office:value="4878" calcext:value-type="float">
            <text:p>4878</text:p>
          </table:table-cell>
          <table:table-cell office:value-type="float" office:value="1.014807" calcext:value-type="float">
            <text:p>1.014807</text:p>
          </table:table-cell>
          <table:table-cell office:value-type="float" office:value="101.69092" calcext:value-type="float">
            <text:p>101.69092</text:p>
          </table:table-cell>
          <table:table-cell office:value-type="float" office:value="100.676113" calcext:value-type="float">
            <text:p>100.676113</text:p>
          </table:table-cell>
          <table:table-cell office:value-type="float" office:value="0.407775" calcext:value-type="float">
            <text:p>0.407775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5197932" calcext:value-type="float">
            <text:p>5197932</text:p>
          </table:table-cell>
          <table:table-cell office:value-type="float" office:value="21780" calcext:value-type="float">
            <text:p>21780</text:p>
          </table:table-cell>
          <table:table-cell office:value-type="float" office:value="4941" calcext:value-type="float">
            <text:p>4941</text:p>
          </table:table-cell>
          <table:table-cell office:value-type="float" office:value="1.048115" calcext:value-type="float">
            <text:p>1.048115</text:p>
          </table:table-cell>
          <table:table-cell office:value-type="float" office:value="102.076026" calcext:value-type="float">
            <text:p>102.076026</text:p>
          </table:table-cell>
          <table:table-cell office:value-type="float" office:value="101.027911" calcext:value-type="float">
            <text:p>101.027911</text:p>
          </table:table-cell>
          <table:table-cell office:value-type="float" office:value="0.411604" calcext:value-type="float">
            <text:p>0.41160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399" calcext:value-type="float">
            <text:p>1.006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205" calcext:value-type="float">
            <text:p>1.016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5193724" calcext:value-type="float">
            <text:p>5193724</text:p>
          </table:table-cell>
          <table:table-cell office:value-type="float" office:value="21879" calcext:value-type="float">
            <text:p>21879</text:p>
          </table:table-cell>
          <table:table-cell office:value-type="float" office:value="4937" calcext:value-type="float">
            <text:p>4937</text:p>
          </table:table-cell>
          <table:table-cell office:value-type="float" office:value="1.013547" calcext:value-type="float">
            <text:p>1.013547</text:p>
          </table:table-cell>
          <table:table-cell office:value-type="float" office:value="101.693312" calcext:value-type="float">
            <text:p>101.693312</text:p>
          </table:table-cell>
          <table:table-cell office:value-type="float" office:value="100.679765" calcext:value-type="float">
            <text:p>100.679765</text:p>
          </table:table-cell>
          <table:table-cell office:value-type="float" office:value="0.412693" calcext:value-type="float">
            <text:p>0.41269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5250532" calcext:value-type="float">
            <text:p>5250532</text:p>
          </table:table-cell>
          <table:table-cell office:value-type="float" office:value="21879" calcext:value-type="float">
            <text:p>21879</text:p>
          </table:table-cell>
          <table:table-cell office:value-type="float" office:value="4991" calcext:value-type="float">
            <text:p>4991</text:p>
          </table:table-cell>
          <table:table-cell office:value-type="float" office:value="1.05263" calcext:value-type="float">
            <text:p>1.05263</text:p>
          </table:table-cell>
          <table:table-cell office:value-type="float" office:value="102.062563" calcext:value-type="float">
            <text:p>102.062563</text:p>
          </table:table-cell>
          <table:table-cell office:value-type="float" office:value="101.009933" calcext:value-type="float">
            <text:p>101.009933</text:p>
          </table:table-cell>
          <table:table-cell office:value-type="float" office:value="0.415843" calcext:value-type="float">
            <text:p>0.41584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5579" calcext:value-type="float">
            <text:p>1.005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05" calcext:value-type="float">
            <text:p>1.015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53" calcext:value-type="float">
            <text:p>1.03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5084316" calcext:value-type="float">
            <text:p>5084316</text:p>
          </table:table-cell>
          <table:table-cell office:value-type="float" office:value="21978" calcext:value-type="float">
            <text:p>21978</text:p>
          </table:table-cell>
          <table:table-cell office:value-type="float" office:value="4833" calcext:value-type="float">
            <text:p>4833</text:p>
          </table:table-cell>
          <table:table-cell office:value-type="float" office:value="1.012309" calcext:value-type="float">
            <text:p>1.012309</text:p>
          </table:table-cell>
          <table:table-cell office:value-type="float" office:value="101.685769" calcext:value-type="float">
            <text:p>101.685769</text:p>
          </table:table-cell>
          <table:table-cell office:value-type="float" office:value="100.67346" calcext:value-type="float">
            <text:p>100.67346</text:p>
          </table:table-cell>
          <table:table-cell office:value-type="float" office:value="0.404024" calcext:value-type="float">
            <text:p>0.40402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5151644" calcext:value-type="float">
            <text:p>5151644</text:p>
          </table:table-cell>
          <table:table-cell office:value-type="float" office:value="21978" calcext:value-type="float">
            <text:p>21978</text:p>
          </table:table-cell>
          <table:table-cell office:value-type="float" office:value="4897" calcext:value-type="float">
            <text:p>4897</text:p>
          </table:table-cell>
          <table:table-cell office:value-type="float" office:value="1.068911" calcext:value-type="float">
            <text:p>1.068911</text:p>
          </table:table-cell>
          <table:table-cell office:value-type="float" office:value="102.179671" calcext:value-type="float">
            <text:p>102.179671</text:p>
          </table:table-cell>
          <table:table-cell office:value-type="float" office:value="101.11076" calcext:value-type="float">
            <text:p>101.11076</text:p>
          </table:table-cell>
          <table:table-cell office:value-type="float" office:value="0.407604" calcext:value-type="float">
            <text:p>0.40760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95" calcext:value-type="float">
            <text:p>1.029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97" calcext:value-type="float">
            <text:p>1.03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261" calcext:value-type="float">
            <text:p>1.041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5112720" calcext:value-type="float">
            <text:p>5112720</text:p>
          </table:table-cell>
          <table:table-cell office:value-type="float" office:value="22077" calcext:value-type="float">
            <text:p>22077</text:p>
          </table:table-cell>
          <table:table-cell office:value-type="float" office:value="4860" calcext:value-type="float">
            <text:p>4860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1.690951" calcext:value-type="float">
            <text:p>101.690951</text:p>
          </table:table-cell>
          <table:table-cell office:value-type="float" office:value="100.674602" calcext:value-type="float">
            <text:p>100.674602</text:p>
          </table:table-cell>
          <table:table-cell office:value-type="float" office:value="0.406277" calcext:value-type="float">
            <text:p>0.406277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5160060" calcext:value-type="float">
            <text:p>5160060</text:p>
          </table:table-cell>
          <table:table-cell office:value-type="float" office:value="22077" calcext:value-type="float">
            <text:p>22077</text:p>
          </table:table-cell>
          <table:table-cell office:value-type="float" office:value="4905" calcext:value-type="float">
            <text:p>4905</text:p>
          </table:table-cell>
          <table:table-cell office:value-type="float" office:value="1.072547" calcext:value-type="float">
            <text:p>1.072547</text:p>
          </table:table-cell>
          <table:table-cell office:value-type="float" office:value="101.994168" calcext:value-type="float">
            <text:p>101.994168</text:p>
          </table:table-cell>
          <table:table-cell office:value-type="float" office:value="100.921621" calcext:value-type="float">
            <text:p>100.921621</text:p>
          </table:table-cell>
          <table:table-cell office:value-type="float" office:value="0.409035" calcext:value-type="float">
            <text:p>0.40903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26035" calcext:value-type="float">
            <text:p>1.026035</text:p>
          </table:table-cell>
          <table:table-cell office:value-type="float" office:value="42.098642" calcext:value-type="float">
            <text:p>42.098642</text:p>
          </table:table-cell>
          <table:table-cell office:value-type="float" office:value="41.072608" calcext:value-type="float">
            <text:p>41.07260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28013" calcext:value-type="float">
            <text:p>1.028013</text:p>
          </table:table-cell>
          <table:table-cell office:value-type="float" office:value="34.124409" calcext:value-type="float">
            <text:p>34.124409</text:p>
          </table:table-cell>
          <table:table-cell office:value-type="float" office:value="33.096396" calcext:value-type="float">
            <text:p>33.09639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5049" calcext:value-type="float">
            <text:p>1.05049</text:p>
          </table:table-cell>
          <table:table-cell office:value-type="float" office:value="42.111318" calcext:value-type="float">
            <text:p>42.111318</text:p>
          </table:table-cell>
          <table:table-cell office:value-type="float" office:value="41.060828" calcext:value-type="float">
            <text:p>41.06082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5132708" calcext:value-type="float">
            <text:p>5132708</text:p>
          </table:table-cell>
          <table:table-cell office:value-type="float" office:value="22176" calcext:value-type="float">
            <text:p>22176</text:p>
          </table:table-cell>
          <table:table-cell office:value-type="float" office:value="4879" calcext:value-type="float">
            <text:p>4879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1.697097" calcext:value-type="float">
            <text:p>101.697097</text:p>
          </table:table-cell>
          <table:table-cell office:value-type="float" office:value="100.688768" calcext:value-type="float">
            <text:p>100.688768</text:p>
          </table:table-cell>
          <table:table-cell office:value-type="float" office:value="0.407808" calcext:value-type="float">
            <text:p>0.40780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5180048" calcext:value-type="float">
            <text:p>5180048</text:p>
          </table:table-cell>
          <table:table-cell office:value-type="float" office:value="22176" calcext:value-type="float">
            <text:p>22176</text:p>
          </table:table-cell>
          <table:table-cell office:value-type="float" office:value="4924" calcext:value-type="float">
            <text:p>4924</text:p>
          </table:table-cell>
          <table:table-cell office:value-type="float" office:value="1.099383" calcext:value-type="float">
            <text:p>1.099383</text:p>
          </table:table-cell>
          <table:table-cell office:value-type="float" office:value="102.029501" calcext:value-type="float">
            <text:p>102.029501</text:p>
          </table:table-cell>
          <table:table-cell office:value-type="float" office:value="100.930119" calcext:value-type="float">
            <text:p>100.930119</text:p>
          </table:table-cell>
          <table:table-cell office:value-type="float" office:value="0.410585" calcext:value-type="float">
            <text:p>0.410585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36525" calcext:value-type="float">
            <text:p>1.036525</text:p>
          </table:table-cell>
          <table:table-cell office:value-type="float" office:value="57.220153" calcext:value-type="float">
            <text:p>57.220153</text:p>
          </table:table-cell>
          <table:table-cell office:value-type="float" office:value="56.183628" calcext:value-type="float">
            <text:p>56.18362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8503" calcext:value-type="float">
            <text:p>1.038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77246" calcext:value-type="float">
            <text:p>1.077246</text:p>
          </table:table-cell>
          <table:table-cell office:value-type="float" office:value="57.243677" calcext:value-type="float">
            <text:p>57.243677</text:p>
          </table:table-cell>
          <table:table-cell office:value-type="float" office:value="56.166431" calcext:value-type="float">
            <text:p>56.16643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5153748" calcext:value-type="float">
            <text:p>5153748</text:p>
          </table:table-cell>
          <table:table-cell office:value-type="float" office:value="22276" calcext:value-type="float">
            <text:p>22276</text:p>
          </table:table-cell>
          <table:table-cell office:value-type="float" office:value="4899" calcext:value-type="float">
            <text:p>4899</text:p>
          </table:table-cell>
          <table:table-cell office:value-type="float" office:value="1.019847" calcext:value-type="float">
            <text:p>1.019847</text:p>
          </table:table-cell>
          <table:table-cell office:value-type="float" office:value="101.700904" calcext:value-type="float">
            <text:p>101.700904</text:p>
          </table:table-cell>
          <table:table-cell office:value-type="float" office:value="100.681057" calcext:value-type="float">
            <text:p>100.681057</text:p>
          </table:table-cell>
          <table:table-cell office:value-type="float" office:value="0.409511" calcext:value-type="float">
            <text:p>0.40951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5213712" calcext:value-type="float">
            <text:p>5213712</text:p>
          </table:table-cell>
          <table:table-cell office:value-type="float" office:value="22276" calcext:value-type="float">
            <text:p>22276</text:p>
          </table:table-cell>
          <table:table-cell office:value-type="float" office:value="4956" calcext:value-type="float">
            <text:p>4956</text:p>
          </table:table-cell>
          <table:table-cell office:value-type="float" office:value="1.05851" calcext:value-type="float">
            <text:p>1.05851</text:p>
          </table:table-cell>
          <table:table-cell office:value-type="float" office:value="102.052987" calcext:value-type="float">
            <text:p>102.052987</text:p>
          </table:table-cell>
          <table:table-cell office:value-type="float" office:value="100.994477" calcext:value-type="float">
            <text:p>100.994477</text:p>
          </table:table-cell>
          <table:table-cell office:value-type="float" office:value="0.41299" calcext:value-type="float">
            <text:p>0.4129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32" calcext:value-type="float">
            <text:p>1.014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8" calcext:value-type="float">
            <text:p>1.0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393" calcext:value-type="float">
            <text:p>1.03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5089576" calcext:value-type="float">
            <text:p>5089576</text:p>
          </table:table-cell>
          <table:table-cell office:value-type="float" office:value="22374" calcext:value-type="float">
            <text:p>22374</text:p>
          </table:table-cell>
          <table:table-cell office:value-type="float" office:value="4838" calcext:value-type="float">
            <text:p>4838</text:p>
          </table:table-cell>
          <table:table-cell office:value-type="float" office:value="1.018527" calcext:value-type="float">
            <text:p>1.018527</text:p>
          </table:table-cell>
          <table:table-cell office:value-type="float" office:value="101.698956" calcext:value-type="float">
            <text:p>101.698956</text:p>
          </table:table-cell>
          <table:table-cell office:value-type="float" office:value="100.680429" calcext:value-type="float">
            <text:p>100.680429</text:p>
          </table:table-cell>
          <table:table-cell office:value-type="float" office:value="0.404414" calcext:value-type="float">
            <text:p>0.40441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5147436" calcext:value-type="float">
            <text:p>5147436</text:p>
          </table:table-cell>
          <table:table-cell office:value-type="float" office:value="22374" calcext:value-type="float">
            <text:p>22374</text:p>
          </table:table-cell>
          <table:table-cell office:value-type="float" office:value="4893" calcext:value-type="float">
            <text:p>4893</text:p>
          </table:table-cell>
          <table:table-cell office:value-type="float" office:value="1.068059" calcext:value-type="float">
            <text:p>1.068059</text:p>
          </table:table-cell>
          <table:table-cell office:value-type="float" office:value="102.119836" calcext:value-type="float">
            <text:p>102.119836</text:p>
          </table:table-cell>
          <table:table-cell office:value-type="float" office:value="101.051777" calcext:value-type="float">
            <text:p>101.051777</text:p>
          </table:table-cell>
          <table:table-cell office:value-type="float" office:value="0.407509" calcext:value-type="float">
            <text:p>0.407509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712" calcext:value-type="float">
            <text:p>1.012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65" calcext:value-type="float">
            <text:p>1.020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499" calcext:value-type="float">
            <text:p>1.029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5088524" calcext:value-type="float">
            <text:p>5088524</text:p>
          </table:table-cell>
          <table:table-cell office:value-type="float" office:value="22474" calcext:value-type="float">
            <text:p>22474</text:p>
          </table:table-cell>
          <table:table-cell office:value-type="float" office:value="4837" calcext:value-type="float">
            <text:p>4837</text:p>
          </table:table-cell>
          <table:table-cell office:value-type="float" office:value="1.020127" calcext:value-type="float">
            <text:p>1.020127</text:p>
          </table:table-cell>
          <table:table-cell office:value-type="float" office:value="101.697545" calcext:value-type="float">
            <text:p>101.697545</text:p>
          </table:table-cell>
          <table:table-cell office:value-type="float" office:value="100.677418" calcext:value-type="float">
            <text:p>100.677418</text:p>
          </table:table-cell>
          <table:table-cell office:value-type="float" office:value="0.404343" calcext:value-type="float">
            <text:p>0.40434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5150592" calcext:value-type="float">
            <text:p>5150592</text:p>
          </table:table-cell>
          <table:table-cell office:value-type="float" office:value="22474" calcext:value-type="float">
            <text:p>22474</text:p>
          </table:table-cell>
          <table:table-cell office:value-type="float" office:value="4896" calcext:value-type="float">
            <text:p>4896</text:p>
          </table:table-cell>
          <table:table-cell office:value-type="float" office:value="1.048736" calcext:value-type="float">
            <text:p>1.048736</text:p>
          </table:table-cell>
          <table:table-cell office:value-type="float" office:value="102.046654" calcext:value-type="float">
            <text:p>102.046654</text:p>
          </table:table-cell>
          <table:table-cell office:value-type="float" office:value="100.997918" calcext:value-type="float">
            <text:p>100.997918</text:p>
          </table:table-cell>
          <table:table-cell office:value-type="float" office:value="0.407976" calcext:value-type="float">
            <text:p>0.40797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72" calcext:value-type="float">
            <text:p>1.014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53" calcext:value-type="float">
            <text:p>1.036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5" calcext:value-type="float">
            <text:p>1.0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5156904" calcext:value-type="float">
            <text:p>5156904</text:p>
          </table:table-cell>
          <table:table-cell office:value-type="float" office:value="22572" calcext:value-type="float">
            <text:p>22572</text:p>
          </table:table-cell>
          <table:table-cell office:value-type="float" office:value="4902" calcext:value-type="float">
            <text:p>4902</text:p>
          </table:table-cell>
          <table:table-cell office:value-type="float" office:value="1.013933" calcext:value-type="float">
            <text:p>1.013933</text:p>
          </table:table-cell>
          <table:table-cell office:value-type="float" office:value="101.698604" calcext:value-type="float">
            <text:p>101.698604</text:p>
          </table:table-cell>
          <table:table-cell office:value-type="float" office:value="100.684671" calcext:value-type="float">
            <text:p>100.684671</text:p>
          </table:table-cell>
          <table:table-cell office:value-type="float" office:value="0.409747" calcext:value-type="float">
            <text:p>0.409747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5169528" calcext:value-type="float">
            <text:p>5169528</text:p>
          </table:table-cell>
          <table:table-cell office:value-type="float" office:value="22572" calcext:value-type="float">
            <text:p>22572</text:p>
          </table:table-cell>
          <table:table-cell office:value-type="float" office:value="4914" calcext:value-type="float">
            <text:p>4914</text:p>
          </table:table-cell>
          <table:table-cell office:value-type="float" office:value="1.326952" calcext:value-type="float">
            <text:p>1.326952</text:p>
          </table:table-cell>
          <table:table-cell office:value-type="float" office:value="102.062978" calcext:value-type="float">
            <text:p>102.062978</text:p>
          </table:table-cell>
          <table:table-cell office:value-type="float" office:value="100.736026" calcext:value-type="float">
            <text:p>100.736026</text:p>
          </table:table-cell>
          <table:table-cell office:value-type="float" office:value="0.410541" calcext:value-type="float">
            <text:p>0.41054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3083" calcext:value-type="float">
            <text:p>1.273083</text:p>
          </table:table-cell>
          <table:table-cell office:value-type="float" office:value="51.108356" calcext:value-type="float">
            <text:p>51.108356</text:p>
          </table:table-cell>
          <table:table-cell office:value-type="float" office:value="49.835272" calcext:value-type="float">
            <text:p>49.83527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50379" calcext:value-type="float">
            <text:p>1.550379</text:p>
          </table:table-cell>
          <table:table-cell office:value-type="float" office:value="53.244259" calcext:value-type="float">
            <text:p>53.244259</text:p>
          </table:table-cell>
          <table:table-cell office:value-type="float" office:value="51.69388" calcext:value-type="float">
            <text:p>51.6938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9261" calcext:value-type="float">
            <text:p>1.299261</text:p>
          </table:table-cell>
          <table:table-cell office:value-type="float" office:value="51.115416" calcext:value-type="float">
            <text:p>51.115416</text:p>
          </table:table-cell>
          <table:table-cell office:value-type="float" office:value="49.816155" calcext:value-type="float">
            <text:p>49.81615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5129552" calcext:value-type="float">
            <text:p>5129552</text:p>
          </table:table-cell>
          <table:table-cell office:value-type="float" office:value="22672" calcext:value-type="float">
            <text:p>22672</text:p>
          </table:table-cell>
          <table:table-cell office:value-type="float" office:value="4876" calcext:value-type="float">
            <text:p>4876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01.695866" calcext:value-type="float">
            <text:p>101.695866</text:p>
          </table:table-cell>
          <table:table-cell office:value-type="float" office:value="100.681539" calcext:value-type="float">
            <text:p>100.681539</text:p>
          </table:table-cell>
          <table:table-cell office:value-type="float" office:value="0.407586" calcext:value-type="float">
            <text:p>0.40758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5183204" calcext:value-type="float">
            <text:p>5183204</text:p>
          </table:table-cell>
          <table:table-cell office:value-type="float" office:value="22672" calcext:value-type="float">
            <text:p>22672</text:p>
          </table:table-cell>
          <table:table-cell office:value-type="float" office:value="4927" calcext:value-type="float">
            <text:p>4927</text:p>
          </table:table-cell>
          <table:table-cell office:value-type="float" office:value="1.047975" calcext:value-type="float">
            <text:p>1.047975</text:p>
          </table:table-cell>
          <table:table-cell office:value-type="float" office:value="102.026313" calcext:value-type="float">
            <text:p>102.026313</text:p>
          </table:table-cell>
          <table:table-cell office:value-type="float" office:value="100.978337" calcext:value-type="float">
            <text:p>100.978337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932" calcext:value-type="float">
            <text:p>1.008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65" calcext:value-type="float">
            <text:p>1.015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39" calcext:value-type="float">
            <text:p>1.025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5159008" calcext:value-type="float">
            <text:p>5159008</text:p>
          </table:table-cell>
          <table:table-cell office:value-type="float" office:value="22771" calcext:value-type="float">
            <text:p>22771</text:p>
          </table:table-cell>
          <table:table-cell office:value-type="float" office:value="4904" calcext:value-type="float">
            <text:p>4904</text:p>
          </table:table-cell>
          <table:table-cell office:value-type="float" office:value="1.007629" calcext:value-type="float">
            <text:p>1.007629</text:p>
          </table:table-cell>
          <table:table-cell office:value-type="float" office:value="101.691108" calcext:value-type="float">
            <text:p>101.691108</text:p>
          </table:table-cell>
          <table:table-cell office:value-type="float" office:value="100.683479" calcext:value-type="float">
            <text:p>100.683479</text:p>
          </table:table-cell>
          <table:table-cell office:value-type="float" office:value="0.409919" calcext:value-type="float">
            <text:p>0.40991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5227388" calcext:value-type="float">
            <text:p>5227388</text:p>
          </table:table-cell>
          <table:table-cell office:value-type="float" office:value="22771" calcext:value-type="float">
            <text:p>22771</text:p>
          </table:table-cell>
          <table:table-cell office:value-type="float" office:value="4969" calcext:value-type="float">
            <text:p>4969</text:p>
          </table:table-cell>
          <table:table-cell office:value-type="float" office:value="1.081755" calcext:value-type="float">
            <text:p>1.081755</text:p>
          </table:table-cell>
          <table:table-cell office:value-type="float" office:value="102.211457" calcext:value-type="float">
            <text:p>102.211457</text:p>
          </table:table-cell>
          <table:table-cell office:value-type="float" office:value="101.129701" calcext:value-type="float">
            <text:p>101.129701</text:p>
          </table:table-cell>
          <table:table-cell office:value-type="float" office:value="0.41352" calcext:value-type="float">
            <text:p>0.4135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4" calcext:value-type="float">
            <text:p>1.025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775" calcext:value-type="float">
            <text:p>1.02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3585" calcext:value-type="float">
            <text:p>1.053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5106408" calcext:value-type="float">
            <text:p>5106408</text:p>
          </table:table-cell>
          <table:table-cell office:value-type="float" office:value="22870" calcext:value-type="float">
            <text:p>22870</text:p>
          </table:table-cell>
          <table:table-cell office:value-type="float" office:value="4854" calcext:value-type="float">
            <text:p>4854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101.694597" calcext:value-type="float">
            <text:p>101.694597</text:p>
          </table:table-cell>
          <table:table-cell office:value-type="float" office:value="100.678293" calcext:value-type="float">
            <text:p>100.678293</text:p>
          </table:table-cell>
          <table:table-cell office:value-type="float" office:value="0.40576" calcext:value-type="float">
            <text:p>0.4057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5157956" calcext:value-type="float">
            <text:p>5157956</text:p>
          </table:table-cell>
          <table:table-cell office:value-type="float" office:value="22870" calcext:value-type="float">
            <text:p>22870</text:p>
          </table:table-cell>
          <table:table-cell office:value-type="float" office:value="4903" calcext:value-type="float">
            <text:p>4903</text:p>
          </table:table-cell>
          <table:table-cell office:value-type="float" office:value="1.034486" calcext:value-type="float">
            <text:p>1.034486</text:p>
          </table:table-cell>
          <table:table-cell office:value-type="float" office:value="102.046754" calcext:value-type="float">
            <text:p>102.046754</text:p>
          </table:table-cell>
          <table:table-cell office:value-type="float" office:value="101.012268" calcext:value-type="float">
            <text:p>101.012268</text:p>
          </table:table-cell>
          <table:table-cell office:value-type="float" office:value="0.408501" calcext:value-type="float">
            <text:p>0.40850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4259" calcext:value-type="float">
            <text:p>1.004259</text:p>
          </table:table-cell>
          <table:table-cell office:value-type="float" office:value="84.046404" calcext:value-type="float">
            <text:p>84.046404</text:p>
          </table:table-cell>
          <table:table-cell office:value-type="float" office:value="83.042145" calcext:value-type="float">
            <text:p>83.04214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7943" calcext:value-type="float">
            <text:p>1.017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751" calcext:value-type="float">
            <text:p>1.010751</text:p>
          </table:table-cell>
          <table:table-cell office:value-type="float" office:value="84.059058" calcext:value-type="float">
            <text:p>84.059058</text:p>
          </table:table-cell>
          <table:table-cell office:value-type="float" office:value="83.048307" calcext:value-type="float">
            <text:p>83.0483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5124292" calcext:value-type="float">
            <text:p>5124292</text:p>
          </table:table-cell>
          <table:table-cell office:value-type="float" office:value="22968" calcext:value-type="float">
            <text:p>22968</text:p>
          </table:table-cell>
          <table:table-cell office:value-type="float" office:value="4871" calcext:value-type="float">
            <text:p>4871</text:p>
          </table:table-cell>
          <table:table-cell office:value-type="float" office:value="1.012609" calcext:value-type="float">
            <text:p>1.012609</text:p>
          </table:table-cell>
          <table:table-cell office:value-type="float" office:value="101.691819" calcext:value-type="float">
            <text:p>101.691819</text:p>
          </table:table-cell>
          <table:table-cell office:value-type="float" office:value="100.679211" calcext:value-type="float">
            <text:p>100.679211</text:p>
          </table:table-cell>
          <table:table-cell office:value-type="float" office:value="0.407178" calcext:value-type="float">
            <text:p>0.40717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5194776" calcext:value-type="float">
            <text:p>5194776</text:p>
          </table:table-cell>
          <table:table-cell office:value-type="float" office:value="22968" calcext:value-type="float">
            <text:p>22968</text:p>
          </table:table-cell>
          <table:table-cell office:value-type="float" office:value="4938" calcext:value-type="float">
            <text:p>4938</text:p>
          </table:table-cell>
          <table:table-cell office:value-type="float" office:value="1.074374" calcext:value-type="float">
            <text:p>1.074374</text:p>
          </table:table-cell>
          <table:table-cell office:value-type="float" office:value="102.134537" calcext:value-type="float">
            <text:p>102.134537</text:p>
          </table:table-cell>
          <table:table-cell office:value-type="float" office:value="101.060163" calcext:value-type="float">
            <text:p>101.060163</text:p>
          </table:table-cell>
          <table:table-cell office:value-type="float" office:value="0.411222" calcext:value-type="float">
            <text:p>0.41122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017" calcext:value-type="float">
            <text:p>1.035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958" calcext:value-type="float">
            <text:p>1.043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783" calcext:value-type="float">
            <text:p>1.046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5116928" calcext:value-type="float">
            <text:p>5116928</text:p>
          </table:table-cell>
          <table:table-cell office:value-type="float" office:value="23068" calcext:value-type="float">
            <text:p>23068</text:p>
          </table:table-cell>
          <table:table-cell office:value-type="float" office:value="4864" calcext:value-type="float">
            <text:p>4864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1.693518" calcext:value-type="float">
            <text:p>101.693518</text:p>
          </table:table-cell>
          <table:table-cell office:value-type="float" office:value="100.676598" calcext:value-type="float">
            <text:p>100.676598</text:p>
          </table:table-cell>
          <table:table-cell office:value-type="float" office:value="0.406603" calcext:value-type="float">
            <text:p>0.406603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5177944" calcext:value-type="float">
            <text:p>5177944</text:p>
          </table:table-cell>
          <table:table-cell office:value-type="float" office:value="23068" calcext:value-type="float">
            <text:p>23068</text:p>
          </table:table-cell>
          <table:table-cell office:value-type="float" office:value="4922" calcext:value-type="float">
            <text:p>4922</text:p>
          </table:table-cell>
          <table:table-cell office:value-type="float" office:value="1.09428" calcext:value-type="float">
            <text:p>1.09428</text:p>
          </table:table-cell>
          <table:table-cell office:value-type="float" office:value="102.099771" calcext:value-type="float">
            <text:p>102.099771</text:p>
          </table:table-cell>
          <table:table-cell office:value-type="float" office:value="101.005491" calcext:value-type="float">
            <text:p>101.005491</text:p>
          </table:table-cell>
          <table:table-cell office:value-type="float" office:value="0.410112" calcext:value-type="float">
            <text:p>0.410112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39" calcext:value-type="float">
            <text:p>1.006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478" calcext:value-type="float">
            <text:p>1.01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61174" calcext:value-type="float">
            <text:p>1.06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5117980" calcext:value-type="float">
            <text:p>5117980</text:p>
          </table:table-cell>
          <table:table-cell office:value-type="float" office:value="23167" calcext:value-type="float">
            <text:p>23167</text:p>
          </table:table-cell>
          <table:table-cell office:value-type="float" office:value="4865" calcext:value-type="float">
            <text:p>4865</text:p>
          </table:table-cell>
          <table:table-cell office:value-type="float" office:value="1.016347" calcext:value-type="float">
            <text:p>1.016347</text:p>
          </table:table-cell>
          <table:table-cell office:value-type="float" office:value="101.699246" calcext:value-type="float">
            <text:p>101.699246</text:p>
          </table:table-cell>
          <table:table-cell office:value-type="float" office:value="100.6829" calcext:value-type="float">
            <text:p>100.6829</text:p>
          </table:table-cell>
          <table:table-cell office:value-type="float" office:value="0.406661" calcext:value-type="float">
            <text:p>0.40666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23167" calcext:value-type="float">
            <text:p>23167</text:p>
          </table:table-cell>
          <table:table-cell office:value-type="float" office:value="4920" calcext:value-type="float">
            <text:p>4920</text:p>
          </table:table-cell>
          <table:table-cell office:value-type="float" office:value="1.060605" calcext:value-type="float">
            <text:p>1.060605</text:p>
          </table:table-cell>
          <table:table-cell office:value-type="float" office:value="102.133442" calcext:value-type="float">
            <text:p>102.133442</text:p>
          </table:table-cell>
          <table:table-cell office:value-type="float" office:value="101.072837" calcext:value-type="float">
            <text:p>101.072837</text:p>
          </table:table-cell>
          <table:table-cell office:value-type="float" office:value="0.409672" calcext:value-type="float">
            <text:p>0.409672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8159" calcext:value-type="float">
            <text:p>1.008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5" calcext:value-type="float">
            <text:p>1.017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753" calcext:value-type="float">
            <text:p>1.032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5110616" calcext:value-type="float">
            <text:p>5110616</text:p>
          </table:table-cell>
          <table:table-cell office:value-type="float" office:value="23266" calcext:value-type="float">
            <text:p>23266</text:p>
          </table:table-cell>
          <table:table-cell office:value-type="float" office:value="4858" calcext:value-type="float">
            <text:p>4858</text:p>
          </table:table-cell>
          <table:table-cell office:value-type="float" office:value="1.015696" calcext:value-type="float">
            <text:p>1.015696</text:p>
          </table:table-cell>
          <table:table-cell office:value-type="float" office:value="101.699888" calcext:value-type="float">
            <text:p>101.699888</text:p>
          </table:table-cell>
          <table:table-cell office:value-type="float" office:value="100.684192" calcext:value-type="float">
            <text:p>100.684192</text:p>
          </table:table-cell>
          <table:table-cell office:value-type="float" office:value="0.406071" calcext:value-type="float">
            <text:p>0.40607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5164268" calcext:value-type="float">
            <text:p>5164268</text:p>
          </table:table-cell>
          <table:table-cell office:value-type="float" office:value="23266" calcext:value-type="float">
            <text:p>23266</text:p>
          </table:table-cell>
          <table:table-cell office:value-type="float" office:value="4909" calcext:value-type="float">
            <text:p>4909</text:p>
          </table:table-cell>
          <table:table-cell office:value-type="float" office:value="1.084397" calcext:value-type="float">
            <text:p>1.084397</text:p>
          </table:table-cell>
          <table:table-cell office:value-type="float" office:value="102.045056" calcext:value-type="float">
            <text:p>102.045056</text:p>
          </table:table-cell>
          <table:table-cell office:value-type="float" office:value="100.960659" calcext:value-type="float">
            <text:p>100.960659</text:p>
          </table:table-cell>
          <table:table-cell office:value-type="float" office:value="0.40921" calcext:value-type="float">
            <text:p>0.4092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551" calcext:value-type="float">
            <text:p>1.032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09" calcext:value-type="float">
            <text:p>1.034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5152" calcext:value-type="float">
            <text:p>1.055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5127448" calcext:value-type="float">
            <text:p>5127448</text:p>
          </table:table-cell>
          <table:table-cell office:value-type="float" office:value="23365" calcext:value-type="float">
            <text:p>23365</text:p>
          </table:table-cell>
          <table:table-cell office:value-type="float" office:value="4874" calcext:value-type="float">
            <text:p>4874</text:p>
          </table:table-cell>
          <table:table-cell office:value-type="float" office:value="1.008649" calcext:value-type="float">
            <text:p>1.008649</text:p>
          </table:table-cell>
          <table:table-cell office:value-type="float" office:value="101.692706" calcext:value-type="float">
            <text:p>101.692706</text:p>
          </table:table-cell>
          <table:table-cell office:value-type="float" office:value="100.684057" calcext:value-type="float">
            <text:p>100.684057</text:p>
          </table:table-cell>
          <table:table-cell office:value-type="float" office:value="0.407409" calcext:value-type="float">
            <text:p>0.407409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5191620" calcext:value-type="float">
            <text:p>5191620</text:p>
          </table:table-cell>
          <table:table-cell office:value-type="float" office:value="23365" calcext:value-type="float">
            <text:p>23365</text:p>
          </table:table-cell>
          <table:table-cell office:value-type="float" office:value="4935" calcext:value-type="float">
            <text:p>4935</text:p>
          </table:table-cell>
          <table:table-cell office:value-type="float" office:value="1.081864" calcext:value-type="float">
            <text:p>1.081864</text:p>
          </table:table-cell>
          <table:table-cell office:value-type="float" office:value="102.110157" calcext:value-type="float">
            <text:p>102.110157</text:p>
          </table:table-cell>
          <table:table-cell office:value-type="float" office:value="101.028293" calcext:value-type="float">
            <text:p>101.028293</text:p>
          </table:table-cell>
          <table:table-cell office:value-type="float" office:value="0.411102" calcext:value-type="float">
            <text:p>0.41110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751" calcext:value-type="float">
            <text:p>1.031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3" calcext:value-type="float">
            <text:p>1.0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3993" calcext:value-type="float">
            <text:p>1.053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23464" calcext:value-type="float">
            <text:p>23464</text:p>
          </table:table-cell>
          <table:table-cell office:value-type="float" office:value="4911" calcext:value-type="float">
            <text:p>4911</text:p>
          </table:table-cell>
          <table:table-cell office:value-type="float" office:value="1.011669" calcext:value-type="float">
            <text:p>1.011669</text:p>
          </table:table-cell>
          <table:table-cell office:value-type="float" office:value="101.692407" calcext:value-type="float">
            <text:p>101.692407</text:p>
          </table:table-cell>
          <table:table-cell office:value-type="float" office:value="100.680738" calcext:value-type="float">
            <text:p>100.680738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5226336" calcext:value-type="float">
            <text:p>5226336</text:p>
          </table:table-cell>
          <table:table-cell office:value-type="float" office:value="23464" calcext:value-type="float">
            <text:p>23464</text:p>
          </table:table-cell>
          <table:table-cell office:value-type="float" office:value="4968" calcext:value-type="float">
            <text:p>4968</text:p>
          </table:table-cell>
          <table:table-cell office:value-type="float" office:value="1.06674" calcext:value-type="float">
            <text:p>1.06674</text:p>
          </table:table-cell>
          <table:table-cell office:value-type="float" office:value="102.151945" calcext:value-type="float">
            <text:p>102.151945</text:p>
          </table:table-cell>
          <table:table-cell office:value-type="float" office:value="101.085205" calcext:value-type="float">
            <text:p>101.085205</text:p>
          </table:table-cell>
          <table:table-cell office:value-type="float" office:value="0.413618" calcext:value-type="float">
            <text:p>0.41361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35" calcext:value-type="float">
            <text:p>1.027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69" calcext:value-type="float">
            <text:p>1.035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62" calcext:value-type="float">
            <text:p>1.044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5136916" calcext:value-type="float">
            <text:p>5136916</text:p>
          </table:table-cell>
          <table:table-cell office:value-type="float" office:value="23562" calcext:value-type="float">
            <text:p>23562</text:p>
          </table:table-cell>
          <table:table-cell office:value-type="float" office:value="4883" calcext:value-type="float">
            <text:p>4883</text:p>
          </table:table-cell>
          <table:table-cell office:value-type="float" office:value="1.008489" calcext:value-type="float">
            <text:p>1.008489</text:p>
          </table:table-cell>
          <table:table-cell office:value-type="float" office:value="101.690776" calcext:value-type="float">
            <text:p>101.690776</text:p>
          </table:table-cell>
          <table:table-cell office:value-type="float" office:value="100.682287" calcext:value-type="float">
            <text:p>100.682287</text:p>
          </table:table-cell>
          <table:table-cell office:value-type="float" office:value="0.408168" calcext:value-type="float">
            <text:p>0.40816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5181100" calcext:value-type="float">
            <text:p>5181100</text:p>
          </table:table-cell>
          <table:table-cell office:value-type="float" office:value="23562" calcext:value-type="float">
            <text:p>23562</text:p>
          </table:table-cell>
          <table:table-cell office:value-type="float" office:value="4925" calcext:value-type="float">
            <text:p>4925</text:p>
          </table:table-cell>
          <table:table-cell office:value-type="float" office:value="1.076642" calcext:value-type="float">
            <text:p>1.076642</text:p>
          </table:table-cell>
          <table:table-cell office:value-type="float" office:value="101.994073" calcext:value-type="float">
            <text:p>101.994073</text:p>
          </table:table-cell>
          <table:table-cell office:value-type="float" office:value="100.917431" calcext:value-type="float">
            <text:p>100.917431</text:p>
          </table:table-cell>
          <table:table-cell office:value-type="float" office:value="0.41072" calcext:value-type="float">
            <text:p>0.4107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3523" calcext:value-type="float">
            <text:p>1.033523</text:p>
          </table:table-cell>
          <table:table-cell office:value-type="float" office:value="48.060153" calcext:value-type="float">
            <text:p>48.060153</text:p>
          </table:table-cell>
          <table:table-cell office:value-type="float" office:value="47.026631" calcext:value-type="float">
            <text:p>47.02663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1824" calcext:value-type="float">
            <text:p>1.03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54605" calcext:value-type="float">
            <text:p>1.054605</text:p>
          </table:table-cell>
          <table:table-cell office:value-type="float" office:value="48.090639" calcext:value-type="float">
            <text:p>48.090639</text:p>
          </table:table-cell>
          <table:table-cell office:value-type="float" office:value="47.036033" calcext:value-type="float">
            <text:p>47.03603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5128500" calcext:value-type="float">
            <text:p>5128500</text:p>
          </table:table-cell>
          <table:table-cell office:value-type="float" office:value="23662" calcext:value-type="float">
            <text:p>23662</text:p>
          </table:table-cell>
          <table:table-cell office:value-type="float" office:value="4875" calcext:value-type="float">
            <text:p>4875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01.702919" calcext:value-type="float">
            <text:p>101.702919</text:p>
          </table:table-cell>
          <table:table-cell office:value-type="float" office:value="100.684946" calcext:value-type="float">
            <text:p>100.684946</text:p>
          </table:table-cell>
          <table:table-cell office:value-type="float" office:value="0.407489" calcext:value-type="float">
            <text:p>0.407489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5151644" calcext:value-type="float">
            <text:p>5151644</text:p>
          </table:table-cell>
          <table:table-cell office:value-type="float" office:value="23662" calcext:value-type="float">
            <text:p>23662</text:p>
          </table:table-cell>
          <table:table-cell office:value-type="float" office:value="4897" calcext:value-type="float">
            <text:p>4897</text:p>
          </table:table-cell>
          <table:table-cell office:value-type="float" office:value="1.31737" calcext:value-type="float">
            <text:p>1.31737</text:p>
          </table:table-cell>
          <table:table-cell office:value-type="float" office:value="102.106702" calcext:value-type="float">
            <text:p>102.106702</text:p>
          </table:table-cell>
          <table:table-cell office:value-type="float" office:value="100.789332" calcext:value-type="float">
            <text:p>100.789332</text:p>
          </table:table-cell>
          <table:table-cell office:value-type="float" office:value="0.408904" calcext:value-type="float">
            <text:p>0.40890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79704" calcext:value-type="float">
            <text:p>1.279704</text:p>
          </table:table-cell>
          <table:table-cell office:value-type="float" office:value="73.146704" calcext:value-type="float">
            <text:p>73.146704</text:p>
          </table:table-cell>
          <table:table-cell office:value-type="float" office:value="71.867" calcext:value-type="float">
            <text:p>71.86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25517" calcext:value-type="float">
            <text:p>1.525517</text:p>
          </table:table-cell>
          <table:table-cell office:value-type="float" office:value="75.249523" calcext:value-type="float">
            <text:p>75.249523</text:p>
          </table:table-cell>
          <table:table-cell office:value-type="float" office:value="73.724007" calcext:value-type="float">
            <text:p>73.7240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00547" calcext:value-type="float">
            <text:p>1.300547</text:p>
          </table:table-cell>
          <table:table-cell office:value-type="float" office:value="73.1594" calcext:value-type="float">
            <text:p>73.1594</text:p>
          </table:table-cell>
          <table:table-cell office:value-type="float" office:value="71.858853" calcext:value-type="float">
            <text:p>71.85885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5111668" calcext:value-type="float">
            <text:p>5111668</text:p>
          </table:table-cell>
          <table:table-cell office:value-type="float" office:value="23760" calcext:value-type="float">
            <text:p>23760</text:p>
          </table:table-cell>
          <table:table-cell office:value-type="float" office:value="4859" calcext:value-type="float">
            <text:p>4859</text:p>
          </table:table-cell>
          <table:table-cell office:value-type="float" office:value="1.012649" calcext:value-type="float">
            <text:p>1.012649</text:p>
          </table:table-cell>
          <table:table-cell office:value-type="float" office:value="101.688337" calcext:value-type="float">
            <text:p>101.688337</text:p>
          </table:table-cell>
          <table:table-cell office:value-type="float" office:value="100.675688" calcext:value-type="float">
            <text:p>100.675688</text:p>
          </table:table-cell>
          <table:table-cell office:value-type="float" office:value="0.406189" calcext:value-type="float">
            <text:p>0.406189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5167424" calcext:value-type="float">
            <text:p>5167424</text:p>
          </table:table-cell>
          <table:table-cell office:value-type="float" office:value="23760" calcext:value-type="float">
            <text:p>23760</text:p>
          </table:table-cell>
          <table:table-cell office:value-type="float" office:value="4912" calcext:value-type="float">
            <text:p>4912</text:p>
          </table:table-cell>
          <table:table-cell office:value-type="float" office:value="1.078162" calcext:value-type="float">
            <text:p>1.078162</text:p>
          </table:table-cell>
          <table:table-cell office:value-type="float" office:value="102.018547" calcext:value-type="float">
            <text:p>102.018547</text:p>
          </table:table-cell>
          <table:table-cell office:value-type="float" office:value="100.940385" calcext:value-type="float">
            <text:p>100.940385</text:p>
          </table:table-cell>
          <table:table-cell office:value-type="float" office:value="0.409543" calcext:value-type="float">
            <text:p>0.40954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19" calcext:value-type="float">
            <text:p>1.01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9" calcext:value-type="float">
            <text:p>1.0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521" calcext:value-type="float">
            <text:p>1.039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5133760" calcext:value-type="float">
            <text:p>5133760</text:p>
          </table:table-cell>
          <table:table-cell office:value-type="float" office:value="23859" calcext:value-type="float">
            <text:p>23859</text:p>
          </table:table-cell>
          <table:table-cell office:value-type="float" office:value="4880" calcext:value-type="float">
            <text:p>4880</text:p>
          </table:table-cell>
          <table:table-cell office:value-type="float" office:value="1.009629" calcext:value-type="float">
            <text:p>1.009629</text:p>
          </table:table-cell>
          <table:table-cell office:value-type="float" office:value="101.702452" calcext:value-type="float">
            <text:p>101.702452</text:p>
          </table:table-cell>
          <table:table-cell office:value-type="float" office:value="100.692823" calcext:value-type="float">
            <text:p>100.692823</text:p>
          </table:table-cell>
          <table:table-cell office:value-type="float" office:value="0.407875" calcext:value-type="float">
            <text:p>0.40787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5198984" calcext:value-type="float">
            <text:p>5198984</text:p>
          </table:table-cell>
          <table:table-cell office:value-type="float" office:value="23859" calcext:value-type="float">
            <text:p>23859</text:p>
          </table:table-cell>
          <table:table-cell office:value-type="float" office:value="4942" calcext:value-type="float">
            <text:p>4942</text:p>
          </table:table-cell>
          <table:table-cell office:value-type="float" office:value="1.066934" calcext:value-type="float">
            <text:p>1.066934</text:p>
          </table:table-cell>
          <table:table-cell office:value-type="float" office:value="102.123738" calcext:value-type="float">
            <text:p>102.123738</text:p>
          </table:table-cell>
          <table:table-cell office:value-type="float" office:value="101.056804" calcext:value-type="float">
            <text:p>101.056804</text:p>
          </table:table-cell>
          <table:table-cell office:value-type="float" office:value="0.411569" calcext:value-type="float">
            <text:p>0.41156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994" calcext:value-type="float">
            <text:p>1.027994</text:p>
          </table:table-cell>
          <table:table-cell office:value-type="float" office:value="68.574088" calcext:value-type="float">
            <text:p>68.574088</text:p>
          </table:table-cell>
          <table:table-cell office:value-type="float" office:value="67.546094" calcext:value-type="float">
            <text:p>67.54609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6515" calcext:value-type="float">
            <text:p>1.02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43442" calcext:value-type="float">
            <text:p>1.043442</text:p>
          </table:table-cell>
          <table:table-cell office:value-type="float" office:value="68.581088" calcext:value-type="float">
            <text:p>68.581088</text:p>
          </table:table-cell>
          <table:table-cell office:value-type="float" office:value="67.537646" calcext:value-type="float">
            <text:p>67.53764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5178996" calcext:value-type="float">
            <text:p>5178996</text:p>
          </table:table-cell>
          <table:table-cell office:value-type="float" office:value="23959" calcext:value-type="float">
            <text:p>23959</text:p>
          </table:table-cell>
          <table:table-cell office:value-type="float" office:value="4923" calcext:value-type="float">
            <text:p>4923</text:p>
          </table:table-cell>
          <table:table-cell office:value-type="float" office:value="1.016033" calcext:value-type="float">
            <text:p>1.016033</text:p>
          </table:table-cell>
          <table:table-cell office:value-type="float" office:value="101.687869" calcext:value-type="float">
            <text:p>101.687869</text:p>
          </table:table-cell>
          <table:table-cell office:value-type="float" office:value="100.671836" calcext:value-type="float">
            <text:p>100.671836</text:p>
          </table:table-cell>
          <table:table-cell office:value-type="float" office:value="0.411555" calcext:value-type="float">
            <text:p>0.41155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5200036" calcext:value-type="float">
            <text:p>5200036</text:p>
          </table:table-cell>
          <table:table-cell office:value-type="float" office:value="23959" calcext:value-type="float">
            <text:p>23959</text:p>
          </table:table-cell>
          <table:table-cell office:value-type="float" office:value="4943" calcext:value-type="float">
            <text:p>4943</text:p>
          </table:table-cell>
          <table:table-cell office:value-type="float" office:value="1.305653" calcext:value-type="float">
            <text:p>1.305653</text:p>
          </table:table-cell>
          <table:table-cell office:value-type="float" office:value="102.175346" calcext:value-type="float">
            <text:p>102.175346</text:p>
          </table:table-cell>
          <table:table-cell office:value-type="float" office:value="100.869693" calcext:value-type="float">
            <text:p>100.869693</text:p>
          </table:table-cell>
          <table:table-cell office:value-type="float" office:value="0.412416" calcext:value-type="float">
            <text:p>0.412416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389" calcext:value-type="float">
            <text:p>1.268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2944" calcext:value-type="float">
            <text:p>1.52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3377" calcext:value-type="float">
            <text:p>1.283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5170580" calcext:value-type="float">
            <text:p>5170580</text:p>
          </table:table-cell>
          <table:table-cell office:value-type="float" office:value="24058" calcext:value-type="float">
            <text:p>24058</text:p>
          </table:table-cell>
          <table:table-cell office:value-type="float" office:value="4915" calcext:value-type="float">
            <text:p>4915</text:p>
          </table:table-cell>
          <table:table-cell office:value-type="float" office:value="1.009709" calcext:value-type="float">
            <text:p>1.009709</text:p>
          </table:table-cell>
          <table:table-cell office:value-type="float" office:value="101.700514" calcext:value-type="float">
            <text:p>101.700514</text:p>
          </table:table-cell>
          <table:table-cell office:value-type="float" office:value="100.690805" calcext:value-type="float">
            <text:p>100.690805</text:p>
          </table:table-cell>
          <table:table-cell office:value-type="float" office:value="0.410809" calcext:value-type="float">
            <text:p>0.41080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5214764" calcext:value-type="float">
            <text:p>5214764</text:p>
          </table:table-cell>
          <table:table-cell office:value-type="float" office:value="24058" calcext:value-type="float">
            <text:p>24058</text:p>
          </table:table-cell>
          <table:table-cell office:value-type="float" office:value="4957" calcext:value-type="float">
            <text:p>4957</text:p>
          </table:table-cell>
          <table:table-cell office:value-type="float" office:value="1.105556" calcext:value-type="float">
            <text:p>1.105556</text:p>
          </table:table-cell>
          <table:table-cell office:value-type="float" office:value="102.104348" calcext:value-type="float">
            <text:p>102.104348</text:p>
          </table:table-cell>
          <table:table-cell office:value-type="float" office:value="100.998792" calcext:value-type="float">
            <text:p>100.998792</text:p>
          </table:table-cell>
          <table:table-cell office:value-type="float" office:value="0.413056" calcext:value-type="float">
            <text:p>0.413056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25" calcext:value-type="float">
            <text:p>1.0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243" calcext:value-type="float">
            <text:p>1.039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9886" calcext:value-type="float">
            <text:p>1.059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5175840" calcext:value-type="float">
            <text:p>5175840</text:p>
          </table:table-cell>
          <table:table-cell office:value-type="float" office:value="24156" calcext:value-type="float">
            <text:p>24156</text:p>
          </table:table-cell>
          <table:table-cell office:value-type="float" office:value="4920" calcext:value-type="float">
            <text:p>4920</text:p>
          </table:table-cell>
          <table:table-cell office:value-type="float" office:value="1.019667" calcext:value-type="float">
            <text:p>1.019667</text:p>
          </table:table-cell>
          <table:table-cell office:value-type="float" office:value="101.692483" calcext:value-type="float">
            <text:p>101.692483</text:p>
          </table:table-cell>
          <table:table-cell office:value-type="float" office:value="100.672817" calcext:value-type="float">
            <text:p>100.672817</text:p>
          </table:table-cell>
          <table:table-cell office:value-type="float" office:value="0.4113" calcext:value-type="float">
            <text:p>0.411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5233700" calcext:value-type="float">
            <text:p>5233700</text:p>
          </table:table-cell>
          <table:table-cell office:value-type="float" office:value="24156" calcext:value-type="float">
            <text:p>24156</text:p>
          </table:table-cell>
          <table:table-cell office:value-type="float" office:value="4975" calcext:value-type="float">
            <text:p>4975</text:p>
          </table:table-cell>
          <table:table-cell office:value-type="float" office:value="1.053035" calcext:value-type="float">
            <text:p>1.053035</text:p>
          </table:table-cell>
          <table:table-cell office:value-type="float" office:value="102.111011" calcext:value-type="float">
            <text:p>102.111011</text:p>
          </table:table-cell>
          <table:table-cell office:value-type="float" office:value="101.057976" calcext:value-type="float">
            <text:p>101.057976</text:p>
          </table:table-cell>
          <table:table-cell office:value-type="float" office:value="0.414313" calcext:value-type="float">
            <text:p>0.41431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732" calcext:value-type="float">
            <text:p>1.013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45" calcext:value-type="float">
            <text:p>1.021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59" calcext:value-type="float">
            <text:p>1.030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4.672in" svg:y="0.3764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table:number-columns-repeated="2" office:value-type="string" calcext:value-type="string">
            <text:p><text:s/>Throughput_Mbps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075942" calcext:value-type="float">
            <text:p>0.075942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2" calcext:value-type="float">
            <text:p>0.09268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69" calcext:value-type="float">
            <text:p>0.101169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109516" calcext:value-type="float">
            <text:p>0.10951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18059" calcext:value-type="float">
            <text:p>0.11805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126344" calcext:value-type="float">
            <text:p>0.12634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134838" calcext:value-type="float">
            <text:p>0.134838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68496" calcext:value-type="float">
            <text:p>0.16849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76855" calcext:value-type="float">
            <text:p>0.17685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185291" calcext:value-type="float">
            <text:p>0.185291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193686" calcext:value-type="float">
            <text:p>0.193686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2155" calcext:value-type="float">
            <text:p>0.20215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9" calcext:value-type="float">
            <text:p>0.21053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18942" calcext:value-type="float">
            <text:p>0.21894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2742" calcext:value-type="float">
            <text:p>0.22742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23579" calcext:value-type="float">
            <text:p>0.2357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44283" calcext:value-type="float">
            <text:p>0.244283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252616" calcext:value-type="float">
            <text:p>0.25261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1015" calcext:value-type="float">
            <text:p>0.261015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269503" calcext:value-type="float">
            <text:p>0.269503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277857" calcext:value-type="float">
            <text:p>0.27785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294689" calcext:value-type="float">
            <text:p>0.294689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303156" calcext:value-type="float">
            <text:p>0.303156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532" calcext:value-type="float">
            <text:p>0.311532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320099" calcext:value-type="float">
            <text:p>0.32009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328399" calcext:value-type="float">
            <text:p>0.328399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336822" calcext:value-type="float">
            <text:p>0.33682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345219" calcext:value-type="float">
            <text:p>0.34521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9" calcext:value-type="float">
            <text:p>0.353659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362147" calcext:value-type="float">
            <text:p>0.36214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37049" calcext:value-type="float">
            <text:p>0.3704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87346" calcext:value-type="float">
            <text:p>0.387346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404138" calcext:value-type="float">
            <text:p>0.40413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412548" calcext:value-type="float">
            <text:p>0.41254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421098" calcext:value-type="float">
            <text:p>0.421098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29415" calcext:value-type="float">
            <text:p>0.429415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446245" calcext:value-type="float">
            <text:p>0.44624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649" calcext:value-type="float">
            <text:p>0.45464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463105" calcext:value-type="float">
            <text:p>0.463105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471493" calcext:value-type="float">
            <text:p>0.471493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479903" calcext:value-type="float">
            <text:p>0.479903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68" calcext:value-type="float">
            <text:p>0.488268</text:p>
          </table:table-cell>
          <table:table-cell office:value-type="float" office:value="0.488291" calcext:value-type="float">
            <text:p>0.488291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636" calcext:value-type="float">
            <text:p>0.496636</text:p>
          </table:table-cell>
          <table:table-cell office:value-type="float" office:value="0.49683" calcext:value-type="float">
            <text:p>0.4968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498481" calcext:value-type="float">
            <text:p>0.498481</text:p>
          </table:table-cell>
          <table:table-cell office:value-type="float" office:value="0.498463" calcext:value-type="float">
            <text:p>0.498463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494658" calcext:value-type="float">
            <text:p>0.494658</text:p>
          </table:table-cell>
          <table:table-cell office:value-type="float" office:value="0.494629" calcext:value-type="float">
            <text:p>0.494629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491074" calcext:value-type="float">
            <text:p>0.491074</text:p>
          </table:table-cell>
          <table:table-cell office:value-type="float" office:value="0.490914" calcext:value-type="float">
            <text:p>0.490914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table:number-columns-repeated="2" office:value-type="float" office:value="0.486796" calcext:value-type="float">
            <text:p>0.486796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483535" calcext:value-type="float">
            <text:p>0.483535</text:p>
          </table:table-cell>
          <table:table-cell office:value-type="float" office:value="0.483388" calcext:value-type="float">
            <text:p>0.483388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0.478873" calcext:value-type="float">
            <text:p>0.478873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474907" calcext:value-type="float">
            <text:p>0.474907</text:p>
          </table:table-cell>
          <table:table-cell office:value-type="float" office:value="0.475038" calcext:value-type="float">
            <text:p>0.475038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471129" calcext:value-type="float">
            <text:p>0.471129</text:p>
          </table:table-cell>
          <table:table-cell office:value-type="float" office:value="0.470891" calcext:value-type="float">
            <text:p>0.470891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467129" calcext:value-type="float">
            <text:p>0.467129</text:p>
          </table:table-cell>
          <table:table-cell office:value-type="float" office:value="0.46676" calcext:value-type="float">
            <text:p>0.46676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463633" calcext:value-type="float">
            <text:p>0.463633</text:p>
          </table:table-cell>
          <table:table-cell office:value-type="float" office:value="0.463314" calcext:value-type="float">
            <text:p>0.463314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459106" calcext:value-type="float">
            <text:p>0.459106</text:p>
          </table:table-cell>
          <table:table-cell office:value-type="float" office:value="0.45895" calcext:value-type="float">
            <text:p>0.45895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455922" calcext:value-type="float">
            <text:p>0.455922</text:p>
          </table:table-cell>
          <table:table-cell office:value-type="float" office:value="0.456043" calcext:value-type="float">
            <text:p>0.456043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451193" calcext:value-type="float">
            <text:p>0.451193</text:p>
          </table:table-cell>
          <table:table-cell office:value-type="float" office:value="0.451206" calcext:value-type="float">
            <text:p>0.451206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44821" calcext:value-type="float">
            <text:p>0.44821</text:p>
          </table:table-cell>
          <table:table-cell office:value-type="float" office:value="0.448189" calcext:value-type="float">
            <text:p>0.448189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443927" calcext:value-type="float">
            <text:p>0.443927</text:p>
          </table:table-cell>
          <table:table-cell office:value-type="float" office:value="0.443442" calcext:value-type="float">
            <text:p>0.443442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440132" calcext:value-type="float">
            <text:p>0.440132</text:p>
          </table:table-cell>
          <table:table-cell office:value-type="float" office:value="0.440087" calcext:value-type="float">
            <text:p>0.440087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435598" calcext:value-type="float">
            <text:p>0.435598</text:p>
          </table:table-cell>
          <table:table-cell office:value-type="float" office:value="0.435656" calcext:value-type="float">
            <text:p>0.435656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431939" calcext:value-type="float">
            <text:p>0.431939</text:p>
          </table:table-cell>
          <table:table-cell office:value-type="float" office:value="0.431848" calcext:value-type="float">
            <text:p>0.431848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428316" calcext:value-type="float">
            <text:p>0.428316</text:p>
          </table:table-cell>
          <table:table-cell office:value-type="float" office:value="0.428326" calcext:value-type="float">
            <text:p>0.428326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423743" calcext:value-type="float">
            <text:p>0.423743</text:p>
          </table:table-cell>
          <table:table-cell office:value-type="float" office:value="0.423634" calcext:value-type="float">
            <text:p>0.423634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420358" calcext:value-type="float">
            <text:p>0.420358</text:p>
          </table:table-cell>
          <table:table-cell office:value-type="float" office:value="0.420384" calcext:value-type="float">
            <text:p>0.420384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415844" calcext:value-type="float">
            <text:p>0.415844</text:p>
          </table:table-cell>
          <table:table-cell office:value-type="float" office:value="0.41572" calcext:value-type="float">
            <text:p>0.41572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412526" calcext:value-type="float">
            <text:p>0.412526</text:p>
          </table:table-cell>
          <table:table-cell office:value-type="float" office:value="0.411897" calcext:value-type="float">
            <text:p>0.411897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0.413457" calcext:value-type="float">
            <text:p>0.413457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406653" calcext:value-type="float">
            <text:p>0.406653</text:p>
          </table:table-cell>
          <table:table-cell office:value-type="float" office:value="0.410282" calcext:value-type="float">
            <text:p>0.410282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407789" calcext:value-type="float">
            <text:p>0.407789</text:p>
          </table:table-cell>
          <table:table-cell office:value-type="float" office:value="0.41166" calcext:value-type="float">
            <text:p>0.41166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407045" calcext:value-type="float">
            <text:p>0.407045</text:p>
          </table:table-cell>
          <table:table-cell office:value-type="float" office:value="0.411223" calcext:value-type="float">
            <text:p>0.411223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408777" calcext:value-type="float">
            <text:p>0.408777</text:p>
          </table:table-cell>
          <table:table-cell office:value-type="float" office:value="0.411738" calcext:value-type="float">
            <text:p>0.411738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408384" calcext:value-type="float">
            <text:p>0.408384</text:p>
          </table:table-cell>
          <table:table-cell office:value-type="float" office:value="0.412526" calcext:value-type="float">
            <text:p>0.412526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411458" calcext:value-type="float">
            <text:p>0.411458</text:p>
          </table:table-cell>
          <table:table-cell office:value-type="float" office:value="0.411349" calcext:value-type="float">
            <text:p>0.411349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408135" calcext:value-type="float">
            <text:p>0.408135</text:p>
          </table:table-cell>
          <table:table-cell office:value-type="float" office:value="0.410484" calcext:value-type="float">
            <text:p>0.410484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407672" calcext:value-type="float">
            <text:p>0.407672</text:p>
          </table:table-cell>
          <table:table-cell office:value-type="float" office:value="0.411003" calcext:value-type="float">
            <text:p>0.411003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407656" calcext:value-type="float">
            <text:p>0.407656</text:p>
          </table:table-cell>
          <table:table-cell office:value-type="float" office:value="0.410398" calcext:value-type="float">
            <text:p>0.410398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408684" calcext:value-type="float">
            <text:p>0.408684</text:p>
          </table:table-cell>
          <table:table-cell office:value-type="float" office:value="0.411994" calcext:value-type="float">
            <text:p>0.411994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408885" calcext:value-type="float">
            <text:p>0.408885</text:p>
          </table:table-cell>
          <table:table-cell office:value-type="float" office:value="0.411545" calcext:value-type="float">
            <text:p>0.41154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0.412693" calcext:value-type="float">
            <text:p>0.412693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410708" calcext:value-type="float">
            <text:p>0.410708</text:p>
          </table:table-cell>
          <table:table-cell office:value-type="float" office:value="0.413665" calcext:value-type="float">
            <text:p>0.413665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408164" calcext:value-type="float">
            <text:p>0.408164</text:p>
          </table:table-cell>
          <table:table-cell office:value-type="float" office:value="0.412282" calcext:value-type="float">
            <text:p>0.412282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405123" calcext:value-type="float">
            <text:p>0.405123</text:p>
          </table:table-cell>
          <table:table-cell office:value-type="float" office:value="0.408299" calcext:value-type="float">
            <text:p>0.408299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407392" calcext:value-type="float">
            <text:p>0.407392</text:p>
          </table:table-cell>
          <table:table-cell office:value-type="float" office:value="0.410576" calcext:value-type="float">
            <text:p>0.410576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406966" calcext:value-type="float">
            <text:p>0.406966</text:p>
          </table:table-cell>
          <table:table-cell office:value-type="float" office:value="0.40992" calcext:value-type="float">
            <text:p>0.40992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40533" calcext:value-type="float">
            <text:p>0.40533</text:p>
          </table:table-cell>
          <table:table-cell office:value-type="float" office:value="0.409166" calcext:value-type="float">
            <text:p>0.409166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410675" calcext:value-type="float">
            <text:p>0.410675</text:p>
          </table:table-cell>
          <table:table-cell office:value-type="float" office:value="0.412605" calcext:value-type="float">
            <text:p>0.412605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404916" calcext:value-type="float">
            <text:p>0.404916</text:p>
          </table:table-cell>
          <table:table-cell office:value-type="float" office:value="0.408233" calcext:value-type="float">
            <text:p>0.408233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409851" calcext:value-type="float">
            <text:p>0.409851</text:p>
          </table:table-cell>
          <table:table-cell office:value-type="float" office:value="0.412286" calcext:value-type="float">
            <text:p>0.412286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410299" calcext:value-type="float">
            <text:p>0.410299</text:p>
          </table:table-cell>
          <table:table-cell office:value-type="float" office:value="0.412223" calcext:value-type="float">
            <text:p>0.412223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407192" calcext:value-type="float">
            <text:p>0.407192</text:p>
          </table:table-cell>
          <table:table-cell office:value-type="float" office:value="0.409996" calcext:value-type="float">
            <text:p>0.409996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404646" calcext:value-type="float">
            <text:p>0.404646</text:p>
          </table:table-cell>
          <table:table-cell office:value-type="float" office:value="0.408174" calcext:value-type="float">
            <text:p>0.408174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408116" calcext:value-type="float">
            <text:p>0.408116</text:p>
          </table:table-cell>
          <table:table-cell office:value-type="float" office:value="0.410969" calcext:value-type="float">
            <text:p>0.410969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407963" calcext:value-type="float">
            <text:p>0.407963</text:p>
          </table:table-cell>
          <table:table-cell office:value-type="float" office:value="0.411517" calcext:value-type="float">
            <text:p>0.411517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406916" calcext:value-type="float">
            <text:p>0.406916</text:p>
          </table:table-cell>
          <table:table-cell office:value-type="float" office:value="0.41015" calcext:value-type="float">
            <text:p>0.41015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404917" calcext:value-type="float">
            <text:p>0.404917</text:p>
          </table:table-cell>
          <table:table-cell office:value-type="float" office:value="0.40811" calcext:value-type="float">
            <text:p>0.40811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408945" calcext:value-type="float">
            <text:p>0.408945</text:p>
          </table:table-cell>
          <table:table-cell office:value-type="float" office:value="0.41226" calcext:value-type="float">
            <text:p>0.41226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405936" calcext:value-type="float">
            <text:p>0.405936</text:p>
          </table:table-cell>
          <table:table-cell office:value-type="float" office:value="0.409209" calcext:value-type="float">
            <text:p>0.409209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403229" calcext:value-type="float">
            <text:p>0.403229</text:p>
          </table:table-cell>
          <table:table-cell office:value-type="float" office:value="0.406023" calcext:value-type="float">
            <text:p>0.406023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406242" calcext:value-type="float">
            <text:p>0.406242</text:p>
          </table:table-cell>
          <table:table-cell office:value-type="float" office:value="0.409168" calcext:value-type="float">
            <text:p>0.409168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407265" calcext:value-type="float">
            <text:p>0.407265</text:p>
          </table:table-cell>
          <table:table-cell office:value-type="float" office:value="0.408486" calcext:value-type="float">
            <text:p>0.408486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407278" calcext:value-type="float">
            <text:p>0.407278</text:p>
          </table:table-cell>
          <table:table-cell office:value-type="float" office:value="0.410308" calcext:value-type="float">
            <text:p>0.410308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405261" calcext:value-type="float">
            <text:p>0.405261</text:p>
          </table:table-cell>
          <table:table-cell office:value-type="float" office:value="0.40936" calcext:value-type="float">
            <text:p>0.40936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410643" calcext:value-type="float">
            <text:p>0.410643</text:p>
          </table:table-cell>
          <table:table-cell office:value-type="float" office:value="0.413199" calcext:value-type="float">
            <text:p>0.413199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40676" calcext:value-type="float">
            <text:p>0.40676</text:p>
          </table:table-cell>
          <table:table-cell office:value-type="float" office:value="0.411626" calcext:value-type="float">
            <text:p>0.411626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40824" calcext:value-type="float">
            <text:p>0.40824</text:p>
          </table:table-cell>
          <table:table-cell office:value-type="float" office:value="0.411048" calcext:value-type="float">
            <text:p>0.411048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407708" calcext:value-type="float">
            <text:p>0.407708</text:p>
          </table:table-cell>
          <table:table-cell office:value-type="float" office:value="0.411598" calcext:value-type="float">
            <text:p>0.411598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408913" calcext:value-type="float">
            <text:p>0.408913</text:p>
          </table:table-cell>
          <table:table-cell office:value-type="float" office:value="0.409232" calcext:value-type="float">
            <text:p>0.409232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402741" calcext:value-type="float">
            <text:p>0.402741</text:p>
          </table:table-cell>
          <table:table-cell office:value-type="float" office:value="0.40617" calcext:value-type="float">
            <text:p>0.40617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406456" calcext:value-type="float">
            <text:p>0.406456</text:p>
          </table:table-cell>
          <table:table-cell office:value-type="float" office:value="0.409149" calcext:value-type="float">
            <text:p>0.409149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406385" calcext:value-type="float">
            <text:p>0.406385</text:p>
          </table:table-cell>
          <table:table-cell office:value-type="float" office:value="0.407924" calcext:value-type="float">
            <text:p>0.407924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405339" calcext:value-type="float">
            <text:p>0.405339</text:p>
          </table:table-cell>
          <table:table-cell office:value-type="float" office:value="0.40821" calcext:value-type="float">
            <text:p>0.40821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403919" calcext:value-type="float">
            <text:p>0.403919</text:p>
          </table:table-cell>
          <table:table-cell office:value-type="float" office:value="0.407225" calcext:value-type="float">
            <text:p>0.407225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411055" calcext:value-type="float">
            <text:p>0.411055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409333" calcext:value-type="float">
            <text:p>0.409333</text:p>
          </table:table-cell>
          <table:table-cell office:value-type="float" office:value="0.411338" calcext:value-type="float">
            <text:p>0.411338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412227" calcext:value-type="float">
            <text:p>0.412227</text:p>
          </table:table-cell>
          <table:table-cell office:value-type="float" office:value="0.415471" calcext:value-type="float">
            <text:p>0.415471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409262" calcext:value-type="float">
            <text:p>0.409262</text:p>
          </table:table-cell>
          <table:table-cell office:value-type="float" office:value="0.412841" calcext:value-type="float">
            <text:p>0.412841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410286" calcext:value-type="float">
            <text:p>0.410286</text:p>
          </table:table-cell>
          <table:table-cell office:value-type="float" office:value="0.413007" calcext:value-type="float">
            <text:p>0.413007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40562" calcext:value-type="float">
            <text:p>0.40562</text:p>
          </table:table-cell>
          <table:table-cell office:value-type="float" office:value="0.408863" calcext:value-type="float">
            <text:p>0.408863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406941" calcext:value-type="float">
            <text:p>0.406941</text:p>
          </table:table-cell>
          <table:table-cell office:value-type="float" office:value="0.407887" calcext:value-type="float">
            <text:p>0.407887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408324" calcext:value-type="float">
            <text:p>0.408324</text:p>
          </table:table-cell>
          <table:table-cell office:value-type="float" office:value="0.411342" calcext:value-type="float">
            <text:p>0.411342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405905" calcext:value-type="float">
            <text:p>0.405905</text:p>
          </table:table-cell>
          <table:table-cell office:value-type="float" office:value="0.409175" calcext:value-type="float">
            <text:p>0.409175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409818" calcext:value-type="float">
            <text:p>0.409818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406919" calcext:value-type="float">
            <text:p>0.406919</text:p>
          </table:table-cell>
          <table:table-cell office:value-type="float" office:value="0.410167" calcext:value-type="float">
            <text:p>0.410167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408021" calcext:value-type="float">
            <text:p>0.408021</text:p>
          </table:table-cell>
          <table:table-cell office:value-type="float" office:value="0.410998" calcext:value-type="float">
            <text:p>0.410998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409746" calcext:value-type="float">
            <text:p>0.409746</text:p>
          </table:table-cell>
          <table:table-cell office:value-type="float" office:value="0.412545" calcext:value-type="float">
            <text:p>0.412545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411023" calcext:value-type="float">
            <text:p>0.411023</text:p>
          </table:table-cell>
          <table:table-cell office:value-type="float" office:value="0.41377" calcext:value-type="float">
            <text:p>0.41377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408247" calcext:value-type="float">
            <text:p>0.408247</text:p>
          </table:table-cell>
          <table:table-cell office:value-type="float" office:value="0.411164" calcext:value-type="float">
            <text:p>0.411164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05877" calcext:value-type="float">
            <text:p>0.405877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408611" calcext:value-type="float">
            <text:p>0.408611</text:p>
          </table:table-cell>
          <table:table-cell office:value-type="float" office:value="0.412068" calcext:value-type="float">
            <text:p>0.412068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406568" calcext:value-type="float">
            <text:p>0.406568</text:p>
          </table:table-cell>
          <table:table-cell office:value-type="float" office:value="0.410084" calcext:value-type="float">
            <text:p>0.410084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404976" calcext:value-type="float">
            <text:p>0.404976</text:p>
          </table:table-cell>
          <table:table-cell office:value-type="float" office:value="0.408424" calcext:value-type="float">
            <text:p>0.408424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407905" calcext:value-type="float">
            <text:p>0.407905</text:p>
          </table:table-cell>
          <table:table-cell office:value-type="float" office:value="0.411969" calcext:value-type="float">
            <text:p>0.411969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407553" calcext:value-type="float">
            <text:p>0.407553</text:p>
          </table:table-cell>
          <table:table-cell office:value-type="float" office:value="0.411688" calcext:value-type="float">
            <text:p>0.411688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406528" calcext:value-type="float">
            <text:p>0.406528</text:p>
          </table:table-cell>
          <table:table-cell office:value-type="float" office:value="0.409285" calcext:value-type="float">
            <text:p>0.409285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405849" calcext:value-type="float">
            <text:p>0.405849</text:p>
          </table:table-cell>
          <table:table-cell office:value-type="float" office:value="0.407247" calcext:value-type="float">
            <text:p>0.407247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40988" calcext:value-type="float">
            <text:p>0.40988</text:p>
          </table:table-cell>
          <table:table-cell office:value-type="float" office:value="0.411087" calcext:value-type="float">
            <text:p>0.411087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407892" calcext:value-type="float">
            <text:p>0.407892</text:p>
          </table:table-cell>
          <table:table-cell office:value-type="float" office:value="0.411194" calcext:value-type="float">
            <text:p>0.411194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406572" calcext:value-type="float">
            <text:p>0.406572</text:p>
          </table:table-cell>
          <table:table-cell office:value-type="float" office:value="0.409889" calcext:value-type="float">
            <text:p>0.409889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406935" calcext:value-type="float">
            <text:p>0.406935</text:p>
          </table:table-cell>
          <table:table-cell office:value-type="float" office:value="0.409846" calcext:value-type="float">
            <text:p>0.409846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409238" calcext:value-type="float">
            <text:p>0.409238</text:p>
          </table:table-cell>
          <table:table-cell office:value-type="float" office:value="0.409873" calcext:value-type="float">
            <text:p>0.409873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405498" calcext:value-type="float">
            <text:p>0.405498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407199" calcext:value-type="float">
            <text:p>0.407199</text:p>
          </table:table-cell>
          <table:table-cell office:value-type="float" office:value="0.410241" calcext:value-type="float">
            <text:p>0.410241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407673" calcext:value-type="float">
            <text:p>0.407673</text:p>
          </table:table-cell>
          <table:table-cell office:value-type="float" office:value="0.410024" calcext:value-type="float">
            <text:p>0.410024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411974" calcext:value-type="float">
            <text:p>0.411974</text:p>
          </table:table-cell>
          <table:table-cell office:value-type="float" office:value="0.41259" calcext:value-type="float">
            <text:p>0.41259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404518" calcext:value-type="float">
            <text:p>0.404518</text:p>
          </table:table-cell>
          <table:table-cell office:value-type="float" office:value="0.408088" calcext:value-type="float">
            <text:p>0.408088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405589" calcext:value-type="float">
            <text:p>0.405589</text:p>
          </table:table-cell>
          <table:table-cell office:value-type="float" office:value="0.408645" calcext:value-type="float">
            <text:p>0.408645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.408328" calcext:value-type="float">
            <text:p>0.408328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406599" calcext:value-type="float">
            <text:p>0.406599</text:p>
          </table:table-cell>
          <table:table-cell office:value-type="float" office:value="0.410525" calcext:value-type="float">
            <text:p>0.410525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410372" calcext:value-type="float">
            <text:p>0.410372</text:p>
          </table:table-cell>
          <table:table-cell office:value-type="float" office:value="0.410841" calcext:value-type="float">
            <text:p>0.410841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407083" calcext:value-type="float">
            <text:p>0.407083</text:p>
          </table:table-cell>
          <table:table-cell office:value-type="float" office:value="0.411077" calcext:value-type="float">
            <text:p>0.411077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417518" calcext:value-type="float">
            <text:p>0.417518</text:p>
          </table:table-cell>
          <table:table-cell office:value-type="float" office:value="0.411415" calcext:value-type="float">
            <text:p>0.411415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409981" calcext:value-type="float">
            <text:p>0.409981</text:p>
          </table:table-cell>
          <table:table-cell office:value-type="float" office:value="0.410467" calcext:value-type="float">
            <text:p>0.410467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411888" calcext:value-type="float">
            <text:p>0.411888</text:p>
          </table:table-cell>
          <table:table-cell office:value-type="float" office:value="0.414947" calcext:value-type="float">
            <text:p>0.414947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414928" calcext:value-type="float">
            <text:p>0.414928</text:p>
          </table:table-cell>
          <table:table-cell office:value-type="float" office:value="0.411311" calcext:value-type="float">
            <text:p>0.411311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405102" calcext:value-type="float">
            <text:p>0.405102</text:p>
          </table:table-cell>
          <table:table-cell office:value-type="float" office:value="0.408393" calcext:value-type="float">
            <text:p>0.408393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404099" calcext:value-type="float">
            <text:p>0.404099</text:p>
          </table:table-cell>
          <table:table-cell office:value-type="float" office:value="0.406953" calcext:value-type="float">
            <text:p>0.406953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417893" calcext:value-type="float">
            <text:p>0.417893</text:p>
          </table:table-cell>
          <table:table-cell office:value-type="float" office:value="0.410629" calcext:value-type="float">
            <text:p>0.410629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416428" calcext:value-type="float">
            <text:p>0.416428</text:p>
          </table:table-cell>
          <table:table-cell office:value-type="float" office:value="0.408439" calcext:value-type="float">
            <text:p>0.408439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405259" calcext:value-type="float">
            <text:p>0.405259</text:p>
          </table:table-cell>
          <table:table-cell office:value-type="float" office:value="0.408357" calcext:value-type="float">
            <text:p>0.408357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407596" calcext:value-type="float">
            <text:p>0.407596</text:p>
          </table:table-cell>
          <table:table-cell office:value-type="float" office:value="0.410489" calcext:value-type="float">
            <text:p>0.410489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406546" calcext:value-type="float">
            <text:p>0.406546</text:p>
          </table:table-cell>
          <table:table-cell office:value-type="float" office:value="0.407134" calcext:value-type="float">
            <text:p>0.407134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408349" calcext:value-type="float">
            <text:p>0.408349</text:p>
          </table:table-cell>
          <table:table-cell office:value-type="float" office:value="0.410991" calcext:value-type="float">
            <text:p>0.410991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414249" calcext:value-type="float">
            <text:p>0.414249</text:p>
          </table:table-cell>
          <table:table-cell office:value-type="float" office:value="0.41471" calcext:value-type="float">
            <text:p>0.41471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407251" calcext:value-type="float">
            <text:p>0.407251</text:p>
          </table:table-cell>
          <table:table-cell office:value-type="float" office:value="0.410761" calcext:value-type="float">
            <text:p>0.410761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409983" calcext:value-type="float">
            <text:p>0.409983</text:p>
          </table:table-cell>
          <table:table-cell office:value-type="float" office:value="0.411031" calcext:value-type="float">
            <text:p>0.411031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41179" calcext:value-type="float">
            <text:p>0.41179</text:p>
          </table:table-cell>
          <table:table-cell office:value-type="float" office:value="0.415232" calcext:value-type="float">
            <text:p>0.415232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408925" calcext:value-type="float">
            <text:p>0.408925</text:p>
          </table:table-cell>
          <table:table-cell office:value-type="float" office:value="0.411822" calcext:value-type="float">
            <text:p>0.411822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407351" calcext:value-type="float">
            <text:p>0.407351</text:p>
          </table:table-cell>
          <table:table-cell office:value-type="float" office:value="0.409185" calcext:value-type="float">
            <text:p>0.409185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407905" calcext:value-type="float">
            <text:p>0.407905</text:p>
          </table:table-cell>
          <table:table-cell office:value-type="float" office:value="0.411133" calcext:value-type="float">
            <text:p>0.411133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407911" calcext:value-type="float">
            <text:p>0.407911</text:p>
          </table:table-cell>
          <table:table-cell office:value-type="float" office:value="0.410779" calcext:value-type="float">
            <text:p>0.410779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405275" calcext:value-type="float">
            <text:p>0.405275</text:p>
          </table:table-cell>
          <table:table-cell office:value-type="float" office:value="0.408175" calcext:value-type="float">
            <text:p>0.408175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412127" calcext:value-type="float">
            <text:p>0.412127</text:p>
          </table:table-cell>
          <table:table-cell office:value-type="float" office:value="0.41534" calcext:value-type="float">
            <text:p>0.41534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408048" calcext:value-type="float">
            <text:p>0.408048</text:p>
          </table:table-cell>
          <table:table-cell office:value-type="float" office:value="0.412261" calcext:value-type="float">
            <text:p>0.412261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408965" calcext:value-type="float">
            <text:p>0.408965</text:p>
          </table:table-cell>
          <table:table-cell office:value-type="float" office:value="0.411705" calcext:value-type="float">
            <text:p>0.411705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413092" calcext:value-type="float">
            <text:p>0.413092</text:p>
          </table:table-cell>
          <table:table-cell office:value-type="float" office:value="0.41524" calcext:value-type="float">
            <text:p>0.41524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413206" calcext:value-type="float">
            <text:p>0.413206</text:p>
          </table:table-cell>
          <table:table-cell office:value-type="float" office:value="0.413608" calcext:value-type="float">
            <text:p>0.413608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408098" calcext:value-type="float">
            <text:p>0.408098</text:p>
          </table:table-cell>
          <table:table-cell office:value-type="float" office:value="0.410826" calcext:value-type="float">
            <text:p>0.410826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407409" calcext:value-type="float">
            <text:p>0.407409</text:p>
          </table:table-cell>
          <table:table-cell office:value-type="float" office:value="0.411092" calcext:value-type="float">
            <text:p>0.411092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416035" calcext:value-type="float">
            <text:p>0.416035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405979" calcext:value-type="float">
            <text:p>0.405979</text:p>
          </table:table-cell>
          <table:table-cell office:value-type="float" office:value="0.408843" calcext:value-type="float">
            <text:p>0.408843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405831" calcext:value-type="float">
            <text:p>0.405831</text:p>
          </table:table-cell>
          <table:table-cell office:value-type="float" office:value="0.409928" calcext:value-type="float">
            <text:p>0.409928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409198" calcext:value-type="float">
            <text:p>0.409198</text:p>
          </table:table-cell>
          <table:table-cell office:value-type="float" office:value="0.411694" calcext:value-type="float">
            <text:p>0.411694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406661" calcext:value-type="float">
            <text:p>0.406661</text:p>
          </table:table-cell>
          <table:table-cell office:value-type="float" office:value="0.408066" calcext:value-type="float">
            <text:p>0.408066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402604" calcext:value-type="float">
            <text:p>0.402604</text:p>
          </table:table-cell>
          <table:table-cell office:value-type="float" office:value="0.405019" calcext:value-type="float">
            <text:p>0.405019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407768" calcext:value-type="float">
            <text:p>0.407768</text:p>
          </table:table-cell>
          <table:table-cell office:value-type="float" office:value="0.41162" calcext:value-type="float">
            <text:p>0.41162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408928" calcext:value-type="float">
            <text:p>0.408928</text:p>
          </table:table-cell>
          <table:table-cell office:value-type="float" office:value="0.412924" calcext:value-type="float">
            <text:p>0.412924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0.40939" calcext:value-type="float">
            <text:p>0.40939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409528" calcext:value-type="float">
            <text:p>0.409528</text:p>
          </table:table-cell>
          <table:table-cell office:value-type="float" office:value="0.410382" calcext:value-type="float">
            <text:p>0.410382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410526" calcext:value-type="float">
            <text:p>0.410526</text:p>
          </table:table-cell>
          <table:table-cell office:value-type="float" office:value="0.41119" calcext:value-type="float">
            <text:p>0.41119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411112" calcext:value-type="float">
            <text:p>0.411112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405655" calcext:value-type="float">
            <text:p>0.405655</text:p>
          </table:table-cell>
          <table:table-cell office:value-type="float" office:value="0.407869" calcext:value-type="float">
            <text:p>0.407869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40593" calcext:value-type="float">
            <text:p>0.40593</text:p>
          </table:table-cell>
          <table:table-cell office:value-type="float" office:value="0.40929" calcext:value-type="float">
            <text:p>0.40929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0.409067" calcext:value-type="float">
            <text:p>0.409067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407695" calcext:value-type="float">
            <text:p>0.407695</text:p>
          </table:table-cell>
          <table:table-cell office:value-type="float" office:value="0.410544" calcext:value-type="float">
            <text:p>0.410544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409079" calcext:value-type="float">
            <text:p>0.409079</text:p>
          </table:table-cell>
          <table:table-cell office:value-type="float" office:value="0.412375" calcext:value-type="float">
            <text:p>0.412375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40569" calcext:value-type="float">
            <text:p>0.40569</text:p>
          </table:table-cell>
          <table:table-cell office:value-type="float" office:value="0.409022" calcext:value-type="float">
            <text:p>0.409022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410423" calcext:value-type="float">
            <text:p>0.410423</text:p>
          </table:table-cell>
          <table:table-cell office:value-type="float" office:value="0.410754" calcext:value-type="float">
            <text:p>0.410754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407548" calcext:value-type="float">
            <text:p>0.407548</text:p>
          </table:table-cell>
          <table:table-cell office:value-type="float" office:value="0.411547" calcext:value-type="float">
            <text:p>0.411547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407619" calcext:value-type="float">
            <text:p>0.407619</text:p>
          </table:table-cell>
          <table:table-cell office:value-type="float" office:value="0.410774" calcext:value-type="float">
            <text:p>0.410774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405625" calcext:value-type="float">
            <text:p>0.405625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0.409584" calcext:value-type="float">
            <text:p>0.409584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41048" calcext:value-type="float">
            <text:p>0.41048</text:p>
          </table:table-cell>
          <table:table-cell office:value-type="float" office:value="0.413521" calcext:value-type="float">
            <text:p>0.413521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409396" calcext:value-type="float">
            <text:p>0.409396</text:p>
          </table:table-cell>
          <table:table-cell office:value-type="float" office:value="0.410496" calcext:value-type="float">
            <text:p>0.410496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407775" calcext:value-type="float">
            <text:p>0.407775</text:p>
          </table:table-cell>
          <table:table-cell office:value-type="float" office:value="0.411604" calcext:value-type="float">
            <text:p>0.411604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412693" calcext:value-type="float">
            <text:p>0.412693</text:p>
          </table:table-cell>
          <table:table-cell office:value-type="float" office:value="0.415843" calcext:value-type="float">
            <text:p>0.415843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404024" calcext:value-type="float">
            <text:p>0.404024</text:p>
          </table:table-cell>
          <table:table-cell office:value-type="float" office:value="0.407604" calcext:value-type="float">
            <text:p>0.407604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406277" calcext:value-type="float">
            <text:p>0.406277</text:p>
          </table:table-cell>
          <table:table-cell office:value-type="float" office:value="0.409035" calcext:value-type="float">
            <text:p>0.409035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407808" calcext:value-type="float">
            <text:p>0.407808</text:p>
          </table:table-cell>
          <table:table-cell office:value-type="float" office:value="0.410585" calcext:value-type="float">
            <text:p>0.410585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409511" calcext:value-type="float">
            <text:p>0.409511</text:p>
          </table:table-cell>
          <table:table-cell office:value-type="float" office:value="0.41299" calcext:value-type="float">
            <text:p>0.41299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404414" calcext:value-type="float">
            <text:p>0.404414</text:p>
          </table:table-cell>
          <table:table-cell office:value-type="float" office:value="0.407509" calcext:value-type="float">
            <text:p>0.407509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404343" calcext:value-type="float">
            <text:p>0.404343</text:p>
          </table:table-cell>
          <table:table-cell office:value-type="float" office:value="0.407976" calcext:value-type="float">
            <text:p>0.407976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409747" calcext:value-type="float">
            <text:p>0.409747</text:p>
          </table:table-cell>
          <table:table-cell office:value-type="float" office:value="0.410541" calcext:value-type="float">
            <text:p>0.410541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407586" calcext:value-type="float">
            <text:p>0.407586</text:p>
          </table:table-cell>
          <table:table-cell office:value-type="float" office:value="0.410639" calcext:value-type="float">
            <text:p>0.410639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409919" calcext:value-type="float">
            <text:p>0.409919</text:p>
          </table:table-cell>
          <table:table-cell office:value-type="float" office:value="0.41352" calcext:value-type="float">
            <text:p>0.41352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40576" calcext:value-type="float">
            <text:p>0.40576</text:p>
          </table:table-cell>
          <table:table-cell office:value-type="float" office:value="0.408501" calcext:value-type="float">
            <text:p>0.408501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407178" calcext:value-type="float">
            <text:p>0.407178</text:p>
          </table:table-cell>
          <table:table-cell office:value-type="float" office:value="0.411222" calcext:value-type="float">
            <text:p>0.411222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406603" calcext:value-type="float">
            <text:p>0.406603</text:p>
          </table:table-cell>
          <table:table-cell office:value-type="float" office:value="0.410112" calcext:value-type="float">
            <text:p>0.410112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406661" calcext:value-type="float">
            <text:p>0.406661</text:p>
          </table:table-cell>
          <table:table-cell office:value-type="float" office:value="0.409672" calcext:value-type="float">
            <text:p>0.409672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406071" calcext:value-type="float">
            <text:p>0.406071</text:p>
          </table:table-cell>
          <table:table-cell office:value-type="float" office:value="0.40921" calcext:value-type="float">
            <text:p>0.40921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407409" calcext:value-type="float">
            <text:p>0.407409</text:p>
          </table:table-cell>
          <table:table-cell office:value-type="float" office:value="0.411102" calcext:value-type="float">
            <text:p>0.411102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0.413618" calcext:value-type="float">
            <text:p>0.413618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408168" calcext:value-type="float">
            <text:p>0.408168</text:p>
          </table:table-cell>
          <table:table-cell office:value-type="float" office:value="0.41072" calcext:value-type="float">
            <text:p>0.41072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407489" calcext:value-type="float">
            <text:p>0.407489</text:p>
          </table:table-cell>
          <table:table-cell office:value-type="float" office:value="0.408904" calcext:value-type="float">
            <text:p>0.408904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406189" calcext:value-type="float">
            <text:p>0.406189</text:p>
          </table:table-cell>
          <table:table-cell office:value-type="float" office:value="0.409543" calcext:value-type="float">
            <text:p>0.409543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407875" calcext:value-type="float">
            <text:p>0.407875</text:p>
          </table:table-cell>
          <table:table-cell office:value-type="float" office:value="0.411569" calcext:value-type="float">
            <text:p>0.411569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411555" calcext:value-type="float">
            <text:p>0.411555</text:p>
          </table:table-cell>
          <table:table-cell office:value-type="float" office:value="0.412416" calcext:value-type="float">
            <text:p>0.412416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410809" calcext:value-type="float">
            <text:p>0.410809</text:p>
          </table:table-cell>
          <table:table-cell office:value-type="float" office:value="0.413056" calcext:value-type="float">
            <text:p>0.413056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14313" calcext:value-type="float">
            <text:p>0.414313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224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2T18:27:36.383729267</dc:date>
    <meta:editing-duration>PT3M15S</meta:editing-duration>
    <meta:editing-cycles>1</meta:editing-cycles>
    <meta:document-statistic meta:table-count="2" meta:cell-count="1664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385cm" svg:y="3.955cm" style:legend-expansion="high" chart:style-name="ch2"/>
        <chart:plot-area chart:style-name="ch3" table:cell-range-address="Sheet2.A1:Sheet2.C245" chart:data-source-has-labels="row" svg:x="0.319cm" svg:y="0.18cm" svg:width="11.747cm" svg:height="8.646cm">
          <chart:coordinate-region svg:x="1.046cm" svg:y="0.38cm" svg:width="10.7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hroughput_Mbps</text:p>
                <draw:g>
                  <svg:desc>Sheet2.B1:Sheet2.B1</svg:desc>
                </draw:g>
              </table:table-cell>
              <table:table-cell office:value-type="string">
                <text:p> Throughput_Mbp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2">
                <text:p>0.008502</text:p>
                <draw:g>
                  <svg:desc>Sheet2.B2:Sheet2.B245</svg:desc>
                </draw:g>
              </table:table-cell>
              <table:table-cell office:value-type="float" office:value="0.008504">
                <text:p>0.008504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4">
                <text:p>0.033754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67">
                <text:p>0.042167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7">
                <text:p>0.050587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2">
                <text:p>0.06742</text:p>
              </table:table-cell>
              <table:table-cell office:value-type="float" office:value="0.067428">
                <text:p>0.0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2">
                <text:p>0.075832</text:p>
              </table:table-cell>
              <table:table-cell office:value-type="float" office:value="0.075942">
                <text:p>0.07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9">
                <text:p>0.084249</text:p>
              </table:table-cell>
              <table:table-cell office:value-type="float" office:value="0.084378">
                <text:p>0.0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69">
                <text:p>0.101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7">
                <text:p>0.109497</text:p>
              </table:table-cell>
              <table:table-cell office:value-type="float" office:value="0.109516">
                <text:p>0.10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3">
                <text:p>0.117923</text:p>
              </table:table-cell>
              <table:table-cell office:value-type="float" office:value="0.118059">
                <text:p>0.118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28">
                <text:p>0.126328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2">
                <text:p>0.134752</text:p>
              </table:table-cell>
              <table:table-cell office:value-type="float" office:value="0.134838">
                <text:p>0.13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69">
                <text:p>0.143169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83">
                <text:p>0.151583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21">
                <text:p>0.16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18">
                <text:p>0.168418</text:p>
              </table:table-cell>
              <table:table-cell office:value-type="float" office:value="0.168496">
                <text:p>0.168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28">
                <text:p>0.176828</text:p>
              </table:table-cell>
              <table:table-cell office:value-type="float" office:value="0.176855">
                <text:p>0.17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59">
                <text:p>0.185259</text:p>
              </table:table-cell>
              <table:table-cell office:value-type="float" office:value="0.185291">
                <text:p>0.18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7">
                <text:p>0.193677</text:p>
              </table:table-cell>
              <table:table-cell office:value-type="float" office:value="0.193686">
                <text:p>0.193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6">
                <text:p>0.202076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9">
                <text:p>0.210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09">
                <text:p>0.218909</text:p>
              </table:table-cell>
              <table:table-cell office:value-type="float" office:value="0.218942">
                <text:p>0.218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6">
                <text:p>0.227346</text:p>
              </table:table-cell>
              <table:table-cell office:value-type="float" office:value="0.22742">
                <text:p>0.2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39">
                <text:p>0.235739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75">
                <text:p>0.244175</text:p>
              </table:table-cell>
              <table:table-cell office:value-type="float" office:value="0.244283">
                <text:p>0.244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1">
                <text:p>0.252581</text:p>
              </table:table-cell>
              <table:table-cell office:value-type="float" office:value="0.252616">
                <text:p>0.25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1002">
                <text:p>0.261002</text:p>
              </table:table-cell>
              <table:table-cell office:value-type="float" office:value="0.261015">
                <text:p>0.261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07">
                <text:p>0.269407</text:p>
              </table:table-cell>
              <table:table-cell office:value-type="float" office:value="0.269503">
                <text:p>0.269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2">
                <text:p>0.27782</text:p>
              </table:table-cell>
              <table:table-cell office:value-type="float" office:value="0.277857">
                <text:p>0.277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47">
                <text:p>0.286247</text:p>
              </table:table-cell>
              <table:table-cell office:value-type="float" office:value="0.286327">
                <text:p>0.28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58">
                <text:p>0.294658</text:p>
              </table:table-cell>
              <table:table-cell office:value-type="float" office:value="0.294689">
                <text:p>0.29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84">
                <text:p>0.303084</text:p>
              </table:table-cell>
              <table:table-cell office:value-type="float" office:value="0.303156">
                <text:p>0.303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532">
                <text:p>0.311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7">
                <text:p>0.319927</text:p>
              </table:table-cell>
              <table:table-cell office:value-type="float" office:value="0.320099">
                <text:p>0.32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26">
                <text:p>0.328326</text:p>
              </table:table-cell>
              <table:table-cell office:value-type="float" office:value="0.328399">
                <text:p>0.328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5">
                <text:p>0.33675</text:p>
              </table:table-cell>
              <table:table-cell office:value-type="float" office:value="0.336822">
                <text:p>0.336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5">
                <text:p>0.34515</text:p>
              </table:table-cell>
              <table:table-cell office:value-type="float" office:value="0.345219">
                <text:p>0.345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9">
                <text:p>0.353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86">
                <text:p>0.361986</text:p>
              </table:table-cell>
              <table:table-cell office:value-type="float" office:value="0.362147">
                <text:p>0.36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23">
                <text:p>0.370423</text:p>
              </table:table-cell>
              <table:table-cell office:value-type="float" office:value="0.37049">
                <text:p>0.37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15">
                <text:p>0.378815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62">
                <text:p>0.387262</text:p>
              </table:table-cell>
              <table:table-cell office:value-type="float" office:value="0.387346">
                <text:p>0.387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69">
                <text:p>0.395669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62">
                <text:p>0.404062</text:p>
              </table:table-cell>
              <table:table-cell office:value-type="float" office:value="0.404138">
                <text:p>0.40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22">
                <text:p>0.412522</text:p>
              </table:table-cell>
              <table:table-cell office:value-type="float" office:value="0.412548">
                <text:p>0.412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35">
                <text:p>0.420935</text:p>
              </table:table-cell>
              <table:table-cell office:value-type="float" office:value="0.421098">
                <text:p>0.42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23">
                <text:p>0.429323</text:p>
              </table:table-cell>
              <table:table-cell office:value-type="float" office:value="0.429415">
                <text:p>0.42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7">
                <text:p>0.437757</text:p>
              </table:table-cell>
              <table:table-cell office:value-type="float" office:value="0.437829">
                <text:p>0.437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87">
                <text:p>0.446187</text:p>
              </table:table-cell>
              <table:table-cell office:value-type="float" office:value="0.446245">
                <text:p>0.446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649">
                <text:p>0.454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7">
                <text:p>0.463017</text:p>
              </table:table-cell>
              <table:table-cell office:value-type="float" office:value="0.463105">
                <text:p>0.463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426">
                <text:p>0.471426</text:p>
              </table:table-cell>
              <table:table-cell office:value-type="float" office:value="0.471493">
                <text:p>0.47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14">
                <text:p>0.479814</text:p>
              </table:table-cell>
              <table:table-cell office:value-type="float" office:value="0.479903">
                <text:p>0.47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68">
                <text:p>0.488268</text:p>
              </table:table-cell>
              <table:table-cell office:value-type="float" office:value="0.488291">
                <text:p>0.488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636">
                <text:p>0.496636</text:p>
              </table:table-cell>
              <table:table-cell office:value-type="float" office:value="0.49683">
                <text:p>0.496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498481">
                <text:p>0.498481</text:p>
              </table:table-cell>
              <table:table-cell office:value-type="float" office:value="0.498463">
                <text:p>0.498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494658">
                <text:p>0.494658</text:p>
              </table:table-cell>
              <table:table-cell office:value-type="float" office:value="0.494629">
                <text:p>0.494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491074">
                <text:p>0.491074</text:p>
              </table:table-cell>
              <table:table-cell office:value-type="float" office:value="0.490914">
                <text:p>0.490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486796">
                <text:p>0.486796</text:p>
              </table:table-cell>
              <table:table-cell office:value-type="float" office:value="0.486796">
                <text:p>0.486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483535">
                <text:p>0.483535</text:p>
              </table:table-cell>
              <table:table-cell office:value-type="float" office:value="0.483388">
                <text:p>0.483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478852">
                <text:p>0.478852</text:p>
              </table:table-cell>
              <table:table-cell office:value-type="float" office:value="0.478873">
                <text:p>0.478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474907">
                <text:p>0.474907</text:p>
              </table:table-cell>
              <table:table-cell office:value-type="float" office:value="0.475038">
                <text:p>0.475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471129">
                <text:p>0.471129</text:p>
              </table:table-cell>
              <table:table-cell office:value-type="float" office:value="0.470891">
                <text:p>0.470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467129">
                <text:p>0.467129</text:p>
              </table:table-cell>
              <table:table-cell office:value-type="float" office:value="0.46676">
                <text:p>0.46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463633">
                <text:p>0.463633</text:p>
              </table:table-cell>
              <table:table-cell office:value-type="float" office:value="0.463314">
                <text:p>0.463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459106">
                <text:p>0.459106</text:p>
              </table:table-cell>
              <table:table-cell office:value-type="float" office:value="0.45895">
                <text:p>0.45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455922">
                <text:p>0.455922</text:p>
              </table:table-cell>
              <table:table-cell office:value-type="float" office:value="0.456043">
                <text:p>0.456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451193">
                <text:p>0.451193</text:p>
              </table:table-cell>
              <table:table-cell office:value-type="float" office:value="0.451206">
                <text:p>0.451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44821">
                <text:p>0.44821</text:p>
              </table:table-cell>
              <table:table-cell office:value-type="float" office:value="0.448189">
                <text:p>0.4481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443927">
                <text:p>0.443927</text:p>
              </table:table-cell>
              <table:table-cell office:value-type="float" office:value="0.443442">
                <text:p>0.443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440132">
                <text:p>0.440132</text:p>
              </table:table-cell>
              <table:table-cell office:value-type="float" office:value="0.440087">
                <text:p>0.440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435598">
                <text:p>0.435598</text:p>
              </table:table-cell>
              <table:table-cell office:value-type="float" office:value="0.435656">
                <text:p>0.435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431939">
                <text:p>0.431939</text:p>
              </table:table-cell>
              <table:table-cell office:value-type="float" office:value="0.431848">
                <text:p>0.431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428316">
                <text:p>0.428316</text:p>
              </table:table-cell>
              <table:table-cell office:value-type="float" office:value="0.428326">
                <text:p>0.428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423743">
                <text:p>0.423743</text:p>
              </table:table-cell>
              <table:table-cell office:value-type="float" office:value="0.423634">
                <text:p>0.423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420358">
                <text:p>0.420358</text:p>
              </table:table-cell>
              <table:table-cell office:value-type="float" office:value="0.420384">
                <text:p>0.42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415844">
                <text:p>0.415844</text:p>
              </table:table-cell>
              <table:table-cell office:value-type="float" office:value="0.41572">
                <text:p>0.41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412526">
                <text:p>0.412526</text:p>
              </table:table-cell>
              <table:table-cell office:value-type="float" office:value="0.411897">
                <text:p>0.411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410204">
                <text:p>0.410204</text:p>
              </table:table-cell>
              <table:table-cell office:value-type="float" office:value="0.413457">
                <text:p>0.413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406653">
                <text:p>0.406653</text:p>
              </table:table-cell>
              <table:table-cell office:value-type="float" office:value="0.410282">
                <text:p>0.4102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407789">
                <text:p>0.407789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407045">
                <text:p>0.407045</text:p>
              </table:table-cell>
              <table:table-cell office:value-type="float" office:value="0.411223">
                <text:p>0.411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408777">
                <text:p>0.408777</text:p>
              </table:table-cell>
              <table:table-cell office:value-type="float" office:value="0.411738">
                <text:p>0.411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408384">
                <text:p>0.408384</text:p>
              </table:table-cell>
              <table:table-cell office:value-type="float" office:value="0.412526">
                <text:p>0.412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411458">
                <text:p>0.411458</text:p>
              </table:table-cell>
              <table:table-cell office:value-type="float" office:value="0.411349">
                <text:p>0.411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408135">
                <text:p>0.408135</text:p>
              </table:table-cell>
              <table:table-cell office:value-type="float" office:value="0.410484">
                <text:p>0.410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407672">
                <text:p>0.407672</text:p>
              </table:table-cell>
              <table:table-cell office:value-type="float" office:value="0.411003">
                <text:p>0.411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407656">
                <text:p>0.407656</text:p>
              </table:table-cell>
              <table:table-cell office:value-type="float" office:value="0.410398">
                <text:p>0.410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408684">
                <text:p>0.408684</text:p>
              </table:table-cell>
              <table:table-cell office:value-type="float" office:value="0.411994">
                <text:p>0.411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408885">
                <text:p>0.408885</text:p>
              </table:table-cell>
              <table:table-cell office:value-type="float" office:value="0.411545">
                <text:p>0.411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413948">
                <text:p>0.413948</text:p>
              </table:table-cell>
              <table:table-cell office:value-type="float" office:value="0.412693">
                <text:p>0.4126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410708">
                <text:p>0.410708</text:p>
              </table:table-cell>
              <table:table-cell office:value-type="float" office:value="0.413665">
                <text:p>0.4136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408164">
                <text:p>0.408164</text:p>
              </table:table-cell>
              <table:table-cell office:value-type="float" office:value="0.412282">
                <text:p>0.412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405123">
                <text:p>0.405123</text:p>
              </table:table-cell>
              <table:table-cell office:value-type="float" office:value="0.408299">
                <text:p>0.408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407392">
                <text:p>0.407392</text:p>
              </table:table-cell>
              <table:table-cell office:value-type="float" office:value="0.410576">
                <text:p>0.410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406966">
                <text:p>0.406966</text:p>
              </table:table-cell>
              <table:table-cell office:value-type="float" office:value="0.40992">
                <text:p>0.40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40533">
                <text:p>0.40533</text:p>
              </table:table-cell>
              <table:table-cell office:value-type="float" office:value="0.409166">
                <text:p>0.409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410675">
                <text:p>0.410675</text:p>
              </table:table-cell>
              <table:table-cell office:value-type="float" office:value="0.412605">
                <text:p>0.4126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404916">
                <text:p>0.404916</text:p>
              </table:table-cell>
              <table:table-cell office:value-type="float" office:value="0.408233">
                <text:p>0.408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409851">
                <text:p>0.409851</text:p>
              </table:table-cell>
              <table:table-cell office:value-type="float" office:value="0.412286">
                <text:p>0.412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410299">
                <text:p>0.410299</text:p>
              </table:table-cell>
              <table:table-cell office:value-type="float" office:value="0.412223">
                <text:p>0.412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407192">
                <text:p>0.407192</text:p>
              </table:table-cell>
              <table:table-cell office:value-type="float" office:value="0.409996">
                <text:p>0.40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404646">
                <text:p>0.404646</text:p>
              </table:table-cell>
              <table:table-cell office:value-type="float" office:value="0.408174">
                <text:p>0.408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408116">
                <text:p>0.408116</text:p>
              </table:table-cell>
              <table:table-cell office:value-type="float" office:value="0.410969">
                <text:p>0.4109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407963">
                <text:p>0.407963</text:p>
              </table:table-cell>
              <table:table-cell office:value-type="float" office:value="0.411517">
                <text:p>0.411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406916">
                <text:p>0.406916</text:p>
              </table:table-cell>
              <table:table-cell office:value-type="float" office:value="0.41015">
                <text:p>0.41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404917">
                <text:p>0.404917</text:p>
              </table:table-cell>
              <table:table-cell office:value-type="float" office:value="0.40811">
                <text:p>0.408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408945">
                <text:p>0.408945</text:p>
              </table:table-cell>
              <table:table-cell office:value-type="float" office:value="0.41226">
                <text:p>0.41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405936">
                <text:p>0.405936</text:p>
              </table:table-cell>
              <table:table-cell office:value-type="float" office:value="0.409209">
                <text:p>0.4092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403229">
                <text:p>0.403229</text:p>
              </table:table-cell>
              <table:table-cell office:value-type="float" office:value="0.406023">
                <text:p>0.4060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406242">
                <text:p>0.406242</text:p>
              </table:table-cell>
              <table:table-cell office:value-type="float" office:value="0.409168">
                <text:p>0.409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407265">
                <text:p>0.407265</text:p>
              </table:table-cell>
              <table:table-cell office:value-type="float" office:value="0.408486">
                <text:p>0.408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407278">
                <text:p>0.407278</text:p>
              </table:table-cell>
              <table:table-cell office:value-type="float" office:value="0.410308">
                <text:p>0.410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405261">
                <text:p>0.405261</text:p>
              </table:table-cell>
              <table:table-cell office:value-type="float" office:value="0.40936">
                <text:p>0.40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410643">
                <text:p>0.410643</text:p>
              </table:table-cell>
              <table:table-cell office:value-type="float" office:value="0.413199">
                <text:p>0.413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40676">
                <text:p>0.40676</text:p>
              </table:table-cell>
              <table:table-cell office:value-type="float" office:value="0.411626">
                <text:p>0.411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40824">
                <text:p>0.40824</text:p>
              </table:table-cell>
              <table:table-cell office:value-type="float" office:value="0.411048">
                <text:p>0.411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407708">
                <text:p>0.407708</text:p>
              </table:table-cell>
              <table:table-cell office:value-type="float" office:value="0.411598">
                <text:p>0.4115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408913">
                <text:p>0.408913</text:p>
              </table:table-cell>
              <table:table-cell office:value-type="float" office:value="0.409232">
                <text:p>0.409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402741">
                <text:p>0.402741</text:p>
              </table:table-cell>
              <table:table-cell office:value-type="float" office:value="0.40617">
                <text:p>0.406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406456">
                <text:p>0.406456</text:p>
              </table:table-cell>
              <table:table-cell office:value-type="float" office:value="0.409149">
                <text:p>0.409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406385">
                <text:p>0.406385</text:p>
              </table:table-cell>
              <table:table-cell office:value-type="float" office:value="0.407924">
                <text:p>0.407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405339">
                <text:p>0.405339</text:p>
              </table:table-cell>
              <table:table-cell office:value-type="float" office:value="0.40821">
                <text:p>0.40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403919">
                <text:p>0.403919</text:p>
              </table:table-cell>
              <table:table-cell office:value-type="float" office:value="0.407225">
                <text:p>0.407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41033">
                <text:p>0.41033</text:p>
              </table:table-cell>
              <table:table-cell office:value-type="float" office:value="0.411055">
                <text:p>0.411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409333">
                <text:p>0.409333</text:p>
              </table:table-cell>
              <table:table-cell office:value-type="float" office:value="0.411338">
                <text:p>0.411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412227">
                <text:p>0.412227</text:p>
              </table:table-cell>
              <table:table-cell office:value-type="float" office:value="0.415471">
                <text:p>0.415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409262">
                <text:p>0.409262</text:p>
              </table:table-cell>
              <table:table-cell office:value-type="float" office:value="0.412841">
                <text:p>0.4128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410286">
                <text:p>0.410286</text:p>
              </table:table-cell>
              <table:table-cell office:value-type="float" office:value="0.413007">
                <text:p>0.413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40562">
                <text:p>0.40562</text:p>
              </table:table-cell>
              <table:table-cell office:value-type="float" office:value="0.408863">
                <text:p>0.408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406941">
                <text:p>0.406941</text:p>
              </table:table-cell>
              <table:table-cell office:value-type="float" office:value="0.407887">
                <text:p>0.4078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408324">
                <text:p>0.408324</text:p>
              </table:table-cell>
              <table:table-cell office:value-type="float" office:value="0.411342">
                <text:p>0.4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405905">
                <text:p>0.405905</text:p>
              </table:table-cell>
              <table:table-cell office:value-type="float" office:value="0.409175">
                <text:p>0.409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40683">
                <text:p>0.40683</text:p>
              </table:table-cell>
              <table:table-cell office:value-type="float" office:value="0.409818">
                <text:p>0.409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406919">
                <text:p>0.406919</text:p>
              </table:table-cell>
              <table:table-cell office:value-type="float" office:value="0.410167">
                <text:p>0.4101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408021">
                <text:p>0.408021</text:p>
              </table:table-cell>
              <table:table-cell office:value-type="float" office:value="0.410998">
                <text:p>0.410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409746">
                <text:p>0.409746</text:p>
              </table:table-cell>
              <table:table-cell office:value-type="float" office:value="0.412545">
                <text:p>0.412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411023">
                <text:p>0.411023</text:p>
              </table:table-cell>
              <table:table-cell office:value-type="float" office:value="0.41377">
                <text:p>0.413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408247">
                <text:p>0.408247</text:p>
              </table:table-cell>
              <table:table-cell office:value-type="float" office:value="0.411164">
                <text:p>0.4111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4048">
                <text:p>0.4048</text:p>
              </table:table-cell>
              <table:table-cell office:value-type="float" office:value="0.405877">
                <text:p>0.4058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408611">
                <text:p>0.408611</text:p>
              </table:table-cell>
              <table:table-cell office:value-type="float" office:value="0.412068">
                <text:p>0.4120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406568">
                <text:p>0.406568</text:p>
              </table:table-cell>
              <table:table-cell office:value-type="float" office:value="0.410084">
                <text:p>0.410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404976">
                <text:p>0.404976</text:p>
              </table:table-cell>
              <table:table-cell office:value-type="float" office:value="0.408424">
                <text:p>0.4084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407905">
                <text:p>0.407905</text:p>
              </table:table-cell>
              <table:table-cell office:value-type="float" office:value="0.411969">
                <text:p>0.4119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407553">
                <text:p>0.407553</text:p>
              </table:table-cell>
              <table:table-cell office:value-type="float" office:value="0.411688">
                <text:p>0.4116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406528">
                <text:p>0.406528</text:p>
              </table:table-cell>
              <table:table-cell office:value-type="float" office:value="0.409285">
                <text:p>0.4092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405849">
                <text:p>0.405849</text:p>
              </table:table-cell>
              <table:table-cell office:value-type="float" office:value="0.407247">
                <text:p>0.4072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40988">
                <text:p>0.40988</text:p>
              </table:table-cell>
              <table:table-cell office:value-type="float" office:value="0.411087">
                <text:p>0.411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407892">
                <text:p>0.407892</text:p>
              </table:table-cell>
              <table:table-cell office:value-type="float" office:value="0.411194">
                <text:p>0.411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406572">
                <text:p>0.406572</text:p>
              </table:table-cell>
              <table:table-cell office:value-type="float" office:value="0.409889">
                <text:p>0.409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406935">
                <text:p>0.406935</text:p>
              </table:table-cell>
              <table:table-cell office:value-type="float" office:value="0.409846">
                <text:p>0.4098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409238">
                <text:p>0.409238</text:p>
              </table:table-cell>
              <table:table-cell office:value-type="float" office:value="0.409873">
                <text:p>0.4098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405498">
                <text:p>0.405498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407199">
                <text:p>0.407199</text:p>
              </table:table-cell>
              <table:table-cell office:value-type="float" office:value="0.410241">
                <text:p>0.410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407673">
                <text:p>0.407673</text:p>
              </table:table-cell>
              <table:table-cell office:value-type="float" office:value="0.410024">
                <text:p>0.410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411974">
                <text:p>0.411974</text:p>
              </table:table-cell>
              <table:table-cell office:value-type="float" office:value="0.41259">
                <text:p>0.41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404518">
                <text:p>0.404518</text:p>
              </table:table-cell>
              <table:table-cell office:value-type="float" office:value="0.408088">
                <text:p>0.408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405589">
                <text:p>0.405589</text:p>
              </table:table-cell>
              <table:table-cell office:value-type="float" office:value="0.408645">
                <text:p>0.4086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405404">
                <text:p>0.405404</text:p>
              </table:table-cell>
              <table:table-cell office:value-type="float" office:value="0.408328">
                <text:p>0.408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406599">
                <text:p>0.406599</text:p>
              </table:table-cell>
              <table:table-cell office:value-type="float" office:value="0.410525">
                <text:p>0.410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410372">
                <text:p>0.410372</text:p>
              </table:table-cell>
              <table:table-cell office:value-type="float" office:value="0.410841">
                <text:p>0.4108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407083">
                <text:p>0.407083</text:p>
              </table:table-cell>
              <table:table-cell office:value-type="float" office:value="0.411077">
                <text:p>0.411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417518">
                <text:p>0.417518</text:p>
              </table:table-cell>
              <table:table-cell office:value-type="float" office:value="0.411415">
                <text:p>0.411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409981">
                <text:p>0.409981</text:p>
              </table:table-cell>
              <table:table-cell office:value-type="float" office:value="0.410467">
                <text:p>0.4104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411888">
                <text:p>0.411888</text:p>
              </table:table-cell>
              <table:table-cell office:value-type="float" office:value="0.414947">
                <text:p>0.414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414928">
                <text:p>0.414928</text:p>
              </table:table-cell>
              <table:table-cell office:value-type="float" office:value="0.411311">
                <text:p>0.4113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405102">
                <text:p>0.405102</text:p>
              </table:table-cell>
              <table:table-cell office:value-type="float" office:value="0.408393">
                <text:p>0.408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404099">
                <text:p>0.404099</text:p>
              </table:table-cell>
              <table:table-cell office:value-type="float" office:value="0.406953">
                <text:p>0.4069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417893">
                <text:p>0.417893</text:p>
              </table:table-cell>
              <table:table-cell office:value-type="float" office:value="0.410629">
                <text:p>0.410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416428">
                <text:p>0.416428</text:p>
              </table:table-cell>
              <table:table-cell office:value-type="float" office:value="0.408439">
                <text:p>0.408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405259">
                <text:p>0.405259</text:p>
              </table:table-cell>
              <table:table-cell office:value-type="float" office:value="0.408357">
                <text:p>0.4083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407596">
                <text:p>0.407596</text:p>
              </table:table-cell>
              <table:table-cell office:value-type="float" office:value="0.410489">
                <text:p>0.4104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406546">
                <text:p>0.406546</text:p>
              </table:table-cell>
              <table:table-cell office:value-type="float" office:value="0.407134">
                <text:p>0.407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408349">
                <text:p>0.408349</text:p>
              </table:table-cell>
              <table:table-cell office:value-type="float" office:value="0.410991">
                <text:p>0.410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414249">
                <text:p>0.414249</text:p>
              </table:table-cell>
              <table:table-cell office:value-type="float" office:value="0.41471">
                <text:p>0.41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407251">
                <text:p>0.407251</text:p>
              </table:table-cell>
              <table:table-cell office:value-type="float" office:value="0.410761">
                <text:p>0.4107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409983">
                <text:p>0.409983</text:p>
              </table:table-cell>
              <table:table-cell office:value-type="float" office:value="0.411031">
                <text:p>0.411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41179">
                <text:p>0.41179</text:p>
              </table:table-cell>
              <table:table-cell office:value-type="float" office:value="0.415232">
                <text:p>0.4152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408925">
                <text:p>0.408925</text:p>
              </table:table-cell>
              <table:table-cell office:value-type="float" office:value="0.411822">
                <text:p>0.411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407351">
                <text:p>0.407351</text:p>
              </table:table-cell>
              <table:table-cell office:value-type="float" office:value="0.409185">
                <text:p>0.4091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407905">
                <text:p>0.407905</text:p>
              </table:table-cell>
              <table:table-cell office:value-type="float" office:value="0.411133">
                <text:p>0.411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407911">
                <text:p>0.407911</text:p>
              </table:table-cell>
              <table:table-cell office:value-type="float" office:value="0.410779">
                <text:p>0.4107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405275">
                <text:p>0.405275</text:p>
              </table:table-cell>
              <table:table-cell office:value-type="float" office:value="0.408175">
                <text:p>0.408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412127">
                <text:p>0.412127</text:p>
              </table:table-cell>
              <table:table-cell office:value-type="float" office:value="0.41534">
                <text:p>0.41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408048">
                <text:p>0.408048</text:p>
              </table:table-cell>
              <table:table-cell office:value-type="float" office:value="0.412261">
                <text:p>0.4122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408965">
                <text:p>0.408965</text:p>
              </table:table-cell>
              <table:table-cell office:value-type="float" office:value="0.411705">
                <text:p>0.4117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413092">
                <text:p>0.413092</text:p>
              </table:table-cell>
              <table:table-cell office:value-type="float" office:value="0.41524">
                <text:p>0.415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413206">
                <text:p>0.413206</text:p>
              </table:table-cell>
              <table:table-cell office:value-type="float" office:value="0.413608">
                <text:p>0.413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408098">
                <text:p>0.408098</text:p>
              </table:table-cell>
              <table:table-cell office:value-type="float" office:value="0.410826">
                <text:p>0.410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407409">
                <text:p>0.407409</text:p>
              </table:table-cell>
              <table:table-cell office:value-type="float" office:value="0.411092">
                <text:p>0.411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41519">
                <text:p>0.41519</text:p>
              </table:table-cell>
              <table:table-cell office:value-type="float" office:value="0.416035">
                <text:p>0.416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405979">
                <text:p>0.405979</text:p>
              </table:table-cell>
              <table:table-cell office:value-type="float" office:value="0.408843">
                <text:p>0.408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405831">
                <text:p>0.405831</text:p>
              </table:table-cell>
              <table:table-cell office:value-type="float" office:value="0.409928">
                <text:p>0.4099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409198">
                <text:p>0.409198</text:p>
              </table:table-cell>
              <table:table-cell office:value-type="float" office:value="0.411694">
                <text:p>0.4116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406661">
                <text:p>0.406661</text:p>
              </table:table-cell>
              <table:table-cell office:value-type="float" office:value="0.408066">
                <text:p>0.408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402604">
                <text:p>0.402604</text:p>
              </table:table-cell>
              <table:table-cell office:value-type="float" office:value="0.405019">
                <text:p>0.405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407768">
                <text:p>0.407768</text:p>
              </table:table-cell>
              <table:table-cell office:value-type="float" office:value="0.41162">
                <text:p>0.41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408928">
                <text:p>0.408928</text:p>
              </table:table-cell>
              <table:table-cell office:value-type="float" office:value="0.412924">
                <text:p>0.4129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40631">
                <text:p>0.40631</text:p>
              </table:table-cell>
              <table:table-cell office:value-type="float" office:value="0.40939">
                <text:p>0.40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409528">
                <text:p>0.409528</text:p>
              </table:table-cell>
              <table:table-cell office:value-type="float" office:value="0.410382">
                <text:p>0.410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410526">
                <text:p>0.410526</text:p>
              </table:table-cell>
              <table:table-cell office:value-type="float" office:value="0.41119">
                <text:p>0.41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407861">
                <text:p>0.407861</text:p>
              </table:table-cell>
              <table:table-cell office:value-type="float" office:value="0.411112">
                <text:p>0.411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405655">
                <text:p>0.405655</text:p>
              </table:table-cell>
              <table:table-cell office:value-type="float" office:value="0.407869">
                <text:p>0.407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40593">
                <text:p>0.40593</text:p>
              </table:table-cell>
              <table:table-cell office:value-type="float" office:value="0.40929">
                <text:p>0.40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405817">
                <text:p>0.405817</text:p>
              </table:table-cell>
              <table:table-cell office:value-type="float" office:value="0.409067">
                <text:p>0.4090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407695">
                <text:p>0.407695</text:p>
              </table:table-cell>
              <table:table-cell office:value-type="float" office:value="0.410544">
                <text:p>0.4105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409079">
                <text:p>0.409079</text:p>
              </table:table-cell>
              <table:table-cell office:value-type="float" office:value="0.412375">
                <text:p>0.412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40569">
                <text:p>0.40569</text:p>
              </table:table-cell>
              <table:table-cell office:value-type="float" office:value="0.409022">
                <text:p>0.409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410423">
                <text:p>0.410423</text:p>
              </table:table-cell>
              <table:table-cell office:value-type="float" office:value="0.410754">
                <text:p>0.4107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407548">
                <text:p>0.407548</text:p>
              </table:table-cell>
              <table:table-cell office:value-type="float" office:value="0.411547">
                <text:p>0.4115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407619">
                <text:p>0.407619</text:p>
              </table:table-cell>
              <table:table-cell office:value-type="float" office:value="0.410774">
                <text:p>0.4107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40307">
                <text:p>0.40307</text:p>
              </table:table-cell>
              <table:table-cell office:value-type="float" office:value="0.405625">
                <text:p>0.405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408357">
                <text:p>0.408357</text:p>
              </table:table-cell>
              <table:table-cell office:value-type="float" office:value="0.409584">
                <text:p>0.4095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41048">
                <text:p>0.41048</text:p>
              </table:table-cell>
              <table:table-cell office:value-type="float" office:value="0.413521">
                <text:p>0.413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409396">
                <text:p>0.409396</text:p>
              </table:table-cell>
              <table:table-cell office:value-type="float" office:value="0.410496">
                <text:p>0.410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407775">
                <text:p>0.407775</text:p>
              </table:table-cell>
              <table:table-cell office:value-type="float" office:value="0.411604">
                <text:p>0.4116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412693">
                <text:p>0.412693</text:p>
              </table:table-cell>
              <table:table-cell office:value-type="float" office:value="0.415843">
                <text:p>0.4158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404024">
                <text:p>0.404024</text:p>
              </table:table-cell>
              <table:table-cell office:value-type="float" office:value="0.407604">
                <text:p>0.4076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406277">
                <text:p>0.406277</text:p>
              </table:table-cell>
              <table:table-cell office:value-type="float" office:value="0.409035">
                <text:p>0.409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407808">
                <text:p>0.407808</text:p>
              </table:table-cell>
              <table:table-cell office:value-type="float" office:value="0.410585">
                <text:p>0.4105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409511">
                <text:p>0.409511</text:p>
              </table:table-cell>
              <table:table-cell office:value-type="float" office:value="0.41299">
                <text:p>0.412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404414">
                <text:p>0.404414</text:p>
              </table:table-cell>
              <table:table-cell office:value-type="float" office:value="0.407509">
                <text:p>0.4075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404343">
                <text:p>0.404343</text:p>
              </table:table-cell>
              <table:table-cell office:value-type="float" office:value="0.407976">
                <text:p>0.4079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409747">
                <text:p>0.409747</text:p>
              </table:table-cell>
              <table:table-cell office:value-type="float" office:value="0.410541">
                <text:p>0.4105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407586">
                <text:p>0.407586</text:p>
              </table:table-cell>
              <table:table-cell office:value-type="float" office:value="0.410639">
                <text:p>0.4106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409919">
                <text:p>0.409919</text:p>
              </table:table-cell>
              <table:table-cell office:value-type="float" office:value="0.41352">
                <text:p>0.413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40576">
                <text:p>0.40576</text:p>
              </table:table-cell>
              <table:table-cell office:value-type="float" office:value="0.408501">
                <text:p>0.4085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407178">
                <text:p>0.407178</text:p>
              </table:table-cell>
              <table:table-cell office:value-type="float" office:value="0.411222">
                <text:p>0.4112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406603">
                <text:p>0.406603</text:p>
              </table:table-cell>
              <table:table-cell office:value-type="float" office:value="0.410112">
                <text:p>0.410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406661">
                <text:p>0.406661</text:p>
              </table:table-cell>
              <table:table-cell office:value-type="float" office:value="0.409672">
                <text:p>0.4096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406071">
                <text:p>0.406071</text:p>
              </table:table-cell>
              <table:table-cell office:value-type="float" office:value="0.40921">
                <text:p>0.409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407409">
                <text:p>0.407409</text:p>
              </table:table-cell>
              <table:table-cell office:value-type="float" office:value="0.411102">
                <text:p>0.4111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410515">
                <text:p>0.410515</text:p>
              </table:table-cell>
              <table:table-cell office:value-type="float" office:value="0.413618">
                <text:p>0.4136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408168">
                <text:p>0.408168</text:p>
              </table:table-cell>
              <table:table-cell office:value-type="float" office:value="0.41072">
                <text:p>0.410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407489">
                <text:p>0.407489</text:p>
              </table:table-cell>
              <table:table-cell office:value-type="float" office:value="0.408904">
                <text:p>0.4089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406189">
                <text:p>0.406189</text:p>
              </table:table-cell>
              <table:table-cell office:value-type="float" office:value="0.409543">
                <text:p>0.4095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407875">
                <text:p>0.407875</text:p>
              </table:table-cell>
              <table:table-cell office:value-type="float" office:value="0.411569">
                <text:p>0.411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411555">
                <text:p>0.411555</text:p>
              </table:table-cell>
              <table:table-cell office:value-type="float" office:value="0.412416">
                <text:p>0.4124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410809">
                <text:p>0.410809</text:p>
              </table:table-cell>
              <table:table-cell office:value-type="float" office:value="0.413056">
                <text:p>0.413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4113">
                <text:p>0.4113</text:p>
              </table:table-cell>
              <table:table-cell office:value-type="float" office:value="0.414313">
                <text:p>0.414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